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4780.00017" calcext:value-type="float">
            <text:p>1443144780.00017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4780.19704" calcext:value-type="float">
            <text:p>1443144780.19704</text:p>
          </table:table-cell>
          <table:table-cell table:formula="of:=[.G2]-[.$B$2]" office:value-type="float" office:value="0.196864128112793" calcext:value-type="float">
            <text:p>0.1968641281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6864128112793" calcext:value-type="float">
            <text:p>0.1968641281</text:p>
          </table:table-cell>
          <table:table-cell table:formula="of:=MAX([.J2:.J2001])" office:value-type="float" office:value="4.13564825057983" calcext:value-type="float">
            <text:p>4.13564825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4780.05432" calcext:value-type="float">
            <text:p>1443144780.05432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484355926514" calcext:value-type="float">
            <text:p>0.0541484356</text:p>
          </table:table-cell>
          <table:table-cell table:formula="of:=[.C3]/([.D3]-[.D2])" office:value-type="float" office:value="79780.6982365762" calcext:value-type="float">
            <text:p>79780.6982365762</text:p>
          </table:table-cell>
          <table:table-cell/>
          <table:table-cell office:value-type="float" office:value="1443144780.30469" calcext:value-type="float">
            <text:p>1443144780.30469</text:p>
          </table:table-cell>
          <table:table-cell table:formula="of:=[.G3]-[.$B$2]" office:value-type="float" office:value="0.304519653320312" calcext:value-type="float">
            <text:p>0.3045196533</text:p>
          </table:table-cell>
          <table:table-cell table:formula="of:=[.C3]/([.H3]-[.H2])" office:value-type="float" office:value="40127.99149577" calcext:value-type="float">
            <text:p>40127.99149577</text:p>
          </table:table-cell>
          <table:table-cell table:formula="of:=[.G3]-[.$B3]" office:value-type="float" office:value="0.250371217727661" calcext:value-type="float">
            <text:p>0.250371217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4780.10847" calcext:value-type="float">
            <text:p>1443144780.10847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301639556885" calcext:value-type="float">
            <text:p>0.1083016396</text:p>
          </table:table-cell>
          <table:table-cell table:formula="of:=[.C4]/([.D4]-[.D3])" office:value-type="float" office:value="79773.6732780065" calcext:value-type="float">
            <text:p>79773.6732780065</text:p>
          </table:table-cell>
          <table:table-cell/>
          <table:table-cell office:value-type="float" office:value="1443144780.35883" calcext:value-type="float">
            <text:p>1443144780.35883</text:p>
          </table:table-cell>
          <table:table-cell table:formula="of:=[.G4]-[.$B$2]" office:value-type="float" office:value="0.358659982681274" calcext:value-type="float">
            <text:p>0.3586599827</text:p>
          </table:table-cell>
          <table:table-cell table:formula="of:=[.C4]/([.H4]-[.H3])" office:value-type="float" office:value="79792.6435060617" calcext:value-type="float">
            <text:p>79792.6435060617</text:p>
          </table:table-cell>
          <table:table-cell table:formula="of:=[.G4]-[.$B4]" office:value-type="float" office:value="0.25035834312439" calcext:value-type="float">
            <text:p>0.25035834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4780.16262" calcext:value-type="float">
            <text:p>1443144780.16262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445068359375" calcext:value-type="float">
            <text:p>0.1624450684</text:p>
          </table:table-cell>
          <table:table-cell table:formula="of:=[.C5]/([.D5]-[.D4])" office:value-type="float" office:value="79788.0757747893" calcext:value-type="float">
            <text:p>79788.0757747893</text:p>
          </table:table-cell>
          <table:table-cell/>
          <table:table-cell office:value-type="float" office:value="1443144780.41296" calcext:value-type="float">
            <text:p>1443144780.41296</text:p>
          </table:table-cell>
          <table:table-cell table:formula="of:=[.G5]-[.$B$2]" office:value-type="float" office:value="0.412788391113281" calcext:value-type="float">
            <text:p>0.4127883911</text:p>
          </table:table-cell>
          <table:table-cell table:formula="of:=[.C5]/([.H5]-[.H4])" office:value-type="float" office:value="79810.2165783527" calcext:value-type="float">
            <text:p>79810.2165783527</text:p>
          </table:table-cell>
          <table:table-cell table:formula="of:=[.G5]-[.$B5]" office:value-type="float" office:value="0.250343322753906" calcext:value-type="float">
            <text:p>0.25034332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4780.21677" calcext:value-type="float">
            <text:p>1443144780.21677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592311859131" calcext:value-type="float">
            <text:p>0.2165923119</text:p>
          </table:table-cell>
          <table:table-cell table:formula="of:=[.C6]/([.D6]-[.D5])" office:value-type="float" office:value="79782.4546695434" calcext:value-type="float">
            <text:p>79782.4546695434</text:p>
          </table:table-cell>
          <table:table-cell/>
          <table:table-cell office:value-type="float" office:value="1443144780.46701" calcext:value-type="float">
            <text:p>1443144780.46701</text:p>
          </table:table-cell>
          <table:table-cell table:formula="of:=[.G6]-[.$B$2]" office:value-type="float" office:value="0.466842174530029" calcext:value-type="float">
            <text:p>0.4668421745</text:p>
          </table:table-cell>
          <table:table-cell table:formula="of:=[.C6]/([.H6]-[.H5])" office:value-type="float" office:value="79920.4001446731" calcext:value-type="float">
            <text:p>79920.4001446731</text:p>
          </table:table-cell>
          <table:table-cell table:formula="of:=[.G6]-[.$B6]" office:value-type="float" office:value="0.250249862670898" calcext:value-type="float">
            <text:p>0.25024986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4780.27091" calcext:value-type="float">
            <text:p>1443144780.27091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734786987305" calcext:value-type="float">
            <text:p>0.270734787</text:p>
          </table:table-cell>
          <table:table-cell table:formula="of:=[.C7]/([.D7]-[.D6])" office:value-type="float" office:value="79789.4811748646" calcext:value-type="float">
            <text:p>79789.4811748646</text:p>
          </table:table-cell>
          <table:table-cell/>
          <table:table-cell office:value-type="float" office:value="1443144780.52126" calcext:value-type="float">
            <text:p>1443144780.52126</text:p>
          </table:table-cell>
          <table:table-cell table:formula="of:=[.G7]-[.$B$2]" office:value-type="float" office:value="0.521092176437378" calcext:value-type="float">
            <text:p>0.5210921764</text:p>
          </table:table-cell>
          <table:table-cell table:formula="of:=[.C7]/([.H7]-[.H6])" office:value-type="float" office:value="79631.3336058117" calcext:value-type="float">
            <text:p>79631.3336058117</text:p>
          </table:table-cell>
          <table:table-cell table:formula="of:=[.G7]-[.$B7]" office:value-type="float" office:value="0.250357389450073" calcext:value-type="float">
            <text:p>0.25035738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4780.32505" calcext:value-type="float">
            <text:p>1443144780.32505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88226890564" calcext:value-type="float">
            <text:p>0.3248822689</text:p>
          </table:table-cell>
          <table:table-cell table:formula="of:=[.C8]/([.D8]-[.D7])" office:value-type="float" office:value="79782.1033767629" calcext:value-type="float">
            <text:p>79782.1033767629</text:p>
          </table:table-cell>
          <table:table-cell/>
          <table:table-cell office:value-type="float" office:value="1443144780.57546" calcext:value-type="float">
            <text:p>1443144780.57546</text:p>
          </table:table-cell>
          <table:table-cell table:formula="of:=[.G8]-[.$B$2]" office:value-type="float" office:value="0.575284957885742" calcext:value-type="float">
            <text:p>0.5752849579</text:p>
          </table:table-cell>
          <table:table-cell table:formula="of:=[.C8]/([.H8]-[.H7])" office:value-type="float" office:value="79715.413834519" calcext:value-type="float">
            <text:p>79715.413834519</text:p>
          </table:table-cell>
          <table:table-cell table:formula="of:=[.G8]-[.$B8]" office:value-type="float" office:value="0.250402688980103" calcext:value-type="float">
            <text:p>0.25040268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4780.3792" calcext:value-type="float">
            <text:p>1443144780.3792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025459289551" calcext:value-type="float">
            <text:p>0.3790254593</text:p>
          </table:table-cell>
          <table:table-cell table:formula="of:=[.C9]/([.D9]-[.D8])" office:value-type="float" office:value="79788.4271201666" calcext:value-type="float">
            <text:p>79788.4271201666</text:p>
          </table:table-cell>
          <table:table-cell/>
          <table:table-cell office:value-type="float" office:value="1443144780.62957" calcext:value-type="float">
            <text:p>1443144780.62957</text:p>
          </table:table-cell>
          <table:table-cell table:formula="of:=[.G9]-[.$B$2]" office:value-type="float" office:value="0.629399538040161" calcext:value-type="float">
            <text:p>0.629399538</text:p>
          </table:table-cell>
          <table:table-cell table:formula="of:=[.C9]/([.H9]-[.H8])" office:value-type="float" office:value="79830.611041842" calcext:value-type="float">
            <text:p>79830.611041842</text:p>
          </table:table-cell>
          <table:table-cell table:formula="of:=[.G9]-[.$B9]" office:value-type="float" office:value="0.25037407875061" calcext:value-type="float">
            <text:p>0.250374078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4780.43335" calcext:value-type="float">
            <text:p>1443144780.43335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175802230835" calcext:value-type="float">
            <text:p>0.4331758022</text:p>
          </table:table-cell>
          <table:table-cell table:formula="of:=[.C10]/([.D10]-[.D9])" office:value-type="float" office:value="79777.8881046834" calcext:value-type="float">
            <text:p>79777.8881046834</text:p>
          </table:table-cell>
          <table:table-cell/>
          <table:table-cell office:value-type="float" office:value="1443144780.68365" calcext:value-type="float">
            <text:p>1443144780.68365</text:p>
          </table:table-cell>
          <table:table-cell table:formula="of:=[.G10]-[.$B$2]" office:value-type="float" office:value="0.683474779129028" calcext:value-type="float">
            <text:p>0.6834747791</text:p>
          </table:table-cell>
          <table:table-cell table:formula="of:=[.C10]/([.H10]-[.H9])" office:value-type="float" office:value="79888.6868188071" calcext:value-type="float">
            <text:p>79888.6868188071</text:p>
          </table:table-cell>
          <table:table-cell table:formula="of:=[.G10]-[.$B10]" office:value-type="float" office:value="0.250298976898193" calcext:value-type="float">
            <text:p>0.250298976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4780.48749" calcext:value-type="float">
            <text:p>1443144780.48749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313032150269" calcext:value-type="float">
            <text:p>0.4873130322</text:p>
          </table:table-cell>
          <table:table-cell table:formula="of:=[.C11]/([.D11]-[.D10])" office:value-type="float" office:value="79797.2117603537" calcext:value-type="float">
            <text:p>79797.2117603537</text:p>
          </table:table-cell>
          <table:table-cell/>
          <table:table-cell office:value-type="float" office:value="1443144780.73786" calcext:value-type="float">
            <text:p>1443144780.73786</text:p>
          </table:table-cell>
          <table:table-cell table:formula="of:=[.G11]-[.$B$2]" office:value-type="float" office:value="0.737686395645142" calcext:value-type="float">
            <text:p>0.7376863956</text:p>
          </table:table-cell>
          <table:table-cell table:formula="of:=[.C11]/([.H11]-[.H10])" office:value-type="float" office:value="79687.7178291846" calcext:value-type="float">
            <text:p>79687.7178291846</text:p>
          </table:table-cell>
          <table:table-cell table:formula="of:=[.G11]-[.$B11]" office:value-type="float" office:value="0.250373363494873" calcext:value-type="float">
            <text:p>0.25037336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4780.54163" calcext:value-type="float">
            <text:p>1443144780.54163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455030441284" calcext:value-type="float">
            <text:p>0.5414550304</text:p>
          </table:table-cell>
          <table:table-cell table:formula="of:=[.C12]/([.D12]-[.D11])" office:value-type="float" office:value="79790.1838934686" calcext:value-type="float">
            <text:p>79790.1838934686</text:p>
          </table:table-cell>
          <table:table-cell/>
          <table:table-cell office:value-type="float" office:value="1443144780.79203" calcext:value-type="float">
            <text:p>1443144780.79203</text:p>
          </table:table-cell>
          <table:table-cell table:formula="of:=[.G12]-[.$B$2]" office:value-type="float" office:value="0.791853189468384" calcext:value-type="float">
            <text:p>0.7918531895</text:p>
          </table:table-cell>
          <table:table-cell table:formula="of:=[.C12]/([.H12]-[.H11])" office:value-type="float" office:value="79753.6589316525" calcext:value-type="float">
            <text:p>79753.6589316525</text:p>
          </table:table-cell>
          <table:table-cell table:formula="of:=[.G12]-[.$B12]" office:value-type="float" office:value="0.2503981590271" calcext:value-type="float">
            <text:p>0.2503981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4780.59578" calcext:value-type="float">
            <text:p>1443144780.59578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607995986939" calcext:value-type="float">
            <text:p>0.595607996</text:p>
          </table:table-cell>
          <table:table-cell table:formula="of:=[.C13]/([.D13]-[.D12])" office:value-type="float" office:value="79774.0244965527" calcext:value-type="float">
            <text:p>79774.0244965527</text:p>
          </table:table-cell>
          <table:table-cell/>
          <table:table-cell office:value-type="float" office:value="1443144780.84624" calcext:value-type="float">
            <text:p>1443144780.84624</text:p>
          </table:table-cell>
          <table:table-cell table:formula="of:=[.G13]-[.$B$2]" office:value-type="float" office:value="0.846071004867554" calcext:value-type="float">
            <text:p>0.8460710049</text:p>
          </table:table-cell>
          <table:table-cell table:formula="of:=[.C13]/([.H13]-[.H12])" office:value-type="float" office:value="79678.6068969157" calcext:value-type="float">
            <text:p>79678.6068969157</text:p>
          </table:table-cell>
          <table:table-cell table:formula="of:=[.G13]-[.$B13]" office:value-type="float" office:value="0.250463008880615" calcext:value-type="float">
            <text:p>0.250463008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4780.64993" calcext:value-type="float">
            <text:p>1443144780.64993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760484695435" calcext:value-type="float">
            <text:p>0.6497604847</text:p>
          </table:table-cell>
          <table:table-cell table:formula="of:=[.C14]/([.D14]-[.D13])" office:value-type="float" office:value="79774.7269429231" calcext:value-type="float">
            <text:p>79774.7269429231</text:p>
          </table:table-cell>
          <table:table-cell/>
          <table:table-cell office:value-type="float" office:value="1443144780.90025" calcext:value-type="float">
            <text:p>1443144780.90025</text:p>
          </table:table-cell>
          <table:table-cell table:formula="of:=[.G14]-[.$B$2]" office:value-type="float" office:value="0.90008020401001" calcext:value-type="float">
            <text:p>0.900080204</text:p>
          </table:table-cell>
          <table:table-cell table:formula="of:=[.C14]/([.H14]-[.H13])" office:value-type="float" office:value="79986.3739620626" calcext:value-type="float">
            <text:p>79986.3739620626</text:p>
          </table:table-cell>
          <table:table-cell table:formula="of:=[.G14]-[.$B14]" office:value-type="float" office:value="0.250319719314575" calcext:value-type="float">
            <text:p>0.250319719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4780.70406" calcext:value-type="float">
            <text:p>1443144780.70406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3886985778809" calcext:value-type="float">
            <text:p>0.7038869858</text:p>
          </table:table-cell>
          <table:table-cell table:formula="of:=[.C15]/([.D15]-[.D14])" office:value-type="float" office:value="79813.0289882523" calcext:value-type="float">
            <text:p>79813.0289882523</text:p>
          </table:table-cell>
          <table:table-cell/>
          <table:table-cell office:value-type="float" office:value="1443144780.95452" calcext:value-type="float">
            <text:p>1443144780.95452</text:p>
          </table:table-cell>
          <table:table-cell table:formula="of:=[.G15]-[.$B$2]" office:value-type="float" office:value="0.954347372055054" calcext:value-type="float">
            <text:p>0.9543473721</text:p>
          </table:table-cell>
          <table:table-cell table:formula="of:=[.C15]/([.H15]-[.H14])" office:value-type="float" office:value="79606.144113034" calcext:value-type="float">
            <text:p>79606.144113034</text:p>
          </table:table-cell>
          <table:table-cell table:formula="of:=[.G15]-[.$B15]" office:value-type="float" office:value="0.250460386276245" calcext:value-type="float">
            <text:p>0.250460386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4780.7582" calcext:value-type="float">
            <text:p>1443144780.7582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030652999878" calcext:value-type="float">
            <text:p>0.758030653</text:p>
          </table:table-cell>
          <table:table-cell table:formula="of:=[.C16]/([.D16]-[.D15])" office:value-type="float" office:value="79787.7244325062" calcext:value-type="float">
            <text:p>79787.7244325062</text:p>
          </table:table-cell>
          <table:table-cell/>
          <table:table-cell office:value-type="float" office:value="1443144781.00864" calcext:value-type="float">
            <text:p>1443144781.00864</text:p>
          </table:table-cell>
          <table:table-cell table:formula="of:=[.G16]-[.$B$2]" office:value-type="float" office:value="1.00847053527832" calcext:value-type="float">
            <text:p>1.0084705353</text:p>
          </table:table-cell>
          <table:table-cell table:formula="of:=[.C16]/([.H16]-[.H15])" office:value-type="float" office:value="79817.9511825522" calcext:value-type="float">
            <text:p>79817.9511825522</text:p>
          </table:table-cell>
          <table:table-cell table:formula="of:=[.G16]-[.$B16]" office:value-type="float" office:value="0.250439882278442" calcext:value-type="float">
            <text:p>0.25043988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4780.81235" calcext:value-type="float">
            <text:p>1443144780.81235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174081802368" calcext:value-type="float">
            <text:p>0.8121740818</text:p>
          </table:table-cell>
          <table:table-cell table:formula="of:=[.C17]/([.D17]-[.D16])" office:value-type="float" office:value="79788.0757747893" calcext:value-type="float">
            <text:p>79788.0757747893</text:p>
          </table:table-cell>
          <table:table-cell/>
          <table:table-cell office:value-type="float" office:value="1443144781.06282" calcext:value-type="float">
            <text:p>1443144781.06282</text:p>
          </table:table-cell>
          <table:table-cell table:formula="of:=[.G17]-[.$B$2]" office:value-type="float" office:value="1.06264758110046" calcext:value-type="float">
            <text:p>1.0626475811</text:p>
          </table:table-cell>
          <table:table-cell table:formula="of:=[.C17]/([.H17]-[.H16])" office:value-type="float" office:value="79738.5670341277" calcext:value-type="float">
            <text:p>79738.5670341277</text:p>
          </table:table-cell>
          <table:table-cell table:formula="of:=[.G17]-[.$B17]" office:value-type="float" office:value="0.250473499298096" calcext:value-type="float">
            <text:p>0.250473499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4780.86649" calcext:value-type="float">
            <text:p>1443144780.86649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320610046387" calcext:value-type="float">
            <text:p>0.86632061</text:p>
          </table:table-cell>
          <table:table-cell table:formula="of:=[.C18]/([.D18]-[.D17])" office:value-type="float" office:value="79783.5085664466" calcext:value-type="float">
            <text:p>79783.5085664466</text:p>
          </table:table-cell>
          <table:table-cell/>
          <table:table-cell office:value-type="float" office:value="1443144781.11684" calcext:value-type="float">
            <text:p>1443144781.11684</text:p>
          </table:table-cell>
          <table:table-cell table:formula="of:=[.G18]-[.$B$2]" office:value-type="float" office:value="1.11666703224182" calcext:value-type="float">
            <text:p>1.1166670322</text:p>
          </table:table-cell>
          <table:table-cell table:formula="of:=[.C18]/([.H18]-[.H17])" office:value-type="float" office:value="79971.1938704353" calcext:value-type="float">
            <text:p>79971.1938704353</text:p>
          </table:table-cell>
          <table:table-cell table:formula="of:=[.G18]-[.$B18]" office:value-type="float" office:value="0.250346422195435" calcext:value-type="float">
            <text:p>0.250346422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4780.92063" calcext:value-type="float">
            <text:p>1443144780.92063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459032058716" calcext:value-type="float">
            <text:p>0.9204590321</text:p>
          </table:table-cell>
          <table:table-cell table:formula="of:=[.C19]/([.D19]-[.D18])" office:value-type="float" office:value="79795.4546775707" calcext:value-type="float">
            <text:p>79795.4546775707</text:p>
          </table:table-cell>
          <table:table-cell/>
          <table:table-cell office:value-type="float" office:value="1443144781.17109" calcext:value-type="float">
            <text:p>1443144781.17109</text:p>
          </table:table-cell>
          <table:table-cell table:formula="of:=[.G19]-[.$B$2]" office:value-type="float" office:value="1.1709156036377" calcext:value-type="float">
            <text:p>1.1709156036</text:p>
          </table:table-cell>
          <table:table-cell table:formula="of:=[.C19]/([.H19]-[.H18])" office:value-type="float" office:value="79633.4334497989" calcext:value-type="float">
            <text:p>79633.4334497989</text:p>
          </table:table-cell>
          <table:table-cell table:formula="of:=[.G19]-[.$B19]" office:value-type="float" office:value="0.250456571578979" calcext:value-type="float">
            <text:p>0.25045657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4780.97478" calcext:value-type="float">
            <text:p>1443144780.97478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604606628418" calcext:value-type="float">
            <text:p>0.9746046066</text:p>
          </table:table-cell>
          <table:table-cell table:formula="of:=[.C20]/([.D20]-[.D19])" office:value-type="float" office:value="79784.91380563" calcext:value-type="float">
            <text:p>79784.91380563</text:p>
          </table:table-cell>
          <table:table-cell/>
          <table:table-cell office:value-type="float" office:value="1443144781.22349" calcext:value-type="float">
            <text:p>1443144781.22349</text:p>
          </table:table-cell>
          <table:table-cell table:formula="of:=[.G20]-[.$B$2]" office:value-type="float" office:value="1.22331619262695" calcext:value-type="float">
            <text:p>1.2233161926</text:p>
          </table:table-cell>
          <table:table-cell table:formula="of:=[.C20]/([.H20]-[.H19])" office:value-type="float" office:value="82441.8214246715" calcext:value-type="float">
            <text:p>82441.8214246715</text:p>
          </table:table-cell>
          <table:table-cell table:formula="of:=[.G20]-[.$B20]" office:value-type="float" office:value="0.248711585998535" calcext:value-type="float">
            <text:p>0.24871158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4781.02723" calcext:value-type="float">
            <text:p>1443144781.02723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05478668213" calcext:value-type="float">
            <text:p>1.0270547867</text:p>
          </table:table-cell>
          <table:table-cell table:formula="of:=[.C21]/([.D21]-[.D20])" office:value-type="float" office:value="82363.8735954035" calcext:value-type="float">
            <text:p>82363.8735954035</text:p>
          </table:table-cell>
          <table:table-cell/>
          <table:table-cell office:value-type="float" office:value="1443144781.27445" calcext:value-type="float">
            <text:p>1443144781.27445</text:p>
          </table:table-cell>
          <table:table-cell table:formula="of:=[.G21]-[.$B$2]" office:value-type="float" office:value="1.27427268028259" calcext:value-type="float">
            <text:p>1.2742726803</text:p>
          </table:table-cell>
          <table:table-cell table:formula="of:=[.C21]/([.H21]-[.H20])" office:value-type="float" office:value="84778.2137025271" calcext:value-type="float">
            <text:p>84778.2137025271</text:p>
          </table:table-cell>
          <table:table-cell table:formula="of:=[.G21]-[.$B21]" office:value-type="float" office:value="0.247217893600464" calcext:value-type="float">
            <text:p>0.247217893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4781.0782" calcext:value-type="float">
            <text:p>1443144781.0782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03010940552" calcext:value-type="float">
            <text:p>1.0780301094</text:p>
          </table:table-cell>
          <table:table-cell table:formula="of:=[.C22]/([.D22]-[.D21])" office:value-type="float" office:value="84746.8886747799" calcext:value-type="float">
            <text:p>84746.8886747799</text:p>
          </table:table-cell>
          <table:table-cell/>
          <table:table-cell office:value-type="float" office:value="1443144781.32536" calcext:value-type="float">
            <text:p>1443144781.32536</text:p>
          </table:table-cell>
          <table:table-cell table:formula="of:=[.G22]-[.$B$2]" office:value-type="float" office:value="1.32518339157105" calcext:value-type="float">
            <text:p>1.3251833916</text:p>
          </table:table-cell>
          <table:table-cell table:formula="of:=[.C22]/([.H22]-[.H21])" office:value-type="float" office:value="84854.4420352635" calcext:value-type="float">
            <text:p>84854.4420352635</text:p>
          </table:table-cell>
          <table:table-cell table:formula="of:=[.G22]-[.$B22]" office:value-type="float" office:value="0.247153282165527" calcext:value-type="float">
            <text:p>0.247153282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4781.12918" calcext:value-type="float">
            <text:p>1443144781.12918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00876998901" calcext:value-type="float">
            <text:p>1.12900877</text:p>
          </table:table-cell>
          <table:table-cell table:formula="of:=[.C23]/([.D23]-[.D22])" office:value-type="float" office:value="84741.339818539" calcext:value-type="float">
            <text:p>84741.339818539</text:p>
          </table:table-cell>
          <table:table-cell/>
          <table:table-cell office:value-type="float" office:value="1443144781.34293" calcext:value-type="float">
            <text:p>1443144781.34293</text:p>
          </table:table-cell>
          <table:table-cell table:formula="of:=[.G23]-[.$B$2]" office:value-type="float" office:value="1.3427574634552" calcext:value-type="float">
            <text:p>1.3427574635</text:p>
          </table:table-cell>
          <table:table-cell table:formula="of:=[.C23]/([.H23]-[.H22])" office:value-type="float" office:value="245816.679735725" calcext:value-type="float">
            <text:p>245816.679735725</text:p>
          </table:table-cell>
          <table:table-cell table:formula="of:=[.G23]-[.$B23]" office:value-type="float" office:value="0.213748693466187" calcext:value-type="float">
            <text:p>0.213748693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4781.18016" calcext:value-type="float">
            <text:p>1443144781.18016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7998266220093" calcext:value-type="float">
            <text:p>1.1799826622</text:p>
          </table:table-cell>
          <table:table-cell table:formula="of:=[.C24]/([.D24]-[.D23])" office:value-type="float" office:value="84749.2669784846" calcext:value-type="float">
            <text:p>84749.2669784846</text:p>
          </table:table-cell>
          <table:table-cell/>
          <table:table-cell office:value-type="float" office:value="1443144781.37701" calcext:value-type="float">
            <text:p>1443144781.37701</text:p>
          </table:table-cell>
          <table:table-cell table:formula="of:=[.G24]-[.$B$2]" office:value-type="float" office:value="1.37683987617493" calcext:value-type="float">
            <text:p>1.3768398762</text:p>
          </table:table-cell>
          <table:table-cell table:formula="of:=[.C24]/([.H24]-[.H23])" office:value-type="float" office:value="126751.589904304" calcext:value-type="float">
            <text:p>126751.589904304</text:p>
          </table:table-cell>
          <table:table-cell table:formula="of:=[.G24]-[.$B24]" office:value-type="float" office:value="0.196857213973999" calcext:value-type="float">
            <text:p>0.19685721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4781.23113" calcext:value-type="float">
            <text:p>1443144781.23113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095655441284" calcext:value-type="float">
            <text:p>1.2309565544</text:p>
          </table:table-cell>
          <table:table-cell table:formula="of:=[.C25]/([.D25]-[.D24])" office:value-type="float" office:value="84749.2669784846" calcext:value-type="float">
            <text:p>84749.2669784846</text:p>
          </table:table-cell>
          <table:table-cell/>
          <table:table-cell office:value-type="float" office:value="1443144781.47836" calcext:value-type="float">
            <text:p>1443144781.47836</text:p>
          </table:table-cell>
          <table:table-cell table:formula="of:=[.G25]-[.$B$2]" office:value-type="float" office:value="1.478182554245" calcext:value-type="float">
            <text:p>1.4781825542</text:p>
          </table:table-cell>
          <table:table-cell table:formula="of:=[.C25]/([.H25]-[.H24])" office:value-type="float" office:value="42627.6479195976" calcext:value-type="float">
            <text:p>42627.6479195976</text:p>
          </table:table-cell>
          <table:table-cell table:formula="of:=[.G25]-[.$B25]" office:value-type="float" office:value="0.247225999832153" calcext:value-type="float">
            <text:p>0.247225999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4781.28209" calcext:value-type="float">
            <text:p>1443144781.28209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191828727722" calcext:value-type="float">
            <text:p>1.2819182873</text:p>
          </table:table-cell>
          <table:table-cell table:formula="of:=[.C26]/([.D26]-[.D25])" office:value-type="float" office:value="84769.4879508208" calcext:value-type="float">
            <text:p>84769.4879508208</text:p>
          </table:table-cell>
          <table:table-cell/>
          <table:table-cell office:value-type="float" office:value="1443144781.52929" calcext:value-type="float">
            <text:p>1443144781.52929</text:p>
          </table:table-cell>
          <table:table-cell table:formula="of:=[.G26]-[.$B$2]" office:value-type="float" office:value="1.5291211605072" calcext:value-type="float">
            <text:p>1.5291211605</text:p>
          </table:table-cell>
          <table:table-cell table:formula="of:=[.C26]/([.H26]-[.H25])" office:value-type="float" office:value="84807.974088705" calcext:value-type="float">
            <text:p>84807.974088705</text:p>
          </table:table-cell>
          <table:table-cell table:formula="of:=[.G26]-[.$B26]" office:value-type="float" office:value="0.24720287322998" calcext:value-type="float">
            <text:p>0.247202873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4781.33307" calcext:value-type="float">
            <text:p>1443144781.33307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289313316345" calcext:value-type="float">
            <text:p>1.3328931332</text:p>
          </table:table-cell>
          <table:table-cell table:formula="of:=[.C27]/([.D27]-[.D26])" office:value-type="float" office:value="84747.6814278498" calcext:value-type="float">
            <text:p>84747.6814278498</text:p>
          </table:table-cell>
          <table:table-cell/>
          <table:table-cell office:value-type="float" office:value="1443144781.58024" calcext:value-type="float">
            <text:p>1443144781.58024</text:p>
          </table:table-cell>
          <table:table-cell table:formula="of:=[.G27]-[.$B$2]" office:value-type="float" office:value="1.58006954193115" calcext:value-type="float">
            <text:p>1.5800695419</text:p>
          </table:table-cell>
          <table:table-cell table:formula="of:=[.C27]/([.H27]-[.H26])" office:value-type="float" office:value="84791.7024890848" calcext:value-type="float">
            <text:p>84791.7024890848</text:p>
          </table:table-cell>
          <table:table-cell table:formula="of:=[.G27]-[.$B27]" office:value-type="float" office:value="0.2471764087677" calcext:value-type="float">
            <text:p>0.247176408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4781.38404" calcext:value-type="float">
            <text:p>1443144781.38404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3864402771" calcext:value-type="float">
            <text:p>1.3838644028</text:p>
          </table:table-cell>
          <table:table-cell table:formula="of:=[.C28]/([.D28]-[.D27])" office:value-type="float" office:value="84753.6275486578" calcext:value-type="float">
            <text:p>84753.6275486578</text:p>
          </table:table-cell>
          <table:table-cell/>
          <table:table-cell office:value-type="float" office:value="1443144781.63126" calcext:value-type="float">
            <text:p>1443144781.63126</text:p>
          </table:table-cell>
          <table:table-cell table:formula="of:=[.G28]-[.$B$2]" office:value-type="float" office:value="1.63108730316162" calcext:value-type="float">
            <text:p>1.6310873032</text:p>
          </table:table-cell>
          <table:table-cell table:formula="of:=[.C28]/([.H28]-[.H27])" office:value-type="float" office:value="84676.3930013459" calcext:value-type="float">
            <text:p>84676.3930013459</text:p>
          </table:table-cell>
          <table:table-cell table:formula="of:=[.G28]-[.$B28]" office:value-type="float" office:value="0.247222900390625" calcext:value-type="float">
            <text:p>0.247222900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4781.43501" calcext:value-type="float">
            <text:p>1443144781.43501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483781814575" calcext:value-type="float">
            <text:p>1.4348378181</text:p>
          </table:table-cell>
          <table:table-cell table:formula="of:=[.C29]/([.D29]-[.D28])" office:value-type="float" office:value="84750.0597760503" calcext:value-type="float">
            <text:p>84750.0597760503</text:p>
          </table:table-cell>
          <table:table-cell/>
          <table:table-cell office:value-type="float" office:value="1443144781.68221" calcext:value-type="float">
            <text:p>1443144781.68221</text:p>
          </table:table-cell>
          <table:table-cell table:formula="of:=[.G29]-[.$B$2]" office:value-type="float" office:value="1.68203496932983" calcext:value-type="float">
            <text:p>1.6820349693</text:p>
          </table:table-cell>
          <table:table-cell table:formula="of:=[.C29]/([.H29]-[.H28])" office:value-type="float" office:value="84792.8928822125" calcext:value-type="float">
            <text:p>84792.8928822125</text:p>
          </table:table-cell>
          <table:table-cell table:formula="of:=[.G29]-[.$B29]" office:value-type="float" office:value="0.247197151184082" calcext:value-type="float">
            <text:p>0.247197151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4781.48599" calcext:value-type="float">
            <text:p>1443144781.48599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8124256134" calcext:value-type="float">
            <text:p>1.4858124256</text:p>
          </table:table-cell>
          <table:table-cell table:formula="of:=[.C30]/([.D30]-[.D29])" office:value-type="float" office:value="84748.0778099465" calcext:value-type="float">
            <text:p>84748.0778099465</text:p>
          </table:table-cell>
          <table:table-cell/>
          <table:table-cell office:value-type="float" office:value="1443144781.73318" calcext:value-type="float">
            <text:p>1443144781.73318</text:p>
          </table:table-cell>
          <table:table-cell table:formula="of:=[.G30]-[.$B$2]" office:value-type="float" office:value="1.73300623893738" calcext:value-type="float">
            <text:p>1.7330062389</text:p>
          </table:table-cell>
          <table:table-cell table:formula="of:=[.C30]/([.H30]-[.H29])" office:value-type="float" office:value="84753.6275486578" calcext:value-type="float">
            <text:p>84753.6275486578</text:p>
          </table:table-cell>
          <table:table-cell table:formula="of:=[.G30]-[.$B30]" office:value-type="float" office:value="0.247193813323975" calcext:value-type="float">
            <text:p>0.247193813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4781.53693" calcext:value-type="float">
            <text:p>1443144781.53693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76009178162" calcext:value-type="float">
            <text:p>1.5367600918</text:p>
          </table:table-cell>
          <table:table-cell table:formula="of:=[.C31]/([.D31]-[.D30])" office:value-type="float" office:value="84792.8928822125" calcext:value-type="float">
            <text:p>84792.8928822125</text:p>
          </table:table-cell>
          <table:table-cell/>
          <table:table-cell office:value-type="float" office:value="1443144781.78406" calcext:value-type="float">
            <text:p>1443144781.78406</text:p>
          </table:table-cell>
          <table:table-cell table:formula="of:=[.G31]-[.$B$2]" office:value-type="float" office:value="1.78388786315918" calcext:value-type="float">
            <text:p>1.7838878632</text:p>
          </table:table-cell>
          <table:table-cell table:formula="of:=[.C31]/([.H31]-[.H30])" office:value-type="float" office:value="84902.950054589" calcext:value-type="float">
            <text:p>84902.950054589</text:p>
          </table:table-cell>
          <table:table-cell table:formula="of:=[.G31]-[.$B31]" office:value-type="float" office:value="0.247127771377563" calcext:value-type="float">
            <text:p>0.247127771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4781.58792" calcext:value-type="float">
            <text:p>1443144781.58792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74256706238" calcext:value-type="float">
            <text:p>1.5877425671</text:p>
          </table:table-cell>
          <table:table-cell table:formula="of:=[.C32]/([.D32]-[.D31])" office:value-type="float" office:value="84734.9991582334" calcext:value-type="float">
            <text:p>84734.9991582334</text:p>
          </table:table-cell>
          <table:table-cell/>
          <table:table-cell office:value-type="float" office:value="1443144781.83512" calcext:value-type="float">
            <text:p>1443144781.83512</text:p>
          </table:table-cell>
          <table:table-cell table:formula="of:=[.G32]-[.$B$2]" office:value-type="float" office:value="1.83494281768799" calcext:value-type="float">
            <text:p>1.8349428177</text:p>
          </table:table-cell>
          <table:table-cell table:formula="of:=[.C32]/([.H32]-[.H31])" office:value-type="float" office:value="84614.7066405156" calcext:value-type="float">
            <text:p>84614.7066405156</text:p>
          </table:table-cell>
          <table:table-cell table:formula="of:=[.G32]-[.$B32]" office:value-type="float" office:value="0.24720025062561" calcext:value-type="float">
            <text:p>0.247200250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4781.63886" calcext:value-type="float">
            <text:p>1443144781.63886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69047164917" calcext:value-type="float">
            <text:p>1.6386904716</text:p>
          </table:table-cell>
          <table:table-cell table:formula="of:=[.C33]/([.D33]-[.D32])" office:value-type="float" office:value="84792.4960807896" calcext:value-type="float">
            <text:p>84792.4960807896</text:p>
          </table:table-cell>
          <table:table-cell/>
          <table:table-cell office:value-type="float" office:value="1443144781.88614" calcext:value-type="float">
            <text:p>1443144781.88614</text:p>
          </table:table-cell>
          <table:table-cell table:formula="of:=[.G33]-[.$B$2]" office:value-type="float" office:value="1.88597178459167" calcext:value-type="float">
            <text:p>1.8859717846</text:p>
          </table:table-cell>
          <table:table-cell table:formula="of:=[.C33]/([.H33]-[.H32])" office:value-type="float" office:value="84657.7985432017" calcext:value-type="float">
            <text:p>84657.7985432017</text:p>
          </table:table-cell>
          <table:table-cell table:formula="of:=[.G33]-[.$B33]" office:value-type="float" office:value="0.247281312942505" calcext:value-type="float">
            <text:p>0.247281312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4781.68983" calcext:value-type="float">
            <text:p>1443144781.68983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66054916382" calcext:value-type="float">
            <text:p>1.6896605492</text:p>
          </table:table-cell>
          <table:table-cell table:formula="of:=[.C34]/([.D34]-[.D33])" office:value-type="float" office:value="84755.6097743517" calcext:value-type="float">
            <text:p>84755.6097743517</text:p>
          </table:table-cell>
          <table:table-cell/>
          <table:table-cell office:value-type="float" office:value="1443144781.93705" calcext:value-type="float">
            <text:p>1443144781.93705</text:p>
          </table:table-cell>
          <table:table-cell table:formula="of:=[.G34]-[.$B$2]" office:value-type="float" office:value="1.93687605857849" calcext:value-type="float">
            <text:p>1.9368760586</text:p>
          </table:table-cell>
          <table:table-cell table:formula="of:=[.C34]/([.H34]-[.H33])" office:value-type="float" office:value="84865.1726399011" calcext:value-type="float">
            <text:p>84865.1726399011</text:p>
          </table:table-cell>
          <table:table-cell table:formula="of:=[.G34]-[.$B34]" office:value-type="float" office:value="0.247215509414673" calcext:value-type="float">
            <text:p>0.247215509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4781.7408" calcext:value-type="float">
            <text:p>1443144781.7408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62561988831" calcext:value-type="float">
            <text:p>1.7406256199</text:p>
          </table:table-cell>
          <table:table-cell table:formula="of:=[.C35]/([.D35]-[.D34])" office:value-type="float" office:value="84763.9361348783" calcext:value-type="float">
            <text:p>84763.9361348783</text:p>
          </table:table-cell>
          <table:table-cell/>
          <table:table-cell office:value-type="float" office:value="1443144781.98805" calcext:value-type="float">
            <text:p>1443144781.98805</text:p>
          </table:table-cell>
          <table:table-cell table:formula="of:=[.G35]-[.$B$2]" office:value-type="float" office:value="1.98788213729858" calcext:value-type="float">
            <text:p>1.9878821373</text:p>
          </table:table-cell>
          <table:table-cell table:formula="of:=[.C35]/([.H35]-[.H34])" office:value-type="float" office:value="84695.7874120644" calcext:value-type="float">
            <text:p>84695.7874120644</text:p>
          </table:table-cell>
          <table:table-cell table:formula="of:=[.G35]-[.$B35]" office:value-type="float" office:value="0.247256517410278" calcext:value-type="float">
            <text:p>0.247256517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4781.79177" calcext:value-type="float">
            <text:p>1443144781.79177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59235954285" calcext:value-type="float">
            <text:p>1.7915923595</text:p>
          </table:table-cell>
          <table:table-cell table:formula="of:=[.C36]/([.D36]-[.D35])" office:value-type="float" office:value="84761.1604996024" calcext:value-type="float">
            <text:p>84761.1604996024</text:p>
          </table:table-cell>
          <table:table-cell/>
          <table:table-cell office:value-type="float" office:value="1443144782.03904" calcext:value-type="float">
            <text:p>1443144782.03904</text:p>
          </table:table-cell>
          <table:table-cell table:formula="of:=[.G36]-[.$B$2]" office:value-type="float" office:value="2.03887128829956" calcext:value-type="float">
            <text:p>2.0388712883</text:p>
          </table:table-cell>
          <table:table-cell table:formula="of:=[.C36]/([.H36]-[.H35])" office:value-type="float" office:value="84723.9052856021" calcext:value-type="float">
            <text:p>84723.9052856021</text:p>
          </table:table-cell>
          <table:table-cell table:formula="of:=[.G36]-[.$B36]" office:value-type="float" office:value="0.247278928756714" calcext:value-type="float">
            <text:p>0.247278928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4781.84273" calcext:value-type="float">
            <text:p>1443144781.84273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55719184876" calcext:value-type="float">
            <text:p>1.8425571918</text:p>
          </table:table-cell>
          <table:table-cell table:formula="of:=[.C37]/([.D37]-[.D36])" office:value-type="float" office:value="84764.3326690431" calcext:value-type="float">
            <text:p>84764.3326690431</text:p>
          </table:table-cell>
          <table:table-cell/>
          <table:table-cell office:value-type="float" office:value="1443144782.09011" calcext:value-type="float">
            <text:p>1443144782.09011</text:p>
          </table:table-cell>
          <table:table-cell table:formula="of:=[.G37]-[.$B$2]" office:value-type="float" office:value="2.08993434906006" calcext:value-type="float">
            <text:p>2.0899343491</text:p>
          </table:table-cell>
          <table:table-cell table:formula="of:=[.C37]/([.H37]-[.H36])" office:value-type="float" office:value="84601.274104233" calcext:value-type="float">
            <text:p>84601.274104233</text:p>
          </table:table-cell>
          <table:table-cell table:formula="of:=[.G37]-[.$B37]" office:value-type="float" office:value="0.247377157211304" calcext:value-type="float">
            <text:p>0.247377157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4781.89373" calcext:value-type="float">
            <text:p>1443144781.89373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55802536011" calcext:value-type="float">
            <text:p>1.8935580254</text:p>
          </table:table-cell>
          <table:table-cell table:formula="of:=[.C38]/([.D38]-[.D37])" office:value-type="float" office:value="84704.4979968492" calcext:value-type="float">
            <text:p>84704.4979968492</text:p>
          </table:table-cell>
          <table:table-cell/>
          <table:table-cell office:value-type="float" office:value="1443144782.14082" calcext:value-type="float">
            <text:p>1443144782.14082</text:p>
          </table:table-cell>
          <table:table-cell table:formula="of:=[.G38]-[.$B$2]" office:value-type="float" office:value="2.14064574241638" calcext:value-type="float">
            <text:p>2.1406457424</text:p>
          </table:table-cell>
          <table:table-cell table:formula="of:=[.C38]/([.H38]-[.H37])" office:value-type="float" office:value="85187.9570660887" calcext:value-type="float">
            <text:p>85187.9570660887</text:p>
          </table:table-cell>
          <table:table-cell table:formula="of:=[.G38]-[.$B38]" office:value-type="float" office:value="0.247087717056274" calcext:value-type="float">
            <text:p>0.247087717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4781.94469" calcext:value-type="float">
            <text:p>1443144781.94469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51856613159" calcext:value-type="float">
            <text:p>1.9445185661</text:p>
          </table:table-cell>
          <table:table-cell table:formula="of:=[.C39]/([.D39]-[.D38])" office:value-type="float" office:value="84771.4709184819" calcext:value-type="float">
            <text:p>84771.4709184819</text:p>
          </table:table-cell>
          <table:table-cell/>
          <table:table-cell office:value-type="float" office:value="1443144782.1919" calcext:value-type="float">
            <text:p>1443144782.1919</text:p>
          </table:table-cell>
          <table:table-cell table:formula="of:=[.G39]-[.$B$2]" office:value-type="float" office:value="2.19172811508179" calcext:value-type="float">
            <text:p>2.1917281151</text:p>
          </table:table-cell>
          <table:table-cell table:formula="of:=[.C39]/([.H39]-[.H38])" office:value-type="float" office:value="84569.2902382675" calcext:value-type="float">
            <text:p>84569.2902382675</text:p>
          </table:table-cell>
          <table:table-cell table:formula="of:=[.G39]-[.$B39]" office:value-type="float" office:value="0.247209548950195" calcext:value-type="float">
            <text:p>0.24720954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4781.99565" calcext:value-type="float">
            <text:p>1443144781.99565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47410011292" calcext:value-type="float">
            <text:p>1.9954741001</text:p>
          </table:table-cell>
          <table:table-cell table:formula="of:=[.C40]/([.D40]-[.D39])" office:value-type="float" office:value="84779.8003958395" calcext:value-type="float">
            <text:p>84779.8003958395</text:p>
          </table:table-cell>
          <table:table-cell/>
          <table:table-cell office:value-type="float" office:value="1443144782.23495" calcext:value-type="float">
            <text:p>1443144782.23495</text:p>
          </table:table-cell>
          <table:table-cell table:formula="of:=[.G40]-[.$B$2]" office:value-type="float" office:value="2.23477244377136" calcext:value-type="float">
            <text:p>2.2347724438</text:p>
          </table:table-cell>
          <table:table-cell table:formula="of:=[.C40]/([.H40]-[.H39])" office:value-type="float" office:value="100361.653474834" calcext:value-type="float">
            <text:p>100361.653474834</text:p>
          </table:table-cell>
          <table:table-cell table:formula="of:=[.G40]-[.$B40]" office:value-type="float" office:value="0.239298343658447" calcext:value-type="float">
            <text:p>0.239298343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4782.03872" calcext:value-type="float">
            <text:p>1443144782.03872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54894638062" calcext:value-type="float">
            <text:p>2.0385489464</text:p>
          </table:table-cell>
          <table:table-cell table:formula="of:=[.C41]/([.D41]-[.D40])" office:value-type="float" office:value="100290.549457848" calcext:value-type="float">
            <text:p>100290.549457848</text:p>
          </table:table-cell>
          <table:table-cell/>
          <table:table-cell office:value-type="float" office:value="1443144782.27741" calcext:value-type="float">
            <text:p>1443144782.27741</text:p>
          </table:table-cell>
          <table:table-cell table:formula="of:=[.G41]-[.$B$2]" office:value-type="float" office:value="2.27724170684814" calcext:value-type="float">
            <text:p>2.2772417068</text:p>
          </table:table-cell>
          <table:table-cell table:formula="of:=[.C41]/([.H41]-[.H40])" office:value-type="float" office:value="101720.625389465" calcext:value-type="float">
            <text:p>101720.625389465</text:p>
          </table:table-cell>
          <table:table-cell table:formula="of:=[.G41]-[.$B41]" office:value-type="float" office:value="0.238692760467529" calcext:value-type="float">
            <text:p>0.238692760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4782.08106" calcext:value-type="float">
            <text:p>1443144782.08106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088946342468" calcext:value-type="float">
            <text:p>2.0808894634</text:p>
          </table:table-cell>
          <table:table-cell table:formula="of:=[.C42]/([.D42]-[.D41])" office:value-type="float" office:value="102029.930232165" calcext:value-type="float">
            <text:p>102029.930232165</text:p>
          </table:table-cell>
          <table:table-cell/>
          <table:table-cell office:value-type="float" office:value="1443144782.31968" calcext:value-type="float">
            <text:p>1443144782.31968</text:p>
          </table:table-cell>
          <table:table-cell table:formula="of:=[.G42]-[.$B$2]" office:value-type="float" office:value="2.31950664520264" calcext:value-type="float">
            <text:p>2.3195066452</text:p>
          </table:table-cell>
          <table:table-cell table:formula="of:=[.C42]/([.H42]-[.H41])" office:value-type="float" office:value="102212.381425155" calcext:value-type="float">
            <text:p>102212.381425155</text:p>
          </table:table-cell>
          <table:table-cell table:formula="of:=[.G42]-[.$B42]" office:value-type="float" office:value="0.238617181777954" calcext:value-type="float">
            <text:p>0.238617181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4782.12338" calcext:value-type="float">
            <text:p>1443144782.12338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20852279663" calcext:value-type="float">
            <text:p>2.1232085228</text:p>
          </table:table-cell>
          <table:table-cell table:formula="of:=[.C43]/([.D43]-[.D42])" office:value-type="float" office:value="102081.664009375" calcext:value-type="float">
            <text:p>102081.664009375</text:p>
          </table:table-cell>
          <table:table-cell/>
          <table:table-cell office:value-type="float" office:value="1443144782.36207" calcext:value-type="float">
            <text:p>1443144782.36207</text:p>
          </table:table-cell>
          <table:table-cell table:formula="of:=[.G43]-[.$B$2]" office:value-type="float" office:value="2.36190152168274" calcext:value-type="float">
            <text:p>2.3619015217</text:p>
          </table:table-cell>
          <table:table-cell table:formula="of:=[.C43]/([.H43]-[.H42])" office:value-type="float" office:value="101899.105709803" calcext:value-type="float">
            <text:p>101899.105709803</text:p>
          </table:table-cell>
          <table:table-cell table:formula="of:=[.G43]-[.$B43]" office:value-type="float" office:value="0.238692998886108" calcext:value-type="float">
            <text:p>0.238692998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4782.16572" calcext:value-type="float">
            <text:p>1443144782.16572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55094718933" calcext:value-type="float">
            <text:p>2.1655509472</text:p>
          </table:table-cell>
          <table:table-cell table:formula="of:=[.C44]/([.D44]-[.D43])" office:value-type="float" office:value="102025.334211727" calcext:value-type="float">
            <text:p>102025.334211727</text:p>
          </table:table-cell>
          <table:table-cell/>
          <table:table-cell office:value-type="float" office:value="1443144782.40447" calcext:value-type="float">
            <text:p>1443144782.40447</text:p>
          </table:table-cell>
          <table:table-cell table:formula="of:=[.G44]-[.$B$2]" office:value-type="float" office:value="2.40429711341858" calcext:value-type="float">
            <text:p>2.4042971134</text:p>
          </table:table-cell>
          <table:table-cell table:formula="of:=[.C44]/([.H44]-[.H43])" office:value-type="float" office:value="101897.386570689" calcext:value-type="float">
            <text:p>101897.386570689</text:p>
          </table:table-cell>
          <table:table-cell table:formula="of:=[.G44]-[.$B44]" office:value-type="float" office:value="0.238746166229248" calcext:value-type="float">
            <text:p>0.238746166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4782.20806" calcext:value-type="float">
            <text:p>1443144782.20806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788311958313" calcext:value-type="float">
            <text:p>2.2078831196</text:p>
          </table:table-cell>
          <table:table-cell table:formula="of:=[.C45]/([.D45]-[.D44])" office:value-type="float" office:value="102050.042691238" calcext:value-type="float">
            <text:p>102050.042691238</text:p>
          </table:table-cell>
          <table:table-cell/>
          <table:table-cell office:value-type="float" office:value="1443144782.44682" calcext:value-type="float">
            <text:p>1443144782.44682</text:p>
          </table:table-cell>
          <table:table-cell table:formula="of:=[.G45]-[.$B$2]" office:value-type="float" office:value="2.44664883613586" calcext:value-type="float">
            <text:p>2.4466488361</text:p>
          </table:table-cell>
          <table:table-cell table:formula="of:=[.C45]/([.H45]-[.H44])" office:value-type="float" office:value="102002.934540296" calcext:value-type="float">
            <text:p>102002.934540296</text:p>
          </table:table-cell>
          <table:table-cell table:formula="of:=[.G45]-[.$B45]" office:value-type="float" office:value="0.238765716552734" calcext:value-type="float">
            <text:p>0.238765716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4782.25039" calcext:value-type="float">
            <text:p>1443144782.25039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21719932556" calcext:value-type="float">
            <text:p>2.2502171993</text:p>
          </table:table-cell>
          <table:table-cell table:formula="of:=[.C46]/([.D46]-[.D45])" office:value-type="float" office:value="102045.444858697" calcext:value-type="float">
            <text:p>102045.444858697</text:p>
          </table:table-cell>
          <table:table-cell/>
          <table:table-cell office:value-type="float" office:value="1443144782.48915" calcext:value-type="float">
            <text:p>1443144782.48915</text:p>
          </table:table-cell>
          <table:table-cell table:formula="of:=[.G46]-[.$B$2]" office:value-type="float" office:value="2.48897910118103" calcext:value-type="float">
            <text:p>2.4889791012</text:p>
          </table:table-cell>
          <table:table-cell table:formula="of:=[.C46]/([.H46]-[.H45])" office:value-type="float" office:value="102054.640938123" calcext:value-type="float">
            <text:p>102054.640938123</text:p>
          </table:table-cell>
          <table:table-cell table:formula="of:=[.G46]-[.$B46]" office:value-type="float" office:value="0.238761901855469" calcext:value-type="float">
            <text:p>0.238761901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4782.29272" calcext:value-type="float">
            <text:p>1443144782.29272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55080223083" calcext:value-type="float">
            <text:p>2.2925508022</text:p>
          </table:table-cell>
          <table:table-cell table:formula="of:=[.C47]/([.D47]-[.D46])" office:value-type="float" office:value="102046.594277991" calcext:value-type="float">
            <text:p>102046.594277991</text:p>
          </table:table-cell>
          <table:table-cell/>
          <table:table-cell office:value-type="float" office:value="1443144782.53149" calcext:value-type="float">
            <text:p>1443144782.53149</text:p>
          </table:table-cell>
          <table:table-cell table:formula="of:=[.G47]-[.$B$2]" office:value-type="float" office:value="2.53131890296936" calcext:value-type="float">
            <text:p>2.531318903</text:p>
          </table:table-cell>
          <table:table-cell table:formula="of:=[.C47]/([.H47]-[.H46])" office:value-type="float" office:value="102031.653846587" calcext:value-type="float">
            <text:p>102031.653846587</text:p>
          </table:table-cell>
          <table:table-cell table:formula="of:=[.G47]-[.$B47]" office:value-type="float" office:value="0.238768100738525" calcext:value-type="float">
            <text:p>0.238768100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4782.33505" calcext:value-type="float">
            <text:p>1443144782.33505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4881067276" calcext:value-type="float">
            <text:p>2.3348810673</text:p>
          </table:table-cell>
          <table:table-cell table:formula="of:=[.C48]/([.D48]-[.D47])" office:value-type="float" office:value="102054.640938123" calcext:value-type="float">
            <text:p>102054.640938123</text:p>
          </table:table-cell>
          <table:table-cell/>
          <table:table-cell office:value-type="float" office:value="1443144782.57385" calcext:value-type="float">
            <text:p>1443144782.57385</text:p>
          </table:table-cell>
          <table:table-cell table:formula="of:=[.G48]-[.$B$2]" office:value-type="float" office:value="2.57368206977844" calcext:value-type="float">
            <text:p>2.5736820698</text:p>
          </table:table-cell>
          <table:table-cell table:formula="of:=[.C48]/([.H48]-[.H47])" office:value-type="float" office:value="101975.379212535" calcext:value-type="float">
            <text:p>101975.379212535</text:p>
          </table:table-cell>
          <table:table-cell table:formula="of:=[.G48]-[.$B48]" office:value-type="float" office:value="0.238801002502441" calcext:value-type="float">
            <text:p>0.238801002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4782.37738" calcext:value-type="float">
            <text:p>1443144782.37738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21014022827" calcext:value-type="float">
            <text:p>2.3772101402</text:p>
          </table:table-cell>
          <table:table-cell table:formula="of:=[.C49]/([.D49]-[.D48])" office:value-type="float" office:value="102057.515052861" calcext:value-type="float">
            <text:p>102057.515052861</text:p>
          </table:table-cell>
          <table:table-cell/>
          <table:table-cell office:value-type="float" office:value="1443144782.61611" calcext:value-type="float">
            <text:p>1443144782.61611</text:p>
          </table:table-cell>
          <table:table-cell table:formula="of:=[.G49]-[.$B$2]" office:value-type="float" office:value="2.61593914031982" calcext:value-type="float">
            <text:p>2.6159391403</text:p>
          </table:table-cell>
          <table:table-cell table:formula="of:=[.C49]/([.H49]-[.H48])" office:value-type="float" office:value="102231.412273822" calcext:value-type="float">
            <text:p>102231.412273822</text:p>
          </table:table-cell>
          <table:table-cell table:formula="of:=[.G49]-[.$B49]" office:value-type="float" office:value="0.238729000091553" calcext:value-type="float">
            <text:p>0.238729000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4782.41971" calcext:value-type="float">
            <text:p>1443144782.41971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53301429749" calcext:value-type="float">
            <text:p>2.4195330143</text:p>
          </table:table-cell>
          <table:table-cell table:formula="of:=[.C50]/([.D50]-[.D49])" office:value-type="float" office:value="102072.46305946" calcext:value-type="float">
            <text:p>102072.46305946</text:p>
          </table:table-cell>
          <table:table-cell/>
          <table:table-cell office:value-type="float" office:value="1443144782.70083" calcext:value-type="float">
            <text:p>1443144782.70083</text:p>
          </table:table-cell>
          <table:table-cell table:formula="of:=[.G50]-[.$B$2]" office:value-type="float" office:value="2.70066046714783" calcext:value-type="float">
            <text:p>2.7006604671</text:p>
          </table:table-cell>
          <table:table-cell table:formula="of:=[.C50]/([.H50]-[.H49])" office:value-type="float" office:value="50990.7028341311" calcext:value-type="float">
            <text:p>50990.7028341311</text:p>
          </table:table-cell>
          <table:table-cell table:formula="of:=[.G50]-[.$B50]" office:value-type="float" office:value="0.281127452850342" calcext:value-type="float">
            <text:p>0.281127452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4782.46204" calcext:value-type="float">
            <text:p>1443144782.46204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186304092407" calcext:value-type="float">
            <text:p>2.4618630409</text:p>
          </table:table-cell>
          <table:table-cell table:formula="of:=[.C51]/([.D51]-[.D50])" office:value-type="float" office:value="102055.21574812" calcext:value-type="float">
            <text:p>102055.21574812</text:p>
          </table:table-cell>
          <table:table-cell/>
          <table:table-cell office:value-type="float" office:value="1443144782.74317" calcext:value-type="float">
            <text:p>1443144782.74317</text:p>
          </table:table-cell>
          <table:table-cell table:formula="of:=[.G51]-[.$B$2]" office:value-type="float" office:value="2.74299454689026" calcext:value-type="float">
            <text:p>2.7429945469</text:p>
          </table:table-cell>
          <table:table-cell table:formula="of:=[.C51]/([.H51]-[.H50])" office:value-type="float" office:value="102045.444858697" calcext:value-type="float">
            <text:p>102045.444858697</text:p>
          </table:table-cell>
          <table:table-cell table:formula="of:=[.G51]-[.$B51]" office:value-type="float" office:value="0.281131505966187" calcext:value-type="float">
            <text:p>0.28113150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4782.50436" calcext:value-type="float">
            <text:p>1443144782.50436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18853759766" calcext:value-type="float">
            <text:p>2.5041885376</text:p>
          </table:table-cell>
          <table:table-cell table:formula="of:=[.C52]/([.D52]-[.D51])" office:value-type="float" office:value="102066.138368464" calcext:value-type="float">
            <text:p>102066.138368464</text:p>
          </table:table-cell>
          <table:table-cell/>
          <table:table-cell office:value-type="float" office:value="1443144782.78548" calcext:value-type="float">
            <text:p>1443144782.78548</text:p>
          </table:table-cell>
          <table:table-cell table:formula="of:=[.G52]-[.$B$2]" office:value-type="float" office:value="2.78530216217041" calcext:value-type="float">
            <text:p>2.7853021622</text:p>
          </table:table-cell>
          <table:table-cell table:formula="of:=[.C52]/([.H52]-[.H51])" office:value-type="float" office:value="102109.276814445" calcext:value-type="float">
            <text:p>102109.276814445</text:p>
          </table:table-cell>
          <table:table-cell table:formula="of:=[.G52]-[.$B52]" office:value-type="float" office:value="0.281113624572754" calcext:value-type="float">
            <text:p>0.281113624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4782.54669" calcext:value-type="float">
            <text:p>1443144782.54669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51927947998" calcext:value-type="float">
            <text:p>2.5465192795</text:p>
          </table:table-cell>
          <table:table-cell table:formula="of:=[.C53]/([.D53]-[.D52])" office:value-type="float" office:value="102053.491337554" calcext:value-type="float">
            <text:p>102053.491337554</text:p>
          </table:table-cell>
          <table:table-cell/>
          <table:table-cell office:value-type="float" office:value="1443144782.82781" calcext:value-type="float">
            <text:p>1443144782.82781</text:p>
          </table:table-cell>
          <table:table-cell table:formula="of:=[.G53]-[.$B$2]" office:value-type="float" office:value="2.82763862609863" calcext:value-type="float">
            <text:p>2.8276386261</text:p>
          </table:table-cell>
          <table:table-cell table:formula="of:=[.C53]/([.H53]-[.H52])" office:value-type="float" office:value="102039.698150609" calcext:value-type="float">
            <text:p>102039.698150609</text:p>
          </table:table-cell>
          <table:table-cell table:formula="of:=[.G53]-[.$B53]" office:value-type="float" office:value="0.281119346618652" calcext:value-type="float">
            <text:p>0.281119346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4782.58903" calcext:value-type="float">
            <text:p>1443144782.58903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885502815247" calcext:value-type="float">
            <text:p>2.5888550282</text:p>
          </table:table-cell>
          <table:table-cell table:formula="of:=[.C54]/([.D54]-[.D53])" office:value-type="float" office:value="102041.422095073" calcext:value-type="float">
            <text:p>102041.422095073</text:p>
          </table:table-cell>
          <table:table-cell/>
          <table:table-cell office:value-type="float" office:value="1443144782.87017" calcext:value-type="float">
            <text:p>1443144782.87017</text:p>
          </table:table-cell>
          <table:table-cell table:formula="of:=[.G54]-[.$B$2]" office:value-type="float" office:value="2.86999487876892" calcext:value-type="float">
            <text:p>2.8699948788</text:p>
          </table:table-cell>
          <table:table-cell table:formula="of:=[.C54]/([.H54]-[.H53])" office:value-type="float" office:value="101992.025442571" calcext:value-type="float">
            <text:p>101992.025442571</text:p>
          </table:table-cell>
          <table:table-cell table:formula="of:=[.G54]-[.$B54]" office:value-type="float" office:value="0.281139850616455" calcext:value-type="float">
            <text:p>0.281139850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4782.63136" calcext:value-type="float">
            <text:p>1443144782.63136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19101524353" calcext:value-type="float">
            <text:p>2.6311910152</text:p>
          </table:table-cell>
          <table:table-cell table:formula="of:=[.C55]/([.D55]-[.D54])" office:value-type="float" office:value="102040.847440446" calcext:value-type="float">
            <text:p>102040.847440446</text:p>
          </table:table-cell>
          <table:table-cell/>
          <table:table-cell office:value-type="float" office:value="1443144782.91256" calcext:value-type="float">
            <text:p>1443144782.91256</text:p>
          </table:table-cell>
          <table:table-cell table:formula="of:=[.G55]-[.$B$2]" office:value-type="float" office:value="2.9123911857605" calcext:value-type="float">
            <text:p>2.9123911858</text:p>
          </table:table-cell>
          <table:table-cell table:formula="of:=[.C55]/([.H55]-[.H54])" office:value-type="float" office:value="101895.667489582" calcext:value-type="float">
            <text:p>101895.667489582</text:p>
          </table:table-cell>
          <table:table-cell table:formula="of:=[.G55]-[.$B55]" office:value-type="float" office:value="0.281200170516968" calcext:value-type="float">
            <text:p>0.281200170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4782.67374" calcext:value-type="float">
            <text:p>1443144782.67374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56705665588" calcext:value-type="float">
            <text:p>2.6735670567</text:p>
          </table:table-cell>
          <table:table-cell table:formula="of:=[.C56]/([.D56]-[.D55])" office:value-type="float" office:value="101944.397258887" calcext:value-type="float">
            <text:p>101944.397258887</text:p>
          </table:table-cell>
          <table:table-cell/>
          <table:table-cell office:value-type="float" office:value="1443144782.95485" calcext:value-type="float">
            <text:p>1443144782.95485</text:p>
          </table:table-cell>
          <table:table-cell table:formula="of:=[.G56]-[.$B$2]" office:value-type="float" office:value="2.95467901229858" calcext:value-type="float">
            <text:p>2.9546790123</text:p>
          </table:table-cell>
          <table:table-cell table:formula="of:=[.C56]/([.H56]-[.H55])" office:value-type="float" office:value="102157.059221506" calcext:value-type="float">
            <text:p>102157.059221506</text:p>
          </table:table-cell>
          <table:table-cell table:formula="of:=[.G56]-[.$B56]" office:value-type="float" office:value="0.2811119556427" calcext:value-type="float">
            <text:p>0.281111955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4782.71606" calcext:value-type="float">
            <text:p>1443144782.71606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588850021362" calcext:value-type="float">
            <text:p>2.7158885002</text:p>
          </table:table-cell>
          <table:table-cell table:formula="of:=[.C57]/([.D57]-[.D56])" office:value-type="float" office:value="102075.913221301" calcext:value-type="float">
            <text:p>102075.913221301</text:p>
          </table:table-cell>
          <table:table-cell/>
          <table:table-cell office:value-type="float" office:value="1443144783.0395" calcext:value-type="float">
            <text:p>1443144783.0395</text:p>
          </table:table-cell>
          <table:table-cell table:formula="of:=[.G57]-[.$B$2]" office:value-type="float" office:value="3.03933119773865" calcext:value-type="float">
            <text:p>3.0393311977</text:p>
          </table:table-cell>
          <table:table-cell table:formula="of:=[.C57]/([.H57]-[.H56])" office:value-type="float" office:value="51032.3505240004" calcext:value-type="float">
            <text:p>51032.3505240004</text:p>
          </table:table-cell>
          <table:table-cell table:formula="of:=[.G57]-[.$B57]" office:value-type="float" office:value="0.323442697525024" calcext:value-type="float">
            <text:p>0.323442697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4782.7584" calcext:value-type="float">
            <text:p>1443144782.7584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23044776916" calcext:value-type="float">
            <text:p>2.7582304478</text:p>
          </table:table-cell>
          <table:table-cell table:formula="of:=[.C58]/([.D58]-[.D57])" office:value-type="float" office:value="102026.483178017" calcext:value-type="float">
            <text:p>102026.483178017</text:p>
          </table:table-cell>
          <table:table-cell/>
          <table:table-cell office:value-type="float" office:value="1443144783.05394" calcext:value-type="float">
            <text:p>1443144783.05394</text:p>
          </table:table-cell>
          <table:table-cell table:formula="of:=[.G58]-[.$B$2]" office:value-type="float" office:value="3.0537633895874" calcext:value-type="float">
            <text:p>3.0537633896</text:p>
          </table:table-cell>
          <table:table-cell table:formula="of:=[.C58]/([.H58]-[.H57])" office:value-type="float" office:value="299330.832438505" calcext:value-type="float">
            <text:p>299330.832438505</text:p>
          </table:table-cell>
          <table:table-cell table:formula="of:=[.G58]-[.$B58]" office:value-type="float" office:value="0.295532941818237" calcext:value-type="float">
            <text:p>0.295532941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4782.80073" calcext:value-type="float">
            <text:p>1443144782.80073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56023597717" calcext:value-type="float">
            <text:p>2.800560236</text:p>
          </table:table-cell>
          <table:table-cell table:formula="of:=[.C59]/([.D59]-[.D58])" office:value-type="float" office:value="102055.790564592" calcext:value-type="float">
            <text:p>102055.790564592</text:p>
          </table:table-cell>
          <table:table-cell/>
          <table:table-cell office:value-type="float" office:value="1443144783.0819" calcext:value-type="float">
            <text:p>1443144783.0819</text:p>
          </table:table-cell>
          <table:table-cell table:formula="of:=[.G59]-[.$B$2]" office:value-type="float" office:value="3.08172965049744" calcext:value-type="float">
            <text:p>3.0817296505</text:p>
          </table:table-cell>
          <table:table-cell table:formula="of:=[.C59]/([.H59]-[.H58])" office:value-type="float" office:value="154471.84784184" calcext:value-type="float">
            <text:p>154471.84784184</text:p>
          </table:table-cell>
          <table:table-cell table:formula="of:=[.G59]-[.$B59]" office:value-type="float" office:value="0.281169414520264" calcext:value-type="float">
            <text:p>0.281169414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4782.84306" calcext:value-type="float">
            <text:p>1443144782.84306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288883209229" calcext:value-type="float">
            <text:p>2.8428888321</text:p>
          </table:table-cell>
          <table:table-cell table:formula="of:=[.C60]/([.D60]-[.D59])" office:value-type="float" office:value="102058.664744084" calcext:value-type="float">
            <text:p>102058.664744084</text:p>
          </table:table-cell>
          <table:table-cell/>
          <table:table-cell office:value-type="float" office:value="1443144783.12418" calcext:value-type="float">
            <text:p>1443144783.12418</text:p>
          </table:table-cell>
          <table:table-cell table:formula="of:=[.G60]-[.$B$2]" office:value-type="float" office:value="3.12400269508362" calcext:value-type="float">
            <text:p>3.1240026951</text:p>
          </table:table-cell>
          <table:table-cell table:formula="of:=[.C60]/([.H60]-[.H59])" office:value-type="float" office:value="102192.781293357" calcext:value-type="float">
            <text:p>102192.781293357</text:p>
          </table:table-cell>
          <table:table-cell table:formula="of:=[.G60]-[.$B60]" office:value-type="float" office:value="0.281113862991333" calcext:value-type="float">
            <text:p>0.28111386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4782.8854" calcext:value-type="float">
            <text:p>1443144782.8854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22887229919" calcext:value-type="float">
            <text:p>2.8852288723</text:p>
          </table:table-cell>
          <table:table-cell table:formula="of:=[.C61]/([.D61]-[.D60])" office:value-type="float" office:value="102031.079301976" calcext:value-type="float">
            <text:p>102031.079301976</text:p>
          </table:table-cell>
          <table:table-cell/>
          <table:table-cell office:value-type="float" office:value="1443144783.16653" calcext:value-type="float">
            <text:p>1443144783.16653</text:p>
          </table:table-cell>
          <table:table-cell table:formula="of:=[.G61]-[.$B$2]" office:value-type="float" office:value="3.16635823249817" calcext:value-type="float">
            <text:p>3.1663582325</text:p>
          </table:table-cell>
          <table:table-cell table:formula="of:=[.C61]/([.H61]-[.H60])" office:value-type="float" office:value="101993.747776552" calcext:value-type="float">
            <text:p>101993.747776552</text:p>
          </table:table-cell>
          <table:table-cell table:formula="of:=[.G61]-[.$B61]" office:value-type="float" office:value="0.281129360198975" calcext:value-type="float">
            <text:p>0.281129360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4782.92775" calcext:value-type="float">
            <text:p>1443144782.92775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57391929626" calcext:value-type="float">
            <text:p>2.9275739193</text:p>
          </table:table-cell>
          <table:table-cell table:formula="of:=[.C62]/([.D62]-[.D61])" office:value-type="float" office:value="102019.015359668" calcext:value-type="float">
            <text:p>102019.015359668</text:p>
          </table:table-cell>
          <table:table-cell/>
          <table:table-cell office:value-type="float" office:value="1443144783.20935" calcext:value-type="float">
            <text:p>1443144783.20935</text:p>
          </table:table-cell>
          <table:table-cell table:formula="of:=[.G62]-[.$B$2]" office:value-type="float" office:value="3.20918011665344" calcext:value-type="float">
            <text:p>3.2091801167</text:p>
          </table:table-cell>
          <table:table-cell table:formula="of:=[.C62]/([.H62]-[.H61])" office:value-type="float" office:value="100882.996748474" calcext:value-type="float">
            <text:p>100882.996748474</text:p>
          </table:table-cell>
          <table:table-cell table:formula="of:=[.G62]-[.$B62]" office:value-type="float" office:value="0.281606197357178" calcext:value-type="float">
            <text:p>0.281606197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4782.97007" calcext:value-type="float">
            <text:p>1443144782.97007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6990203857422" calcext:value-type="float">
            <text:p>2.9699020386</text:p>
          </table:table-cell>
          <table:table-cell table:formula="of:=[.C63]/([.D63]-[.D62])" office:value-type="float" office:value="102059.814461211" calcext:value-type="float">
            <text:p>102059.814461211</text:p>
          </table:table-cell>
          <table:table-cell/>
          <table:table-cell office:value-type="float" office:value="1443144783.25269" calcext:value-type="float">
            <text:p>1443144783.25269</text:p>
          </table:table-cell>
          <table:table-cell table:formula="of:=[.G63]-[.$B$2]" office:value-type="float" office:value="3.25251889228821" calcext:value-type="float">
            <text:p>3.2525188923</text:p>
          </table:table-cell>
          <table:table-cell table:formula="of:=[.C63]/([.H63]-[.H62])" office:value-type="float" office:value="99679.7887509902" calcext:value-type="float">
            <text:p>99679.7887509902</text:p>
          </table:table-cell>
          <table:table-cell table:formula="of:=[.G63]-[.$B63]" office:value-type="float" office:value="0.282616853713989" calcext:value-type="float">
            <text:p>0.282616853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4783.01266" calcext:value-type="float">
            <text:p>1443144783.01266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48598098755" calcext:value-type="float">
            <text:p>3.012485981</text:p>
          </table:table-cell>
          <table:table-cell table:formula="of:=[.C64]/([.D64]-[.D63])" office:value-type="float" office:value="101446.689882985" calcext:value-type="float">
            <text:p>101446.689882985</text:p>
          </table:table-cell>
          <table:table-cell/>
          <table:table-cell office:value-type="float" office:value="1443144783.29602" calcext:value-type="float">
            <text:p>1443144783.29602</text:p>
          </table:table-cell>
          <table:table-cell table:formula="of:=[.G64]-[.$B$2]" office:value-type="float" office:value="3.29584765434265" calcext:value-type="float">
            <text:p>3.2958476543</text:p>
          </table:table-cell>
          <table:table-cell table:formula="of:=[.C64]/([.H64]-[.H63])" office:value-type="float" office:value="99702.8254481825" calcext:value-type="float">
            <text:p>99702.8254481825</text:p>
          </table:table-cell>
          <table:table-cell table:formula="of:=[.G64]-[.$B64]" office:value-type="float" office:value="0.283361673355103" calcext:value-type="float">
            <text:p>0.283361673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4783.05605" calcext:value-type="float">
            <text:p>1443144783.05605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588126182556" calcext:value-type="float">
            <text:p>3.0558812618</text:p>
          </table:table-cell>
          <table:table-cell table:formula="of:=[.C65]/([.D65]-[.D64])" office:value-type="float" office:value="99549.9952201216" calcext:value-type="float">
            <text:p>99549.9952201216</text:p>
          </table:table-cell>
          <table:table-cell/>
          <table:table-cell office:value-type="float" office:value="1443144783.33936" calcext:value-type="float">
            <text:p>1443144783.33936</text:p>
          </table:table-cell>
          <table:table-cell table:formula="of:=[.G65]-[.$B$2]" office:value-type="float" office:value="3.33918476104736" calcext:value-type="float">
            <text:p>3.339184761</text:p>
          </table:table-cell>
          <table:table-cell table:formula="of:=[.C65]/([.H65]-[.H64])" office:value-type="float" office:value="99683.6274612283" calcext:value-type="float">
            <text:p>99683.6274612283</text:p>
          </table:table-cell>
          <table:table-cell table:formula="of:=[.G65]-[.$B65]" office:value-type="float" office:value="0.283303499221802" calcext:value-type="float">
            <text:p>0.283303499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4783.09943" calcext:value-type="float">
            <text:p>1443144783.09943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25413131714" calcext:value-type="float">
            <text:p>3.0992541313</text:p>
          </table:table-cell>
          <table:table-cell table:formula="of:=[.C66]/([.D66]-[.D65])" office:value-type="float" office:value="99601.4340448222" calcext:value-type="float">
            <text:p>99601.4340448222</text:p>
          </table:table-cell>
          <table:table-cell/>
          <table:table-cell office:value-type="float" office:value="1443144783.38277" calcext:value-type="float">
            <text:p>1443144783.38277</text:p>
          </table:table-cell>
          <table:table-cell table:formula="of:=[.G66]-[.$B$2]" office:value-type="float" office:value="3.38259267807007" calcext:value-type="float">
            <text:p>3.3825926781</text:p>
          </table:table-cell>
          <table:table-cell table:formula="of:=[.C66]/([.H66]-[.H65])" office:value-type="float" office:value="99521.0158953346" calcext:value-type="float">
            <text:p>99521.0158953346</text:p>
          </table:table-cell>
          <table:table-cell table:formula="of:=[.G66]-[.$B66]" office:value-type="float" office:value="0.28333854675293" calcext:value-type="float">
            <text:p>0.283338546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4783.14274" calcext:value-type="float">
            <text:p>1443144783.14274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257049560547" calcext:value-type="float">
            <text:p>3.1425704956</text:p>
          </table:table-cell>
          <table:table-cell table:formula="of:=[.C67]/([.D67]-[.D66])" office:value-type="float" office:value="99731.3618300107" calcext:value-type="float">
            <text:p>99731.3618300107</text:p>
          </table:table-cell>
          <table:table-cell/>
          <table:table-cell office:value-type="float" office:value="1443144783.42621" calcext:value-type="float">
            <text:p>1443144783.42621</text:p>
          </table:table-cell>
          <table:table-cell table:formula="of:=[.G67]-[.$B$2]" office:value-type="float" office:value="3.42604041099548" calcext:value-type="float">
            <text:p>3.426040411</text:p>
          </table:table-cell>
          <table:table-cell table:formula="of:=[.C67]/([.H67]-[.H66])" office:value-type="float" office:value="99429.8139195426" calcext:value-type="float">
            <text:p>99429.8139195426</text:p>
          </table:table-cell>
          <table:table-cell table:formula="of:=[.G67]-[.$B67]" office:value-type="float" office:value="0.283469915390015" calcext:value-type="float">
            <text:p>0.283469915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4783.18611" calcext:value-type="float">
            <text:p>1443144783.18611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593835830688" calcext:value-type="float">
            <text:p>3.1859383583</text:p>
          </table:table-cell>
          <table:table-cell table:formula="of:=[.C68]/([.D68]-[.D67])" office:value-type="float" office:value="99612.9329624295" calcext:value-type="float">
            <text:p>99612.9329624295</text:p>
          </table:table-cell>
          <table:table-cell/>
          <table:table-cell office:value-type="float" office:value="1443144783.46949" calcext:value-type="float">
            <text:p>1443144783.46949</text:p>
          </table:table-cell>
          <table:table-cell table:formula="of:=[.G68]-[.$B$2]" office:value-type="float" office:value="3.46931433677673" calcext:value-type="float">
            <text:p>3.4693143368</text:p>
          </table:table-cell>
          <table:table-cell table:formula="of:=[.C68]/([.H68]-[.H67])" office:value-type="float" office:value="99829.167842031" calcext:value-type="float">
            <text:p>99829.167842031</text:p>
          </table:table-cell>
          <table:table-cell table:formula="of:=[.G68]-[.$B68]" office:value-type="float" office:value="0.283375978469849" calcext:value-type="float">
            <text:p>0.283375978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4783.22946" calcext:value-type="float">
            <text:p>1443144783.22946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29000854492" calcext:value-type="float">
            <text:p>3.2292900085</text:p>
          </table:table-cell>
          <table:table-cell table:formula="of:=[.C69]/([.D69]-[.D68])" office:value-type="float" office:value="99650.1857779244" calcext:value-type="float">
            <text:p>99650.1857779244</text:p>
          </table:table-cell>
          <table:table-cell/>
          <table:table-cell office:value-type="float" office:value="1443144783.51283" calcext:value-type="float">
            <text:p>1443144783.51283</text:p>
          </table:table-cell>
          <table:table-cell table:formula="of:=[.G69]-[.$B$2]" office:value-type="float" office:value="3.51266193389893" calcext:value-type="float">
            <text:p>3.5126619339</text:p>
          </table:table-cell>
          <table:table-cell table:formula="of:=[.C69]/([.H69]-[.H68])" office:value-type="float" office:value="99659.5033358451" calcext:value-type="float">
            <text:p>99659.5033358451</text:p>
          </table:table-cell>
          <table:table-cell table:formula="of:=[.G69]-[.$B69]" office:value-type="float" office:value="0.283371925354004" calcext:value-type="float">
            <text:p>0.283371925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4783.27282" calcext:value-type="float">
            <text:p>1443144783.27282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26457118988" calcext:value-type="float">
            <text:p>3.2726457119</text:p>
          </table:table-cell>
          <table:table-cell table:formula="of:=[.C70]/([.D70]-[.D69])" office:value-type="float" office:value="99640.869962111" calcext:value-type="float">
            <text:p>99640.869962111</text:p>
          </table:table-cell>
          <table:table-cell/>
          <table:table-cell office:value-type="float" office:value="1443144783.55617" calcext:value-type="float">
            <text:p>1443144783.55617</text:p>
          </table:table-cell>
          <table:table-cell table:formula="of:=[.G70]-[.$B$2]" office:value-type="float" office:value="3.55600214004517" calcext:value-type="float">
            <text:p>3.55600214</text:p>
          </table:table-cell>
          <table:table-cell table:formula="of:=[.C70]/([.H70]-[.H69])" office:value-type="float" office:value="99676.498663234" calcext:value-type="float">
            <text:p>99676.498663234</text:p>
          </table:table-cell>
          <table:table-cell table:formula="of:=[.G70]-[.$B70]" office:value-type="float" office:value="0.283356428146362" calcext:value-type="float">
            <text:p>0.283356428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4783.31617" calcext:value-type="float">
            <text:p>1443144783.31617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600069999695" calcext:value-type="float">
            <text:p>3.3160007</text:p>
          </table:table-cell>
          <table:table-cell table:formula="of:=[.C71]/([.D71]-[.D70])" office:value-type="float" office:value="99642.51380304" calcext:value-type="float">
            <text:p>99642.51380304</text:p>
          </table:table-cell>
          <table:table-cell/>
          <table:table-cell office:value-type="float" office:value="1443144783.59948" calcext:value-type="float">
            <text:p>1443144783.59948</text:p>
          </table:table-cell>
          <table:table-cell table:formula="of:=[.G71]-[.$B$2]" office:value-type="float" office:value="3.59931015968323" calcext:value-type="float">
            <text:p>3.5993101597</text:p>
          </table:table-cell>
          <table:table-cell table:formula="of:=[.C71]/([.H71]-[.H70])" office:value-type="float" office:value="99750.5782093841" calcext:value-type="float">
            <text:p>99750.5782093841</text:p>
          </table:table-cell>
          <table:table-cell table:formula="of:=[.G71]-[.$B71]" office:value-type="float" office:value="0.283309459686279" calcext:value-type="float">
            <text:p>0.283309459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4783.35952" calcext:value-type="float">
            <text:p>1443144783.35952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934853553772" calcext:value-type="float">
            <text:p>3.3593485355</text:p>
          </table:table-cell>
          <table:table-cell table:formula="of:=[.C72]/([.D72]-[.D71])" office:value-type="float" office:value="99658.9551959695" calcext:value-type="float">
            <text:p>99658.9551959695</text:p>
          </table:table-cell>
          <table:table-cell/>
          <table:table-cell office:value-type="float" office:value="1443144783.6428" calcext:value-type="float">
            <text:p>1443144783.6428</text:p>
          </table:table-cell>
          <table:table-cell table:formula="of:=[.G72]-[.$B$2]" office:value-type="float" office:value="3.64262795448303" calcext:value-type="float">
            <text:p>3.6426279545</text:p>
          </table:table-cell>
          <table:table-cell table:formula="of:=[.C72]/([.H72]-[.H71])" office:value-type="float" office:value="99728.0683369292" calcext:value-type="float">
            <text:p>99728.0683369292</text:p>
          </table:table-cell>
          <table:table-cell table:formula="of:=[.G72]-[.$B72]" office:value-type="float" office:value="0.283279418945312" calcext:value-type="float">
            <text:p>0.283279418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4783.40287" calcext:value-type="float">
            <text:p>1443144783.40287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270042419434" calcext:value-type="float">
            <text:p>3.4027004242</text:p>
          </table:table-cell>
          <table:table-cell table:formula="of:=[.C73]/([.D73]-[.D72])" office:value-type="float" office:value="99649.6377405393" calcext:value-type="float">
            <text:p>99649.6377405393</text:p>
          </table:table-cell>
          <table:table-cell/>
          <table:table-cell office:value-type="float" office:value="1443144783.68611" calcext:value-type="float">
            <text:p>1443144783.68611</text:p>
          </table:table-cell>
          <table:table-cell table:formula="of:=[.G73]-[.$B$2]" office:value-type="float" office:value="3.6859393119812" calcext:value-type="float">
            <text:p>3.685939312</text:p>
          </table:table-cell>
          <table:table-cell table:formula="of:=[.C73]/([.H73]-[.H72])" office:value-type="float" office:value="99742.8907690699" calcext:value-type="float">
            <text:p>99742.8907690699</text:p>
          </table:table-cell>
          <table:table-cell table:formula="of:=[.G73]-[.$B73]" office:value-type="float" office:value="0.283238887786865" calcext:value-type="float">
            <text:p>0.283238887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4783.44622" calcext:value-type="float">
            <text:p>1443144783.44622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605088233948" calcext:value-type="float">
            <text:p>3.4460508823</text:p>
          </table:table-cell>
          <table:table-cell table:formula="of:=[.C74]/([.D74]-[.D73])" office:value-type="float" office:value="99652.9260552729" calcext:value-type="float">
            <text:p>99652.9260552729</text:p>
          </table:table-cell>
          <table:table-cell/>
          <table:table-cell office:value-type="float" office:value="1443144783.72946" calcext:value-type="float">
            <text:p>1443144783.72946</text:p>
          </table:table-cell>
          <table:table-cell table:formula="of:=[.G74]-[.$B$2]" office:value-type="float" office:value="3.72928285598755" calcext:value-type="float">
            <text:p>3.729282856</text:p>
          </table:table-cell>
          <table:table-cell table:formula="of:=[.C74]/([.H74]-[.H73])" office:value-type="float" office:value="99668.8226363616" calcext:value-type="float">
            <text:p>99668.8226363616</text:p>
          </table:table-cell>
          <table:table-cell table:formula="of:=[.G74]-[.$B74]" office:value-type="float" office:value="0.283231973648071" calcext:value-type="float">
            <text:p>0.283231973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4783.48958" calcext:value-type="float">
            <text:p>1443144783.48958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940920829773" calcext:value-type="float">
            <text:p>3.4894092083</text:p>
          </table:table-cell>
          <table:table-cell table:formula="of:=[.C75]/([.D75]-[.D74])" office:value-type="float" office:value="99634.843009381" calcext:value-type="float">
            <text:p>99634.843009381</text:p>
          </table:table-cell>
          <table:table-cell/>
          <table:table-cell office:value-type="float" office:value="1443144783.77287" calcext:value-type="float">
            <text:p>1443144783.77287</text:p>
          </table:table-cell>
          <table:table-cell table:formula="of:=[.G75]-[.$B$2]" office:value-type="float" office:value="3.77270078659058" calcext:value-type="float">
            <text:p>3.7727007866</text:p>
          </table:table-cell>
          <table:table-cell table:formula="of:=[.C75]/([.H75]-[.H74])" office:value-type="float" office:value="99498.063127375" calcext:value-type="float">
            <text:p>99498.063127375</text:p>
          </table:table-cell>
          <table:table-cell table:formula="of:=[.G75]-[.$B75]" office:value-type="float" office:value="0.283291578292847" calcext:value-type="float">
            <text:p>0.283291578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4783.53292" calcext:value-type="float">
            <text:p>1443144783.53292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27422618866" calcext:value-type="float">
            <text:p>3.5327422619</text:p>
          </table:table-cell>
          <table:table-cell table:formula="of:=[.C76]/([.D76]-[.D75])" office:value-type="float" office:value="99692.9512742638" calcext:value-type="float">
            <text:p>99692.9512742638</text:p>
          </table:table-cell>
          <table:table-cell/>
          <table:table-cell office:value-type="float" office:value="1443144783.81614" calcext:value-type="float">
            <text:p>1443144783.81614</text:p>
          </table:table-cell>
          <table:table-cell table:formula="of:=[.G76]-[.$B$2]" office:value-type="float" office:value="3.81596612930298" calcext:value-type="float">
            <text:p>3.8159661293</text:p>
          </table:table-cell>
          <table:table-cell table:formula="of:=[.C76]/([.H76]-[.H75])" office:value-type="float" office:value="99848.9721603809" calcext:value-type="float">
            <text:p>99848.9721603809</text:p>
          </table:table-cell>
          <table:table-cell table:formula="of:=[.G76]-[.$B76]" office:value-type="float" office:value="0.283223867416382" calcext:value-type="float">
            <text:p>0.28322386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4783.57624" calcext:value-type="float">
            <text:p>1443144783.57624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607078552246" calcext:value-type="float">
            <text:p>3.5760707855</text:p>
          </table:table-cell>
          <table:table-cell table:formula="of:=[.C77]/([.D77]-[.D76])" office:value-type="float" office:value="99703.3740707522" calcext:value-type="float">
            <text:p>99703.3740707522</text:p>
          </table:table-cell>
          <table:table-cell/>
          <table:table-cell office:value-type="float" office:value="1443144783.85957" calcext:value-type="float">
            <text:p>1443144783.85957</text:p>
          </table:table-cell>
          <table:table-cell table:formula="of:=[.G77]-[.$B$2]" office:value-type="float" office:value="3.85939240455627" calcext:value-type="float">
            <text:p>3.8593924046</text:p>
          </table:table-cell>
          <table:table-cell table:formula="of:=[.C77]/([.H77]-[.H76])" office:value-type="float" office:value="99478.9439067107" calcext:value-type="float">
            <text:p>99478.9439067107</text:p>
          </table:table-cell>
          <table:table-cell table:formula="of:=[.G77]-[.$B77]" office:value-type="float" office:value="0.283321619033813" calcext:value-type="float">
            <text:p>0.28332161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4783.61962" calcext:value-type="float">
            <text:p>1443144783.61962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944341659546" calcext:value-type="float">
            <text:p>3.6194434166</text:p>
          </table:table-cell>
          <table:table-cell table:formula="of:=[.C78]/([.D78]-[.D77])" office:value-type="float" office:value="99601.9815521279" calcext:value-type="float">
            <text:p>99601.9815521279</text:p>
          </table:table-cell>
          <table:table-cell/>
          <table:table-cell office:value-type="float" office:value="1443144783.90297" calcext:value-type="float">
            <text:p>1443144783.90297</text:p>
          </table:table-cell>
          <table:table-cell table:formula="of:=[.G78]-[.$B$2]" office:value-type="float" office:value="3.90279269218445" calcext:value-type="float">
            <text:p>3.9027926922</text:p>
          </table:table-cell>
          <table:table-cell table:formula="of:=[.C78]/([.H78]-[.H77])" office:value-type="float" office:value="99538.5108276476" calcext:value-type="float">
            <text:p>99538.5108276476</text:p>
          </table:table-cell>
          <table:table-cell table:formula="of:=[.G78]-[.$B78]" office:value-type="float" office:value="0.283349275588989" calcext:value-type="float">
            <text:p>0.283349275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4783.66294" calcext:value-type="float">
            <text:p>1443144783.66294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276907920837" calcext:value-type="float">
            <text:p>3.6627690792</text:p>
          </table:table-cell>
          <table:table-cell table:formula="of:=[.C79]/([.D79]-[.D78])" office:value-type="float" office:value="99709.9580125577" calcext:value-type="float">
            <text:p>99709.9580125577</text:p>
          </table:table-cell>
          <table:table-cell/>
          <table:table-cell office:value-type="float" office:value="1443144783.94627" calcext:value-type="float">
            <text:p>1443144783.94627</text:p>
          </table:table-cell>
          <table:table-cell table:formula="of:=[.G79]-[.$B$2]" office:value-type="float" office:value="3.94609522819519" calcext:value-type="float">
            <text:p>3.9460952282</text:p>
          </table:table-cell>
          <table:table-cell table:formula="of:=[.C79]/([.H79]-[.H78])" office:value-type="float" office:value="99763.2101484385" calcext:value-type="float">
            <text:p>99763.2101484385</text:p>
          </table:table-cell>
          <table:table-cell table:formula="of:=[.G79]-[.$B79]" office:value-type="float" office:value="0.283326148986816" calcext:value-type="float">
            <text:p>0.28332614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4783.70625" calcext:value-type="float">
            <text:p>1443144783.70625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607471466064" calcext:value-type="float">
            <text:p>3.7060747147</text:p>
          </table:table-cell>
          <table:table-cell table:formula="of:=[.C80]/([.D80]-[.D79])" office:value-type="float" office:value="99756.0699637189" calcext:value-type="float">
            <text:p>99756.0699637189</text:p>
          </table:table-cell>
          <table:table-cell/>
          <table:table-cell office:value-type="float" office:value="1443144783.98958" calcext:value-type="float">
            <text:p>1443144783.98958</text:p>
          </table:table-cell>
          <table:table-cell table:formula="of:=[.G80]-[.$B$2]" office:value-type="float" office:value="3.98940515518188" calcext:value-type="float">
            <text:p>3.9894051552</text:p>
          </table:table-cell>
          <table:table-cell table:formula="of:=[.C80]/([.H80]-[.H79])" office:value-type="float" office:value="99746.185241254" calcext:value-type="float">
            <text:p>99746.185241254</text:p>
          </table:table-cell>
          <table:table-cell table:formula="of:=[.G80]-[.$B80]" office:value-type="float" office:value="0.28333044052124" calcext:value-type="float">
            <text:p>0.283330440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4783.74957" calcext:value-type="float">
            <text:p>1443144783.74957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939823150635" calcext:value-type="float">
            <text:p>3.7493982315</text:p>
          </table:table-cell>
          <table:table-cell table:formula="of:=[.C81]/([.D81]-[.D80])" office:value-type="float" office:value="99714.8965395791" calcext:value-type="float">
            <text:p>99714.8965395791</text:p>
          </table:table-cell>
          <table:table-cell/>
          <table:table-cell office:value-type="float" office:value="1443144784.03283" calcext:value-type="float">
            <text:p>1443144784.03283</text:p>
          </table:table-cell>
          <table:table-cell table:formula="of:=[.G81]-[.$B$2]" office:value-type="float" office:value="4.0326611995697" calcext:value-type="float">
            <text:p>4.0326611996</text:p>
          </table:table-cell>
          <table:table-cell table:formula="of:=[.C81]/([.H81]-[.H80])" office:value-type="float" office:value="99870.4357076322" calcext:value-type="float">
            <text:p>99870.4357076322</text:p>
          </table:table-cell>
          <table:table-cell table:formula="of:=[.G81]-[.$B81]" office:value-type="float" office:value="0.283262968063354" calcext:value-type="float">
            <text:p>0.283262968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4783.79288" calcext:value-type="float">
            <text:p>1443144783.79288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271125793457" calcext:value-type="float">
            <text:p>3.7927112579</text:p>
          </table:table-cell>
          <table:table-cell table:formula="of:=[.C82]/([.D82]-[.D81])" office:value-type="float" office:value="99739.0474932294" calcext:value-type="float">
            <text:p>99739.0474932294</text:p>
          </table:table-cell>
          <table:table-cell/>
          <table:table-cell office:value-type="float" office:value="1443144784.04716" calcext:value-type="float">
            <text:p>1443144784.04716</text:p>
          </table:table-cell>
          <table:table-cell table:formula="of:=[.G82]-[.$B$2]" office:value-type="float" office:value="4.04698705673218" calcext:value-type="float">
            <text:p>4.0469870567</text:p>
          </table:table-cell>
          <table:table-cell table:formula="of:=[.C82]/([.H82]-[.H81])" office:value-type="float" office:value="301552.636676819" calcext:value-type="float">
            <text:p>301552.636676819</text:p>
          </table:table-cell>
          <table:table-cell table:formula="of:=[.G82]-[.$B82]" office:value-type="float" office:value="0.254275798797607" calcext:value-type="float">
            <text:p>0.254275798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4783.83621" calcext:value-type="float">
            <text:p>1443144783.83621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603477478027" calcext:value-type="float">
            <text:p>3.8360347748</text:p>
          </table:table-cell>
          <table:table-cell table:formula="of:=[.C83]/([.D83]-[.D82])" office:value-type="float" office:value="99714.8965395791" calcext:value-type="float">
            <text:p>99714.8965395791</text:p>
          </table:table-cell>
          <table:table-cell/>
          <table:table-cell office:value-type="float" office:value="1443144784.0764" calcext:value-type="float">
            <text:p>1443144784.0764</text:p>
          </table:table-cell>
          <table:table-cell table:formula="of:=[.G83]-[.$B$2]" office:value-type="float" office:value="4.07622528076172" calcext:value-type="float">
            <text:p>4.0762252808</text:p>
          </table:table-cell>
          <table:table-cell table:formula="of:=[.C83]/([.H83]-[.H82])" office:value-type="float" office:value="147751.792162043" calcext:value-type="float">
            <text:p>147751.792162043</text:p>
          </table:table-cell>
          <table:table-cell table:formula="of:=[.G83]-[.$B83]" office:value-type="float" office:value="0.240190505981445" calcext:value-type="float">
            <text:p>0.24019050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4783.87964" calcext:value-type="float">
            <text:p>1443144783.87964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947034835815" calcext:value-type="float">
            <text:p>3.8794703484</text:p>
          </table:table-cell>
          <table:table-cell table:formula="of:=[.C84]/([.D84]-[.D83])" office:value-type="float" office:value="99457.6482857802" calcext:value-type="float">
            <text:p>99457.6482857802</text:p>
          </table:table-cell>
          <table:table-cell/>
          <table:table-cell office:value-type="float" office:value="1443144784.11984" calcext:value-type="float">
            <text:p>1443144784.11984</text:p>
          </table:table-cell>
          <table:table-cell table:formula="of:=[.G84]-[.$B$2]" office:value-type="float" office:value="4.1196722984314" calcext:value-type="float">
            <text:p>4.1196722984</text:p>
          </table:table-cell>
          <table:table-cell table:formula="of:=[.C84]/([.H84]-[.H83])" office:value-type="float" office:value="99431.4508039291" calcext:value-type="float">
            <text:p>99431.4508039291</text:p>
          </table:table-cell>
          <table:table-cell table:formula="of:=[.G84]-[.$B84]" office:value-type="float" office:value="0.240201950073242" calcext:value-type="float">
            <text:p>0.240201950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4783.92298" calcext:value-type="float">
            <text:p>1443144783.92298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281103134155" calcext:value-type="float">
            <text:p>3.9228110313</text:p>
          </table:table-cell>
          <table:table-cell table:formula="of:=[.C85]/([.D85]-[.D84])" office:value-type="float" office:value="99675.4020155789" calcext:value-type="float">
            <text:p>99675.4020155789</text:p>
          </table:table-cell>
          <table:table-cell/>
          <table:table-cell office:value-type="float" office:value="1443144784.16315" calcext:value-type="float">
            <text:p>1443144784.16315</text:p>
          </table:table-cell>
          <table:table-cell table:formula="of:=[.G85]-[.$B$2]" office:value-type="float" office:value="4.16297507286072" calcext:value-type="float">
            <text:p>4.1629750729</text:p>
          </table:table-cell>
          <table:table-cell table:formula="of:=[.C85]/([.H85]-[.H84])" office:value-type="float" office:value="99762.6608671714" calcext:value-type="float">
            <text:p>99762.6608671714</text:p>
          </table:table-cell>
          <table:table-cell table:formula="of:=[.G85]-[.$B85]" office:value-type="float" office:value="0.240164041519165" calcext:value-type="float">
            <text:p>0.240164041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4783.96633" calcext:value-type="float">
            <text:p>1443144783.96633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616172790527" calcext:value-type="float">
            <text:p>3.9661617279</text:p>
          </table:table-cell>
          <table:table-cell table:formula="of:=[.C86]/([.D86]-[.D85])" office:value-type="float" office:value="99652.3779877465" calcext:value-type="float">
            <text:p>99652.3779877465</text:p>
          </table:table-cell>
          <table:table-cell/>
          <table:table-cell office:value-type="float" office:value="1443144784.20653" calcext:value-type="float">
            <text:p>1443144784.20653</text:p>
          </table:table-cell>
          <table:table-cell table:formula="of:=[.G86]-[.$B$2]" office:value-type="float" office:value="4.2063615322113" calcext:value-type="float">
            <text:p>4.2063615322</text:p>
          </table:table-cell>
          <table:table-cell table:formula="of:=[.C86]/([.H86]-[.H85])" office:value-type="float" office:value="99570.2360750868" calcext:value-type="float">
            <text:p>99570.2360750868</text:p>
          </table:table-cell>
          <table:table-cell table:formula="of:=[.G86]-[.$B86]" office:value-type="float" office:value="0.24019980430603" calcext:value-type="float">
            <text:p>0.240199804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4784.00964" calcext:value-type="float">
            <text:p>1443144784.00964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946640968323" calcext:value-type="float">
            <text:p>4.0094664097</text:p>
          </table:table-cell>
          <table:table-cell table:formula="of:=[.C87]/([.D87]-[.D86])" office:value-type="float" office:value="99758.2668347712" calcext:value-type="float">
            <text:p>99758.2668347712</text:p>
          </table:table-cell>
          <table:table-cell/>
          <table:table-cell office:value-type="float" office:value="1443144784.24946" calcext:value-type="float">
            <text:p>1443144784.24946</text:p>
          </table:table-cell>
          <table:table-cell table:formula="of:=[.G87]-[.$B$2]" office:value-type="float" office:value="4.24928593635559" calcext:value-type="float">
            <text:p>4.2492859364</text:p>
          </table:table-cell>
          <table:table-cell table:formula="of:=[.C87]/([.H87]-[.H86])" office:value-type="float" office:value="100642.049345138" calcext:value-type="float">
            <text:p>100642.049345138</text:p>
          </table:table-cell>
          <table:table-cell table:formula="of:=[.G87]-[.$B87]" office:value-type="float" office:value="0.239819526672363" calcext:value-type="float">
            <text:p>0.239819526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4784.05277" calcext:value-type="float">
            <text:p>1443144784.05277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259537696838" calcext:value-type="float">
            <text:p>4.052595377</text:p>
          </table:table-cell>
          <table:table-cell table:formula="of:=[.C88]/([.D88]-[.D87])" office:value-type="float" office:value="100164.698390235" calcext:value-type="float">
            <text:p>100164.698390235</text:p>
          </table:table-cell>
          <table:table-cell/>
          <table:table-cell office:value-type="float" office:value="1443144784.29268" calcext:value-type="float">
            <text:p>1443144784.29268</text:p>
          </table:table-cell>
          <table:table-cell table:formula="of:=[.G88]-[.$B$2]" office:value-type="float" office:value="4.29250955581665" calcext:value-type="float">
            <text:p>4.2925095558</text:p>
          </table:table-cell>
          <table:table-cell table:formula="of:=[.C88]/([.H88]-[.H87])" office:value-type="float" office:value="99945.3551984908" calcext:value-type="float">
            <text:p>99945.3551984908</text:p>
          </table:table-cell>
          <table:table-cell table:formula="of:=[.G88]-[.$B88]" office:value-type="float" office:value="0.239914178848267" calcext:value-type="float">
            <text:p>0.239914178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4784.0959" calcext:value-type="float">
            <text:p>1443144784.0959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572792053223" calcext:value-type="float">
            <text:p>4.0957279205</text:p>
          </table:table-cell>
          <table:table-cell table:formula="of:=[.C89]/([.D89]-[.D88])" office:value-type="float" office:value="100156.393364693" calcext:value-type="float">
            <text:p>100156.393364693</text:p>
          </table:table-cell>
          <table:table-cell/>
          <table:table-cell office:value-type="float" office:value="1443144784.37894" calcext:value-type="float">
            <text:p>1443144784.37894</text:p>
          </table:table-cell>
          <table:table-cell table:formula="of:=[.G89]-[.$B$2]" office:value-type="float" office:value="4.37876701354981" calcext:value-type="float">
            <text:p>4.3787670135</text:p>
          </table:table-cell>
          <table:table-cell table:formula="of:=[.C89]/([.H89]-[.H88])" office:value-type="float" office:value="50082.6260537881" calcext:value-type="float">
            <text:p>50082.6260537881</text:p>
          </table:table-cell>
          <table:table-cell table:formula="of:=[.G89]-[.$B89]" office:value-type="float" office:value="0.283039093017578" calcext:value-type="float">
            <text:p>0.28303909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4784.13902" calcext:value-type="float">
            <text:p>1443144784.13902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88521194458" calcext:value-type="float">
            <text:p>4.1388521194</text:p>
          </table:table-cell>
          <table:table-cell table:formula="of:=[.C90]/([.D90]-[.D89])" office:value-type="float" office:value="100175.773900352" calcext:value-type="float">
            <text:p>100175.773900352</text:p>
          </table:table-cell>
          <table:table-cell/>
          <table:table-cell office:value-type="float" office:value="1443144784.42222" calcext:value-type="float">
            <text:p>1443144784.42222</text:p>
          </table:table-cell>
          <table:table-cell table:formula="of:=[.G90]-[.$B$2]" office:value-type="float" office:value="4.42204642295837" calcext:value-type="float">
            <text:p>4.422046423</text:p>
          </table:table-cell>
          <table:table-cell table:formula="of:=[.C90]/([.H90]-[.H89])" office:value-type="float" office:value="99816.5191954916" calcext:value-type="float">
            <text:p>99816.5191954916</text:p>
          </table:table-cell>
          <table:table-cell table:formula="of:=[.G90]-[.$B90]" office:value-type="float" office:value="0.283194303512573" calcext:value-type="float">
            <text:p>0.283194303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4784.18215" calcext:value-type="float">
            <text:p>1443144784.18215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19760799408" calcext:value-type="float">
            <text:p>4.1819760799</text:p>
          </table:table-cell>
          <table:table-cell table:formula="of:=[.C91]/([.D91]-[.D90])" office:value-type="float" office:value="100176.327740152" calcext:value-type="float">
            <text:p>100176.327740152</text:p>
          </table:table-cell>
          <table:table-cell/>
          <table:table-cell office:value-type="float" office:value="1443144784.46532" calcext:value-type="float">
            <text:p>1443144784.46532</text:p>
          </table:table-cell>
          <table:table-cell table:formula="of:=[.G91]-[.$B$2]" office:value-type="float" office:value="4.46514654159546" calcext:value-type="float">
            <text:p>4.4651465416</text:p>
          </table:table-cell>
          <table:table-cell table:formula="of:=[.C91]/([.H91]-[.H90])" office:value-type="float" office:value="100231.742663532" calcext:value-type="float">
            <text:p>100231.742663532</text:p>
          </table:table-cell>
          <table:table-cell table:formula="of:=[.G91]-[.$B91]" office:value-type="float" office:value="0.283170461654663" calcext:value-type="float">
            <text:p>0.283170461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4784.22529" calcext:value-type="float">
            <text:p>1443144784.22529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512006759644" calcext:value-type="float">
            <text:p>4.2251200676</text:p>
          </table:table-cell>
          <table:table-cell table:formula="of:=[.C92]/([.D92]-[.D91])" office:value-type="float" office:value="100129.826535293" calcext:value-type="float">
            <text:p>100129.826535293</text:p>
          </table:table-cell>
          <table:table-cell/>
          <table:table-cell office:value-type="float" office:value="1443144784.50842" calcext:value-type="float">
            <text:p>1443144784.50842</text:p>
          </table:table-cell>
          <table:table-cell table:formula="of:=[.G92]-[.$B$2]" office:value-type="float" office:value="4.50824856758118" calcext:value-type="float">
            <text:p>4.5082485676</text:p>
          </table:table-cell>
          <table:table-cell table:formula="of:=[.C92]/([.H92]-[.H91])" office:value-type="float" office:value="100227.307213621" calcext:value-type="float">
            <text:p>100227.307213621</text:p>
          </table:table-cell>
          <table:table-cell table:formula="of:=[.G92]-[.$B92]" office:value-type="float" office:value="0.283128499984741" calcext:value-type="float">
            <text:p>0.283128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4784.26844" calcext:value-type="float">
            <text:p>1443144784.26844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826524734497" calcext:value-type="float">
            <text:p>4.2682652473</text:p>
          </table:table-cell>
          <table:table-cell table:formula="of:=[.C93]/([.D93]-[.D92])" office:value-type="float" office:value="100127.059967728" calcext:value-type="float">
            <text:p>100127.059967728</text:p>
          </table:table-cell>
          <table:table-cell/>
          <table:table-cell office:value-type="float" office:value="1443144784.5515" calcext:value-type="float">
            <text:p>1443144784.5515</text:p>
          </table:table-cell>
          <table:table-cell table:formula="of:=[.G93]-[.$B$2]" office:value-type="float" office:value="4.55132555961609" calcext:value-type="float">
            <text:p>4.5513255596</text:p>
          </table:table-cell>
          <table:table-cell table:formula="of:=[.C93]/([.H93]-[.H92])" office:value-type="float" office:value="100285.553747551" calcext:value-type="float">
            <text:p>100285.553747551</text:p>
          </table:table-cell>
          <table:table-cell table:formula="of:=[.G93]-[.$B93]" office:value-type="float" office:value="0.283060312271118" calcext:value-type="float">
            <text:p>0.283060312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4784.31158" calcext:value-type="float">
            <text:p>1443144784.31158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140899658203" calcext:value-type="float">
            <text:p>4.3114089966</text:p>
          </table:table-cell>
          <table:table-cell table:formula="of:=[.C94]/([.D94]-[.D93])" office:value-type="float" office:value="100130.379867152" calcext:value-type="float">
            <text:p>100130.379867152</text:p>
          </table:table-cell>
          <table:table-cell/>
          <table:table-cell office:value-type="float" office:value="1443144784.59469" calcext:value-type="float">
            <text:p>1443144784.59469</text:p>
          </table:table-cell>
          <table:table-cell table:formula="of:=[.G94]-[.$B$2]" office:value-type="float" office:value="4.59451580047607" calcext:value-type="float">
            <text:p>4.5945158005</text:p>
          </table:table-cell>
          <table:table-cell table:formula="of:=[.C94]/([.H94]-[.H93])" office:value-type="float" office:value="100022.595706392" calcext:value-type="float">
            <text:p>100022.595706392</text:p>
          </table:table-cell>
          <table:table-cell table:formula="of:=[.G94]-[.$B94]" office:value-type="float" office:value="0.283106803894043" calcext:value-type="float">
            <text:p>0.283106803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4784.35469" calcext:value-type="float">
            <text:p>1443144784.35469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452103614807" calcext:value-type="float">
            <text:p>4.3545210361</text:p>
          </table:table-cell>
          <table:table-cell table:formula="of:=[.C95]/([.D95]-[.D94])" office:value-type="float" office:value="100204.02754044" calcext:value-type="float">
            <text:p>100204.02754044</text:p>
          </table:table-cell>
          <table:table-cell/>
          <table:table-cell office:value-type="float" office:value="1443144784.63774" calcext:value-type="float">
            <text:p>1443144784.63774</text:p>
          </table:table-cell>
          <table:table-cell table:formula="of:=[.G95]-[.$B$2]" office:value-type="float" office:value="4.63756585121155" calcext:value-type="float">
            <text:p>4.6375658512</text:p>
          </table:table-cell>
          <table:table-cell table:formula="of:=[.C95]/([.H95]-[.H94])" office:value-type="float" office:value="100348.313792817" calcext:value-type="float">
            <text:p>100348.313792817</text:p>
          </table:table-cell>
          <table:table-cell table:formula="of:=[.G95]-[.$B95]" office:value-type="float" office:value="0.283044815063477" calcext:value-type="float">
            <text:p>0.283044815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4784.39787" calcext:value-type="float">
            <text:p>1443144784.39787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769625663757" calcext:value-type="float">
            <text:p>4.3976962566</text:p>
          </table:table-cell>
          <table:table-cell table:formula="of:=[.C96]/([.D96]-[.D95])" office:value-type="float" office:value="100057.392898559" calcext:value-type="float">
            <text:p>100057.392898559</text:p>
          </table:table-cell>
          <table:table-cell/>
          <table:table-cell office:value-type="float" office:value="1443144784.72398" calcext:value-type="float">
            <text:p>1443144784.72398</text:p>
          </table:table-cell>
          <table:table-cell table:formula="of:=[.G96]-[.$B$2]" office:value-type="float" office:value="4.72380232810974" calcext:value-type="float">
            <text:p>4.7238023281</text:p>
          </table:table-cell>
          <table:table-cell table:formula="of:=[.C96]/([.H96]-[.H95])" office:value-type="float" office:value="50094.8108664038" calcext:value-type="float">
            <text:p>50094.8108664038</text:p>
          </table:table-cell>
          <table:table-cell table:formula="of:=[.G96]-[.$B96]" office:value-type="float" office:value="0.326106071472168" calcext:value-type="float">
            <text:p>0.326106071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4784.44101" calcext:value-type="float">
            <text:p>1443144784.44101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084072113037" calcext:value-type="float">
            <text:p>4.4408407211</text:p>
          </table:table-cell>
          <table:table-cell table:formula="of:=[.C97]/([.D97]-[.D96])" office:value-type="float" office:value="100128.719889921" calcext:value-type="float">
            <text:p>100128.719889921</text:p>
          </table:table-cell>
          <table:table-cell/>
          <table:table-cell office:value-type="float" office:value="1443144784.81012" calcext:value-type="float">
            <text:p>1443144784.81012</text:p>
          </table:table-cell>
          <table:table-cell table:formula="of:=[.G97]-[.$B$2]" office:value-type="float" office:value="4.80995011329651" calcext:value-type="float">
            <text:p>4.8099501133</text:p>
          </table:table-cell>
          <table:table-cell table:formula="of:=[.C97]/([.H97]-[.H96])" office:value-type="float" office:value="50146.384966651" calcext:value-type="float">
            <text:p>50146.384966651</text:p>
          </table:table-cell>
          <table:table-cell table:formula="of:=[.G97]-[.$B97]" office:value-type="float" office:value="0.369109392166138" calcext:value-type="float">
            <text:p>0.369109392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4784.48414" calcext:value-type="float">
            <text:p>1443144784.48414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396611213684" calcext:value-type="float">
            <text:p>4.4839661121</text:p>
          </table:table-cell>
          <table:table-cell table:formula="of:=[.C98]/([.D98]-[.D97])" office:value-type="float" office:value="100173.004793207" calcext:value-type="float">
            <text:p>100173.004793207</text:p>
          </table:table-cell>
          <table:table-cell/>
          <table:table-cell office:value-type="float" office:value="1443144784.82447" calcext:value-type="float">
            <text:p>1443144784.82447</text:p>
          </table:table-cell>
          <table:table-cell table:formula="of:=[.G98]-[.$B$2]" office:value-type="float" office:value="4.82430171966553" calcext:value-type="float">
            <text:p>4.8243017197</text:p>
          </table:table-cell>
          <table:table-cell table:formula="of:=[.C98]/([.H98]-[.H97])" office:value-type="float" office:value="301011.600299028" calcext:value-type="float">
            <text:p>301011.600299028</text:p>
          </table:table-cell>
          <table:table-cell table:formula="of:=[.G98]-[.$B98]" office:value-type="float" office:value="0.340335607528687" calcext:value-type="float">
            <text:p>0.340335607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4784.52747" calcext:value-type="float">
            <text:p>1443144784.52747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729463577271" calcext:value-type="float">
            <text:p>4.5272946358</text:p>
          </table:table-cell>
          <table:table-cell table:formula="of:=[.C99]/([.D99]-[.D98])" office:value-type="float" office:value="99703.3740707522" calcext:value-type="float">
            <text:p>99703.3740707522</text:p>
          </table:table-cell>
          <table:table-cell/>
          <table:table-cell office:value-type="float" office:value="1443144784.85332" calcext:value-type="float">
            <text:p>1443144784.85332</text:p>
          </table:table-cell>
          <table:table-cell table:formula="of:=[.G99]-[.$B$2]" office:value-type="float" office:value="4.85314702987671" calcext:value-type="float">
            <text:p>4.8531470299</text:p>
          </table:table-cell>
          <table:table-cell table:formula="of:=[.C99]/([.H99]-[.H98])" office:value-type="float" office:value="149764.38001091" calcext:value-type="float">
            <text:p>149764.38001091</text:p>
          </table:table-cell>
          <table:table-cell table:formula="of:=[.G99]-[.$B99]" office:value-type="float" office:value="0.325852394104004" calcext:value-type="float">
            <text:p>0.325852394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4784.57059" calcext:value-type="float">
            <text:p>1443144784.57059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7041740417481" calcext:value-type="float">
            <text:p>4.5704174042</text:p>
          </table:table-cell>
          <table:table-cell table:formula="of:=[.C100]/([.D100]-[.D99])" office:value-type="float" office:value="100179.097031017" calcext:value-type="float">
            <text:p>100179.097031017</text:p>
          </table:table-cell>
          <table:table-cell/>
          <table:table-cell office:value-type="float" office:value="1443144784.89651" calcext:value-type="float">
            <text:p>1443144784.89651</text:p>
          </table:table-cell>
          <table:table-cell table:formula="of:=[.G100]-[.$B$2]" office:value-type="float" office:value="4.89633965492249" calcext:value-type="float">
            <text:p>4.8963396549</text:p>
          </table:table-cell>
          <table:table-cell table:formula="of:=[.C100]/([.H100]-[.H99])" office:value-type="float" office:value="100017.074568207" calcext:value-type="float">
            <text:p>100017.074568207</text:p>
          </table:table-cell>
          <table:table-cell table:formula="of:=[.G100]-[.$B100]" office:value-type="float" office:value="0.325922250747681" calcext:value-type="float">
            <text:p>0.3259222507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4784.61386" calcext:value-type="float">
            <text:p>1443144784.61386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369013786316" calcext:value-type="float">
            <text:p>4.6136901379</text:p>
          </table:table-cell>
          <table:table-cell table:formula="of:=[.C101]/([.D101]-[.D100])" office:value-type="float" office:value="99831.9179719999" calcext:value-type="float">
            <text:p>99831.9179719999</text:p>
          </table:table-cell>
          <table:table-cell/>
          <table:table-cell office:value-type="float" office:value="1443144784.9396" calcext:value-type="float">
            <text:p>1443144784.9396</text:p>
          </table:table-cell>
          <table:table-cell table:formula="of:=[.G101]-[.$B$2]" office:value-type="float" office:value="4.93942260742188" calcext:value-type="float">
            <text:p>4.9394226074</text:p>
          </table:table-cell>
          <table:table-cell table:formula="of:=[.C101]/([.H101]-[.H100])" office:value-type="float" office:value="100271.679385511" calcext:value-type="float">
            <text:p>100271.679385511</text:p>
          </table:table-cell>
          <table:table-cell table:formula="of:=[.G101]-[.$B101]" office:value-type="float" office:value="0.325732469558716" calcext:value-type="float">
            <text:p>0.325732469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4784.657" calcext:value-type="float">
            <text:p>1443144784.657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682625770569" calcext:value-type="float">
            <text:p>4.6568262577</text:p>
          </table:table-cell>
          <table:table-cell table:formula="of:=[.C102]/([.D102]-[.D101])" office:value-type="float" office:value="100148.089716238" calcext:value-type="float">
            <text:p>100148.089716238</text:p>
          </table:table-cell>
          <table:table-cell/>
          <table:table-cell office:value-type="float" office:value="1443144784.98271" calcext:value-type="float">
            <text:p>1443144784.98271</text:p>
          </table:table-cell>
          <table:table-cell table:formula="of:=[.G102]-[.$B$2]" office:value-type="float" office:value="4.98253726959229" calcext:value-type="float">
            <text:p>4.9825372696</text:p>
          </table:table-cell>
          <table:table-cell table:formula="of:=[.C102]/([.H102]-[.H101])" office:value-type="float" office:value="100197.932270123" calcext:value-type="float">
            <text:p>100197.932270123</text:p>
          </table:table-cell>
          <table:table-cell table:formula="of:=[.G102]-[.$B102]" office:value-type="float" office:value="0.325711011886597" calcext:value-type="float">
            <text:p>0.325711011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4784.70013" calcext:value-type="float">
            <text:p>1443144784.70013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69995546340942" calcext:value-type="float">
            <text:p>4.6999554634</text:p>
          </table:table-cell>
          <table:table-cell table:formula="of:=[.C103]/([.D103]-[.D102])" office:value-type="float" office:value="100164.144679016" calcext:value-type="float">
            <text:p>100164.144679016</text:p>
          </table:table-cell>
          <table:table-cell/>
          <table:table-cell office:value-type="float" office:value="1443144785.02584" calcext:value-type="float">
            <text:p>1443144785.02584</text:p>
          </table:table-cell>
          <table:table-cell table:formula="of:=[.G103]-[.$B$2]" office:value-type="float" office:value="5.02566957473755" calcext:value-type="float">
            <text:p>5.0256695747</text:p>
          </table:table-cell>
          <table:table-cell table:formula="of:=[.C103]/([.H103]-[.H102])" office:value-type="float" office:value="100156.946990216" calcext:value-type="float">
            <text:p>100156.946990216</text:p>
          </table:table-cell>
          <table:table-cell table:formula="of:=[.G103]-[.$B103]" office:value-type="float" office:value="0.325714111328125" calcext:value-type="float">
            <text:p>0.325714111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4784.74327" calcext:value-type="float">
            <text:p>1443144784.74327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309659004211" calcext:value-type="float">
            <text:p>4.74309659</text:p>
          </table:table-cell>
          <table:table-cell table:formula="of:=[.C104]/([.D104]-[.D103])" office:value-type="float" office:value="100136.466921253" calcext:value-type="float">
            <text:p>100136.466921253</text:p>
          </table:table-cell>
          <table:table-cell/>
          <table:table-cell office:value-type="float" office:value="1443144785.039" calcext:value-type="float">
            <text:p>1443144785.039</text:p>
          </table:table-cell>
          <table:table-cell table:formula="of:=[.G104]-[.$B$2]" office:value-type="float" office:value="5.0388240814209" calcext:value-type="float">
            <text:p>5.0388240814</text:p>
          </table:table-cell>
          <table:table-cell table:formula="of:=[.C104]/([.H104]-[.H103])" office:value-type="float" office:value="328404.561568855" calcext:value-type="float">
            <text:p>328404.561568855</text:p>
          </table:table-cell>
          <table:table-cell table:formula="of:=[.G104]-[.$B104]" office:value-type="float" office:value="0.295727491378784" calcext:value-type="float">
            <text:p>0.295727491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4784.7864" calcext:value-type="float">
            <text:p>1443144784.7864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623056411743" calcext:value-type="float">
            <text:p>4.7862305641</text:p>
          </table:table-cell>
          <table:table-cell table:formula="of:=[.C105]/([.D105]-[.D104])" office:value-type="float" office:value="100153.07174008" calcext:value-type="float">
            <text:p>100153.07174008</text:p>
          </table:table-cell>
          <table:table-cell/>
          <table:table-cell office:value-type="float" office:value="1443144785.06905" calcext:value-type="float">
            <text:p>1443144785.06905</text:p>
          </table:table-cell>
          <table:table-cell table:formula="of:=[.G105]-[.$B$2]" office:value-type="float" office:value="5.06887292861939" calcext:value-type="float">
            <text:p>5.0688729286</text:p>
          </table:table-cell>
          <table:table-cell table:formula="of:=[.C105]/([.H105]-[.H104])" office:value-type="float" office:value="143765.914594475" calcext:value-type="float">
            <text:p>143765.914594475</text:p>
          </table:table-cell>
          <table:table-cell table:formula="of:=[.G105]-[.$B105]" office:value-type="float" office:value="0.282642364501953" calcext:value-type="float">
            <text:p>0.282642364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4784.82952" calcext:value-type="float">
            <text:p>1443144784.82952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934522628784" calcext:value-type="float">
            <text:p>4.8293452263</text:p>
          </table:table-cell>
          <table:table-cell table:formula="of:=[.C106]/([.D106]-[.D105])" office:value-type="float" office:value="100197.932270123" calcext:value-type="float">
            <text:p>100197.932270123</text:p>
          </table:table-cell>
          <table:table-cell/>
          <table:table-cell office:value-type="float" office:value="1443144785.11217" calcext:value-type="float">
            <text:p>1443144785.11217</text:p>
          </table:table-cell>
          <table:table-cell table:formula="of:=[.G106]-[.$B$2]" office:value-type="float" office:value="5.1120011806488" calcext:value-type="float">
            <text:p>5.1120011806</text:p>
          </table:table-cell>
          <table:table-cell table:formula="of:=[.C106]/([.H106]-[.H105])" office:value-type="float" office:value="100166.359560624" calcext:value-type="float">
            <text:p>100166.359560624</text:p>
          </table:table-cell>
          <table:table-cell table:formula="of:=[.G106]-[.$B106]" office:value-type="float" office:value="0.282655954360962" calcext:value-type="float">
            <text:p>0.282655954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4784.87264" calcext:value-type="float">
            <text:p>1443144784.87264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246441841126" calcext:value-type="float">
            <text:p>4.8724644184</text:p>
          </table:table-cell>
          <table:table-cell table:formula="of:=[.C107]/([.D107]-[.D106])" office:value-type="float" office:value="100187.405822344" calcext:value-type="float">
            <text:p>100187.405822344</text:p>
          </table:table-cell>
          <table:table-cell/>
          <table:table-cell office:value-type="float" office:value="1443144785.15523" calcext:value-type="float">
            <text:p>1443144785.15523</text:p>
          </table:table-cell>
          <table:table-cell table:formula="of:=[.G107]-[.$B$2]" office:value-type="float" office:value="5.15505290031433" calcext:value-type="float">
            <text:p>5.1550529003</text:p>
          </table:table-cell>
          <table:table-cell table:formula="of:=[.C107]/([.H107]-[.H106])" office:value-type="float" office:value="100344.423720178" calcext:value-type="float">
            <text:p>100344.423720178</text:p>
          </table:table-cell>
          <table:table-cell table:formula="of:=[.G107]-[.$B107]" office:value-type="float" office:value="0.282588481903076" calcext:value-type="float">
            <text:p>0.282588481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4784.91577" calcext:value-type="float">
            <text:p>1443144784.91577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559624671936" calcext:value-type="float">
            <text:p>4.9155962467</text:p>
          </table:table-cell>
          <table:table-cell table:formula="of:=[.C108]/([.D108]-[.D107])" office:value-type="float" office:value="100158.054259624" calcext:value-type="float">
            <text:p>100158.054259624</text:p>
          </table:table-cell>
          <table:table-cell/>
          <table:table-cell office:value-type="float" office:value="1443144785.19835" calcext:value-type="float">
            <text:p>1443144785.19835</text:p>
          </table:table-cell>
          <table:table-cell table:formula="of:=[.G108]-[.$B$2]" office:value-type="float" office:value="5.19818186759949" calcext:value-type="float">
            <text:p>5.1981818676</text:p>
          </table:table-cell>
          <table:table-cell table:formula="of:=[.C108]/([.H108]-[.H107])" office:value-type="float" office:value="100164.698390235" calcext:value-type="float">
            <text:p>100164.698390235</text:p>
          </table:table-cell>
          <table:table-cell table:formula="of:=[.G108]-[.$B108]" office:value-type="float" office:value="0.282585620880127" calcext:value-type="float">
            <text:p>0.282585620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4784.95889" calcext:value-type="float">
            <text:p>1443144784.95889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87140083313" calcext:value-type="float">
            <text:p>4.9587140083</text:p>
          </table:table-cell>
          <table:table-cell table:formula="of:=[.C109]/([.D109]-[.D108])" office:value-type="float" office:value="100190.729724798" calcext:value-type="float">
            <text:p>100190.729724798</text:p>
          </table:table-cell>
          <table:table-cell/>
          <table:table-cell office:value-type="float" office:value="1443144785.21151" calcext:value-type="float">
            <text:p>1443144785.21151</text:p>
          </table:table-cell>
          <table:table-cell table:formula="of:=[.G109]-[.$B$2]" office:value-type="float" office:value="5.2113344669342" calcext:value-type="float">
            <text:p>5.2113344669</text:p>
          </table:table-cell>
          <table:table-cell table:formula="of:=[.C109]/([.H109]-[.H108])" office:value-type="float" office:value="328452.185766595" calcext:value-type="float">
            <text:p>328452.185766595</text:p>
          </table:table-cell>
          <table:table-cell table:formula="of:=[.G109]-[.$B109]" office:value-type="float" office:value="0.252620458602905" calcext:value-type="float">
            <text:p>0.252620458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4785.00191" calcext:value-type="float">
            <text:p>1443144785.00191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17352104187" calcext:value-type="float">
            <text:p>5.0017352104</text:p>
          </table:table-cell>
          <table:table-cell table:formula="of:=[.C110]/([.D110]-[.D109])" office:value-type="float" office:value="100415.604176365" calcext:value-type="float">
            <text:p>100415.604176365</text:p>
          </table:table-cell>
          <table:table-cell/>
          <table:table-cell office:value-type="float" office:value="1443144785.23956" calcext:value-type="float">
            <text:p>1443144785.23956</text:p>
          </table:table-cell>
          <table:table-cell table:formula="of:=[.G110]-[.$B$2]" office:value-type="float" office:value="5.23938584327698" calcext:value-type="float">
            <text:p>5.2393858433</text:p>
          </table:table-cell>
          <table:table-cell table:formula="of:=[.C110]/([.H110]-[.H109])" office:value-type="float" office:value="154003.138641463" calcext:value-type="float">
            <text:p>154003.138641463</text:p>
          </table:table-cell>
          <table:table-cell table:formula="of:=[.G110]-[.$B110]" office:value-type="float" office:value="0.237650632858276" calcext:value-type="float">
            <text:p>0.237650632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4785.04322" calcext:value-type="float">
            <text:p>1443144785.04322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30474281311" calcext:value-type="float">
            <text:p>5.0430474281</text:p>
          </table:table-cell>
          <table:table-cell table:formula="of:=[.C111]/([.D111]-[.D110])" office:value-type="float" office:value="104569.549620259" calcext:value-type="float">
            <text:p>104569.549620259</text:p>
          </table:table-cell>
          <table:table-cell/>
          <table:table-cell office:value-type="float" office:value="1443144785.28086" calcext:value-type="float">
            <text:p>1443144785.28086</text:p>
          </table:table-cell>
          <table:table-cell table:formula="of:=[.G111]-[.$B$2]" office:value-type="float" office:value="5.28068590164185" calcext:value-type="float">
            <text:p>5.2806859016</text:p>
          </table:table-cell>
          <table:table-cell table:formula="of:=[.C111]/([.H111]-[.H110])" office:value-type="float" office:value="104600.336441045" calcext:value-type="float">
            <text:p>104600.336441045</text:p>
          </table:table-cell>
          <table:table-cell table:formula="of:=[.G111]-[.$B111]" office:value-type="float" office:value="0.237638473510742" calcext:value-type="float">
            <text:p>0.237638473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4785.08451" calcext:value-type="float">
            <text:p>1443144785.08451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433532714844" calcext:value-type="float">
            <text:p>5.0843353271</text:p>
          </table:table-cell>
          <table:table-cell table:formula="of:=[.C112]/([.D112]-[.D111])" office:value-type="float" office:value="104631.14139536" calcext:value-type="float">
            <text:p>104631.14139536</text:p>
          </table:table-cell>
          <table:table-cell/>
          <table:table-cell office:value-type="float" office:value="1443144785.3222" calcext:value-type="float">
            <text:p>1443144785.3222</text:p>
          </table:table-cell>
          <table:table-cell table:formula="of:=[.G112]-[.$B$2]" office:value-type="float" office:value="5.32202911376953" calcext:value-type="float">
            <text:p>5.3220291138</text:p>
          </table:table-cell>
          <table:table-cell table:formula="of:=[.C112]/([.H112]-[.H111])" office:value-type="float" office:value="104491.155323345" calcext:value-type="float">
            <text:p>104491.155323345</text:p>
          </table:table-cell>
          <table:table-cell table:formula="of:=[.G112]-[.$B112]" office:value-type="float" office:value="0.237693786621094" calcext:value-type="float">
            <text:p>0.237693786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4785.1258" calcext:value-type="float">
            <text:p>1443144785.1258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562251091003" calcext:value-type="float">
            <text:p>5.1256225109</text:p>
          </table:table-cell>
          <table:table-cell table:formula="of:=[.C113]/([.D113]-[.D112])" office:value-type="float" office:value="104632.95401655" calcext:value-type="float">
            <text:p>104632.95401655</text:p>
          </table:table-cell>
          <table:table-cell/>
          <table:table-cell office:value-type="float" office:value="1443144785.36342" calcext:value-type="float">
            <text:p>1443144785.36342</text:p>
          </table:table-cell>
          <table:table-cell table:formula="of:=[.G113]-[.$B$2]" office:value-type="float" office:value="5.36324453353882" calcext:value-type="float">
            <text:p>5.3632445335</text:p>
          </table:table-cell>
          <table:table-cell table:formula="of:=[.C113]/([.H113]-[.H112])" office:value-type="float" office:value="104815.140163128" calcext:value-type="float">
            <text:p>104815.140163128</text:p>
          </table:table-cell>
          <table:table-cell table:formula="of:=[.G113]-[.$B113]" office:value-type="float" office:value="0.237622022628784" calcext:value-type="float">
            <text:p>0.237622022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4785.16708" calcext:value-type="float">
            <text:p>1443144785.16708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690850257874" calcext:value-type="float">
            <text:p>5.1669085026</text:p>
          </table:table-cell>
          <table:table-cell table:formula="of:=[.C114]/([.D114]-[.D113])" office:value-type="float" office:value="104635.975191435" calcext:value-type="float">
            <text:p>104635.975191435</text:p>
          </table:table-cell>
          <table:table-cell/>
          <table:table-cell office:value-type="float" office:value="1443144785.40473" calcext:value-type="float">
            <text:p>1443144785.40473</text:p>
          </table:table-cell>
          <table:table-cell table:formula="of:=[.G114]-[.$B$2]" office:value-type="float" office:value="5.40456080436707" calcext:value-type="float">
            <text:p>5.4045608044</text:p>
          </table:table-cell>
          <table:table-cell table:formula="of:=[.C114]/([.H114]-[.H113])" office:value-type="float" office:value="104559.29137357" calcext:value-type="float">
            <text:p>104559.29137357</text:p>
          </table:table-cell>
          <table:table-cell table:formula="of:=[.G114]-[.$B114]" office:value-type="float" office:value="0.23765230178833" calcext:value-type="float">
            <text:p>0.237652301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4785.20838" calcext:value-type="float">
            <text:p>1443144785.20838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820236206055" calcext:value-type="float">
            <text:p>5.2082023621</text:p>
          </table:table-cell>
          <table:table-cell table:formula="of:=[.C115]/([.D115]-[.D114])" office:value-type="float" office:value="104616.038660731" calcext:value-type="float">
            <text:p>104616.038660731</text:p>
          </table:table-cell>
          <table:table-cell/>
          <table:table-cell office:value-type="float" office:value="1443144785.44606" calcext:value-type="float">
            <text:p>1443144785.44606</text:p>
          </table:table-cell>
          <table:table-cell table:formula="of:=[.G115]-[.$B$2]" office:value-type="float" office:value="5.44588470458984" calcext:value-type="float">
            <text:p>5.4458847046</text:p>
          </table:table-cell>
          <table:table-cell table:formula="of:=[.C115]/([.H115]-[.H114])" office:value-type="float" office:value="104539.987191692" calcext:value-type="float">
            <text:p>104539.987191692</text:p>
          </table:table-cell>
          <table:table-cell table:formula="of:=[.G115]-[.$B115]" office:value-type="float" office:value="0.237682342529297" calcext:value-type="float">
            <text:p>0.23768234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4785.24966" calcext:value-type="float">
            <text:p>1443144785.24966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948525428772" calcext:value-type="float">
            <text:p>5.2494852543</text:p>
          </table:table-cell>
          <table:table-cell table:formula="of:=[.C116]/([.D116]-[.D115])" office:value-type="float" office:value="104643.831062702" calcext:value-type="float">
            <text:p>104643.831062702</text:p>
          </table:table-cell>
          <table:table-cell/>
          <table:table-cell office:value-type="float" office:value="1443144785.48729" calcext:value-type="float">
            <text:p>1443144785.48729</text:p>
          </table:table-cell>
          <table:table-cell table:formula="of:=[.G116]-[.$B$2]" office:value-type="float" office:value="5.48712086677551" calcext:value-type="float">
            <text:p>5.4871208668</text:p>
          </table:table-cell>
          <table:table-cell table:formula="of:=[.C116]/([.H116]-[.H115])" office:value-type="float" office:value="104762.416554404" calcext:value-type="float">
            <text:p>104762.416554404</text:p>
          </table:table-cell>
          <table:table-cell table:formula="of:=[.G116]-[.$B116]" office:value-type="float" office:value="0.237635612487793" calcext:value-type="float">
            <text:p>0.237635612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4785.29096" calcext:value-type="float">
            <text:p>1443144785.29096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9079174995422" calcext:value-type="float">
            <text:p>5.29079175</text:p>
          </table:table-cell>
          <table:table-cell table:formula="of:=[.C117]/([.D117]-[.D116])" office:value-type="float" office:value="104584.035278092" calcext:value-type="float">
            <text:p>104584.035278092</text:p>
          </table:table-cell>
          <table:table-cell/>
          <table:table-cell office:value-type="float" office:value="1443144785.52859" calcext:value-type="float">
            <text:p>1443144785.52859</text:p>
          </table:table-cell>
          <table:table-cell table:formula="of:=[.G117]-[.$B$2]" office:value-type="float" office:value="5.52841711044312" calcext:value-type="float">
            <text:p>5.5284171104</text:p>
          </table:table-cell>
          <table:table-cell table:formula="of:=[.C117]/([.H117]-[.H116])" office:value-type="float" office:value="104609.998787592" calcext:value-type="float">
            <text:p>104609.998787592</text:p>
          </table:table-cell>
          <table:table-cell table:formula="of:=[.G117]-[.$B117]" office:value-type="float" office:value="0.237625360488892" calcext:value-type="float">
            <text:p>0.237625360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4785.33225" calcext:value-type="float">
            <text:p>1443144785.33225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207583427429" calcext:value-type="float">
            <text:p>5.3320758343</text:p>
          </table:table-cell>
          <table:table-cell table:formula="of:=[.C118]/([.D118]-[.D117])" office:value-type="float" office:value="104640.809434158" calcext:value-type="float">
            <text:p>104640.809434158</text:p>
          </table:table-cell>
          <table:table-cell/>
          <table:table-cell office:value-type="float" office:value="1443144785.56992" calcext:value-type="float">
            <text:p>1443144785.56992</text:p>
          </table:table-cell>
          <table:table-cell table:formula="of:=[.G118]-[.$B$2]" office:value-type="float" office:value="5.56974577903748" calcext:value-type="float">
            <text:p>5.569745779</text:p>
          </table:table-cell>
          <table:table-cell table:formula="of:=[.C118]/([.H118]-[.H117])" office:value-type="float" office:value="104527.925697309" calcext:value-type="float">
            <text:p>104527.925697309</text:p>
          </table:table-cell>
          <table:table-cell table:formula="of:=[.G118]-[.$B118]" office:value-type="float" office:value="0.237669944763184" calcext:value-type="float">
            <text:p>0.237669944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4785.37355" calcext:value-type="float">
            <text:p>1443144785.37355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338161468506" calcext:value-type="float">
            <text:p>5.3733816147</text:p>
          </table:table-cell>
          <table:table-cell table:formula="of:=[.C119]/([.D119]-[.D118])" office:value-type="float" office:value="104585.846267511" calcext:value-type="float">
            <text:p>104585.846267511</text:p>
          </table:table-cell>
          <table:table-cell/>
          <table:table-cell office:value-type="float" office:value="1443144785.61118" calcext:value-type="float">
            <text:p>1443144785.61118</text:p>
          </table:table-cell>
          <table:table-cell table:formula="of:=[.G119]-[.$B$2]" office:value-type="float" office:value="5.61100554466248" calcext:value-type="float">
            <text:p>5.6110055447</text:p>
          </table:table-cell>
          <table:table-cell table:formula="of:=[.C119]/([.H119]-[.H118])" office:value-type="float" office:value="104702.485207101" calcext:value-type="float">
            <text:p>104702.485207101</text:p>
          </table:table-cell>
          <table:table-cell table:formula="of:=[.G119]-[.$B119]" office:value-type="float" office:value="0.237623929977417" calcext:value-type="float">
            <text:p>0.2376239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4785.41484" calcext:value-type="float">
            <text:p>1443144785.41484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466784477234" calcext:value-type="float">
            <text:p>5.4146678448</text:p>
          </table:table-cell>
          <table:table-cell table:formula="of:=[.C120]/([.D120]-[.D119])" office:value-type="float" office:value="104635.370942501" calcext:value-type="float">
            <text:p>104635.370942501</text:p>
          </table:table-cell>
          <table:table-cell/>
          <table:table-cell office:value-type="float" office:value="1443144785.65249" calcext:value-type="float">
            <text:p>1443144785.65249</text:p>
          </table:table-cell>
          <table:table-cell table:formula="of:=[.G120]-[.$B$2]" office:value-type="float" office:value="5.6523129940033" calcext:value-type="float">
            <text:p>5.652312994</text:p>
          </table:table-cell>
          <table:table-cell table:formula="of:=[.C120]/([.H120]-[.H119])" office:value-type="float" office:value="104581.620723092" calcext:value-type="float">
            <text:p>104581.620723092</text:p>
          </table:table-cell>
          <table:table-cell table:formula="of:=[.G120]-[.$B120]" office:value-type="float" office:value="0.237645149230957" calcext:value-type="float">
            <text:p>0.237645149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4785.45612" calcext:value-type="float">
            <text:p>1443144785.45612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59440612793" calcext:value-type="float">
            <text:p>5.4559440613</text:p>
          </table:table-cell>
          <table:table-cell table:formula="of:=[.C121]/([.D121]-[.D120])" office:value-type="float" office:value="104660.755407942" calcext:value-type="float">
            <text:p>104660.755407942</text:p>
          </table:table-cell>
          <table:table-cell/>
          <table:table-cell office:value-type="float" office:value="1443144785.69394" calcext:value-type="float">
            <text:p>1443144785.69394</text:p>
          </table:table-cell>
          <table:table-cell table:formula="of:=[.G121]-[.$B$2]" office:value-type="float" office:value="5.69376635551453" calcext:value-type="float">
            <text:p>5.6937663555</text:p>
          </table:table-cell>
          <table:table-cell table:formula="of:=[.C121]/([.H121]-[.H120])" office:value-type="float" office:value="104213.502657188" calcext:value-type="float">
            <text:p>104213.502657188</text:p>
          </table:table-cell>
          <table:table-cell table:formula="of:=[.G121]-[.$B121]" office:value-type="float" office:value="0.237822294235229" calcext:value-type="float">
            <text:p>0.237822294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4785.4974" calcext:value-type="float">
            <text:p>1443144785.4974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723219871521" calcext:value-type="float">
            <text:p>5.4972321987</text:p>
          </table:table-cell>
          <table:table-cell table:formula="of:=[.C122]/([.D122]-[.D121])" office:value-type="float" office:value="104630.537202252" calcext:value-type="float">
            <text:p>104630.537202252</text:p>
          </table:table-cell>
          <table:table-cell/>
          <table:table-cell office:value-type="float" office:value="1443144785.73515" calcext:value-type="float">
            <text:p>1443144785.73515</text:p>
          </table:table-cell>
          <table:table-cell table:formula="of:=[.G122]-[.$B$2]" office:value-type="float" office:value="5.73497462272644" calcext:value-type="float">
            <text:p>5.7349746227</text:p>
          </table:table-cell>
          <table:table-cell table:formula="of:=[.C122]/([.H122]-[.H121])" office:value-type="float" office:value="104833.333024763" calcext:value-type="float">
            <text:p>104833.333024763</text:p>
          </table:table-cell>
          <table:table-cell table:formula="of:=[.G122]-[.$B122]" office:value-type="float" office:value="0.23774242401123" calcext:value-type="float">
            <text:p>0.23774242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4785.53868" calcext:value-type="float">
            <text:p>1443144785.53868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851175308228" calcext:value-type="float">
            <text:p>5.5385117531</text:p>
          </table:table-cell>
          <table:table-cell table:formula="of:=[.C123]/([.D123]-[.D122])" office:value-type="float" office:value="104652.292551072" calcext:value-type="float">
            <text:p>104652.292551072</text:p>
          </table:table-cell>
          <table:table-cell/>
          <table:table-cell office:value-type="float" office:value="1443144785.77635" calcext:value-type="float">
            <text:p>1443144785.77635</text:p>
          </table:table-cell>
          <table:table-cell table:formula="of:=[.G123]-[.$B$2]" office:value-type="float" office:value="5.77617406845093" calcext:value-type="float">
            <text:p>5.7761740685</text:p>
          </table:table-cell>
          <table:table-cell table:formula="of:=[.C123]/([.H123]-[.H122])" office:value-type="float" office:value="104855.77958716" calcext:value-type="float">
            <text:p>104855.77958716</text:p>
          </table:table-cell>
          <table:table-cell table:formula="of:=[.G123]-[.$B123]" office:value-type="float" office:value="0.237662315368652" calcext:value-type="float">
            <text:p>0.237662315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4785.57997" calcext:value-type="float">
            <text:p>1443144785.57997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7980084419251" calcext:value-type="float">
            <text:p>5.5798008442</text:p>
          </table:table-cell>
          <table:table-cell table:formula="of:=[.C124]/([.D124]-[.D123])" office:value-type="float" office:value="104628.120499599" calcext:value-type="float">
            <text:p>104628.120499599</text:p>
          </table:table-cell>
          <table:table-cell/>
          <table:table-cell office:value-type="float" office:value="1443144785.81795" calcext:value-type="float">
            <text:p>1443144785.81795</text:p>
          </table:table-cell>
          <table:table-cell table:formula="of:=[.G124]-[.$B$2]" office:value-type="float" office:value="5.81777286529541" calcext:value-type="float">
            <text:p>5.8177728653</text:p>
          </table:table-cell>
          <table:table-cell table:formula="of:=[.C124]/([.H124]-[.H123])" office:value-type="float" office:value="103849.157372276" calcext:value-type="float">
            <text:p>103849.157372276</text:p>
          </table:table-cell>
          <table:table-cell table:formula="of:=[.G124]-[.$B124]" office:value-type="float" office:value="0.237972021102905" calcext:value-type="float">
            <text:p>0.237972021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4785.62127" calcext:value-type="float">
            <text:p>1443144785.62127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109518051147" calcext:value-type="float">
            <text:p>5.6210951805</text:p>
          </table:table-cell>
          <table:table-cell table:formula="of:=[.C125]/([.D125]-[.D124])" office:value-type="float" office:value="104614.830630308" calcext:value-type="float">
            <text:p>104614.830630308</text:p>
          </table:table-cell>
          <table:table-cell/>
          <table:table-cell office:value-type="float" office:value="1443144785.85933" calcext:value-type="float">
            <text:p>1443144785.85933</text:p>
          </table:table-cell>
          <table:table-cell table:formula="of:=[.G125]-[.$B$2]" office:value-type="float" office:value="5.85915422439575" calcext:value-type="float">
            <text:p>5.8591542244</text:p>
          </table:table-cell>
          <table:table-cell table:formula="of:=[.C125]/([.H125]-[.H124])" office:value-type="float" office:value="104394.831245751" calcext:value-type="float">
            <text:p>104394.831245751</text:p>
          </table:table-cell>
          <table:table-cell table:formula="of:=[.G125]-[.$B125]" office:value-type="float" office:value="0.238059043884277" calcext:value-type="float">
            <text:p>0.23805904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4785.66255" calcext:value-type="float">
            <text:p>1443144785.66255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237354278564" calcext:value-type="float">
            <text:p>5.6623735428</text:p>
          </table:table-cell>
          <table:table-cell table:formula="of:=[.C126]/([.D126]-[.D125])" office:value-type="float" office:value="104655.314842839" calcext:value-type="float">
            <text:p>104655.314842839</text:p>
          </table:table-cell>
          <table:table-cell/>
          <table:table-cell office:value-type="float" office:value="1443144785.9004" calcext:value-type="float">
            <text:p>1443144785.9004</text:p>
          </table:table-cell>
          <table:table-cell table:formula="of:=[.G126]-[.$B$2]" office:value-type="float" office:value="5.90022540092468" calcext:value-type="float">
            <text:p>5.9002254009</text:p>
          </table:table-cell>
          <table:table-cell table:formula="of:=[.C126]/([.H126]-[.H125])" office:value-type="float" office:value="105183.254172351" calcext:value-type="float">
            <text:p>105183.254172351</text:p>
          </table:table-cell>
          <table:table-cell table:formula="of:=[.G126]-[.$B126]" office:value-type="float" office:value="0.237851858139038" calcext:value-type="float">
            <text:p>0.237851858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4785.7038" calcext:value-type="float">
            <text:p>1443144785.7038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362567901611" calcext:value-type="float">
            <text:p>5.703625679</text:p>
          </table:table-cell>
          <table:table-cell table:formula="of:=[.C127]/([.D127]-[.D126])" office:value-type="float" office:value="104721.849454411" calcext:value-type="float">
            <text:p>104721.849454411</text:p>
          </table:table-cell>
          <table:table-cell/>
          <table:table-cell office:value-type="float" office:value="1443144785.94182" calcext:value-type="float">
            <text:p>1443144785.94182</text:p>
          </table:table-cell>
          <table:table-cell table:formula="of:=[.G127]-[.$B$2]" office:value-type="float" office:value="5.94164299964905" calcext:value-type="float">
            <text:p>5.9416429996</text:p>
          </table:table-cell>
          <table:table-cell table:formula="of:=[.C127]/([.H127]-[.H126])" office:value-type="float" office:value="104303.48772148" calcext:value-type="float">
            <text:p>104303.48772148</text:p>
          </table:table-cell>
          <table:table-cell table:formula="of:=[.G127]-[.$B127]" office:value-type="float" office:value="0.238017320632935" calcext:value-type="float">
            <text:p>0.238017320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4785.74504" calcext:value-type="float">
            <text:p>1443144785.74504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487137794495" calcext:value-type="float">
            <text:p>5.7448713779</text:p>
          </table:table-cell>
          <table:table-cell table:formula="of:=[.C128]/([.D128]-[.D127])" office:value-type="float" office:value="104738.193610294" calcext:value-type="float">
            <text:p>104738.193610294</text:p>
          </table:table-cell>
          <table:table-cell/>
          <table:table-cell office:value-type="float" office:value="1443144785.983" calcext:value-type="float">
            <text:p>1443144785.983</text:p>
          </table:table-cell>
          <table:table-cell table:formula="of:=[.G128]-[.$B$2]" office:value-type="float" office:value="5.98282265663147" calcext:value-type="float">
            <text:p>5.9828226566</text:p>
          </table:table-cell>
          <table:table-cell table:formula="of:=[.C128]/([.H128]-[.H127])" office:value-type="float" office:value="104906.167670218" calcext:value-type="float">
            <text:p>104906.167670218</text:p>
          </table:table-cell>
          <table:table-cell table:formula="of:=[.G128]-[.$B128]" office:value-type="float" office:value="0.237951278686523" calcext:value-type="float">
            <text:p>0.237951278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4785.78635" calcext:value-type="float">
            <text:p>1443144785.78635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617477416992" calcext:value-type="float">
            <text:p>5.7861747742</text:p>
          </table:table-cell>
          <table:table-cell table:formula="of:=[.C129]/([.D129]-[.D128])" office:value-type="float" office:value="104591.883351901" calcext:value-type="float">
            <text:p>104591.883351901</text:p>
          </table:table-cell>
          <table:table-cell/>
          <table:table-cell office:value-type="float" office:value="1443144786.02436" calcext:value-type="float">
            <text:p>1443144786.02436</text:p>
          </table:table-cell>
          <table:table-cell table:formula="of:=[.G129]-[.$B$2]" office:value-type="float" office:value="6.02418375015259" calcext:value-type="float">
            <text:p>6.0241837502</text:p>
          </table:table-cell>
          <table:table-cell table:formula="of:=[.C129]/([.H129]-[.H128])" office:value-type="float" office:value="104445.981289017" calcext:value-type="float">
            <text:p>104445.981289017</text:p>
          </table:table-cell>
          <table:table-cell table:formula="of:=[.G129]-[.$B129]" office:value-type="float" office:value="0.238008975982666" calcext:value-type="float">
            <text:p>0.23800897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4785.82764" calcext:value-type="float">
            <text:p>1443144785.82764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746648788452" calcext:value-type="float">
            <text:p>5.8274664879</text:p>
          </table:table-cell>
          <table:table-cell table:formula="of:=[.C130]/([.D130]-[.D129])" office:value-type="float" office:value="104621.475142907" calcext:value-type="float">
            <text:p>104621.475142907</text:p>
          </table:table-cell>
          <table:table-cell/>
          <table:table-cell office:value-type="float" office:value="1443144786.0365" calcext:value-type="float">
            <text:p>1443144786.0365</text:p>
          </table:table-cell>
          <table:table-cell table:formula="of:=[.G130]-[.$B$2]" office:value-type="float" office:value="6.0363245010376" calcext:value-type="float">
            <text:p>6.036324501</text:p>
          </table:table-cell>
          <table:table-cell table:formula="of:=[.C130]/([.H130]-[.H129])" office:value-type="float" office:value="355826.426299046" calcext:value-type="float">
            <text:p>355826.426299046</text:p>
          </table:table-cell>
          <table:table-cell table:formula="of:=[.G130]-[.$B130]" office:value-type="float" office:value="0.208858013153076" calcext:value-type="float">
            <text:p>0.208858013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4785.86894" calcext:value-type="float">
            <text:p>1443144785.86894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876916885376" calcext:value-type="float">
            <text:p>5.8687691689</text:p>
          </table:table-cell>
          <table:table-cell table:formula="of:=[.C131]/([.D131]-[.D130])" office:value-type="float" office:value="104593.694613129" calcext:value-type="float">
            <text:p>104593.694613129</text:p>
          </table:table-cell>
          <table:table-cell/>
          <table:table-cell office:value-type="float" office:value="1443144786.06563" calcext:value-type="float">
            <text:p>1443144786.06563</text:p>
          </table:table-cell>
          <table:table-cell table:formula="of:=[.G131]-[.$B$2]" office:value-type="float" office:value="6.06545305252075" calcext:value-type="float">
            <text:p>6.0654530525</text:p>
          </table:table-cell>
          <table:table-cell table:formula="of:=[.C131]/([.H131]-[.H130])" office:value-type="float" office:value="148308.095666836" calcext:value-type="float">
            <text:p>148308.095666836</text:p>
          </table:table-cell>
          <table:table-cell table:formula="of:=[.G131]-[.$B131]" office:value-type="float" office:value="0.196683883666992" calcext:value-type="float">
            <text:p>0.196683883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4785.91024" calcext:value-type="float">
            <text:p>1443144785.91024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100661277771" calcext:value-type="float">
            <text:p>5.9100661278</text:p>
          </table:table-cell>
          <table:table-cell table:formula="of:=[.C132]/([.D132]-[.D131])" office:value-type="float" office:value="104608.186961642" calcext:value-type="float">
            <text:p>104608.186961642</text:p>
          </table:table-cell>
          <table:table-cell/>
          <table:table-cell office:value-type="float" office:value="1443144786.14832" calcext:value-type="float">
            <text:p>1443144786.14832</text:p>
          </table:table-cell>
          <table:table-cell table:formula="of:=[.G132]-[.$B$2]" office:value-type="float" office:value="6.14815139770508" calcext:value-type="float">
            <text:p>6.1481513977</text:p>
          </table:table-cell>
          <table:table-cell table:formula="of:=[.C132]/([.H132]-[.H131])" office:value-type="float" office:value="52238.0464853458" calcext:value-type="float">
            <text:p>52238.0464853458</text:p>
          </table:table-cell>
          <table:table-cell table:formula="of:=[.G132]-[.$B132]" office:value-type="float" office:value="0.238085269927979" calcext:value-type="float">
            <text:p>0.238085269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4785.95158" calcext:value-type="float">
            <text:p>1443144785.95158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140361785889" calcext:value-type="float">
            <text:p>5.9514036179</text:p>
          </table:table-cell>
          <table:table-cell table:formula="of:=[.C133]/([.D133]-[.D132])" office:value-type="float" office:value="104505.619268436" calcext:value-type="float">
            <text:p>104505.619268436</text:p>
          </table:table-cell>
          <table:table-cell/>
          <table:table-cell office:value-type="float" office:value="1443144786.1896" calcext:value-type="float">
            <text:p>1443144786.1896</text:p>
          </table:table-cell>
          <table:table-cell table:formula="of:=[.G133]-[.$B$2]" office:value-type="float" office:value="6.18942523002625" calcext:value-type="float">
            <text:p>6.18942523</text:p>
          </table:table-cell>
          <table:table-cell table:formula="of:=[.C133]/([.H133]-[.H132])" office:value-type="float" office:value="104666.801143748" calcext:value-type="float">
            <text:p>104666.801143748</text:p>
          </table:table-cell>
          <table:table-cell table:formula="of:=[.G133]-[.$B133]" office:value-type="float" office:value="0.238021612167358" calcext:value-type="float">
            <text:p>0.238021612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4785.99288" calcext:value-type="float">
            <text:p>1443144785.99288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270558357239" calcext:value-type="float">
            <text:p>5.9927055836</text:p>
          </table:table-cell>
          <table:table-cell table:formula="of:=[.C134]/([.D134]-[.D133])" office:value-type="float" office:value="104595.505937091" calcext:value-type="float">
            <text:p>104595.505937091</text:p>
          </table:table-cell>
          <table:table-cell/>
          <table:table-cell office:value-type="float" office:value="1443144786.22929" calcext:value-type="float">
            <text:p>1443144786.22929</text:p>
          </table:table-cell>
          <table:table-cell table:formula="of:=[.G134]-[.$B$2]" office:value-type="float" office:value="6.22911787033081" calcext:value-type="float">
            <text:p>6.2291178703</text:p>
          </table:table-cell>
          <table:table-cell table:formula="of:=[.C134]/([.H134]-[.H133])" office:value-type="float" office:value="108836.297279602" calcext:value-type="float">
            <text:p>108836.297279602</text:p>
          </table:table-cell>
          <table:table-cell table:formula="of:=[.G134]-[.$B134]" office:value-type="float" office:value="0.236412286758423" calcext:value-type="float">
            <text:p>0.236412286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4786.03259" calcext:value-type="float">
            <text:p>1443144786.03259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241872787476" calcext:value-type="float">
            <text:p>6.0324187279</text:p>
          </table:table-cell>
          <table:table-cell table:formula="of:=[.C135]/([.D135]-[.D134])" office:value-type="float" office:value="108780.104821425" calcext:value-type="float">
            <text:p>108780.104821425</text:p>
          </table:table-cell>
          <table:table-cell/>
          <table:table-cell office:value-type="float" office:value="1443144786.26868" calcext:value-type="float">
            <text:p>1443144786.26868</text:p>
          </table:table-cell>
          <table:table-cell table:formula="of:=[.G135]-[.$B$2]" office:value-type="float" office:value="6.26850581169128" calcext:value-type="float">
            <text:p>6.2685058117</text:p>
          </table:table-cell>
          <table:table-cell table:formula="of:=[.C135]/([.H135]-[.H134])" office:value-type="float" office:value="109678.237825732" calcext:value-type="float">
            <text:p>109678.237825732</text:p>
          </table:table-cell>
          <table:table-cell table:formula="of:=[.G135]-[.$B135]" office:value-type="float" office:value="0.236087083816528" calcext:value-type="float">
            <text:p>0.236087083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4786.07199" calcext:value-type="float">
            <text:p>1443144786.07199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182216644287" calcext:value-type="float">
            <text:p>6.0718221664</text:p>
          </table:table-cell>
          <table:table-cell table:formula="of:=[.C136]/([.D136]-[.D135])" office:value-type="float" office:value="109635.101833364" calcext:value-type="float">
            <text:p>109635.101833364</text:p>
          </table:table-cell>
          <table:table-cell/>
          <table:table-cell office:value-type="float" office:value="1443144786.30817" calcext:value-type="float">
            <text:p>1443144786.30817</text:p>
          </table:table-cell>
          <table:table-cell table:formula="of:=[.G136]-[.$B$2]" office:value-type="float" office:value="6.30800199508667" calcext:value-type="float">
            <text:p>6.3080019951</text:p>
          </table:table-cell>
          <table:table-cell table:formula="of:=[.C136]/([.H136]-[.H135])" office:value-type="float" office:value="109377.656994187" calcext:value-type="float">
            <text:p>109377.656994187</text:p>
          </table:table-cell>
          <table:table-cell table:formula="of:=[.G136]-[.$B136]" office:value-type="float" office:value="0.236179828643799" calcext:value-type="float">
            <text:p>0.236179828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4786.11138" calcext:value-type="float">
            <text:p>1443144786.11138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120748519897" calcext:value-type="float">
            <text:p>6.1112074852</text:p>
          </table:table-cell>
          <table:table-cell table:formula="of:=[.C137]/([.D137]-[.D136])" office:value-type="float" office:value="109685.541121348" calcext:value-type="float">
            <text:p>109685.541121348</text:p>
          </table:table-cell>
          <table:table-cell/>
          <table:table-cell office:value-type="float" office:value="1443144786.34753" calcext:value-type="float">
            <text:p>1443144786.34753</text:p>
          </table:table-cell>
          <table:table-cell table:formula="of:=[.G137]-[.$B$2]" office:value-type="float" office:value="6.34736132621765" calcext:value-type="float">
            <text:p>6.3473613262</text:p>
          </table:table-cell>
          <table:table-cell table:formula="of:=[.C137]/([.H137]-[.H136])" office:value-type="float" office:value="109757.962746464" calcext:value-type="float">
            <text:p>109757.962746464</text:p>
          </table:table-cell>
          <table:table-cell table:formula="of:=[.G137]-[.$B137]" office:value-type="float" office:value="0.236153841018677" calcext:value-type="float">
            <text:p>0.23615384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4786.15076" calcext:value-type="float">
            <text:p>1443144786.15076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5058374404907" calcext:value-type="float">
            <text:p>6.150583744</text:p>
          </table:table-cell>
          <table:table-cell table:formula="of:=[.C138]/([.D138]-[.D137])" office:value-type="float" office:value="109710.778173363" calcext:value-type="float">
            <text:p>109710.778173363</text:p>
          </table:table-cell>
          <table:table-cell/>
          <table:table-cell office:value-type="float" office:value="1443144786.38715" calcext:value-type="float">
            <text:p>1443144786.38715</text:p>
          </table:table-cell>
          <table:table-cell table:formula="of:=[.G138]-[.$B$2]" office:value-type="float" office:value="6.3869743347168" calcext:value-type="float">
            <text:p>6.3869743347</text:p>
          </table:table-cell>
          <table:table-cell table:formula="of:=[.C138]/([.H138]-[.H137])" office:value-type="float" office:value="109055.084773306" calcext:value-type="float">
            <text:p>109055.084773306</text:p>
          </table:table-cell>
          <table:table-cell table:formula="of:=[.G138]-[.$B138]" office:value-type="float" office:value="0.236390590667725" calcext:value-type="float">
            <text:p>0.236390590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4786.19022" calcext:value-type="float">
            <text:p>1443144786.19022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9004559516907" calcext:value-type="float">
            <text:p>6.1900455952</text:p>
          </table:table-cell>
          <table:table-cell table:formula="of:=[.C139]/([.D139]-[.D138])" office:value-type="float" office:value="109472.816844395" calcext:value-type="float">
            <text:p>109472.816844395</text:p>
          </table:table-cell>
          <table:table-cell/>
          <table:table-cell office:value-type="float" office:value="1443144786.42655" calcext:value-type="float">
            <text:p>1443144786.42655</text:p>
          </table:table-cell>
          <table:table-cell table:formula="of:=[.G139]-[.$B$2]" office:value-type="float" office:value="6.42637777328491" calcext:value-type="float">
            <text:p>6.4263777733</text:p>
          </table:table-cell>
          <table:table-cell table:formula="of:=[.C139]/([.H139]-[.H138])" office:value-type="float" office:value="109635.101833364" calcext:value-type="float">
            <text:p>109635.101833364</text:p>
          </table:table-cell>
          <table:table-cell table:formula="of:=[.G139]-[.$B139]" office:value-type="float" office:value="0.236332178115845" calcext:value-type="float">
            <text:p>0.236332178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4786.22965" calcext:value-type="float">
            <text:p>1443144786.22965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947335243225" calcext:value-type="float">
            <text:p>6.2294733524</text:p>
          </table:table-cell>
          <table:table-cell table:formula="of:=[.C140]/([.D140]-[.D139])" office:value-type="float" office:value="109567.47986358" calcext:value-type="float">
            <text:p>109567.47986358</text:p>
          </table:table-cell>
          <table:table-cell/>
          <table:table-cell office:value-type="float" office:value="1443144786.46598" calcext:value-type="float">
            <text:p>1443144786.46598</text:p>
          </table:table-cell>
          <table:table-cell table:formula="of:=[.G140]-[.$B$2]" office:value-type="float" office:value="6.46580410003662" calcext:value-type="float">
            <text:p>6.4658041</text:p>
          </table:table-cell>
          <table:table-cell table:formula="of:=[.C140]/([.H140]-[.H139])" office:value-type="float" office:value="109571.455317296" calcext:value-type="float">
            <text:p>109571.455317296</text:p>
          </table:table-cell>
          <table:table-cell table:formula="of:=[.G140]-[.$B140]" office:value-type="float" office:value="0.23633074760437" calcext:value-type="float">
            <text:p>0.236330747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4786.26907" calcext:value-type="float">
            <text:p>1443144786.26907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889896392822" calcext:value-type="float">
            <text:p>6.2688989639</text:p>
          </table:table-cell>
          <table:table-cell table:formula="of:=[.C141]/([.D141]-[.D140])" office:value-type="float" office:value="109573.443152338" calcext:value-type="float">
            <text:p>109573.443152338</text:p>
          </table:table-cell>
          <table:table-cell/>
          <table:table-cell office:value-type="float" office:value="1443144786.50518" calcext:value-type="float">
            <text:p>1443144786.50518</text:p>
          </table:table-cell>
          <table:table-cell table:formula="of:=[.G141]-[.$B$2]" office:value-type="float" office:value="6.50500655174255" calcext:value-type="float">
            <text:p>6.5050065517</text:p>
          </table:table-cell>
          <table:table-cell table:formula="of:=[.C141]/([.H141]-[.H140])" office:value-type="float" office:value="110197.189512671" calcext:value-type="float">
            <text:p>110197.189512671</text:p>
          </table:table-cell>
          <table:table-cell table:formula="of:=[.G141]-[.$B141]" office:value-type="float" office:value="0.236107587814331" calcext:value-type="float">
            <text:p>0.236107587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4786.30849" calcext:value-type="float">
            <text:p>1443144786.30849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832123756409" calcext:value-type="float">
            <text:p>6.3083212376</text:p>
          </table:table-cell>
          <table:table-cell table:formula="of:=[.C142]/([.D142]-[.D141])" office:value-type="float" office:value="109582.720669614" calcext:value-type="float">
            <text:p>109582.720669614</text:p>
          </table:table-cell>
          <table:table-cell/>
          <table:table-cell office:value-type="float" office:value="1443144786.54468" calcext:value-type="float">
            <text:p>1443144786.54468</text:p>
          </table:table-cell>
          <table:table-cell table:formula="of:=[.G142]-[.$B$2]" office:value-type="float" office:value="6.54450464248657" calcext:value-type="float">
            <text:p>6.5445046425</text:p>
          </table:table-cell>
          <table:table-cell table:formula="of:=[.C142]/([.H142]-[.H141])" office:value-type="float" office:value="109372.375186368" calcext:value-type="float">
            <text:p>109372.375186368</text:p>
          </table:table-cell>
          <table:table-cell table:formula="of:=[.G142]-[.$B142]" office:value-type="float" office:value="0.236183404922485" calcext:value-type="float">
            <text:p>0.236183404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4786.34792" calcext:value-type="float">
            <text:p>1443144786.34792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774374961853" calcext:value-type="float">
            <text:p>6.3477437496</text:p>
          </table:table-cell>
          <table:table-cell table:formula="of:=[.C143]/([.D143]-[.D142])" office:value-type="float" office:value="109582.057937708" calcext:value-type="float">
            <text:p>109582.057937708</text:p>
          </table:table-cell>
          <table:table-cell/>
          <table:table-cell office:value-type="float" office:value="1443144786.58424" calcext:value-type="float">
            <text:p>1443144786.58424</text:p>
          </table:table-cell>
          <table:table-cell table:formula="of:=[.G143]-[.$B$2]" office:value-type="float" office:value="6.58406805992126" calcext:value-type="float">
            <text:p>6.5840680599</text:p>
          </table:table-cell>
          <table:table-cell table:formula="of:=[.C143]/([.H143]-[.H142])" office:value-type="float" office:value="109191.780693138" calcext:value-type="float">
            <text:p>109191.780693138</text:p>
          </table:table-cell>
          <table:table-cell table:formula="of:=[.G143]-[.$B143]" office:value-type="float" office:value="0.236324310302734" calcext:value-type="float">
            <text:p>0.236324310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4786.38732" calcext:value-type="float">
            <text:p>1443144786.38732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715219497681" calcext:value-type="float">
            <text:p>6.387152195</text:p>
          </table:table-cell>
          <table:table-cell table:formula="of:=[.C144]/([.D144]-[.D143])" office:value-type="float" office:value="109621.172840627" calcext:value-type="float">
            <text:p>109621.172840627</text:p>
          </table:table-cell>
          <table:table-cell/>
          <table:table-cell office:value-type="float" office:value="1443144786.59638" calcext:value-type="float">
            <text:p>1443144786.59638</text:p>
          </table:table-cell>
          <table:table-cell table:formula="of:=[.G144]-[.$B$2]" office:value-type="float" office:value="6.59620356559753" calcext:value-type="float">
            <text:p>6.5962035656</text:p>
          </table:table-cell>
          <table:table-cell table:formula="of:=[.C144]/([.H144]-[.H143])" office:value-type="float" office:value="355980.221611002" calcext:value-type="float">
            <text:p>355980.221611002</text:p>
          </table:table-cell>
          <table:table-cell table:formula="of:=[.G144]-[.$B144]" office:value-type="float" office:value="0.209051370620728" calcext:value-type="float">
            <text:p>0.209051370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4786.42676" calcext:value-type="float">
            <text:p>1443144786.42676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658829689026" calcext:value-type="float">
            <text:p>6.4265882969</text:p>
          </table:table-cell>
          <table:table-cell table:formula="of:=[.C145]/([.D145]-[.D144])" office:value-type="float" office:value="109544.295465125" calcext:value-type="float">
            <text:p>109544.295465125</text:p>
          </table:table-cell>
          <table:table-cell/>
          <table:table-cell office:value-type="float" office:value="1443144786.66287" calcext:value-type="float">
            <text:p>1443144786.66287</text:p>
          </table:table-cell>
          <table:table-cell table:formula="of:=[.G145]-[.$B$2]" office:value-type="float" office:value="6.66269469261169" calcext:value-type="float">
            <text:p>6.6626946926</text:p>
          </table:table-cell>
          <table:table-cell table:formula="of:=[.C145]/([.H145]-[.H144])" office:value-type="float" office:value="64971.0749989243" calcext:value-type="float">
            <text:p>64971.0749989243</text:p>
          </table:table-cell>
          <table:table-cell table:formula="of:=[.G145]-[.$B145]" office:value-type="float" office:value="0.236106395721436" calcext:value-type="float">
            <text:p>0.236106395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4786.46619" calcext:value-type="float">
            <text:p>1443144786.46619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60165309906" calcext:value-type="float">
            <text:p>6.466016531</text:p>
          </table:table-cell>
          <table:table-cell table:formula="of:=[.C146]/([.D146]-[.D145])" office:value-type="float" office:value="109566.154776446" calcext:value-type="float">
            <text:p>109566.154776446</text:p>
          </table:table-cell>
          <table:table-cell/>
          <table:table-cell office:value-type="float" office:value="1443144786.7022" calcext:value-type="float">
            <text:p>1443144786.7022</text:p>
          </table:table-cell>
          <table:table-cell table:formula="of:=[.G146]-[.$B$2]" office:value-type="float" office:value="6.70202875137329" calcext:value-type="float">
            <text:p>6.7020287514</text:p>
          </table:table-cell>
          <table:table-cell table:formula="of:=[.C146]/([.H146]-[.H145])" office:value-type="float" office:value="109828.482897823" calcext:value-type="float">
            <text:p>109828.482897823</text:p>
          </table:table-cell>
          <table:table-cell table:formula="of:=[.G146]-[.$B146]" office:value-type="float" office:value="0.23601222038269" calcext:value-type="float">
            <text:p>0.236012220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4786.5056" calcext:value-type="float">
            <text:p>1443144786.5056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542759895325" calcext:value-type="float">
            <text:p>6.505427599</text:p>
          </table:table-cell>
          <table:table-cell table:formula="of:=[.C147]/([.D147]-[.D146])" office:value-type="float" office:value="109613.878113997" calcext:value-type="float">
            <text:p>109613.878113997</text:p>
          </table:table-cell>
          <table:table-cell/>
          <table:table-cell office:value-type="float" office:value="1443144786.7417" calcext:value-type="float">
            <text:p>1443144786.7417</text:p>
          </table:table-cell>
          <table:table-cell table:formula="of:=[.G147]-[.$B$2]" office:value-type="float" office:value="6.74152302742004" calcext:value-type="float">
            <text:p>6.7415230274</text:p>
          </table:table-cell>
          <table:table-cell table:formula="of:=[.C147]/([.H147]-[.H146])" office:value-type="float" office:value="109382.939312168" calcext:value-type="float">
            <text:p>109382.939312168</text:p>
          </table:table-cell>
          <table:table-cell table:formula="of:=[.G147]-[.$B147]" office:value-type="float" office:value="0.236095428466797" calcext:value-type="float">
            <text:p>0.236095428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4786.54502" calcext:value-type="float">
            <text:p>1443144786.54502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484462738037" calcext:value-type="float">
            <text:p>6.5448446274</text:p>
          </table:table-cell>
          <table:table-cell table:formula="of:=[.C148]/([.D148]-[.D147])" office:value-type="float" office:value="109597.302799906" calcext:value-type="float">
            <text:p>109597.302799906</text:p>
          </table:table-cell>
          <table:table-cell/>
          <table:table-cell office:value-type="float" office:value="1443144786.78116" calcext:value-type="float">
            <text:p>1443144786.78116</text:p>
          </table:table-cell>
          <table:table-cell table:formula="of:=[.G148]-[.$B$2]" office:value-type="float" office:value="6.78098702430725" calcext:value-type="float">
            <text:p>6.7809870243</text:p>
          </table:table-cell>
          <table:table-cell table:formula="of:=[.C148]/([.H148]-[.H147])" office:value-type="float" office:value="109466.864503033" calcext:value-type="float">
            <text:p>109466.864503033</text:p>
          </table:table-cell>
          <table:table-cell table:formula="of:=[.G148]-[.$B148]" office:value-type="float" office:value="0.23614239692688" calcext:value-type="float">
            <text:p>0.236142396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4786.58448" calcext:value-type="float">
            <text:p>1443144786.58448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431124687195" calcext:value-type="float">
            <text:p>6.5843112469</text:p>
          </table:table-cell>
          <table:table-cell table:formula="of:=[.C149]/([.D149]-[.D148])" office:value-type="float" office:value="109459.590298124" calcext:value-type="float">
            <text:p>109459.590298124</text:p>
          </table:table-cell>
          <table:table-cell/>
          <table:table-cell office:value-type="float" office:value="1443144786.82051" calcext:value-type="float">
            <text:p>1443144786.82051</text:p>
          </table:table-cell>
          <table:table-cell table:formula="of:=[.G149]-[.$B$2]" office:value-type="float" office:value="6.82034063339233" calcext:value-type="float">
            <text:p>6.8203406334</text:p>
          </table:table-cell>
          <table:table-cell table:formula="of:=[.C149]/([.H149]-[.H148])" office:value-type="float" office:value="109773.92164109" calcext:value-type="float">
            <text:p>109773.92164109</text:p>
          </table:table-cell>
          <table:table-cell table:formula="of:=[.G149]-[.$B149]" office:value-type="float" office:value="0.236029386520386" calcext:value-type="float">
            <text:p>0.236029386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4786.62389" calcext:value-type="float">
            <text:p>1443144786.62389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371897697449" calcext:value-type="float">
            <text:p>6.623718977</text:p>
          </table:table-cell>
          <table:table-cell table:formula="of:=[.C150]/([.D150]-[.D149])" office:value-type="float" office:value="109623.162480035" calcext:value-type="float">
            <text:p>109623.162480035</text:p>
          </table:table-cell>
          <table:table-cell/>
          <table:table-cell office:value-type="float" office:value="1443144786.85991" calcext:value-type="float">
            <text:p>1443144786.85991</text:p>
          </table:table-cell>
          <table:table-cell table:formula="of:=[.G150]-[.$B$2]" office:value-type="float" office:value="6.8597354888916" calcext:value-type="float">
            <text:p>6.8597354889</text:p>
          </table:table-cell>
          <table:table-cell table:formula="of:=[.C150]/([.H150]-[.H149])" office:value-type="float" office:value="109658.988343803" calcext:value-type="float">
            <text:p>109658.988343803</text:p>
          </table:table-cell>
          <table:table-cell table:formula="of:=[.G150]-[.$B150]" office:value-type="float" office:value="0.236016511917114" calcext:value-type="float">
            <text:p>0.236016511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4786.66331" calcext:value-type="float">
            <text:p>1443144786.66331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313982009888" calcext:value-type="float">
            <text:p>6.6631398201</text:p>
          </table:table-cell>
          <table:table-cell table:formula="of:=[.C151]/([.D151]-[.D150])" office:value-type="float" office:value="109586.697229396" calcext:value-type="float">
            <text:p>109586.697229396</text:p>
          </table:table-cell>
          <table:table-cell/>
          <table:table-cell office:value-type="float" office:value="1443144786.89945" calcext:value-type="float">
            <text:p>1443144786.89945</text:p>
          </table:table-cell>
          <table:table-cell table:formula="of:=[.G151]-[.$B$2]" office:value-type="float" office:value="6.89927506446838" calcext:value-type="float">
            <text:p>6.8992750645</text:p>
          </table:table-cell>
          <table:table-cell table:formula="of:=[.C151]/([.H151]-[.H150])" office:value-type="float" office:value="109257.621939086" calcext:value-type="float">
            <text:p>109257.621939086</text:p>
          </table:table-cell>
          <table:table-cell table:formula="of:=[.G151]-[.$B151]" office:value-type="float" office:value="0.236135244369507" calcext:value-type="float">
            <text:p>0.236135244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4786.70274" calcext:value-type="float">
            <text:p>1443144786.70274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256304740906" calcext:value-type="float">
            <text:p>6.7025630474</text:p>
          </table:table-cell>
          <table:table-cell table:formula="of:=[.C152]/([.D152]-[.D151])" office:value-type="float" office:value="109580.069790085" calcext:value-type="float">
            <text:p>109580.069790085</text:p>
          </table:table-cell>
          <table:table-cell/>
          <table:table-cell office:value-type="float" office:value="1443144786.93874" calcext:value-type="float">
            <text:p>1443144786.93874</text:p>
          </table:table-cell>
          <table:table-cell table:formula="of:=[.G152]-[.$B$2]" office:value-type="float" office:value="6.93856739997864" calcext:value-type="float">
            <text:p>6.9385674</text:p>
          </table:table-cell>
          <table:table-cell table:formula="of:=[.C152]/([.H152]-[.H151])" office:value-type="float" office:value="109945.106186743" calcext:value-type="float">
            <text:p>109945.106186743</text:p>
          </table:table-cell>
          <table:table-cell table:formula="of:=[.G152]-[.$B152]" office:value-type="float" office:value="0.23600435256958" calcext:value-type="float">
            <text:p>0.236004352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4786.74217" calcext:value-type="float">
            <text:p>1443144786.74217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199748039246" calcext:value-type="float">
            <text:p>6.7419974804</text:p>
          </table:table-cell>
          <table:table-cell table:formula="of:=[.C153]/([.D153]-[.D152])" office:value-type="float" office:value="109548.931559855" calcext:value-type="float">
            <text:p>109548.931559855</text:p>
          </table:table-cell>
          <table:table-cell/>
          <table:table-cell office:value-type="float" office:value="1443144786.97814" calcext:value-type="float">
            <text:p>1443144786.97814</text:p>
          </table:table-cell>
          <table:table-cell table:formula="of:=[.G153]-[.$B$2]" office:value-type="float" office:value="6.97796773910522" calcext:value-type="float">
            <text:p>6.9779677391</text:p>
          </table:table-cell>
          <table:table-cell table:formula="of:=[.C153]/([.H153]-[.H152])" office:value-type="float" office:value="109643.726317191" calcext:value-type="float">
            <text:p>109643.726317191</text:p>
          </table:table-cell>
          <table:table-cell table:formula="of:=[.G153]-[.$B153]" office:value-type="float" office:value="0.235970258712769" calcext:value-type="float">
            <text:p>0.235970258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4786.78158" calcext:value-type="float">
            <text:p>1443144786.78158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140330314636" calcext:value-type="float">
            <text:p>6.7814033031</text:p>
          </table:table-cell>
          <table:table-cell table:formula="of:=[.C154]/([.D154]-[.D153])" office:value-type="float" office:value="109628.468538238" calcext:value-type="float">
            <text:p>109628.468538238</text:p>
          </table:table-cell>
          <table:table-cell/>
          <table:table-cell office:value-type="float" office:value="1443144787.0177" calcext:value-type="float">
            <text:p>1443144787.0177</text:p>
          </table:table-cell>
          <table:table-cell table:formula="of:=[.G154]-[.$B$2]" office:value-type="float" office:value="7.01752305030823" calcext:value-type="float">
            <text:p>7.0175230503</text:p>
          </table:table-cell>
          <table:table-cell table:formula="of:=[.C154]/([.H154]-[.H153])" office:value-type="float" office:value="109214.157811304" calcext:value-type="float">
            <text:p>109214.157811304</text:p>
          </table:table-cell>
          <table:table-cell table:formula="of:=[.G154]-[.$B154]" office:value-type="float" office:value="0.236119747161865" calcext:value-type="float">
            <text:p>0.236119747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4786.82097" calcext:value-type="float">
            <text:p>1443144786.82097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2079768180847" calcext:value-type="float">
            <text:p>6.8207976818</text:p>
          </table:table-cell>
          <table:table-cell table:formula="of:=[.C155]/([.D155]-[.D154])" office:value-type="float" office:value="109660.315677351" calcext:value-type="float">
            <text:p>109660.315677351</text:p>
          </table:table-cell>
          <table:table-cell/>
          <table:table-cell office:value-type="float" office:value="1443144790.01819" calcext:value-type="float">
            <text:p>1443144790.01819</text:p>
          </table:table-cell>
          <table:table-cell table:formula="of:=[.G155]-[.$B$2]" office:value-type="float" office:value="10.0180139541626" calcext:value-type="float">
            <text:p>10.0180139542</text:p>
          </table:table-cell>
          <table:table-cell table:formula="of:=[.C155]/([.H155]-[.H154])" office:value-type="float" office:value="1439.76440470145" calcext:value-type="float">
            <text:p>1439.7644047015</text:p>
          </table:table-cell>
          <table:table-cell table:formula="of:=[.G155]-[.$B155]" office:value-type="float" office:value="3.19721627235413" calcext:value-type="float">
            <text:p>3.197216272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4786.86038" calcext:value-type="float">
            <text:p>1443144786.86038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6020851135254" calcext:value-type="float">
            <text:p>6.8602085114</text:p>
          </table:table-cell>
          <table:table-cell table:formula="of:=[.C156]/([.D156]-[.D155])" office:value-type="float" office:value="109614.541230846" calcext:value-type="float">
            <text:p>109614.541230846</text:p>
          </table:table-cell>
          <table:table-cell/>
          <table:table-cell office:value-type="float" office:value="1443144790.03632" calcext:value-type="float">
            <text:p>1443144790.03632</text:p>
          </table:table-cell>
          <table:table-cell table:formula="of:=[.G156]-[.$B$2]" office:value-type="float" office:value="10.0361506938934" calcext:value-type="float">
            <text:p>10.0361506939</text:p>
          </table:table-cell>
          <table:table-cell table:formula="of:=[.C156]/([.H156]-[.H155])" office:value-type="float" office:value="238190.549355208" calcext:value-type="float">
            <text:p>238190.549355208</text:p>
          </table:table-cell>
          <table:table-cell table:formula="of:=[.G156]-[.$B156]" office:value-type="float" office:value="3.17594218254089" calcext:value-type="float">
            <text:p>3.175942182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4786.8998" calcext:value-type="float">
            <text:p>1443144786.8998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89962601661682" calcext:value-type="float">
            <text:p>6.8996260166</text:p>
          </table:table-cell>
          <table:table-cell table:formula="of:=[.C157]/([.D157]-[.D156])" office:value-type="float" office:value="109595.976991332" calcext:value-type="float">
            <text:p>109595.976991332</text:p>
          </table:table-cell>
          <table:table-cell/>
          <table:table-cell office:value-type="float" office:value="1443144790.99219" calcext:value-type="float">
            <text:p>1443144790.99219</text:p>
          </table:table-cell>
          <table:table-cell table:formula="of:=[.G157]-[.$B$2]" office:value-type="float" office:value="10.9920215606689" calcext:value-type="float">
            <text:p>10.9920215607</text:p>
          </table:table-cell>
          <table:table-cell table:formula="of:=[.C157]/([.H157]-[.H156])" office:value-type="float" office:value="4519.43892230221" calcext:value-type="float">
            <text:p>4519.4389223022</text:p>
          </table:table-cell>
          <table:table-cell table:formula="of:=[.G157]-[.$B157]" office:value-type="float" office:value="4.09239554405212" calcext:value-type="float">
            <text:p>4.092395544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4786.93921" calcext:value-type="float">
            <text:p>1443144786.93921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9040184021" calcext:value-type="float">
            <text:p>6.939040184</text:p>
          </table:table-cell>
          <table:table-cell table:formula="of:=[.C158]/([.D158]-[.D157])" office:value-type="float" office:value="109605.258325016" calcext:value-type="float">
            <text:p>109605.258325016</text:p>
          </table:table-cell>
          <table:table-cell/>
          <table:table-cell office:value-type="float" office:value="1443144791.01006" calcext:value-type="float">
            <text:p>1443144791.01006</text:p>
          </table:table-cell>
          <table:table-cell table:formula="of:=[.G158]-[.$B$2]" office:value-type="float" office:value="11.0098850727081" calcext:value-type="float">
            <text:p>11.0098850727</text:p>
          </table:table-cell>
          <table:table-cell table:formula="of:=[.C158]/([.H158]-[.H157])" office:value-type="float" office:value="241833.744144144" calcext:value-type="float">
            <text:p>241833.744144144</text:p>
          </table:table-cell>
          <table:table-cell table:formula="of:=[.G158]-[.$B158]" office:value-type="float" office:value="4.07084488868713" calcext:value-type="float">
            <text:p>4.070844888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4786.97862" calcext:value-type="float">
            <text:p>1443144786.97862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845125198364" calcext:value-type="float">
            <text:p>6.978451252</text:p>
          </table:table-cell>
          <table:table-cell table:formula="of:=[.C159]/([.D159]-[.D158])" office:value-type="float" office:value="109613.878113997" calcext:value-type="float">
            <text:p>109613.878113997</text:p>
          </table:table-cell>
          <table:table-cell/>
          <table:table-cell office:value-type="float" office:value="1443144791.02765" calcext:value-type="float">
            <text:p>1443144791.02765</text:p>
          </table:table-cell>
          <table:table-cell table:formula="of:=[.G159]-[.$B$2]" office:value-type="float" office:value="11.0274751186371" calcext:value-type="float">
            <text:p>11.0274751186</text:p>
          </table:table-cell>
          <table:table-cell table:formula="of:=[.C159]/([.H159]-[.H158])" office:value-type="float" office:value="245593.4462848" calcext:value-type="float">
            <text:p>245593.4462848</text:p>
          </table:table-cell>
          <table:table-cell table:formula="of:=[.G159]-[.$B159]" office:value-type="float" office:value="4.04902386665344" calcext:value-type="float">
            <text:p>4.049023866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4800.02474" calcext:value-type="float">
            <text:p>1443144800.02474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245666503906" calcext:value-type="float">
            <text:p>20.0245666504</text:p>
          </table:table-cell>
          <table:table-cell table:formula="of:=[.C160]/([.D160]-[.D159])" office:value-type="float" office:value="331.133051339367" calcext:value-type="float">
            <text:p>331.1330513394</text:p>
          </table:table-cell>
          <table:table-cell/>
          <table:table-cell office:value-type="float" office:value="1443144800.22173" calcext:value-type="float">
            <text:p>1443144800.22173</text:p>
          </table:table-cell>
          <table:table-cell table:formula="of:=[.G160]-[.$B$2]" office:value-type="float" office:value="20.2215552330017" calcext:value-type="float">
            <text:p>20.221555233</text:p>
          </table:table-cell>
          <table:table-cell table:formula="of:=[.C160]/([.H160]-[.H159])" office:value-type="float" office:value="469.867561111473" calcext:value-type="float">
            <text:p>469.8675611115</text:p>
          </table:table-cell>
          <table:table-cell table:formula="of:=[.G160]-[.$B160]" office:value-type="float" office:value="0.196988582611084" calcext:value-type="float">
            <text:p>0.196988582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4800.07889" calcext:value-type="float">
            <text:p>1443144800.07889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87208080292" calcext:value-type="float">
            <text:p>20.078720808</text:p>
          </table:table-cell>
          <table:table-cell table:formula="of:=[.C161]/([.D161]-[.D160])" office:value-type="float" office:value="79772.268434747" calcext:value-type="float">
            <text:p>79772.268434747</text:p>
          </table:table-cell>
          <table:table-cell/>
          <table:table-cell office:value-type="float" office:value="1443144800.27574" calcext:value-type="float">
            <text:p>1443144800.27574</text:p>
          </table:table-cell>
          <table:table-cell table:formula="of:=[.G161]-[.$B$2]" office:value-type="float" office:value="20.2755718231201" calcext:value-type="float">
            <text:p>20.2755718231</text:p>
          </table:table-cell>
          <table:table-cell table:formula="of:=[.C161]/([.H161]-[.H160])" office:value-type="float" office:value="79975.4295954308" calcext:value-type="float">
            <text:p>79975.4295954308</text:p>
          </table:table-cell>
          <table:table-cell table:formula="of:=[.G161]-[.$B161]" office:value-type="float" office:value="0.196851015090942" calcext:value-type="float">
            <text:p>0.196851015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4800.13303" calcext:value-type="float">
            <text:p>1443144800.13303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328575611114" calcext:value-type="float">
            <text:p>20.1328575611</text:p>
          </table:table-cell>
          <table:table-cell table:formula="of:=[.C162]/([.D162]-[.D161])" office:value-type="float" office:value="79797.9146151339" calcext:value-type="float">
            <text:p>79797.9146151339</text:p>
          </table:table-cell>
          <table:table-cell/>
          <table:table-cell office:value-type="float" office:value="1443144800.3299" calcext:value-type="float">
            <text:p>1443144800.3299</text:p>
          </table:table-cell>
          <table:table-cell table:formula="of:=[.G162]-[.$B$2]" office:value-type="float" office:value="20.3297307491302" calcext:value-type="float">
            <text:p>20.3297307491</text:p>
          </table:table-cell>
          <table:table-cell table:formula="of:=[.C162]/([.H162]-[.H161])" office:value-type="float" office:value="79765.2449605783" calcext:value-type="float">
            <text:p>79765.2449605783</text:p>
          </table:table-cell>
          <table:table-cell table:formula="of:=[.G162]-[.$B162]" office:value-type="float" office:value="0.196873188018799" calcext:value-type="float">
            <text:p>0.19687318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4800.18718" calcext:value-type="float">
            <text:p>1443144800.18718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70045661926" calcext:value-type="float">
            <text:p>20.1870045662</text:p>
          </table:table-cell>
          <table:table-cell table:formula="of:=[.C163]/([.D163]-[.D162])" office:value-type="float" office:value="79782.8059654175" calcext:value-type="float">
            <text:p>79782.8059654175</text:p>
          </table:table-cell>
          <table:table-cell/>
          <table:table-cell office:value-type="float" office:value="1443144800.3841" calcext:value-type="float">
            <text:p>1443144800.3841</text:p>
          </table:table-cell>
          <table:table-cell table:formula="of:=[.G163]-[.$B$2]" office:value-type="float" office:value="20.3839254379272" calcext:value-type="float">
            <text:p>20.3839254379</text:p>
          </table:table-cell>
          <table:table-cell table:formula="of:=[.C163]/([.H163]-[.H162])" office:value-type="float" office:value="79712.6082997154" calcext:value-type="float">
            <text:p>79712.6082997154</text:p>
          </table:table-cell>
          <table:table-cell table:formula="of:=[.G163]-[.$B163]" office:value-type="float" office:value="0.196920871734619" calcext:value-type="float">
            <text:p>0.196920871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4800.24133" calcext:value-type="float">
            <text:p>1443144800.24133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411541938782" calcext:value-type="float">
            <text:p>20.2411541939</text:p>
          </table:table-cell>
          <table:table-cell table:formula="of:=[.C164]/([.D164]-[.D163])" office:value-type="float" office:value="79778.941880944" calcext:value-type="float">
            <text:p>79778.941880944</text:p>
          </table:table-cell>
          <table:table-cell/>
          <table:table-cell office:value-type="float" office:value="1443144800.43834" calcext:value-type="float">
            <text:p>1443144800.43834</text:p>
          </table:table-cell>
          <table:table-cell table:formula="of:=[.G164]-[.$B$2]" office:value-type="float" office:value="20.4381635189056" calcext:value-type="float">
            <text:p>20.4381635189</text:p>
          </table:table-cell>
          <table:table-cell table:formula="of:=[.C164]/([.H164]-[.H163])" office:value-type="float" office:value="79648.8356902031" calcext:value-type="float">
            <text:p>79648.8356902031</text:p>
          </table:table-cell>
          <table:table-cell table:formula="of:=[.G164]-[.$B164]" office:value-type="float" office:value="0.197009325027466" calcext:value-type="float">
            <text:p>0.19700932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4800.29548" calcext:value-type="float">
            <text:p>1443144800.29548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953081130981" calcext:value-type="float">
            <text:p>20.2953081131</text:p>
          </table:table-cell>
          <table:table-cell table:formula="of:=[.C165]/([.D165]-[.D164])" office:value-type="float" office:value="79772.6196409231" calcext:value-type="float">
            <text:p>79772.6196409231</text:p>
          </table:table-cell>
          <table:table-cell/>
          <table:table-cell office:value-type="float" office:value="1443144800.4924" calcext:value-type="float">
            <text:p>1443144800.4924</text:p>
          </table:table-cell>
          <table:table-cell table:formula="of:=[.G165]-[.$B$2]" office:value-type="float" office:value="20.4922318458557" calcext:value-type="float">
            <text:p>20.4922318459</text:p>
          </table:table-cell>
          <table:table-cell table:formula="of:=[.C165]/([.H165]-[.H164])" office:value-type="float" office:value="79898.9028084611" calcext:value-type="float">
            <text:p>79898.9028084611</text:p>
          </table:table-cell>
          <table:table-cell table:formula="of:=[.G165]-[.$B165]" office:value-type="float" office:value="0.196923732757568" calcext:value-type="float">
            <text:p>0.196923732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4800.34963" calcext:value-type="float">
            <text:p>1443144800.34963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494551181793" calcext:value-type="float">
            <text:p>20.3494551182</text:p>
          </table:table-cell>
          <table:table-cell table:formula="of:=[.C166]/([.D166]-[.D165])" office:value-type="float" office:value="79782.8059654175" calcext:value-type="float">
            <text:p>79782.8059654175</text:p>
          </table:table-cell>
          <table:table-cell/>
          <table:table-cell office:value-type="float" office:value="1443144800.54659" calcext:value-type="float">
            <text:p>1443144800.54659</text:p>
          </table:table-cell>
          <table:table-cell table:formula="of:=[.G166]-[.$B$2]" office:value-type="float" office:value="20.5464179515839" calcext:value-type="float">
            <text:p>20.5464179516</text:p>
          </table:table-cell>
          <table:table-cell table:formula="of:=[.C166]/([.H166]-[.H165])" office:value-type="float" office:value="79725.2347617183" calcext:value-type="float">
            <text:p>79725.2347617183</text:p>
          </table:table-cell>
          <table:table-cell table:formula="of:=[.G166]-[.$B166]" office:value-type="float" office:value="0.196962833404541" calcext:value-type="float">
            <text:p>0.196962833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4800.40378" calcext:value-type="float">
            <text:p>1443144800.40378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4036068916321" calcext:value-type="float">
            <text:p>20.4036068916</text:p>
          </table:table-cell>
          <table:table-cell table:formula="of:=[.C167]/([.D167]-[.D166])" office:value-type="float" office:value="79775.780635674" calcext:value-type="float">
            <text:p>79775.780635674</text:p>
          </table:table-cell>
          <table:table-cell/>
          <table:table-cell office:value-type="float" office:value="1443144800.60072" calcext:value-type="float">
            <text:p>1443144800.60072</text:p>
          </table:table-cell>
          <table:table-cell table:formula="of:=[.G167]-[.$B$2]" office:value-type="float" office:value="20.6005501747131" calcext:value-type="float">
            <text:p>20.6005501747</text:p>
          </table:table-cell>
          <table:table-cell table:formula="of:=[.C167]/([.H167]-[.H166])" office:value-type="float" office:value="79804.5923531251" calcext:value-type="float">
            <text:p>79804.5923531251</text:p>
          </table:table-cell>
          <table:table-cell table:formula="of:=[.G167]-[.$B167]" office:value-type="float" office:value="0.196943283081055" calcext:value-type="float">
            <text:p>0.196943283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4800.45793" calcext:value-type="float">
            <text:p>1443144800.45793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77577114105" calcext:value-type="float">
            <text:p>20.4577577114</text:p>
          </table:table-cell>
          <table:table-cell table:formula="of:=[.C168]/([.D168]-[.D167])" office:value-type="float" office:value="79777.1856026417" calcext:value-type="float">
            <text:p>79777.1856026417</text:p>
          </table:table-cell>
          <table:table-cell/>
          <table:table-cell office:value-type="float" office:value="1443144800.65479" calcext:value-type="float">
            <text:p>1443144800.65479</text:p>
          </table:table-cell>
          <table:table-cell table:formula="of:=[.G168]-[.$B$2]" office:value-type="float" office:value="20.6546142101288" calcext:value-type="float">
            <text:p>20.6546142101</text:p>
          </table:table-cell>
          <table:table-cell table:formula="of:=[.C168]/([.H168]-[.H167])" office:value-type="float" office:value="79905.2450818262" calcext:value-type="float">
            <text:p>79905.2450818262</text:p>
          </table:table-cell>
          <table:table-cell table:formula="of:=[.G168]-[.$B168]" office:value-type="float" office:value="0.196856498718262" calcext:value-type="float">
            <text:p>0.196856498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4800.51209" calcext:value-type="float">
            <text:p>1443144800.51209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119168758392" calcext:value-type="float">
            <text:p>20.5119168758</text:p>
          </table:table-cell>
          <table:table-cell table:formula="of:=[.C169]/([.D169]-[.D168])" office:value-type="float" office:value="79764.8938193344" calcext:value-type="float">
            <text:p>79764.8938193344</text:p>
          </table:table-cell>
          <table:table-cell/>
          <table:table-cell office:value-type="float" office:value="1443144800.70895" calcext:value-type="float">
            <text:p>1443144800.70895</text:p>
          </table:table-cell>
          <table:table-cell table:formula="of:=[.G169]-[.$B$2]" office:value-type="float" office:value="20.7087759971619" calcext:value-type="float">
            <text:p>20.7087759972</text:p>
          </table:table-cell>
          <table:table-cell table:formula="of:=[.C169]/([.H169]-[.H168])" office:value-type="float" office:value="79761.0314696858" calcext:value-type="float">
            <text:p>79761.0314696858</text:p>
          </table:table-cell>
          <table:table-cell table:formula="of:=[.G169]-[.$B169]" office:value-type="float" office:value="0.196859121322632" calcext:value-type="float">
            <text:p>0.196859121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4800.56623" calcext:value-type="float">
            <text:p>1443144800.56623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660574436188" calcext:value-type="float">
            <text:p>20.5660574436</text:p>
          </table:table-cell>
          <table:table-cell table:formula="of:=[.C170]/([.D170]-[.D169])" office:value-type="float" office:value="79792.2921235501" calcext:value-type="float">
            <text:p>79792.2921235501</text:p>
          </table:table-cell>
          <table:table-cell/>
          <table:table-cell office:value-type="float" office:value="1443144800.76306" calcext:value-type="float">
            <text:p>1443144800.76306</text:p>
          </table:table-cell>
          <table:table-cell table:formula="of:=[.G170]-[.$B$2]" office:value-type="float" office:value="20.7628903388977" calcext:value-type="float">
            <text:p>20.7628903389</text:p>
          </table:table-cell>
          <table:table-cell table:formula="of:=[.C170]/([.H170]-[.H169])" office:value-type="float" office:value="79830.9627619266" calcext:value-type="float">
            <text:p>79830.9627619266</text:p>
          </table:table-cell>
          <table:table-cell table:formula="of:=[.G170]-[.$B170]" office:value-type="float" office:value="0.196832895278931" calcext:value-type="float">
            <text:p>0.196832895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4800.62037" calcext:value-type="float">
            <text:p>1443144800.62037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202020645142" calcext:value-type="float">
            <text:p>20.6202020645</text:p>
          </table:table-cell>
          <table:table-cell table:formula="of:=[.C171]/([.D171]-[.D170])" office:value-type="float" office:value="79786.3190943157" calcext:value-type="float">
            <text:p>79786.3190943157</text:p>
          </table:table-cell>
          <table:table-cell/>
          <table:table-cell office:value-type="float" office:value="1443144800.81725" calcext:value-type="float">
            <text:p>1443144800.81725</text:p>
          </table:table-cell>
          <table:table-cell table:formula="of:=[.G171]-[.$B$2]" office:value-type="float" office:value="20.8170793056488" calcext:value-type="float">
            <text:p>20.8170793056</text:p>
          </table:table-cell>
          <table:table-cell table:formula="of:=[.C171]/([.H171]-[.H170])" office:value-type="float" office:value="79721.0254966232" calcext:value-type="float">
            <text:p>79721.0254966232</text:p>
          </table:table-cell>
          <table:table-cell table:formula="of:=[.G171]-[.$B171]" office:value-type="float" office:value="0.196877241134644" calcext:value-type="float">
            <text:p>0.196877241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4800.67452" calcext:value-type="float">
            <text:p>1443144800.67452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743483543396" calcext:value-type="float">
            <text:p>20.6743483543</text:p>
          </table:table-cell>
          <table:table-cell table:formula="of:=[.C172]/([.D172]-[.D171])" office:value-type="float" office:value="79783.8598716018" calcext:value-type="float">
            <text:p>79783.8598716018</text:p>
          </table:table-cell>
          <table:table-cell/>
          <table:table-cell office:value-type="float" office:value="1443144800.87144" calcext:value-type="float">
            <text:p>1443144800.87144</text:p>
          </table:table-cell>
          <table:table-cell table:formula="of:=[.G172]-[.$B$2]" office:value-type="float" office:value="20.8712680339813" calcext:value-type="float">
            <text:p>20.871268034</text:p>
          </table:table-cell>
          <table:table-cell table:formula="of:=[.C172]/([.H172]-[.H171])" office:value-type="float" office:value="79721.3762517379" calcext:value-type="float">
            <text:p>79721.3762517379</text:p>
          </table:table-cell>
          <table:table-cell table:formula="of:=[.G172]-[.$B172]" office:value-type="float" office:value="0.196919679641724" calcext:value-type="float">
            <text:p>0.196919679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4800.72867" calcext:value-type="float">
            <text:p>1443144800.72867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84951210022" calcext:value-type="float">
            <text:p>20.728495121</text:p>
          </table:table-cell>
          <table:table-cell table:formula="of:=[.C173]/([.D173]-[.D172])" office:value-type="float" office:value="79783.1572643852" calcext:value-type="float">
            <text:p>79783.1572643852</text:p>
          </table:table-cell>
          <table:table-cell/>
          <table:table-cell office:value-type="float" office:value="1443144800.92556" calcext:value-type="float">
            <text:p>1443144800.92556</text:p>
          </table:table-cell>
          <table:table-cell table:formula="of:=[.G173]-[.$B$2]" office:value-type="float" office:value="20.9253869056702" calcext:value-type="float">
            <text:p>20.9253869057</text:p>
          </table:table-cell>
          <table:table-cell table:formula="of:=[.C173]/([.H173]-[.H172])" office:value-type="float" office:value="79824.2806102445" calcext:value-type="float">
            <text:p>79824.2806102445</text:p>
          </table:table-cell>
          <table:table-cell table:formula="of:=[.G173]-[.$B173]" office:value-type="float" office:value="0.196891784667969" calcext:value-type="float">
            <text:p>0.196891784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4800.78281" calcext:value-type="float">
            <text:p>1443144800.78281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826359272003" calcext:value-type="float">
            <text:p>20.7826359272</text:p>
          </table:table-cell>
          <table:table-cell table:formula="of:=[.C174]/([.D174]-[.D173])" office:value-type="float" office:value="79791.9407441332" calcext:value-type="float">
            <text:p>79791.9407441332</text:p>
          </table:table-cell>
          <table:table-cell/>
          <table:table-cell office:value-type="float" office:value="1443144800.97968" calcext:value-type="float">
            <text:p>1443144800.97968</text:p>
          </table:table-cell>
          <table:table-cell table:formula="of:=[.G174]-[.$B$2]" office:value-type="float" office:value="20.9795105457306" calcext:value-type="float">
            <text:p>20.9795105457</text:p>
          </table:table-cell>
          <table:table-cell table:formula="of:=[.C174]/([.H174]-[.H173])" office:value-type="float" office:value="79817.2479747677" calcext:value-type="float">
            <text:p>79817.2479747677</text:p>
          </table:table-cell>
          <table:table-cell table:formula="of:=[.G174]-[.$B174]" office:value-type="float" office:value="0.196874618530273" calcext:value-type="float">
            <text:p>0.196874618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4800.83696" calcext:value-type="float">
            <text:p>1443144800.83696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367893695831" calcext:value-type="float">
            <text:p>20.8367893696</text:p>
          </table:table-cell>
          <table:table-cell table:formula="of:=[.C175]/([.D175]-[.D174])" office:value-type="float" office:value="79773.3220625528" calcext:value-type="float">
            <text:p>79773.3220625528</text:p>
          </table:table-cell>
          <table:table-cell/>
          <table:table-cell office:value-type="float" office:value="1443144801.03373" calcext:value-type="float">
            <text:p>1443144801.03373</text:p>
          </table:table-cell>
          <table:table-cell table:formula="of:=[.G175]-[.$B$2]" office:value-type="float" office:value="21.0335621833801" calcext:value-type="float">
            <text:p>21.0335621834</text:p>
          </table:table-cell>
          <table:table-cell table:formula="of:=[.C175]/([.H175]-[.H174])" office:value-type="float" office:value="79923.5728621272" calcext:value-type="float">
            <text:p>79923.5728621272</text:p>
          </table:table-cell>
          <table:table-cell table:formula="of:=[.G175]-[.$B175]" office:value-type="float" office:value="0.196772813796997" calcext:value-type="float">
            <text:p>0.196772813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4800.89111" calcext:value-type="float">
            <text:p>1443144800.89111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909385204315" calcext:value-type="float">
            <text:p>20.8909385204</text:p>
          </table:table-cell>
          <table:table-cell table:formula="of:=[.C176]/([.D176]-[.D175])" office:value-type="float" office:value="79779.644413917" calcext:value-type="float">
            <text:p>79779.644413917</text:p>
          </table:table-cell>
          <table:table-cell/>
          <table:table-cell office:value-type="float" office:value="1443144801.08786" calcext:value-type="float">
            <text:p>1443144801.08786</text:p>
          </table:table-cell>
          <table:table-cell table:formula="of:=[.G176]-[.$B$2]" office:value-type="float" office:value="21.0876889228821" calcext:value-type="float">
            <text:p>21.0876889229</text:p>
          </table:table-cell>
          <table:table-cell table:formula="of:=[.C176]/([.H176]-[.H175])" office:value-type="float" office:value="79812.6774261752" calcext:value-type="float">
            <text:p>79812.6774261752</text:p>
          </table:table-cell>
          <table:table-cell table:formula="of:=[.G176]-[.$B176]" office:value-type="float" office:value="0.196750402450562" calcext:value-type="float">
            <text:p>0.196750402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4800.94526" calcext:value-type="float">
            <text:p>1443144800.94526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450852870941" calcext:value-type="float">
            <text:p>20.9450852871</text:p>
          </table:table-cell>
          <table:table-cell table:formula="of:=[.C177]/([.D177]-[.D176])" office:value-type="float" office:value="79783.1572643852" calcext:value-type="float">
            <text:p>79783.1572643852</text:p>
          </table:table-cell>
          <table:table-cell/>
          <table:table-cell office:value-type="float" office:value="1443144801.14211" calcext:value-type="float">
            <text:p>1443144801.14211</text:p>
          </table:table-cell>
          <table:table-cell table:formula="of:=[.G177]-[.$B$2]" office:value-type="float" office:value="21.1419332027435" calcext:value-type="float">
            <text:p>21.1419332027</text:p>
          </table:table-cell>
          <table:table-cell table:formula="of:=[.C177]/([.H177]-[.H176])" office:value-type="float" office:value="79639.733646277" calcext:value-type="float">
            <text:p>79639.733646277</text:p>
          </table:table-cell>
          <table:table-cell table:formula="of:=[.G177]-[.$B177]" office:value-type="float" office:value="0.196847915649414" calcext:value-type="float">
            <text:p>0.196847915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4800.99941" calcext:value-type="float">
            <text:p>1443144800.99941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9992370605469" calcext:value-type="float">
            <text:p>20.9992370605</text:p>
          </table:table-cell>
          <table:table-cell table:formula="of:=[.C178]/([.D178]-[.D177])" office:value-type="float" office:value="79775.780635674" calcext:value-type="float">
            <text:p>79775.780635674</text:p>
          </table:table-cell>
          <table:table-cell/>
          <table:table-cell office:value-type="float" office:value="1443144801.19622" calcext:value-type="float">
            <text:p>1443144801.19622</text:p>
          </table:table-cell>
          <table:table-cell table:formula="of:=[.G178]-[.$B$2]" office:value-type="float" office:value="21.1960477828979" calcext:value-type="float">
            <text:p>21.1960477829</text:p>
          </table:table-cell>
          <table:table-cell table:formula="of:=[.C178]/([.H178]-[.H177])" office:value-type="float" office:value="79830.611041842" calcext:value-type="float">
            <text:p>79830.611041842</text:p>
          </table:table-cell>
          <table:table-cell table:formula="of:=[.G178]-[.$B178]" office:value-type="float" office:value="0.196810722351074" calcext:value-type="float">
            <text:p>0.196810722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4801.05041" calcext:value-type="float">
            <text:p>1443144801.05041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50234079361" calcext:value-type="float">
            <text:p>21.0502340794</text:p>
          </table:table-cell>
          <table:table-cell table:formula="of:=[.C179]/([.D179]-[.D178])" office:value-type="float" office:value="84710.8340930448" calcext:value-type="float">
            <text:p>84710.8340930448</text:p>
          </table:table-cell>
          <table:table-cell/>
          <table:table-cell office:value-type="float" office:value="1443144801.2473" calcext:value-type="float">
            <text:p>1443144801.2473</text:p>
          </table:table-cell>
          <table:table-cell table:formula="of:=[.G179]-[.$B$2]" office:value-type="float" office:value="21.247123003006" calcext:value-type="float">
            <text:p>21.247123003</text:p>
          </table:table-cell>
          <table:table-cell table:formula="of:=[.C179]/([.H179]-[.H178])" office:value-type="float" office:value="84581.1332944334" calcext:value-type="float">
            <text:p>84581.1332944334</text:p>
          </table:table-cell>
          <table:table-cell table:formula="of:=[.G179]-[.$B179]" office:value-type="float" office:value="0.19688892364502" calcext:value-type="float">
            <text:p>0.196888923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4801.10138" calcext:value-type="float">
            <text:p>1443144801.10138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1012043952942" calcext:value-type="float">
            <text:p>21.1012043953</text:p>
          </table:table-cell>
          <table:table-cell table:formula="of:=[.C180]/([.D180]-[.D179])" office:value-type="float" office:value="84755.2133217953" calcext:value-type="float">
            <text:p>84755.2133217953</text:p>
          </table:table-cell>
          <table:table-cell/>
          <table:table-cell office:value-type="float" office:value="1443144801.29827" calcext:value-type="float">
            <text:p>1443144801.29827</text:p>
          </table:table-cell>
          <table:table-cell table:formula="of:=[.G180]-[.$B$2]" office:value-type="float" office:value="21.2981009483337" calcext:value-type="float">
            <text:p>21.2981009483</text:p>
          </table:table-cell>
          <table:table-cell table:formula="of:=[.C180]/([.H180]-[.H179])" office:value-type="float" office:value="84742.5287979908" calcext:value-type="float">
            <text:p>84742.5287979908</text:p>
          </table:table-cell>
          <table:table-cell table:formula="of:=[.G180]-[.$B180]" office:value-type="float" office:value="0.196896553039551" calcext:value-type="float">
            <text:p>0.19689655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4801.15234" calcext:value-type="float">
            <text:p>1443144801.15234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521706581116" calcext:value-type="float">
            <text:p>21.1521706581</text:p>
          </table:table-cell>
          <table:table-cell table:formula="of:=[.C181]/([.D181]-[.D180])" office:value-type="float" office:value="84761.9535197036" calcext:value-type="float">
            <text:p>84761.9535197036</text:p>
          </table:table-cell>
          <table:table-cell/>
          <table:table-cell office:value-type="float" office:value="1443144801.34924" calcext:value-type="float">
            <text:p>1443144801.34924</text:p>
          </table:table-cell>
          <table:table-cell table:formula="of:=[.G181]-[.$B$2]" office:value-type="float" office:value="21.3490717411041" calcext:value-type="float">
            <text:p>21.3490717411</text:p>
          </table:table-cell>
          <table:table-cell table:formula="of:=[.C181]/([.H181]-[.H180])" office:value-type="float" office:value="84754.420427809" calcext:value-type="float">
            <text:p>84754.420427809</text:p>
          </table:table-cell>
          <table:table-cell table:formula="of:=[.G181]-[.$B181]" office:value-type="float" office:value="0.196901082992554" calcext:value-type="float">
            <text:p>0.19690108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4801.20331" calcext:value-type="float">
            <text:p>1443144801.20331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2031354904175" calcext:value-type="float">
            <text:p>21.2031354904</text:p>
          </table:table-cell>
          <table:table-cell table:formula="of:=[.C182]/([.D182]-[.D181])" office:value-type="float" office:value="84764.3326690431" calcext:value-type="float">
            <text:p>84764.3326690431</text:p>
          </table:table-cell>
          <table:table-cell/>
          <table:table-cell office:value-type="float" office:value="1443144801.40007" calcext:value-type="float">
            <text:p>1443144801.40007</text:p>
          </table:table-cell>
          <table:table-cell table:formula="of:=[.G182]-[.$B$2]" office:value-type="float" office:value="21.3998980522156" calcext:value-type="float">
            <text:p>21.3998980522</text:p>
          </table:table-cell>
          <table:table-cell table:formula="of:=[.C182]/([.H182]-[.H181])" office:value-type="float" office:value="84995.3479906746" calcext:value-type="float">
            <text:p>84995.3479906746</text:p>
          </table:table-cell>
          <table:table-cell table:formula="of:=[.G182]-[.$B182]" office:value-type="float" office:value="0.196762561798096" calcext:value-type="float">
            <text:p>0.196762561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4801.25428" calcext:value-type="float">
            <text:p>1443144801.25428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541034221649" calcext:value-type="float">
            <text:p>21.2541034222</text:p>
          </table:table-cell>
          <table:table-cell table:formula="of:=[.C183]/([.D183]-[.D182])" office:value-type="float" office:value="84759.1780142673" calcext:value-type="float">
            <text:p>84759.1780142673</text:p>
          </table:table-cell>
          <table:table-cell/>
          <table:table-cell office:value-type="float" office:value="1443144801.45113" calcext:value-type="float">
            <text:p>1443144801.45113</text:p>
          </table:table-cell>
          <table:table-cell table:formula="of:=[.G183]-[.$B$2]" office:value-type="float" office:value="21.450957775116" calcext:value-type="float">
            <text:p>21.4509577751</text:p>
          </table:table-cell>
          <table:table-cell table:formula="of:=[.C183]/([.H183]-[.H182])" office:value-type="float" office:value="84606.8046320508" calcext:value-type="float">
            <text:p>84606.8046320508</text:p>
          </table:table-cell>
          <table:table-cell table:formula="of:=[.G183]-[.$B183]" office:value-type="float" office:value="0.19685435295105" calcext:value-type="float">
            <text:p>0.19685435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4801.30524" calcext:value-type="float">
            <text:p>1443144801.30524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3050696849823" calcext:value-type="float">
            <text:p>21.305069685</text:p>
          </table:table-cell>
          <table:table-cell table:formula="of:=[.C184]/([.D184]-[.D183])" office:value-type="float" office:value="84761.9535197036" calcext:value-type="float">
            <text:p>84761.9535197036</text:p>
          </table:table-cell>
          <table:table-cell/>
          <table:table-cell office:value-type="float" office:value="1443144801.50212" calcext:value-type="float">
            <text:p>1443144801.50212</text:p>
          </table:table-cell>
          <table:table-cell table:formula="of:=[.G184]-[.$B$2]" office:value-type="float" office:value="21.5019488334656" calcext:value-type="float">
            <text:p>21.5019488335</text:p>
          </table:table-cell>
          <table:table-cell table:formula="of:=[.C184]/([.H184]-[.H183])" office:value-type="float" office:value="84720.7361412434" calcext:value-type="float">
            <text:p>84720.7361412434</text:p>
          </table:table-cell>
          <table:table-cell table:formula="of:=[.G184]-[.$B184]" office:value-type="float" office:value="0.196879148483276" calcext:value-type="float">
            <text:p>0.19687914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4801.35619" calcext:value-type="float">
            <text:p>1443144801.35619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560218811035" calcext:value-type="float">
            <text:p>21.3560218811</text:p>
          </table:table-cell>
          <table:table-cell table:formula="of:=[.C185]/([.D185]-[.D184])" office:value-type="float" office:value="84785.3542901796" calcext:value-type="float">
            <text:p>84785.3542901796</text:p>
          </table:table-cell>
          <table:table-cell/>
          <table:table-cell office:value-type="float" office:value="1443144801.55306" calcext:value-type="float">
            <text:p>1443144801.55306</text:p>
          </table:table-cell>
          <table:table-cell table:formula="of:=[.G185]-[.$B$2]" office:value-type="float" office:value="21.5528903007507" calcext:value-type="float">
            <text:p>21.5528903008</text:p>
          </table:table-cell>
          <table:table-cell table:formula="of:=[.C185]/([.H185]-[.H184])" office:value-type="float" office:value="84803.2110229145" calcext:value-type="float">
            <text:p>84803.2110229145</text:p>
          </table:table-cell>
          <table:table-cell table:formula="of:=[.G185]-[.$B185]" office:value-type="float" office:value="0.196868419647217" calcext:value-type="float">
            <text:p>0.196868419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4801.40716" calcext:value-type="float">
            <text:p>1443144801.40716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69917201996" calcext:value-type="float">
            <text:p>21.4069917202</text:p>
          </table:table-cell>
          <table:table-cell table:formula="of:=[.C186]/([.D186]-[.D185])" office:value-type="float" office:value="84756.006230617" calcext:value-type="float">
            <text:p>84756.006230617</text:p>
          </table:table-cell>
          <table:table-cell/>
          <table:table-cell office:value-type="float" office:value="1443144801.65492" calcext:value-type="float">
            <text:p>1443144801.65492</text:p>
          </table:table-cell>
          <table:table-cell table:formula="of:=[.G186]-[.$B$2]" office:value-type="float" office:value="21.6547496318817" calcext:value-type="float">
            <text:p>21.6547496319</text:p>
          </table:table-cell>
          <table:table-cell table:formula="of:=[.C186]/([.H186]-[.H185])" office:value-type="float" office:value="42411.4310592212" calcext:value-type="float">
            <text:p>42411.4310592212</text:p>
          </table:table-cell>
          <table:table-cell table:formula="of:=[.G186]-[.$B186]" office:value-type="float" office:value="0.247757911682129" calcext:value-type="float">
            <text:p>0.247757911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4801.45813" calcext:value-type="float">
            <text:p>1443144801.45813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79539299011" calcext:value-type="float">
            <text:p>21.4579539299</text:p>
          </table:table-cell>
          <table:table-cell table:formula="of:=[.C187]/([.D187]-[.D186])" office:value-type="float" office:value="84768.694789732" calcext:value-type="float">
            <text:p>84768.694789732</text:p>
          </table:table-cell>
          <table:table-cell/>
          <table:table-cell office:value-type="float" office:value="1443144801.70593" calcext:value-type="float">
            <text:p>1443144801.70593</text:p>
          </table:table-cell>
          <table:table-cell table:formula="of:=[.G187]-[.$B$2]" office:value-type="float" office:value="21.7057576179504" calcext:value-type="float">
            <text:p>21.705757618</text:p>
          </table:table-cell>
          <table:table-cell table:formula="of:=[.C187]/([.H187]-[.H186])" office:value-type="float" office:value="84692.6203708465" calcext:value-type="float">
            <text:p>84692.6203708465</text:p>
          </table:table-cell>
          <table:table-cell table:formula="of:=[.G187]-[.$B187]" office:value-type="float" office:value="0.247803688049316" calcext:value-type="float">
            <text:p>0.24780368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4801.50909" calcext:value-type="float">
            <text:p>1443144801.50909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89204311371" calcext:value-type="float">
            <text:p>21.5089204311</text:p>
          </table:table-cell>
          <table:table-cell table:formula="of:=[.C188]/([.D188]-[.D187])" office:value-type="float" office:value="84761.5570077981" calcext:value-type="float">
            <text:p>84761.5570077981</text:p>
          </table:table-cell>
          <table:table-cell/>
          <table:table-cell office:value-type="float" office:value="1443144801.75688" calcext:value-type="float">
            <text:p>1443144801.75688</text:p>
          </table:table-cell>
          <table:table-cell table:formula="of:=[.G188]-[.$B$2]" office:value-type="float" office:value="21.7567036151886" calcext:value-type="float">
            <text:p>21.7567036152</text:p>
          </table:table-cell>
          <table:table-cell table:formula="of:=[.C188]/([.H188]-[.H187])" office:value-type="float" office:value="84795.6705961635" calcext:value-type="float">
            <text:p>84795.6705961635</text:p>
          </table:table-cell>
          <table:table-cell table:formula="of:=[.G188]-[.$B188]" office:value-type="float" office:value="0.247783184051514" calcext:value-type="float">
            <text:p>0.247783184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4801.56006" calcext:value-type="float">
            <text:p>1443144801.56006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598881244659" calcext:value-type="float">
            <text:p>21.5598881245</text:p>
          </table:table-cell>
          <table:table-cell table:formula="of:=[.C189]/([.D189]-[.D188])" office:value-type="float" office:value="84759.5745039154" calcext:value-type="float">
            <text:p>84759.5745039154</text:p>
          </table:table-cell>
          <table:table-cell/>
          <table:table-cell office:value-type="float" office:value="1443144801.80787" calcext:value-type="float">
            <text:p>1443144801.80787</text:p>
          </table:table-cell>
          <table:table-cell table:formula="of:=[.G189]-[.$B$2]" office:value-type="float" office:value="21.8076930046082" calcext:value-type="float">
            <text:p>21.8076930046</text:p>
          </table:table-cell>
          <table:table-cell table:formula="of:=[.C189]/([.H189]-[.H188])" office:value-type="float" office:value="84723.5091295911" calcext:value-type="float">
            <text:p>84723.5091295911</text:p>
          </table:table-cell>
          <table:table-cell table:formula="of:=[.G189]-[.$B189]" office:value-type="float" office:value="0.247804880142212" calcext:value-type="float">
            <text:p>0.247804880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4801.61106" calcext:value-type="float">
            <text:p>1443144801.61106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108863353729" calcext:value-type="float">
            <text:p>21.6108863354</text:p>
          </table:table-cell>
          <table:table-cell table:formula="of:=[.C190]/([.D190]-[.D189])" office:value-type="float" office:value="84708.8539611598" calcext:value-type="float">
            <text:p>84708.8539611598</text:p>
          </table:table-cell>
          <table:table-cell/>
          <table:table-cell office:value-type="float" office:value="1443144801.85887" calcext:value-type="float">
            <text:p>1443144801.85887</text:p>
          </table:table-cell>
          <table:table-cell table:formula="of:=[.G190]-[.$B$2]" office:value-type="float" office:value="21.8586995601654" calcext:value-type="float">
            <text:p>21.8586995602</text:p>
          </table:table-cell>
          <table:table-cell table:formula="of:=[.C190]/([.H190]-[.H189])" office:value-type="float" office:value="84694.9956295545" calcext:value-type="float">
            <text:p>84694.9956295545</text:p>
          </table:table-cell>
          <table:table-cell table:formula="of:=[.G190]-[.$B190]" office:value-type="float" office:value="0.24781322479248" calcext:value-type="float">
            <text:p>0.247813224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4801.66204" calcext:value-type="float">
            <text:p>1443144801.66204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618635654449" calcext:value-type="float">
            <text:p>21.6618635654</text:p>
          </table:table-cell>
          <table:table-cell table:formula="of:=[.C191]/([.D191]-[.D190])" office:value-type="float" office:value="84743.7178108075" calcext:value-type="float">
            <text:p>84743.7178108075</text:p>
          </table:table-cell>
          <table:table-cell/>
          <table:table-cell office:value-type="float" office:value="1443144801.90986" calcext:value-type="float">
            <text:p>1443144801.90986</text:p>
          </table:table-cell>
          <table:table-cell table:formula="of:=[.G191]-[.$B$2]" office:value-type="float" office:value="21.9096913337707" calcext:value-type="float">
            <text:p>21.9096913338</text:p>
          </table:table-cell>
          <table:table-cell table:formula="of:=[.C191]/([.H191]-[.H190])" office:value-type="float" office:value="84719.547773232" calcext:value-type="float">
            <text:p>84719.547773232</text:p>
          </table:table-cell>
          <table:table-cell table:formula="of:=[.G191]-[.$B191]" office:value-type="float" office:value="0.247827768325806" calcext:value-type="float">
            <text:p>0.247827768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4801.713" calcext:value-type="float">
            <text:p>1443144801.713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128291130066" calcext:value-type="float">
            <text:p>21.712829113</text:p>
          </table:table-cell>
          <table:table-cell table:formula="of:=[.C192]/([.D192]-[.D191])" office:value-type="float" office:value="84763.1430776788" calcext:value-type="float">
            <text:p>84763.1430776788</text:p>
          </table:table-cell>
          <table:table-cell/>
          <table:table-cell office:value-type="float" office:value="1443144801.96085" calcext:value-type="float">
            <text:p>1443144801.96085</text:p>
          </table:table-cell>
          <table:table-cell table:formula="of:=[.G192]-[.$B$2]" office:value-type="float" office:value="21.9606807231903" calcext:value-type="float">
            <text:p>21.9606807232</text:p>
          </table:table-cell>
          <table:table-cell table:formula="of:=[.C192]/([.H192]-[.H191])" office:value-type="float" office:value="84723.5091295911" calcext:value-type="float">
            <text:p>84723.5091295911</text:p>
          </table:table-cell>
          <table:table-cell table:formula="of:=[.G192]-[.$B192]" office:value-type="float" office:value="0.247851610183716" calcext:value-type="float">
            <text:p>0.247851610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4801.76397" calcext:value-type="float">
            <text:p>1443144801.76397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637956142426" calcext:value-type="float">
            <text:p>21.7637956142</text:p>
          </table:table-cell>
          <table:table-cell table:formula="of:=[.C193]/([.D193]-[.D192])" office:value-type="float" office:value="84761.5570077981" calcext:value-type="float">
            <text:p>84761.5570077981</text:p>
          </table:table-cell>
          <table:table-cell/>
          <table:table-cell office:value-type="float" office:value="1443144802.0118" calcext:value-type="float">
            <text:p>1443144802.0118</text:p>
          </table:table-cell>
          <table:table-cell table:formula="of:=[.G193]-[.$B$2]" office:value-type="float" office:value="22.0116281509399" calcext:value-type="float">
            <text:p>22.0116281509</text:p>
          </table:table-cell>
          <table:table-cell table:formula="of:=[.C193]/([.H193]-[.H192])" office:value-type="float" office:value="84793.2896873494" calcext:value-type="float">
            <text:p>84793.2896873494</text:p>
          </table:table-cell>
          <table:table-cell table:formula="of:=[.G193]-[.$B193]" office:value-type="float" office:value="0.247832536697388" calcext:value-type="float">
            <text:p>0.247832536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4801.81493" calcext:value-type="float">
            <text:p>1443144801.81493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147611618042" calcext:value-type="float">
            <text:p>21.8147611618</text:p>
          </table:table-cell>
          <table:table-cell table:formula="of:=[.C194]/([.D194]-[.D193])" office:value-type="float" office:value="84763.1430776788" calcext:value-type="float">
            <text:p>84763.1430776788</text:p>
          </table:table-cell>
          <table:table-cell/>
          <table:table-cell office:value-type="float" office:value="1443144802.02759" calcext:value-type="float">
            <text:p>1443144802.02759</text:p>
          </table:table-cell>
          <table:table-cell table:formula="of:=[.G194]-[.$B$2]" office:value-type="float" office:value="22.0274195671082" calcext:value-type="float">
            <text:p>22.0274195671</text:p>
          </table:table-cell>
          <table:table-cell table:formula="of:=[.C194]/([.H194]-[.H193])" office:value-type="float" office:value="273566.344777607" calcext:value-type="float">
            <text:p>273566.344777607</text:p>
          </table:table-cell>
          <table:table-cell table:formula="of:=[.G194]-[.$B194]" office:value-type="float" office:value="0.212658405303955" calcext:value-type="float">
            <text:p>0.212658405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4801.8659" calcext:value-type="float">
            <text:p>1443144801.8659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65730047226" calcext:value-type="float">
            <text:p>21.8657300472</text:p>
          </table:table-cell>
          <table:table-cell table:formula="of:=[.C195]/([.D195]-[.D194])" office:value-type="float" office:value="84757.5920927687" calcext:value-type="float">
            <text:p>84757.5920927687</text:p>
          </table:table-cell>
          <table:table-cell/>
          <table:table-cell office:value-type="float" office:value="1443144802.0628" calcext:value-type="float">
            <text:p>1443144802.0628</text:p>
          </table:table-cell>
          <table:table-cell table:formula="of:=[.G195]-[.$B$2]" office:value-type="float" office:value="22.062623500824" calcext:value-type="float">
            <text:p>22.0626235008</text:p>
          </table:table-cell>
          <table:table-cell table:formula="of:=[.C195]/([.H195]-[.H194])" office:value-type="float" office:value="122713.559083275" calcext:value-type="float">
            <text:p>122713.559083275</text:p>
          </table:table-cell>
          <table:table-cell table:formula="of:=[.G195]-[.$B195]" office:value-type="float" office:value="0.196893453598022" calcext:value-type="float">
            <text:p>0.196893453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4801.91687" calcext:value-type="float">
            <text:p>1443144801.91687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66960716248" calcext:value-type="float">
            <text:p>21.9166960716</text:p>
          </table:table-cell>
          <table:table-cell table:formula="of:=[.C196]/([.D196]-[.D195])" office:value-type="float" office:value="84762.3500353188" calcext:value-type="float">
            <text:p>84762.3500353188</text:p>
          </table:table-cell>
          <table:table-cell/>
          <table:table-cell office:value-type="float" office:value="1443144802.11378" calcext:value-type="float">
            <text:p>1443144802.11378</text:p>
          </table:table-cell>
          <table:table-cell table:formula="of:=[.G196]-[.$B$2]" office:value-type="float" office:value="22.1136040687561" calcext:value-type="float">
            <text:p>22.1136040688</text:p>
          </table:table-cell>
          <table:table-cell table:formula="of:=[.C196]/([.H196]-[.H195])" office:value-type="float" office:value="84738.1693697738" calcext:value-type="float">
            <text:p>84738.1693697738</text:p>
          </table:table-cell>
          <table:table-cell table:formula="of:=[.G196]-[.$B196]" office:value-type="float" office:value="0.196907997131348" calcext:value-type="float">
            <text:p>0.196907997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4801.96784" calcext:value-type="float">
            <text:p>1443144801.96784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7663526535" calcext:value-type="float">
            <text:p>21.9676635265</text:p>
          </table:table-cell>
          <table:table-cell table:formula="of:=[.C197]/([.D197]-[.D196])" office:value-type="float" office:value="84759.9709972728" calcext:value-type="float">
            <text:p>84759.9709972728</text:p>
          </table:table-cell>
          <table:table-cell/>
          <table:table-cell office:value-type="float" office:value="1443144802.16471" calcext:value-type="float">
            <text:p>1443144802.16471</text:p>
          </table:table-cell>
          <table:table-cell table:formula="of:=[.G197]-[.$B$2]" office:value-type="float" office:value="22.1645369529724" calcext:value-type="float">
            <text:p>22.164536953</text:p>
          </table:table-cell>
          <table:table-cell table:formula="of:=[.C197]/([.H197]-[.H196])" office:value-type="float" office:value="84817.5018256034" calcext:value-type="float">
            <text:p>84817.5018256034</text:p>
          </table:table-cell>
          <table:table-cell table:formula="of:=[.G197]-[.$B197]" office:value-type="float" office:value="0.196873426437378" calcext:value-type="float">
            <text:p>0.196873426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4802.0156" calcext:value-type="float">
            <text:p>1443144802.0156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154254436493" calcext:value-type="float">
            <text:p>22.0154254436</text:p>
          </table:table-cell>
          <table:table-cell table:formula="of:=[.C198]/([.D198]-[.D197])" office:value-type="float" office:value="90448.630645741" calcext:value-type="float">
            <text:p>90448.630645741</text:p>
          </table:table-cell>
          <table:table-cell/>
          <table:table-cell office:value-type="float" office:value="1443144802.21237" calcext:value-type="float">
            <text:p>1443144802.21237</text:p>
          </table:table-cell>
          <table:table-cell table:formula="of:=[.G198]-[.$B$2]" office:value-type="float" office:value="22.2121987342834" calcext:value-type="float">
            <text:p>22.2121987343</text:p>
          </table:table-cell>
          <table:table-cell table:formula="of:=[.C198]/([.H198]-[.H197])" office:value-type="float" office:value="90638.6601836845" calcext:value-type="float">
            <text:p>90638.6601836845</text:p>
          </table:table-cell>
          <table:table-cell table:formula="of:=[.G198]-[.$B198]" office:value-type="float" office:value="0.196773290634155" calcext:value-type="float">
            <text:p>0.196773290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4802.05794" calcext:value-type="float">
            <text:p>1443144802.05794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77719211578" calcext:value-type="float">
            <text:p>22.0577719212</text:p>
          </table:table-cell>
          <table:table-cell table:formula="of:=[.C199]/([.D199]-[.D198])" office:value-type="float" office:value="102015.569042981" calcext:value-type="float">
            <text:p>102015.569042981</text:p>
          </table:table-cell>
          <table:table-cell/>
          <table:table-cell office:value-type="float" office:value="1443144802.29713" calcext:value-type="float">
            <text:p>1443144802.29713</text:p>
          </table:table-cell>
          <table:table-cell table:formula="of:=[.G199]-[.$B$2]" office:value-type="float" office:value="22.2969524860382" calcext:value-type="float">
            <text:p>22.296952486</text:p>
          </table:table-cell>
          <table:table-cell table:formula="of:=[.C199]/([.H199]-[.H198])" office:value-type="float" office:value="50971.1949094612" calcext:value-type="float">
            <text:p>50971.1949094612</text:p>
          </table:table-cell>
          <table:table-cell table:formula="of:=[.G199]-[.$B199]" office:value-type="float" office:value="0.239180564880371" calcext:value-type="float">
            <text:p>0.239180564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4802.10028" calcext:value-type="float">
            <text:p>1443144802.10028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1001086235046" calcext:value-type="float">
            <text:p>22.1001086235</text:p>
          </table:table-cell>
          <table:table-cell table:formula="of:=[.C200]/([.D200]-[.D199])" office:value-type="float" office:value="102039.123515399" calcext:value-type="float">
            <text:p>102039.123515399</text:p>
          </table:table-cell>
          <table:table-cell/>
          <table:table-cell office:value-type="float" office:value="1443144802.33937" calcext:value-type="float">
            <text:p>1443144802.33937</text:p>
          </table:table-cell>
          <table:table-cell table:formula="of:=[.G200]-[.$B$2]" office:value-type="float" office:value="22.3391966819763" calcext:value-type="float">
            <text:p>22.339196682</text:p>
          </table:table-cell>
          <table:table-cell table:formula="of:=[.C200]/([.H200]-[.H199])" office:value-type="float" office:value="102262.568953354" calcext:value-type="float">
            <text:p>102262.568953354</text:p>
          </table:table-cell>
          <table:table-cell table:formula="of:=[.G200]-[.$B200]" office:value-type="float" office:value="0.23908805847168" calcext:value-type="float">
            <text:p>0.239088058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4802.14262" calcext:value-type="float">
            <text:p>1443144802.14262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4244389534" calcext:value-type="float">
            <text:p>22.1424438953</text:p>
          </table:table-cell>
          <table:table-cell table:formula="of:=[.C201]/([.D201]-[.D200])" office:value-type="float" office:value="102042.571423744" calcext:value-type="float">
            <text:p>102042.571423744</text:p>
          </table:table-cell>
          <table:table-cell/>
          <table:table-cell office:value-type="float" office:value="1443144802.3817" calcext:value-type="float">
            <text:p>1443144802.3817</text:p>
          </table:table-cell>
          <table:table-cell table:formula="of:=[.G201]-[.$B$2]" office:value-type="float" office:value="22.3815279006958" calcext:value-type="float">
            <text:p>22.3815279007</text:p>
          </table:table-cell>
          <table:table-cell table:formula="of:=[.C201]/([.H201]-[.H200])" office:value-type="float" office:value="102052.341762884" calcext:value-type="float">
            <text:p>102052.341762884</text:p>
          </table:table-cell>
          <table:table-cell table:formula="of:=[.G201]-[.$B201]" office:value-type="float" office:value="0.239084005355835" calcext:value-type="float">
            <text:p>0.239084005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4802.18495" calcext:value-type="float">
            <text:p>1443144802.18495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847746372223" calcext:value-type="float">
            <text:p>22.1847746372</text:p>
          </table:table-cell>
          <table:table-cell table:formula="of:=[.C202]/([.D202]-[.D201])" office:value-type="float" office:value="102053.491337554" calcext:value-type="float">
            <text:p>102053.491337554</text:p>
          </table:table-cell>
          <table:table-cell/>
          <table:table-cell office:value-type="float" office:value="1443144802.42407" calcext:value-type="float">
            <text:p>1443144802.42407</text:p>
          </table:table-cell>
          <table:table-cell table:formula="of:=[.G202]-[.$B$2]" office:value-type="float" office:value="22.4238977432251" calcext:value-type="float">
            <text:p>22.4238977432</text:p>
          </table:table-cell>
          <table:table-cell table:formula="of:=[.C202]/([.H202]-[.H201])" office:value-type="float" office:value="101959.312145494" calcext:value-type="float">
            <text:p>101959.312145494</text:p>
          </table:table-cell>
          <table:table-cell table:formula="of:=[.G202]-[.$B202]" office:value-type="float" office:value="0.239123106002808" calcext:value-type="float">
            <text:p>0.23912310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4802.2273" calcext:value-type="float">
            <text:p>1443144802.2273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71318435669" calcext:value-type="float">
            <text:p>22.2271318436</text:p>
          </table:table-cell>
          <table:table-cell table:formula="of:=[.C203]/([.D203]-[.D202])" office:value-type="float" office:value="101989.729087747" calcext:value-type="float">
            <text:p>101989.729087747</text:p>
          </table:table-cell>
          <table:table-cell/>
          <table:table-cell office:value-type="float" office:value="1443144802.46642" calcext:value-type="float">
            <text:p>1443144802.46642</text:p>
          </table:table-cell>
          <table:table-cell table:formula="of:=[.G203]-[.$B$2]" office:value-type="float" office:value="22.4662520885468" calcext:value-type="float">
            <text:p>22.4662520885</text:p>
          </table:table-cell>
          <table:table-cell table:formula="of:=[.C203]/([.H203]-[.H202])" office:value-type="float" office:value="101996.618462456" calcext:value-type="float">
            <text:p>101996.618462456</text:p>
          </table:table-cell>
          <table:table-cell table:formula="of:=[.G203]-[.$B203]" office:value-type="float" office:value="0.239120244979858" calcext:value-type="float">
            <text:p>0.23912024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4802.26965" calcext:value-type="float">
            <text:p>1443144802.26965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694823741913" calcext:value-type="float">
            <text:p>22.2694823742</text:p>
          </table:table-cell>
          <table:table-cell table:formula="of:=[.C204]/([.D204]-[.D203])" office:value-type="float" office:value="102005.805743367" calcext:value-type="float">
            <text:p>102005.805743367</text:p>
          </table:table-cell>
          <table:table-cell/>
          <table:table-cell office:value-type="float" office:value="1443144802.50872" calcext:value-type="float">
            <text:p>1443144802.50872</text:p>
          </table:table-cell>
          <table:table-cell table:formula="of:=[.G204]-[.$B$2]" office:value-type="float" office:value="22.5085484981537" calcext:value-type="float">
            <text:p>22.5085484982</text:p>
          </table:table-cell>
          <table:table-cell table:formula="of:=[.C204]/([.H204]-[.H203])" office:value-type="float" office:value="102136.328831368" calcext:value-type="float">
            <text:p>102136.328831368</text:p>
          </table:table-cell>
          <table:table-cell table:formula="of:=[.G204]-[.$B204]" office:value-type="float" office:value="0.239066123962402" calcext:value-type="float">
            <text:p>0.23906612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4802.31199" calcext:value-type="float">
            <text:p>1443144802.31199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118164539337" calcext:value-type="float">
            <text:p>22.3118164539</text:p>
          </table:table-cell>
          <table:table-cell table:formula="of:=[.C205]/([.D205]-[.D204])" office:value-type="float" office:value="102045.444858697" calcext:value-type="float">
            <text:p>102045.444858697</text:p>
          </table:table-cell>
          <table:table-cell/>
          <table:table-cell office:value-type="float" office:value="1443144802.55106" calcext:value-type="float">
            <text:p>1443144802.55106</text:p>
          </table:table-cell>
          <table:table-cell table:formula="of:=[.G205]-[.$B$2]" office:value-type="float" office:value="22.5508832931519" calcext:value-type="float">
            <text:p>22.5508832932</text:p>
          </table:table-cell>
          <table:table-cell table:formula="of:=[.C205]/([.H205]-[.H204])" office:value-type="float" office:value="102043.720778307" calcext:value-type="float">
            <text:p>102043.720778307</text:p>
          </table:table-cell>
          <table:table-cell table:formula="of:=[.G205]-[.$B205]" office:value-type="float" office:value="0.23906683921814" calcext:value-type="float">
            <text:p>0.239066839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4802.35431" calcext:value-type="float">
            <text:p>1443144802.35431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541393280029" calcext:value-type="float">
            <text:p>22.354139328</text:p>
          </table:table-cell>
          <table:table-cell table:formula="of:=[.C206]/([.D206]-[.D205])" office:value-type="float" office:value="102072.46305946" calcext:value-type="float">
            <text:p>102072.46305946</text:p>
          </table:table-cell>
          <table:table-cell/>
          <table:table-cell office:value-type="float" office:value="1443144802.59339" calcext:value-type="float">
            <text:p>1443144802.59339</text:p>
          </table:table-cell>
          <table:table-cell table:formula="of:=[.G206]-[.$B$2]" office:value-type="float" office:value="22.5932154655457" calcext:value-type="float">
            <text:p>22.5932154655</text:p>
          </table:table-cell>
          <table:table-cell table:formula="of:=[.C206]/([.H206]-[.H205])" office:value-type="float" office:value="102050.042691238" calcext:value-type="float">
            <text:p>102050.042691238</text:p>
          </table:table-cell>
          <table:table-cell table:formula="of:=[.G206]-[.$B206]" office:value-type="float" office:value="0.239076137542725" calcext:value-type="float">
            <text:p>0.239076137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4802.39665" calcext:value-type="float">
            <text:p>1443144802.39665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6475315094" calcext:value-type="float">
            <text:p>22.3964753151</text:p>
          </table:table-cell>
          <table:table-cell table:formula="of:=[.C207]/([.D207]-[.D206])" office:value-type="float" office:value="102040.847440446" calcext:value-type="float">
            <text:p>102040.847440446</text:p>
          </table:table-cell>
          <table:table-cell/>
          <table:table-cell office:value-type="float" office:value="1443144802.63569" calcext:value-type="float">
            <text:p>1443144802.63569</text:p>
          </table:table-cell>
          <table:table-cell table:formula="of:=[.G207]-[.$B$2]" office:value-type="float" office:value="22.6355178356171" calcext:value-type="float">
            <text:p>22.6355178356</text:p>
          </table:table-cell>
          <table:table-cell table:formula="of:=[.C207]/([.H207]-[.H206])" office:value-type="float" office:value="102121.937676479" calcext:value-type="float">
            <text:p>102121.937676479</text:p>
          </table:table-cell>
          <table:table-cell table:formula="of:=[.G207]-[.$B207]" office:value-type="float" office:value="0.239042520523071" calcext:value-type="float">
            <text:p>0.239042520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4802.43899" calcext:value-type="float">
            <text:p>1443144802.43899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88177394867" calcext:value-type="float">
            <text:p>22.4388177395</text:p>
          </table:table-cell>
          <table:table-cell table:formula="of:=[.C208]/([.D208]-[.D207])" office:value-type="float" office:value="102025.334211727" calcext:value-type="float">
            <text:p>102025.334211727</text:p>
          </table:table-cell>
          <table:table-cell/>
          <table:table-cell office:value-type="float" office:value="1443144802.72039" calcext:value-type="float">
            <text:p>1443144802.72039</text:p>
          </table:table-cell>
          <table:table-cell table:formula="of:=[.G208]-[.$B$2]" office:value-type="float" office:value="22.7202143669128" calcext:value-type="float">
            <text:p>22.7202143669</text:p>
          </table:table-cell>
          <table:table-cell table:formula="of:=[.C208]/([.H208]-[.H207])" office:value-type="float" office:value="51005.63073727" calcext:value-type="float">
            <text:p>51005.63073727</text:p>
          </table:table-cell>
          <table:table-cell table:formula="of:=[.G208]-[.$B208]" office:value-type="float" office:value="0.281396627426147" calcext:value-type="float">
            <text:p>0.281396627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4802.48133" calcext:value-type="float">
            <text:p>1443144802.48133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811539649963" calcext:value-type="float">
            <text:p>22.481153965</text:p>
          </table:table-cell>
          <table:table-cell table:formula="of:=[.C209]/([.D209]-[.D208])" office:value-type="float" office:value="102040.272792292" calcext:value-type="float">
            <text:p>102040.272792292</text:p>
          </table:table-cell>
          <table:table-cell/>
          <table:table-cell office:value-type="float" office:value="1443144802.76278" calcext:value-type="float">
            <text:p>1443144802.76278</text:p>
          </table:table-cell>
          <table:table-cell table:formula="of:=[.G209]-[.$B$2]" office:value-type="float" office:value="22.7626087665558" calcext:value-type="float">
            <text:p>22.7626087666</text:p>
          </table:table-cell>
          <table:table-cell table:formula="of:=[.C209]/([.H209]-[.H208])" office:value-type="float" office:value="101900.251834772" calcext:value-type="float">
            <text:p>101900.251834772</text:p>
          </table:table-cell>
          <table:table-cell table:formula="of:=[.G209]-[.$B209]" office:value-type="float" office:value="0.281454801559448" calcext:value-type="float">
            <text:p>0.281454801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4802.52366" calcext:value-type="float">
            <text:p>1443144802.52366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234904289246" calcext:value-type="float">
            <text:p>22.5234904289</text:p>
          </table:table-cell>
          <table:table-cell table:formula="of:=[.C210]/([.D210]-[.D209])" office:value-type="float" office:value="102039.698150609" calcext:value-type="float">
            <text:p>102039.698150609</text:p>
          </table:table-cell>
          <table:table-cell/>
          <table:table-cell office:value-type="float" office:value="1443144802.80507" calcext:value-type="float">
            <text:p>1443144802.80507</text:p>
          </table:table-cell>
          <table:table-cell table:formula="of:=[.G210]-[.$B$2]" office:value-type="float" office:value="22.8048951625824" calcext:value-type="float">
            <text:p>22.8048951626</text:p>
          </table:table-cell>
          <table:table-cell table:formula="of:=[.C210]/([.H210]-[.H209])" office:value-type="float" office:value="102160.515104701" calcext:value-type="float">
            <text:p>102160.515104701</text:p>
          </table:table-cell>
          <table:table-cell table:formula="of:=[.G210]-[.$B210]" office:value-type="float" office:value="0.281404733657837" calcext:value-type="float">
            <text:p>0.281404733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4802.56601" calcext:value-type="float">
            <text:p>1443144802.56601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5833568573" calcext:value-type="float">
            <text:p>22.5658335686</text:p>
          </table:table-cell>
          <table:table-cell table:formula="of:=[.C211]/([.D211]-[.D210])" office:value-type="float" office:value="102023.610810811" calcext:value-type="float">
            <text:p>102023.610810811</text:p>
          </table:table-cell>
          <table:table-cell/>
          <table:table-cell office:value-type="float" office:value="1443144802.84742" calcext:value-type="float">
            <text:p>1443144802.84742</text:p>
          </table:table-cell>
          <table:table-cell table:formula="of:=[.G211]-[.$B$2]" office:value-type="float" office:value="22.8472423553467" calcext:value-type="float">
            <text:p>22.8472423553</text:p>
          </table:table-cell>
          <table:table-cell table:formula="of:=[.C211]/([.H211]-[.H210])" office:value-type="float" office:value="102013.845971951" calcext:value-type="float">
            <text:p>102013.845971951</text:p>
          </table:table-cell>
          <table:table-cell table:formula="of:=[.G211]-[.$B211]" office:value-type="float" office:value="0.281408786773682" calcext:value-type="float">
            <text:p>0.281408786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4802.60831" calcext:value-type="float">
            <text:p>1443144802.60831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8136177063" calcext:value-type="float">
            <text:p>22.6081361771</text:p>
          </table:table-cell>
          <table:table-cell table:formula="of:=[.C212]/([.D212]-[.D211])" office:value-type="float" office:value="102121.362114637" calcext:value-type="float">
            <text:p>102121.362114637</text:p>
          </table:table-cell>
          <table:table-cell/>
          <table:table-cell office:value-type="float" office:value="1443144802.88979" calcext:value-type="float">
            <text:p>1443144802.88979</text:p>
          </table:table-cell>
          <table:table-cell table:formula="of:=[.G212]-[.$B$2]" office:value-type="float" office:value="22.889621257782" calcext:value-type="float">
            <text:p>22.8896212578</text:p>
          </table:table-cell>
          <table:table-cell table:formula="of:=[.C212]/([.H212]-[.H211])" office:value-type="float" office:value="101937.514936709" calcext:value-type="float">
            <text:p>101937.514936709</text:p>
          </table:table-cell>
          <table:table-cell table:formula="of:=[.G212]-[.$B212]" office:value-type="float" office:value="0.281485080718994" calcext:value-type="float">
            <text:p>0.281485080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4802.65069" calcext:value-type="float">
            <text:p>1443144802.65069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505205631256" calcext:value-type="float">
            <text:p>22.6505205631</text:p>
          </table:table-cell>
          <table:table-cell table:formula="of:=[.C213]/([.D213]-[.D212])" office:value-type="float" office:value="101924.326416272" calcext:value-type="float">
            <text:p>101924.326416272</text:p>
          </table:table-cell>
          <table:table-cell/>
          <table:table-cell office:value-type="float" office:value="1443144802.93209" calcext:value-type="float">
            <text:p>1443144802.93209</text:p>
          </table:table-cell>
          <table:table-cell table:formula="of:=[.G213]-[.$B$2]" office:value-type="float" office:value="22.9319124221802" calcext:value-type="float">
            <text:p>22.9319124222</text:p>
          </table:table-cell>
          <table:table-cell table:formula="of:=[.C213]/([.H213]-[.H212])" office:value-type="float" office:value="102148.996403243" calcext:value-type="float">
            <text:p>102148.996403243</text:p>
          </table:table-cell>
          <table:table-cell table:formula="of:=[.G213]-[.$B213]" office:value-type="float" office:value="0.281391859054565" calcext:value-type="float">
            <text:p>0.281391859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4802.693" calcext:value-type="float">
            <text:p>1443144802.693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928296089172" calcext:value-type="float">
            <text:p>22.6928296089</text:p>
          </table:table-cell>
          <table:table-cell table:formula="of:=[.C214]/([.D214]-[.D213])" office:value-type="float" office:value="102105.824396896" calcext:value-type="float">
            <text:p>102105.824396896</text:p>
          </table:table-cell>
          <table:table-cell/>
          <table:table-cell office:value-type="float" office:value="1443144802.9744" calcext:value-type="float">
            <text:p>1443144802.9744</text:p>
          </table:table-cell>
          <table:table-cell table:formula="of:=[.G214]-[.$B$2]" office:value-type="float" office:value="22.974223613739" calcext:value-type="float">
            <text:p>22.9742236137</text:p>
          </table:table-cell>
          <table:table-cell table:formula="of:=[.C214]/([.H214]-[.H213])" office:value-type="float" office:value="102100.646208288" calcext:value-type="float">
            <text:p>102100.646208288</text:p>
          </table:table-cell>
          <table:table-cell table:formula="of:=[.G214]-[.$B214]" office:value-type="float" office:value="0.281394004821777" calcext:value-type="float">
            <text:p>0.281394004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4802.73533" calcext:value-type="float">
            <text:p>1443144802.73533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35161781311" calcext:value-type="float">
            <text:p>22.7351617813</text:p>
          </table:table-cell>
          <table:table-cell table:formula="of:=[.C215]/([.D215]-[.D214])" office:value-type="float" office:value="102050.042691238" calcext:value-type="float">
            <text:p>102050.042691238</text:p>
          </table:table-cell>
          <table:table-cell/>
          <table:table-cell office:value-type="float" office:value="1443144803.05916" calcext:value-type="float">
            <text:p>1443144803.05916</text:p>
          </table:table-cell>
          <table:table-cell table:formula="of:=[.G215]-[.$B$2]" office:value-type="float" office:value="23.0589890480041" calcext:value-type="float">
            <text:p>23.058989048</text:p>
          </table:table-cell>
          <table:table-cell table:formula="of:=[.C215]/([.H215]-[.H214])" office:value-type="float" office:value="50964.1699762609" calcext:value-type="float">
            <text:p>50964.1699762609</text:p>
          </table:table-cell>
          <table:table-cell table:formula="of:=[.G215]-[.$B215]" office:value-type="float" office:value="0.323827266693115" calcext:value-type="float">
            <text:p>0.323827266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4802.77765" calcext:value-type="float">
            <text:p>1443144802.77765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74806022644" calcext:value-type="float">
            <text:p>22.7774806023</text:p>
          </table:table-cell>
          <table:table-cell table:formula="of:=[.C216]/([.D216]-[.D215])" office:value-type="float" office:value="102082.239123821" calcext:value-type="float">
            <text:p>102082.239123821</text:p>
          </table:table-cell>
          <table:table-cell/>
          <table:table-cell office:value-type="float" office:value="1443144803.07365" calcext:value-type="float">
            <text:p>1443144803.07365</text:p>
          </table:table-cell>
          <table:table-cell table:formula="of:=[.G216]-[.$B$2]" office:value-type="float" office:value="23.0734806060791" calcext:value-type="float">
            <text:p>23.0734806061</text:p>
          </table:table-cell>
          <table:table-cell table:formula="of:=[.C216]/([.H216]-[.H215])" office:value-type="float" office:value="298104.591490902" calcext:value-type="float">
            <text:p>298104.591490902</text:p>
          </table:table-cell>
          <table:table-cell table:formula="of:=[.G216]-[.$B216]" office:value-type="float" office:value="0.296000003814697" calcext:value-type="float">
            <text:p>0.2960000038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4802.81998" calcext:value-type="float">
            <text:p>1443144802.81998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198029994965" calcext:value-type="float">
            <text:p>22.8198029995</text:p>
          </table:table-cell>
          <table:table-cell table:formula="of:=[.C217]/([.D217]-[.D216])" office:value-type="float" office:value="102073.613087492" calcext:value-type="float">
            <text:p>102073.613087492</text:p>
          </table:table-cell>
          <table:table-cell/>
          <table:table-cell office:value-type="float" office:value="1443144803.10142" calcext:value-type="float">
            <text:p>1443144803.10142</text:p>
          </table:table-cell>
          <table:table-cell table:formula="of:=[.G217]-[.$B$2]" office:value-type="float" office:value="23.1012492179871" calcext:value-type="float">
            <text:p>23.101249218</text:p>
          </table:table-cell>
          <table:table-cell table:formula="of:=[.C217]/([.H217]-[.H216])" office:value-type="float" office:value="155571.334077445" calcext:value-type="float">
            <text:p>155571.334077445</text:p>
          </table:table-cell>
          <table:table-cell table:formula="of:=[.G217]-[.$B217]" office:value-type="float" office:value="0.281446218490601" calcext:value-type="float">
            <text:p>0.281446218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4802.86232" calcext:value-type="float">
            <text:p>1443144802.86232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621459007263" calcext:value-type="float">
            <text:p>22.8621459007</text:p>
          </table:table-cell>
          <table:table-cell table:formula="of:=[.C218]/([.D218]-[.D217])" office:value-type="float" office:value="102024.185271313" calcext:value-type="float">
            <text:p>102024.185271313</text:p>
          </table:table-cell>
          <table:table-cell/>
          <table:table-cell office:value-type="float" office:value="1443144803.14381" calcext:value-type="float">
            <text:p>1443144803.14381</text:p>
          </table:table-cell>
          <table:table-cell table:formula="of:=[.G218]-[.$B$2]" office:value-type="float" office:value="23.1436331272125" calcext:value-type="float">
            <text:p>23.1436331272</text:p>
          </table:table-cell>
          <table:table-cell table:formula="of:=[.C218]/([.H218]-[.H217])" office:value-type="float" office:value="101925.473108662" calcext:value-type="float">
            <text:p>101925.473108662</text:p>
          </table:table-cell>
          <table:table-cell table:formula="of:=[.G218]-[.$B218]" office:value-type="float" office:value="0.281487226486206" calcext:value-type="float">
            <text:p>0.281487226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4802.90464" calcext:value-type="float">
            <text:p>1443144802.90464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9044709205627" calcext:value-type="float">
            <text:p>22.9044709206</text:p>
          </table:table-cell>
          <table:table-cell table:formula="of:=[.C219]/([.D219]-[.D218])" office:value-type="float" office:value="102067.288253983" calcext:value-type="float">
            <text:p>102067.288253983</text:p>
          </table:table-cell>
          <table:table-cell/>
          <table:table-cell office:value-type="float" office:value="1443144803.18624" calcext:value-type="float">
            <text:p>1443144803.18624</text:p>
          </table:table-cell>
          <table:table-cell table:formula="of:=[.G219]-[.$B$2]" office:value-type="float" office:value="23.1860642433166" calcext:value-type="float">
            <text:p>23.1860642433</text:p>
          </table:table-cell>
          <table:table-cell table:formula="of:=[.C219]/([.H219]-[.H218])" office:value-type="float" office:value="101812.075586198" calcext:value-type="float">
            <text:p>101812.075586198</text:p>
          </table:table-cell>
          <table:table-cell table:formula="of:=[.G219]-[.$B219]" office:value-type="float" office:value="0.281593322753906" calcext:value-type="float">
            <text:p>0.281593322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4802.94697" calcext:value-type="float">
            <text:p>1443144802.94697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68002319336" calcext:value-type="float">
            <text:p>22.9468002319</text:p>
          </table:table-cell>
          <table:table-cell table:formula="of:=[.C220]/([.D220]-[.D219])" office:value-type="float" office:value="102056.940216963" calcext:value-type="float">
            <text:p>102056.940216963</text:p>
          </table:table-cell>
          <table:table-cell/>
          <table:table-cell office:value-type="float" office:value="1443144803.22927" calcext:value-type="float">
            <text:p>1443144803.22927</text:p>
          </table:table-cell>
          <table:table-cell table:formula="of:=[.G220]-[.$B$2]" office:value-type="float" office:value="23.2290997505188" calcext:value-type="float">
            <text:p>23.2290997505</text:p>
          </table:table-cell>
          <table:table-cell table:formula="of:=[.C220]/([.H220]-[.H219])" office:value-type="float" office:value="100382.22576785" calcext:value-type="float">
            <text:p>100382.22576785</text:p>
          </table:table-cell>
          <table:table-cell table:formula="of:=[.G220]-[.$B220]" office:value-type="float" office:value="0.282299518585205" calcext:value-type="float">
            <text:p>0.282299518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4802.98931" calcext:value-type="float">
            <text:p>1443144802.98931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891338348389" calcext:value-type="float">
            <text:p>22.9891338348</text:p>
          </table:table-cell>
          <table:table-cell table:formula="of:=[.C221]/([.D221]-[.D220])" office:value-type="float" office:value="102046.594277991" calcext:value-type="float">
            <text:p>102046.594277991</text:p>
          </table:table-cell>
          <table:table-cell/>
          <table:table-cell office:value-type="float" office:value="1443144803.27272" calcext:value-type="float">
            <text:p>1443144803.27272</text:p>
          </table:table-cell>
          <table:table-cell table:formula="of:=[.G221]-[.$B$2]" office:value-type="float" office:value="23.2725486755371" calcext:value-type="float">
            <text:p>23.2725486755</text:p>
          </table:table-cell>
          <table:table-cell table:formula="of:=[.C221]/([.H221]-[.H220])" office:value-type="float" office:value="99427.08589866" calcext:value-type="float">
            <text:p>99427.08589866</text:p>
          </table:table-cell>
          <table:table-cell table:formula="of:=[.G221]-[.$B221]" office:value-type="float" office:value="0.283414840698242" calcext:value-type="float">
            <text:p>0.283414840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4803.03242" calcext:value-type="float">
            <text:p>1443144803.03242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322422981262" calcext:value-type="float">
            <text:p>23.0322422981</text:p>
          </table:table-cell>
          <table:table-cell table:formula="of:=[.C222]/([.D222]-[.D221])" office:value-type="float" office:value="100212.340467895" calcext:value-type="float">
            <text:p>100212.340467895</text:p>
          </table:table-cell>
          <table:table-cell/>
          <table:table-cell office:value-type="float" office:value="1443144803.31591" calcext:value-type="float">
            <text:p>1443144803.31591</text:p>
          </table:table-cell>
          <table:table-cell table:formula="of:=[.G222]-[.$B$2]" office:value-type="float" office:value="23.3157365322113" calcext:value-type="float">
            <text:p>23.3157365322</text:p>
          </table:table-cell>
          <table:table-cell table:formula="of:=[.C222]/([.H222]-[.H221])" office:value-type="float" office:value="100028.117454166" calcext:value-type="float">
            <text:p>100028.117454166</text:p>
          </table:table-cell>
          <table:table-cell table:formula="of:=[.G222]-[.$B222]" office:value-type="float" office:value="0.283494234085083" calcext:value-type="float">
            <text:p>0.283494234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4803.07577" calcext:value-type="float">
            <text:p>1443144803.07577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755949020386" calcext:value-type="float">
            <text:p>23.075594902</text:p>
          </table:table-cell>
          <table:table-cell table:formula="of:=[.C223]/([.D223]-[.D222])" office:value-type="float" office:value="99647.9936645512" calcext:value-type="float">
            <text:p>99647.9936645512</text:p>
          </table:table-cell>
          <table:table-cell/>
          <table:table-cell office:value-type="float" office:value="1443144803.35927" calcext:value-type="float">
            <text:p>1443144803.35927</text:p>
          </table:table-cell>
          <table:table-cell table:formula="of:=[.G223]-[.$B$2]" office:value-type="float" office:value="23.3590981960297" calcext:value-type="float">
            <text:p>23.359098196</text:p>
          </table:table-cell>
          <table:table-cell table:formula="of:=[.C223]/([.H223]-[.H222])" office:value-type="float" office:value="99627.1733966746" calcext:value-type="float">
            <text:p>99627.1733966746</text:p>
          </table:table-cell>
          <table:table-cell table:formula="of:=[.G223]-[.$B223]" office:value-type="float" office:value="0.283503293991089" calcext:value-type="float">
            <text:p>0.28350329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4803.1191" calcext:value-type="float">
            <text:p>1443144803.1191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89274787903" calcext:value-type="float">
            <text:p>23.1189274788</text:p>
          </table:table-cell>
          <table:table-cell table:formula="of:=[.C224]/([.D224]-[.D223])" office:value-type="float" office:value="99694.0483081155" calcext:value-type="float">
            <text:p>99694.0483081155</text:p>
          </table:table-cell>
          <table:table-cell/>
          <table:table-cell office:value-type="float" office:value="1443144803.40265" calcext:value-type="float">
            <text:p>1443144803.40265</text:p>
          </table:table-cell>
          <table:table-cell table:formula="of:=[.G224]-[.$B$2]" office:value-type="float" office:value="23.4024794101715" calcext:value-type="float">
            <text:p>23.4024794102</text:p>
          </table:table-cell>
          <table:table-cell table:formula="of:=[.C224]/([.H224]-[.H223])" office:value-type="float" office:value="99582.2750805149" calcext:value-type="float">
            <text:p>99582.2750805149</text:p>
          </table:table-cell>
          <table:table-cell table:formula="of:=[.G224]-[.$B224]" office:value-type="float" office:value="0.283551931381226" calcext:value-type="float">
            <text:p>0.283551931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4803.16245" calcext:value-type="float">
            <text:p>1443144803.16245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622741222382" calcext:value-type="float">
            <text:p>23.1622741222</text:p>
          </table:table-cell>
          <table:table-cell table:formula="of:=[.C225]/([.D225]-[.D224])" office:value-type="float" office:value="99661.6959556458" calcext:value-type="float">
            <text:p>99661.6959556458</text:p>
          </table:table-cell>
          <table:table-cell/>
          <table:table-cell office:value-type="float" office:value="1443144803.44607" calcext:value-type="float">
            <text:p>1443144803.44607</text:p>
          </table:table-cell>
          <table:table-cell table:formula="of:=[.G225]-[.$B$2]" office:value-type="float" office:value="23.4458928108215" calcext:value-type="float">
            <text:p>23.4458928108</text:p>
          </table:table-cell>
          <table:table-cell table:formula="of:=[.C225]/([.H225]-[.H224])" office:value-type="float" office:value="99508.4452108584" calcext:value-type="float">
            <text:p>99508.4452108584</text:p>
          </table:table-cell>
          <table:table-cell table:formula="of:=[.G225]-[.$B225]" office:value-type="float" office:value="0.283618688583374" calcext:value-type="float">
            <text:p>0.283618688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4803.20581" calcext:value-type="float">
            <text:p>1443144803.20581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2056334018707" calcext:value-type="float">
            <text:p>23.2056334019</text:p>
          </table:table-cell>
          <table:table-cell table:formula="of:=[.C226]/([.D226]-[.D225])" office:value-type="float" office:value="99632.6515709714" calcext:value-type="float">
            <text:p>99632.6515709714</text:p>
          </table:table-cell>
          <table:table-cell/>
          <table:table-cell office:value-type="float" office:value="1443144803.48936" calcext:value-type="float">
            <text:p>1443144803.48936</text:p>
          </table:table-cell>
          <table:table-cell table:formula="of:=[.G226]-[.$B$2]" office:value-type="float" office:value="23.489187002182" calcext:value-type="float">
            <text:p>23.4891870022</text:p>
          </table:table-cell>
          <table:table-cell table:formula="of:=[.C226]/([.H226]-[.H225])" office:value-type="float" office:value="99782.4388041126" calcext:value-type="float">
            <text:p>99782.4388041126</text:p>
          </table:table-cell>
          <table:table-cell table:formula="of:=[.G226]-[.$B226]" office:value-type="float" office:value="0.283553600311279" calcext:value-type="float">
            <text:p>0.283553600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4803.24916" calcext:value-type="float">
            <text:p>1443144803.24916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89910125732" calcext:value-type="float">
            <text:p>23.2489910126</text:p>
          </table:table-cell>
          <table:table-cell table:formula="of:=[.C227]/([.D227]-[.D226])" office:value-type="float" office:value="99636.4866514531" calcext:value-type="float">
            <text:p>99636.4866514531</text:p>
          </table:table-cell>
          <table:table-cell/>
          <table:table-cell office:value-type="float" office:value="1443144803.53271" calcext:value-type="float">
            <text:p>1443144803.53271</text:p>
          </table:table-cell>
          <table:table-cell table:formula="of:=[.G227]-[.$B$2]" office:value-type="float" office:value="23.5325393676758" calcext:value-type="float">
            <text:p>23.5325393677</text:p>
          </table:table-cell>
          <table:table-cell table:formula="of:=[.C227]/([.H227]-[.H226])" office:value-type="float" office:value="99648.5416838528" calcext:value-type="float">
            <text:p>99648.5416838528</text:p>
          </table:table-cell>
          <table:table-cell table:formula="of:=[.G227]-[.$B227]" office:value-type="float" office:value="0.283548355102539" calcext:value-type="float">
            <text:p>0.283548355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4803.2925" calcext:value-type="float">
            <text:p>1443144803.2925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923269271851" calcext:value-type="float">
            <text:p>23.2923269272</text:p>
          </table:table-cell>
          <table:table-cell table:formula="of:=[.C228]/([.D228]-[.D227])" office:value-type="float" office:value="99686.3695781343" calcext:value-type="float">
            <text:p>99686.3695781343</text:p>
          </table:table-cell>
          <table:table-cell/>
          <table:table-cell office:value-type="float" office:value="1443144803.57614" calcext:value-type="float">
            <text:p>1443144803.57614</text:p>
          </table:table-cell>
          <table:table-cell table:formula="of:=[.G228]-[.$B$2]" office:value-type="float" office:value="23.5759651660919" calcext:value-type="float">
            <text:p>23.5759651661</text:p>
          </table:table-cell>
          <table:table-cell table:formula="of:=[.C228]/([.H228]-[.H227])" office:value-type="float" office:value="99480.0362356636" calcext:value-type="float">
            <text:p>99480.0362356636</text:p>
          </table:table-cell>
          <table:table-cell table:formula="of:=[.G228]-[.$B228]" office:value-type="float" office:value="0.28363823890686" calcext:value-type="float">
            <text:p>0.283638238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4803.33586" calcext:value-type="float">
            <text:p>1443144803.33586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356845378876" calcext:value-type="float">
            <text:p>23.3356845379</text:p>
          </table:table-cell>
          <table:table-cell table:formula="of:=[.C229]/([.D229]-[.D228])" office:value-type="float" office:value="99636.4866514531" calcext:value-type="float">
            <text:p>99636.4866514531</text:p>
          </table:table-cell>
          <table:table-cell/>
          <table:table-cell office:value-type="float" office:value="1443144803.61945" calcext:value-type="float">
            <text:p>1443144803.61945</text:p>
          </table:table-cell>
          <table:table-cell table:formula="of:=[.G229]-[.$B$2]" office:value-type="float" office:value="23.6192739009857" calcext:value-type="float">
            <text:p>23.619273901</text:p>
          </table:table-cell>
          <table:table-cell table:formula="of:=[.C229]/([.H229]-[.H228])" office:value-type="float" office:value="99748.9308009909" calcext:value-type="float">
            <text:p>99748.9308009909</text:p>
          </table:table-cell>
          <table:table-cell table:formula="of:=[.G229]-[.$B229]" office:value-type="float" office:value="0.283589363098145" calcext:value-type="float">
            <text:p>0.283589363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4803.37922" calcext:value-type="float">
            <text:p>1443144803.37922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790442943573" calcext:value-type="float">
            <text:p>23.3790442944</text:p>
          </table:table-cell>
          <table:table-cell table:formula="of:=[.C230]/([.D230]-[.D229])" office:value-type="float" office:value="99631.5558879162" calcext:value-type="float">
            <text:p>99631.5558879162</text:p>
          </table:table-cell>
          <table:table-cell/>
          <table:table-cell office:value-type="float" office:value="1443144803.66282" calcext:value-type="float">
            <text:p>1443144803.66282</text:p>
          </table:table-cell>
          <table:table-cell table:formula="of:=[.G230]-[.$B$2]" office:value-type="float" office:value="23.6626498699188" calcext:value-type="float">
            <text:p>23.6626498699</text:p>
          </table:table-cell>
          <table:table-cell table:formula="of:=[.C230]/([.H230]-[.H229])" office:value-type="float" office:value="99594.3169975595" calcext:value-type="float">
            <text:p>99594.3169975595</text:p>
          </table:table-cell>
          <table:table-cell table:formula="of:=[.G230]-[.$B230]" office:value-type="float" office:value="0.283605575561523" calcext:value-type="float">
            <text:p>0.283605575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4803.42257" calcext:value-type="float">
            <text:p>1443144803.42257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223992824554" calcext:value-type="float">
            <text:p>23.4223992825</text:p>
          </table:table-cell>
          <table:table-cell table:formula="of:=[.C231]/([.D231]-[.D230])" office:value-type="float" office:value="99642.51380304" calcext:value-type="float">
            <text:p>99642.51380304</text:p>
          </table:table-cell>
          <table:table-cell/>
          <table:table-cell office:value-type="float" office:value="1443144803.70613" calcext:value-type="float">
            <text:p>1443144803.70613</text:p>
          </table:table-cell>
          <table:table-cell table:formula="of:=[.G231]-[.$B$2]" office:value-type="float" office:value="23.7059597969055" calcext:value-type="float">
            <text:p>23.7059597969</text:p>
          </table:table-cell>
          <table:table-cell table:formula="of:=[.C231]/([.H231]-[.H230])" office:value-type="float" office:value="99746.185241254" calcext:value-type="float">
            <text:p>99746.185241254</text:p>
          </table:table-cell>
          <table:table-cell table:formula="of:=[.G231]-[.$B231]" office:value-type="float" office:value="0.283560514450073" calcext:value-type="float">
            <text:p>0.283560514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4803.46597" calcext:value-type="float">
            <text:p>1443144803.46597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65799331665" calcext:value-type="float">
            <text:p>23.4657993317</text:p>
          </table:table-cell>
          <table:table-cell table:formula="of:=[.C232]/([.D232]-[.D231])" office:value-type="float" office:value="99539.0576433943" calcext:value-type="float">
            <text:p>99539.0576433943</text:p>
          </table:table-cell>
          <table:table-cell/>
          <table:table-cell office:value-type="float" office:value="1443144803.7494" calcext:value-type="float">
            <text:p>1443144803.7494</text:p>
          </table:table-cell>
          <table:table-cell table:formula="of:=[.G232]-[.$B$2]" office:value-type="float" office:value="23.749231338501" calcext:value-type="float">
            <text:p>23.7492313385</text:p>
          </table:table-cell>
          <table:table-cell table:formula="of:=[.C232]/([.H232]-[.H231])" office:value-type="float" office:value="99834.668253496" calcext:value-type="float">
            <text:p>99834.668253496</text:p>
          </table:table-cell>
          <table:table-cell table:formula="of:=[.G232]-[.$B232]" office:value-type="float" office:value="0.283432006835937" calcext:value-type="float">
            <text:p>0.283432006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4803.50933" calcext:value-type="float">
            <text:p>1443144803.50933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091528892517" calcext:value-type="float">
            <text:p>23.5091528893</text:p>
          </table:table-cell>
          <table:table-cell table:formula="of:=[.C233]/([.D233]-[.D232])" office:value-type="float" office:value="99645.8016476204" calcext:value-type="float">
            <text:p>99645.8016476204</text:p>
          </table:table-cell>
          <table:table-cell/>
          <table:table-cell office:value-type="float" office:value="1443144803.7928" calcext:value-type="float">
            <text:p>1443144803.7928</text:p>
          </table:table-cell>
          <table:table-cell table:formula="of:=[.G233]-[.$B$2]" office:value-type="float" office:value="23.7926268577576" calcext:value-type="float">
            <text:p>23.7926268578</text:p>
          </table:table-cell>
          <table:table-cell table:formula="of:=[.C233]/([.H233]-[.H232])" office:value-type="float" office:value="99549.4482841979" calcext:value-type="float">
            <text:p>99549.4482841979</text:p>
          </table:table-cell>
          <table:table-cell table:formula="of:=[.G233]-[.$B233]" office:value-type="float" office:value="0.283473968505859" calcext:value-type="float">
            <text:p>0.283473968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4803.55267" calcext:value-type="float">
            <text:p>1443144803.55267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525004863739" calcext:value-type="float">
            <text:p>23.5525004864</text:p>
          </table:table-cell>
          <table:table-cell table:formula="of:=[.C234]/([.D234]-[.D233])" office:value-type="float" office:value="99659.5033358451" calcext:value-type="float">
            <text:p>99659.5033358451</text:p>
          </table:table-cell>
          <table:table-cell/>
          <table:table-cell office:value-type="float" office:value="1443144803.8361" calcext:value-type="float">
            <text:p>1443144803.8361</text:p>
          </table:table-cell>
          <table:table-cell table:formula="of:=[.G234]-[.$B$2]" office:value-type="float" office:value="23.8359277248383" calcext:value-type="float">
            <text:p>23.8359277248</text:p>
          </table:table-cell>
          <table:table-cell table:formula="of:=[.C234]/([.H234]-[.H233])" office:value-type="float" office:value="99767.0552866747" calcext:value-type="float">
            <text:p>99767.0552866747</text:p>
          </table:table-cell>
          <table:table-cell table:formula="of:=[.G234]-[.$B234]" office:value-type="float" office:value="0.283427238464355" calcext:value-type="float">
            <text:p>0.283427238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4803.59602" calcext:value-type="float">
            <text:p>1443144803.59602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958428382874" calcext:value-type="float">
            <text:p>23.5958428383</text:p>
          </table:table-cell>
          <table:table-cell table:formula="of:=[.C235]/([.D235]-[.D234])" office:value-type="float" office:value="99671.5639388088" calcext:value-type="float">
            <text:p>99671.5639388088</text:p>
          </table:table-cell>
          <table:table-cell/>
          <table:table-cell office:value-type="float" office:value="1443144803.87956" calcext:value-type="float">
            <text:p>1443144803.87956</text:p>
          </table:table-cell>
          <table:table-cell table:formula="of:=[.G235]-[.$B$2]" office:value-type="float" office:value="23.8793845176697" calcext:value-type="float">
            <text:p>23.8793845177</text:p>
          </table:table-cell>
          <table:table-cell table:formula="of:=[.C235]/([.H235]-[.H234])" office:value-type="float" office:value="99409.0847145185" calcext:value-type="float">
            <text:p>99409.0847145185</text:p>
          </table:table-cell>
          <table:table-cell table:formula="of:=[.G235]-[.$B235]" office:value-type="float" office:value="0.283541679382324" calcext:value-type="float">
            <text:p>0.283541679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4803.63936" calcext:value-type="float">
            <text:p>1443144803.63936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39187335968" calcext:value-type="float">
            <text:p>23.639187336</text:p>
          </table:table-cell>
          <table:table-cell table:formula="of:=[.C236]/([.D236]-[.D235])" office:value-type="float" office:value="99666.6297029703" calcext:value-type="float">
            <text:p>99666.6297029703</text:p>
          </table:table-cell>
          <table:table-cell/>
          <table:table-cell office:value-type="float" office:value="1443144803.92284" calcext:value-type="float">
            <text:p>1443144803.92284</text:p>
          </table:table-cell>
          <table:table-cell table:formula="of:=[.G236]-[.$B$2]" office:value-type="float" office:value="23.9226651191711" calcext:value-type="float">
            <text:p>23.9226651192</text:p>
          </table:table-cell>
          <table:table-cell table:formula="of:=[.C236]/([.H236]-[.H235])" office:value-type="float" office:value="99813.7699138444" calcext:value-type="float">
            <text:p>99813.7699138444</text:p>
          </table:table-cell>
          <table:table-cell table:formula="of:=[.G236]-[.$B236]" office:value-type="float" office:value="0.283477783203125" calcext:value-type="float">
            <text:p>0.283477783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4803.68272" calcext:value-type="float">
            <text:p>1443144803.68272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825432777405" calcext:value-type="float">
            <text:p>23.6825432777</text:p>
          </table:table-cell>
          <table:table-cell table:formula="of:=[.C237]/([.D237]-[.D236])" office:value-type="float" office:value="99640.3220271876" calcext:value-type="float">
            <text:p>99640.3220271876</text:p>
          </table:table-cell>
          <table:table-cell/>
          <table:table-cell office:value-type="float" office:value="1443144803.96618" calcext:value-type="float">
            <text:p>1443144803.96618</text:p>
          </table:table-cell>
          <table:table-cell table:formula="of:=[.G237]-[.$B$2]" office:value-type="float" office:value="23.9660084247589" calcext:value-type="float">
            <text:p>23.9660084248</text:p>
          </table:table-cell>
          <table:table-cell table:formula="of:=[.C237]/([.H237]-[.H236])" office:value-type="float" office:value="99669.3708847878" calcext:value-type="float">
            <text:p>99669.3708847878</text:p>
          </table:table-cell>
          <table:table-cell table:formula="of:=[.G237]-[.$B237]" office:value-type="float" office:value="0.283465147018433" calcext:value-type="float">
            <text:p>0.28346514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4803.72607" calcext:value-type="float">
            <text:p>1443144803.72607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258949279785" calcext:value-type="float">
            <text:p>23.725894928</text:p>
          </table:table-cell>
          <table:table-cell table:formula="of:=[.C238]/([.D238]-[.D237])" office:value-type="float" office:value="99650.1857779244" calcext:value-type="float">
            <text:p>99650.1857779244</text:p>
          </table:table-cell>
          <table:table-cell/>
          <table:table-cell office:value-type="float" office:value="1443144804.00958" calcext:value-type="float">
            <text:p>1443144804.00958</text:p>
          </table:table-cell>
          <table:table-cell table:formula="of:=[.G238]-[.$B$2]" office:value-type="float" office:value="24.0094063282013" calcext:value-type="float">
            <text:p>24.0094063282</text:p>
          </table:table-cell>
          <table:table-cell table:formula="of:=[.C238]/([.H238]-[.H237])" office:value-type="float" office:value="99543.9792554828" calcext:value-type="float">
            <text:p>99543.9792554828</text:p>
          </table:table-cell>
          <table:table-cell table:formula="of:=[.G238]-[.$B238]" office:value-type="float" office:value="0.283511400222778" calcext:value-type="float">
            <text:p>0.283511400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4803.76941" calcext:value-type="float">
            <text:p>1443144803.76941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69238948822" calcext:value-type="float">
            <text:p>23.7692389488</text:p>
          </table:table-cell>
          <table:table-cell table:formula="of:=[.C239]/([.D239]-[.D238])" office:value-type="float" office:value="99667.7261576035" calcext:value-type="float">
            <text:p>99667.7261576035</text:p>
          </table:table-cell>
          <table:table-cell/>
          <table:table-cell office:value-type="float" office:value="1443144804.02394" calcext:value-type="float">
            <text:p>1443144804.02394</text:p>
          </table:table-cell>
          <table:table-cell table:formula="of:=[.G239]-[.$B$2]" office:value-type="float" office:value="24.0237703323364" calcext:value-type="float">
            <text:p>24.0237703323</text:p>
          </table:table-cell>
          <table:table-cell table:formula="of:=[.C239]/([.H239]-[.H238])" office:value-type="float" office:value="300751.79311833" calcext:value-type="float">
            <text:p>300751.79311833</text:p>
          </table:table-cell>
          <table:table-cell table:formula="of:=[.G239]-[.$B239]" office:value-type="float" office:value="0.254531383514404" calcext:value-type="float">
            <text:p>0.254531383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4803.81277" calcext:value-type="float">
            <text:p>1443144803.81277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125948905945" calcext:value-type="float">
            <text:p>23.8125948906</text:p>
          </table:table-cell>
          <table:table-cell table:formula="of:=[.C240]/([.D240]-[.D239])" office:value-type="float" office:value="99640.3220271876" calcext:value-type="float">
            <text:p>99640.3220271876</text:p>
          </table:table-cell>
          <table:table-cell/>
          <table:table-cell office:value-type="float" office:value="1443144804.05293" calcext:value-type="float">
            <text:p>1443144804.05293</text:p>
          </table:table-cell>
          <table:table-cell table:formula="of:=[.G240]-[.$B$2]" office:value-type="float" office:value="24.0527617931366" calcext:value-type="float">
            <text:p>24.0527617931</text:p>
          </table:table-cell>
          <table:table-cell table:formula="of:=[.C240]/([.H240]-[.H239])" office:value-type="float" office:value="149009.393827252" calcext:value-type="float">
            <text:p>149009.393827252</text:p>
          </table:table-cell>
          <table:table-cell table:formula="of:=[.G240]-[.$B240]" office:value-type="float" office:value="0.240166902542114" calcext:value-type="float">
            <text:p>0.240166902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4803.85615" calcext:value-type="float">
            <text:p>1443144803.85615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559758663177" calcext:value-type="float">
            <text:p>23.8559758663</text:p>
          </table:table-cell>
          <table:table-cell table:formula="of:=[.C241]/([.D241]-[.D240])" office:value-type="float" office:value="99582.8223772073" calcext:value-type="float">
            <text:p>99582.8223772073</text:p>
          </table:table-cell>
          <table:table-cell/>
          <table:table-cell office:value-type="float" office:value="1443144804.09616" calcext:value-type="float">
            <text:p>1443144804.09616</text:p>
          </table:table-cell>
          <table:table-cell table:formula="of:=[.G241]-[.$B$2]" office:value-type="float" office:value="24.0959849357605" calcext:value-type="float">
            <text:p>24.0959849358</text:p>
          </table:table-cell>
          <table:table-cell table:formula="of:=[.C241]/([.H241]-[.H240])" office:value-type="float" office:value="99946.4577943748" calcext:value-type="float">
            <text:p>99946.4577943748</text:p>
          </table:table-cell>
          <table:table-cell table:formula="of:=[.G241]-[.$B241]" office:value-type="float" office:value="0.240009069442749" calcext:value-type="float">
            <text:p>0.240009069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4803.8995" calcext:value-type="float">
            <text:p>1443144803.8995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993277549744" calcext:value-type="float">
            <text:p>23.899327755</text:p>
          </table:table-cell>
          <table:table-cell table:formula="of:=[.C242]/([.D242]-[.D241])" office:value-type="float" office:value="99649.6377405393" calcext:value-type="float">
            <text:p>99649.6377405393</text:p>
          </table:table-cell>
          <table:table-cell/>
          <table:table-cell office:value-type="float" office:value="1443144804.13959" calcext:value-type="float">
            <text:p>1443144804.13959</text:p>
          </table:table-cell>
          <table:table-cell table:formula="of:=[.G242]-[.$B$2]" office:value-type="float" office:value="24.1394140720367" calcext:value-type="float">
            <text:p>24.139414072</text:p>
          </table:table-cell>
          <table:table-cell table:formula="of:=[.C242]/([.H242]-[.H241])" office:value-type="float" office:value="99472.390436716" calcext:value-type="float">
            <text:p>99472.390436716</text:p>
          </table:table-cell>
          <table:table-cell table:formula="of:=[.G242]-[.$B242]" office:value-type="float" office:value="0.240086317062378" calcext:value-type="float">
            <text:p>0.240086317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4803.94284" calcext:value-type="float">
            <text:p>1443144803.94284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426717758179" calcext:value-type="float">
            <text:p>23.9426717758</text:p>
          </table:table-cell>
          <table:table-cell table:formula="of:=[.C243]/([.D243]-[.D242])" office:value-type="float" office:value="99667.7261576035" calcext:value-type="float">
            <text:p>99667.7261576035</text:p>
          </table:table-cell>
          <table:table-cell/>
          <table:table-cell office:value-type="float" office:value="1443144804.18291" calcext:value-type="float">
            <text:p>1443144804.18291</text:p>
          </table:table-cell>
          <table:table-cell table:formula="of:=[.G243]-[.$B$2]" office:value-type="float" office:value="24.1827363967896" calcext:value-type="float">
            <text:p>24.1827363968</text:p>
          </table:table-cell>
          <table:table-cell table:formula="of:=[.C243]/([.H243]-[.H242])" office:value-type="float" office:value="99717.6403770906" calcext:value-type="float">
            <text:p>99717.6403770906</text:p>
          </table:table-cell>
          <table:table-cell table:formula="of:=[.G243]-[.$B243]" office:value-type="float" office:value="0.24006462097168" calcext:value-type="float">
            <text:p>0.24006462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4803.9862" calcext:value-type="float">
            <text:p>1443144803.9862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860258102417" calcext:value-type="float">
            <text:p>23.9860258102</text:p>
          </table:table-cell>
          <table:table-cell table:formula="of:=[.C244]/([.D244]-[.D243])" office:value-type="float" office:value="99644.705675319" calcext:value-type="float">
            <text:p>99644.705675319</text:p>
          </table:table-cell>
          <table:table-cell/>
          <table:table-cell office:value-type="float" office:value="1443144804.22621" calcext:value-type="float">
            <text:p>1443144804.22621</text:p>
          </table:table-cell>
          <table:table-cell table:formula="of:=[.G244]-[.$B$2]" office:value-type="float" office:value="24.2260353565216" calcext:value-type="float">
            <text:p>24.2260353565</text:p>
          </table:table-cell>
          <table:table-cell table:formula="of:=[.C244]/([.H244]-[.H243])" office:value-type="float" office:value="99771.4500933324" calcext:value-type="float">
            <text:p>99771.4500933324</text:p>
          </table:table-cell>
          <table:table-cell table:formula="of:=[.G244]-[.$B244]" office:value-type="float" office:value="0.240009546279907" calcext:value-type="float">
            <text:p>0.240009546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4804.02937" calcext:value-type="float">
            <text:p>1443144804.02937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292003154755" calcext:value-type="float">
            <text:p>24.0292003155</text:p>
          </table:table-cell>
          <table:table-cell table:formula="of:=[.C245]/([.D245]-[.D244])" office:value-type="float" office:value="100059.050511633" calcext:value-type="float">
            <text:p>100059.050511633</text:p>
          </table:table-cell>
          <table:table-cell/>
          <table:table-cell office:value-type="float" office:value="1443144804.26925" calcext:value-type="float">
            <text:p>1443144804.26925</text:p>
          </table:table-cell>
          <table:table-cell table:formula="of:=[.G245]-[.$B$2]" office:value-type="float" office:value="24.2690815925598" calcext:value-type="float">
            <text:p>24.2690815926</text:p>
          </table:table-cell>
          <table:table-cell table:formula="of:=[.C245]/([.H245]-[.H244])" office:value-type="float" office:value="100357.206520114" calcext:value-type="float">
            <text:p>100357.206520114</text:p>
          </table:table-cell>
          <table:table-cell table:formula="of:=[.G245]-[.$B245]" office:value-type="float" office:value="0.239881277084351" calcext:value-type="float">
            <text:p>0.239881277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4804.07251" calcext:value-type="float">
            <text:p>1443144804.07251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72336435318" calcext:value-type="float">
            <text:p>24.0723364353</text:p>
          </table:table-cell>
          <table:table-cell table:formula="of:=[.C246]/([.D246]-[.D245])" office:value-type="float" office:value="100148.089716238" calcext:value-type="float">
            <text:p>100148.089716238</text:p>
          </table:table-cell>
          <table:table-cell/>
          <table:table-cell office:value-type="float" office:value="1443144804.35558" calcext:value-type="float">
            <text:p>1443144804.35558</text:p>
          </table:table-cell>
          <table:table-cell table:formula="of:=[.G246]-[.$B$2]" office:value-type="float" office:value="24.3554031848907" calcext:value-type="float">
            <text:p>24.3554031849</text:p>
          </table:table-cell>
          <table:table-cell table:formula="of:=[.C246]/([.H246]-[.H245])" office:value-type="float" office:value="50045.4160233553" calcext:value-type="float">
            <text:p>50045.4160233553</text:p>
          </table:table-cell>
          <table:table-cell table:formula="of:=[.G246]-[.$B246]" office:value-type="float" office:value="0.283066749572754" calcext:value-type="float">
            <text:p>0.283066749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4804.11567" calcext:value-type="float">
            <text:p>1443144804.11567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154952049255" calcext:value-type="float">
            <text:p>24.1154952049</text:p>
          </table:table-cell>
          <table:table-cell table:formula="of:=[.C247]/([.D247]-[.D246])" office:value-type="float" office:value="100095.531899614" calcext:value-type="float">
            <text:p>100095.531899614</text:p>
          </table:table-cell>
          <table:table-cell/>
          <table:table-cell office:value-type="float" office:value="1443144804.3987" calcext:value-type="float">
            <text:p>1443144804.3987</text:p>
          </table:table-cell>
          <table:table-cell table:formula="of:=[.G247]-[.$B$2]" office:value-type="float" office:value="24.3985254764557" calcext:value-type="float">
            <text:p>24.3985254765</text:p>
          </table:table-cell>
          <table:table-cell table:formula="of:=[.C247]/([.H247]-[.H246])" office:value-type="float" office:value="100180.204790234" calcext:value-type="float">
            <text:p>100180.204790234</text:p>
          </table:table-cell>
          <table:table-cell table:formula="of:=[.G247]-[.$B247]" office:value-type="float" office:value="0.283030271530151" calcext:value-type="float">
            <text:p>0.283030271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4804.15882" calcext:value-type="float">
            <text:p>1443144804.15882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86425304413" calcext:value-type="float">
            <text:p>24.1586425304</text:p>
          </table:table-cell>
          <table:table-cell table:formula="of:=[.C248]/([.D248]-[.D247])" office:value-type="float" office:value="100122.08053135" calcext:value-type="float">
            <text:p>100122.08053135</text:p>
          </table:table-cell>
          <table:table-cell/>
          <table:table-cell office:value-type="float" office:value="1443144804.44189" calcext:value-type="float">
            <text:p>1443144804.44189</text:p>
          </table:table-cell>
          <table:table-cell table:formula="of:=[.G248]-[.$B$2]" office:value-type="float" office:value="24.4417188167572" calcext:value-type="float">
            <text:p>24.4417188168</text:p>
          </table:table-cell>
          <table:table-cell table:formula="of:=[.C248]/([.H248]-[.H247])" office:value-type="float" office:value="100015.418345606" calcext:value-type="float">
            <text:p>100015.418345606</text:p>
          </table:table-cell>
          <table:table-cell table:formula="of:=[.G248]-[.$B248]" office:value-type="float" office:value="0.283076286315918" calcext:value-type="float">
            <text:p>0.283076286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4804.20195" calcext:value-type="float">
            <text:p>1443144804.20195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2017729282379" calcext:value-type="float">
            <text:p>24.2017729282</text:p>
          </table:table-cell>
          <table:table-cell table:formula="of:=[.C249]/([.D249]-[.D248])" office:value-type="float" office:value="100161.376214746" calcext:value-type="float">
            <text:p>100161.376214746</text:p>
          </table:table-cell>
          <table:table-cell/>
          <table:table-cell office:value-type="float" office:value="1443144804.48494" calcext:value-type="float">
            <text:p>1443144804.48494</text:p>
          </table:table-cell>
          <table:table-cell table:formula="of:=[.G249]-[.$B$2]" office:value-type="float" office:value="24.4847660064697" calcext:value-type="float">
            <text:p>24.4847660065</text:p>
          </table:table-cell>
          <table:table-cell table:formula="of:=[.C249]/([.H249]-[.H248])" office:value-type="float" office:value="100354.983190531" calcext:value-type="float">
            <text:p>100354.983190531</text:p>
          </table:table-cell>
          <table:table-cell table:formula="of:=[.G249]-[.$B249]" office:value-type="float" office:value="0.282993078231812" calcext:value-type="float">
            <text:p>0.282993078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4804.24508" calcext:value-type="float">
            <text:p>1443144804.24508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449119091034" calcext:value-type="float">
            <text:p>24.2449119091</text:p>
          </table:table-cell>
          <table:table-cell table:formula="of:=[.C250]/([.D250]-[.D249])" office:value-type="float" office:value="100141.447788745" calcext:value-type="float">
            <text:p>100141.447788745</text:p>
          </table:table-cell>
          <table:table-cell/>
          <table:table-cell office:value-type="float" office:value="1443144804.52821" calcext:value-type="float">
            <text:p>1443144804.52821</text:p>
          </table:table-cell>
          <table:table-cell table:formula="of:=[.G250]-[.$B$2]" office:value-type="float" office:value="24.5280389785767" calcext:value-type="float">
            <text:p>24.5280389786</text:p>
          </table:table-cell>
          <table:table-cell table:formula="of:=[.C250]/([.H250]-[.H249])" office:value-type="float" office:value="99831.3679338843" calcext:value-type="float">
            <text:p>99831.3679338843</text:p>
          </table:table-cell>
          <table:table-cell table:formula="of:=[.G250]-[.$B250]" office:value-type="float" office:value="0.283127069473267" calcext:value-type="float">
            <text:p>0.283127069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4804.28823" calcext:value-type="float">
            <text:p>1443144804.28823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8054227829" calcext:value-type="float">
            <text:p>24.2880542278</text:p>
          </table:table-cell>
          <table:table-cell table:formula="of:=[.C251]/([.D251]-[.D250])" office:value-type="float" office:value="100133.699986737" calcext:value-type="float">
            <text:p>100133.699986737</text:p>
          </table:table-cell>
          <table:table-cell/>
          <table:table-cell office:value-type="float" office:value="1443144804.57125" calcext:value-type="float">
            <text:p>1443144804.57125</text:p>
          </table:table-cell>
          <table:table-cell table:formula="of:=[.G251]-[.$B$2]" office:value-type="float" office:value="24.5710787773132" calcext:value-type="float">
            <text:p>24.5710787773</text:p>
          </table:table-cell>
          <table:table-cell table:formula="of:=[.C251]/([.H251]-[.H250])" office:value-type="float" office:value="100372.216571941" calcext:value-type="float">
            <text:p>100372.216571941</text:p>
          </table:table-cell>
          <table:table-cell table:formula="of:=[.G251]-[.$B251]" office:value-type="float" office:value="0.283024549484253" calcext:value-type="float">
            <text:p>0.283024549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4804.33137" calcext:value-type="float">
            <text:p>1443144804.33137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311972618103" calcext:value-type="float">
            <text:p>24.3311972618</text:p>
          </table:table-cell>
          <table:table-cell table:formula="of:=[.C252]/([.D252]-[.D251])" office:value-type="float" office:value="100132.039899423" calcext:value-type="float">
            <text:p>100132.039899423</text:p>
          </table:table-cell>
          <table:table-cell/>
          <table:table-cell office:value-type="float" office:value="1443144804.61445" calcext:value-type="float">
            <text:p>1443144804.61445</text:p>
          </table:table-cell>
          <table:table-cell table:formula="of:=[.G252]-[.$B$2]" office:value-type="float" office:value="24.6142814159393" calcext:value-type="float">
            <text:p>24.6142814159</text:p>
          </table:table-cell>
          <table:table-cell table:formula="of:=[.C252]/([.H252]-[.H251])" office:value-type="float" office:value="99993.8924422615" calcext:value-type="float">
            <text:p>99993.8924422615</text:p>
          </table:table-cell>
          <table:table-cell table:formula="of:=[.G252]-[.$B252]" office:value-type="float" office:value="0.283084154129028" calcext:value-type="float">
            <text:p>0.283084154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4804.37451" calcext:value-type="float">
            <text:p>1443144804.37451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743405342102" calcext:value-type="float">
            <text:p>24.3743405342</text:p>
          </table:table-cell>
          <table:table-cell table:formula="of:=[.C253]/([.D253]-[.D252])" office:value-type="float" office:value="100131.486549216" calcext:value-type="float">
            <text:p>100131.486549216</text:p>
          </table:table-cell>
          <table:table-cell/>
          <table:table-cell office:value-type="float" office:value="1443144804.70066" calcext:value-type="float">
            <text:p>1443144804.70066</text:p>
          </table:table-cell>
          <table:table-cell table:formula="of:=[.G253]-[.$B$2]" office:value-type="float" office:value="24.7004897594452" calcext:value-type="float">
            <text:p>24.7004897594</text:p>
          </table:table-cell>
          <table:table-cell table:formula="of:=[.C253]/([.H253]-[.H252])" office:value-type="float" office:value="50111.1589008363" calcext:value-type="float">
            <text:p>50111.1589008363</text:p>
          </table:table-cell>
          <table:table-cell table:formula="of:=[.G253]-[.$B253]" office:value-type="float" office:value="0.326149225234985" calcext:value-type="float">
            <text:p>0.326149225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4804.41765" calcext:value-type="float">
            <text:p>1443144804.41765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74799919128" calcext:value-type="float">
            <text:p>24.4174799919</text:p>
          </table:table-cell>
          <table:table-cell table:formula="of:=[.C254]/([.D254]-[.D253])" office:value-type="float" office:value="100140.340886482" calcext:value-type="float">
            <text:p>100140.340886482</text:p>
          </table:table-cell>
          <table:table-cell/>
          <table:table-cell office:value-type="float" office:value="1443144804.7437" calcext:value-type="float">
            <text:p>1443144804.7437</text:p>
          </table:table-cell>
          <table:table-cell table:formula="of:=[.G254]-[.$B$2]" office:value-type="float" office:value="24.7435309886932" calcext:value-type="float">
            <text:p>24.7435309887</text:p>
          </table:table-cell>
          <table:table-cell table:formula="of:=[.C254]/([.H254]-[.H253])" office:value-type="float" office:value="100368.880616857" calcext:value-type="float">
            <text:p>100368.880616857</text:p>
          </table:table-cell>
          <table:table-cell table:formula="of:=[.G254]-[.$B254]" office:value-type="float" office:value="0.326050996780395" calcext:value-type="float">
            <text:p>0.326050996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4804.46079" calcext:value-type="float">
            <text:p>1443144804.46079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606163501739" calcext:value-type="float">
            <text:p>24.4606163502</text:p>
          </table:table-cell>
          <table:table-cell table:formula="of:=[.C255]/([.D255]-[.D254])" office:value-type="float" office:value="100147.536188629" calcext:value-type="float">
            <text:p>100147.536188629</text:p>
          </table:table-cell>
          <table:table-cell/>
          <table:table-cell office:value-type="float" office:value="1443144804.83014" calcext:value-type="float">
            <text:p>1443144804.83014</text:p>
          </table:table-cell>
          <table:table-cell table:formula="of:=[.G255]-[.$B$2]" office:value-type="float" office:value="24.8299632072449" calcext:value-type="float">
            <text:p>24.8299632072</text:p>
          </table:table-cell>
          <table:table-cell table:formula="of:=[.C255]/([.H255]-[.H254])" office:value-type="float" office:value="49981.3619549656" calcext:value-type="float">
            <text:p>49981.3619549656</text:p>
          </table:table-cell>
          <table:table-cell table:formula="of:=[.G255]-[.$B255]" office:value-type="float" office:value="0.369346857070923" calcext:value-type="float">
            <text:p>0.369346857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4804.50391" calcext:value-type="float">
            <text:p>1443144804.50391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5037341117859" calcext:value-type="float">
            <text:p>24.5037341118</text:p>
          </table:table-cell>
          <table:table-cell table:formula="of:=[.C256]/([.D256]-[.D255])" office:value-type="float" office:value="100190.729724798" calcext:value-type="float">
            <text:p>100190.729724798</text:p>
          </table:table-cell>
          <table:table-cell/>
          <table:table-cell office:value-type="float" office:value="1443144804.84449" calcext:value-type="float">
            <text:p>1443144804.84449</text:p>
          </table:table-cell>
          <table:table-cell table:formula="of:=[.G256]-[.$B$2]" office:value-type="float" office:value="24.8443160057068" calcext:value-type="float">
            <text:p>24.8443160057</text:p>
          </table:table-cell>
          <table:table-cell table:formula="of:=[.C256]/([.H256]-[.H255])" office:value-type="float" office:value="300986.599335548" calcext:value-type="float">
            <text:p>300986.599335548</text:p>
          </table:table-cell>
          <table:table-cell table:formula="of:=[.G256]-[.$B256]" office:value-type="float" office:value="0.340581893920898" calcext:value-type="float">
            <text:p>0.340581893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4804.54703" calcext:value-type="float">
            <text:p>1443144804.54703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46858549118" calcext:value-type="float">
            <text:p>24.5468585491</text:p>
          </table:table-cell>
          <table:table-cell table:formula="of:=[.C257]/([.D257]-[.D256])" office:value-type="float" office:value="100175.220066675" calcext:value-type="float">
            <text:p>100175.220066675</text:p>
          </table:table-cell>
          <table:table-cell/>
          <table:table-cell office:value-type="float" office:value="1443144804.87316" calcext:value-type="float">
            <text:p>1443144804.87316</text:p>
          </table:table-cell>
          <table:table-cell table:formula="of:=[.G257]-[.$B$2]" office:value-type="float" office:value="24.8729867935181" calcext:value-type="float">
            <text:p>24.8729867935</text:p>
          </table:table-cell>
          <table:table-cell table:formula="of:=[.C257]/([.H257]-[.H256])" office:value-type="float" office:value="150676.013105593" calcext:value-type="float">
            <text:p>150676.013105593</text:p>
          </table:table-cell>
          <table:table-cell table:formula="of:=[.G257]-[.$B257]" office:value-type="float" office:value="0.326128244400024" calcext:value-type="float">
            <text:p>0.326128244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4804.59018" calcext:value-type="float">
            <text:p>1443144804.59018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900104045868" calcext:value-type="float">
            <text:p>24.5900104046</text:p>
          </table:table-cell>
          <table:table-cell table:formula="of:=[.C258]/([.D258]-[.D257])" office:value-type="float" office:value="100111.570014144" calcext:value-type="float">
            <text:p>100111.570014144</text:p>
          </table:table-cell>
          <table:table-cell/>
          <table:table-cell office:value-type="float" office:value="1443144804.91617" calcext:value-type="float">
            <text:p>1443144804.91617</text:p>
          </table:table-cell>
          <table:table-cell table:formula="of:=[.G258]-[.$B$2]" office:value-type="float" office:value="24.9159932136536" calcext:value-type="float">
            <text:p>24.9159932137</text:p>
          </table:table-cell>
          <table:table-cell table:formula="of:=[.C258]/([.H258]-[.H257])" office:value-type="float" office:value="100450.118526239" calcext:value-type="float">
            <text:p>100450.118526239</text:p>
          </table:table-cell>
          <table:table-cell table:formula="of:=[.G258]-[.$B258]" office:value-type="float" office:value="0.325982809066772" calcext:value-type="float">
            <text:p>0.325982809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4804.63333" calcext:value-type="float">
            <text:p>1443144804.63333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331598758697" calcext:value-type="float">
            <text:p>24.6331598759</text:p>
          </table:table-cell>
          <table:table-cell table:formula="of:=[.C259]/([.D259]-[.D258])" office:value-type="float" office:value="100117.101590213" calcext:value-type="float">
            <text:p>100117.101590213</text:p>
          </table:table-cell>
          <table:table-cell/>
          <table:table-cell office:value-type="float" office:value="1443144804.9594" calcext:value-type="float">
            <text:p>1443144804.9594</text:p>
          </table:table-cell>
          <table:table-cell table:formula="of:=[.G259]-[.$B$2]" office:value-type="float" office:value="24.9592249393463" calcext:value-type="float">
            <text:p>24.9592249393</text:p>
          </table:table-cell>
          <table:table-cell table:formula="of:=[.C259]/([.H259]-[.H258])" office:value-type="float" office:value="99926.6147898548" calcext:value-type="float">
            <text:p>99926.6147898548</text:p>
          </table:table-cell>
          <table:table-cell table:formula="of:=[.G259]-[.$B259]" office:value-type="float" office:value="0.326065063476562" calcext:value-type="float">
            <text:p>0.326065063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4804.67648" calcext:value-type="float">
            <text:p>1443144804.67648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763081550598" calcext:value-type="float">
            <text:p>24.6763081551</text:p>
          </table:table-cell>
          <table:table-cell table:formula="of:=[.C260]/([.D260]-[.D259])" office:value-type="float" office:value="100119.867607486" calcext:value-type="float">
            <text:p>100119.867607486</text:p>
          </table:table-cell>
          <table:table-cell/>
          <table:table-cell office:value-type="float" office:value="1443144805.00268" calcext:value-type="float">
            <text:p>1443144805.00268</text:p>
          </table:table-cell>
          <table:table-cell table:formula="of:=[.G260]-[.$B$2]" office:value-type="float" office:value="25.0025064945221" calcext:value-type="float">
            <text:p>25.0025064945</text:p>
          </table:table-cell>
          <table:table-cell table:formula="of:=[.C260]/([.H260]-[.H259])" office:value-type="float" office:value="99811.5705975674" calcext:value-type="float">
            <text:p>99811.5705975674</text:p>
          </table:table-cell>
          <table:table-cell table:formula="of:=[.G260]-[.$B260]" office:value-type="float" office:value="0.32619833946228" calcext:value-type="float">
            <text:p>0.326198339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4804.71962" calcext:value-type="float">
            <text:p>1443144804.71962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194447517395" calcext:value-type="float">
            <text:p>24.7194447517</text:p>
          </table:table-cell>
          <table:table-cell table:formula="of:=[.C261]/([.D261]-[.D260])" office:value-type="float" office:value="100146.982667138" calcext:value-type="float">
            <text:p>100146.982667138</text:p>
          </table:table-cell>
          <table:table-cell/>
          <table:table-cell office:value-type="float" office:value="1443144805.01582" calcext:value-type="float">
            <text:p>1443144805.01582</text:p>
          </table:table-cell>
          <table:table-cell table:formula="of:=[.G261]-[.$B$2]" office:value-type="float" office:value="25.0156509876251" calcext:value-type="float">
            <text:p>25.0156509876</text:p>
          </table:table-cell>
          <table:table-cell table:formula="of:=[.C261]/([.H261]-[.H260])" office:value-type="float" office:value="328654.7427991" calcext:value-type="float">
            <text:p>328654.7427991</text:p>
          </table:table-cell>
          <table:table-cell table:formula="of:=[.G261]-[.$B261]" office:value-type="float" office:value="0.29620623588562" calcext:value-type="float">
            <text:p>0.296206235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4804.76275" calcext:value-type="float">
            <text:p>1443144804.76275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625782489777" calcext:value-type="float">
            <text:p>24.762578249</text:p>
          </table:table-cell>
          <table:table-cell table:formula="of:=[.C262]/([.D262]-[.D261])" office:value-type="float" office:value="100154.178923804" calcext:value-type="float">
            <text:p>100154.178923804</text:p>
          </table:table-cell>
          <table:table-cell/>
          <table:table-cell office:value-type="float" office:value="1443144805.04567" calcext:value-type="float">
            <text:p>1443144805.04567</text:p>
          </table:table-cell>
          <table:table-cell table:formula="of:=[.G262]-[.$B$2]" office:value-type="float" office:value="25.0454928874969" calcext:value-type="float">
            <text:p>25.0454928875</text:p>
          </table:table-cell>
          <table:table-cell table:formula="of:=[.C262]/([.H262]-[.H261])" office:value-type="float" office:value="144762.901107329" calcext:value-type="float">
            <text:p>144762.901107329</text:p>
          </table:table-cell>
          <table:table-cell table:formula="of:=[.G262]-[.$B262]" office:value-type="float" office:value="0.282914638519287" calcext:value-type="float">
            <text:p>0.282914638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4804.80588" calcext:value-type="float">
            <text:p>1443144804.80588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8057103157043" calcext:value-type="float">
            <text:p>24.8057103157</text:p>
          </table:table-cell>
          <table:table-cell table:formula="of:=[.C263]/([.D263]-[.D262])" office:value-type="float" office:value="100157.50062186" calcext:value-type="float">
            <text:p>100157.50062186</text:p>
          </table:table-cell>
          <table:table-cell/>
          <table:table-cell office:value-type="float" office:value="1443144805.08882" calcext:value-type="float">
            <text:p>1443144805.08882</text:p>
          </table:table-cell>
          <table:table-cell table:formula="of:=[.G263]-[.$B$2]" office:value-type="float" office:value="25.0886518955231" calcext:value-type="float">
            <text:p>25.0886518955</text:p>
          </table:table-cell>
          <table:table-cell table:formula="of:=[.C263]/([.H263]-[.H262])" office:value-type="float" office:value="100094.978952834" calcext:value-type="float">
            <text:p>100094.978952834</text:p>
          </table:table-cell>
          <table:table-cell table:formula="of:=[.G263]-[.$B263]" office:value-type="float" office:value="0.282941579818726" calcext:value-type="float">
            <text:p>0.282941579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4804.84901" calcext:value-type="float">
            <text:p>1443144804.84901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88368988037" calcext:value-type="float">
            <text:p>24.8488368988</text:p>
          </table:table-cell>
          <table:table-cell table:formula="of:=[.C264]/([.D264]-[.D263])" office:value-type="float" office:value="100170.235839147" calcext:value-type="float">
            <text:p>100170.235839147</text:p>
          </table:table-cell>
          <table:table-cell/>
          <table:table-cell office:value-type="float" office:value="1443144805.13195" calcext:value-type="float">
            <text:p>1443144805.13195</text:p>
          </table:table-cell>
          <table:table-cell table:formula="of:=[.G264]-[.$B$2]" office:value-type="float" office:value="25.1317803859711" calcext:value-type="float">
            <text:p>25.131780386</text:p>
          </table:table-cell>
          <table:table-cell table:formula="of:=[.C264]/([.H264]-[.H263])" office:value-type="float" office:value="100165.805831039" calcext:value-type="float">
            <text:p>100165.805831039</text:p>
          </table:table-cell>
          <table:table-cell table:formula="of:=[.G264]-[.$B264]" office:value-type="float" office:value="0.282943487167358" calcext:value-type="float">
            <text:p>0.282943487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4804.89214" calcext:value-type="float">
            <text:p>1443144804.89214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919694423676" calcext:value-type="float">
            <text:p>24.8919694424</text:p>
          </table:table-cell>
          <table:table-cell table:formula="of:=[.C265]/([.D265]-[.D264])" office:value-type="float" office:value="100156.393364693" calcext:value-type="float">
            <text:p>100156.393364693</text:p>
          </table:table-cell>
          <table:table-cell/>
          <table:table-cell office:value-type="float" office:value="1443144805.17509" calcext:value-type="float">
            <text:p>1443144805.17509</text:p>
          </table:table-cell>
          <table:table-cell table:formula="of:=[.G265]-[.$B$2]" office:value-type="float" office:value="25.1749219894409" calcext:value-type="float">
            <text:p>25.1749219894</text:p>
          </table:table-cell>
          <table:table-cell table:formula="of:=[.C265]/([.H265]-[.H264])" office:value-type="float" office:value="100135.360129097" calcext:value-type="float">
            <text:p>100135.360129097</text:p>
          </table:table-cell>
          <table:table-cell table:formula="of:=[.G265]-[.$B265]" office:value-type="float" office:value="0.282952547073364" calcext:value-type="float">
            <text:p>0.282952547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4804.93525" calcext:value-type="float">
            <text:p>1443144804.93525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350726604462" calcext:value-type="float">
            <text:p>24.9350726604</text:p>
          </table:table-cell>
          <table:table-cell table:formula="of:=[.C266]/([.D266]-[.D265])" office:value-type="float" office:value="100224.535256765" calcext:value-type="float">
            <text:p>100224.535256765</text:p>
          </table:table-cell>
          <table:table-cell/>
          <table:table-cell office:value-type="float" office:value="1443144805.18824" calcext:value-type="float">
            <text:p>1443144805.18824</text:p>
          </table:table-cell>
          <table:table-cell table:formula="of:=[.G266]-[.$B$2]" office:value-type="float" office:value="25.1880722045898" calcext:value-type="float">
            <text:p>25.1880722046</text:p>
          </table:table-cell>
          <table:table-cell table:formula="of:=[.C266]/([.H266]-[.H265])" office:value-type="float" office:value="328511.735441294" calcext:value-type="float">
            <text:p>328511.735441294</text:p>
          </table:table-cell>
          <table:table-cell table:formula="of:=[.G266]-[.$B266]" office:value-type="float" office:value="0.252999544143677" calcext:value-type="float">
            <text:p>0.252999544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4804.97838" calcext:value-type="float">
            <text:p>1443144804.97838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82102108002" calcext:value-type="float">
            <text:p>24.9782102108</text:p>
          </table:table-cell>
          <table:table-cell table:formula="of:=[.C267]/([.D267]-[.D266])" office:value-type="float" office:value="100144.768642363" calcext:value-type="float">
            <text:p>100144.768642363</text:p>
          </table:table-cell>
          <table:table-cell/>
          <table:table-cell office:value-type="float" office:value="1443144805.21716" calcext:value-type="float">
            <text:p>1443144805.21716</text:p>
          </table:table-cell>
          <table:table-cell table:formula="of:=[.G267]-[.$B$2]" office:value-type="float" office:value="25.2169840335846" calcext:value-type="float">
            <text:p>25.2169840336</text:p>
          </table:table-cell>
          <table:table-cell table:formula="of:=[.C267]/([.H267]-[.H266])" office:value-type="float" office:value="149419.810167814" calcext:value-type="float">
            <text:p>149419.810167814</text:p>
          </table:table-cell>
          <table:table-cell table:formula="of:=[.G267]-[.$B267]" office:value-type="float" office:value="0.238773822784424" calcext:value-type="float">
            <text:p>0.238773822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4805.02061" calcext:value-type="float">
            <text:p>1443144805.02061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204362869263" calcext:value-type="float">
            <text:p>25.0204362869</text:p>
          </table:table-cell>
          <table:table-cell table:formula="of:=[.C268]/([.D268]-[.D267])" office:value-type="float" office:value="102306.451281414" calcext:value-type="float">
            <text:p>102306.451281414</text:p>
          </table:table-cell>
          <table:table-cell/>
          <table:table-cell office:value-type="float" office:value="1443144805.25861" calcext:value-type="float">
            <text:p>1443144805.25861</text:p>
          </table:table-cell>
          <table:table-cell table:formula="of:=[.G268]-[.$B$2]" office:value-type="float" office:value="25.2584402561188" calcext:value-type="float">
            <text:p>25.2584402561</text:p>
          </table:table-cell>
          <table:table-cell table:formula="of:=[.C268]/([.H268]-[.H267])" office:value-type="float" office:value="104206.310559006" calcext:value-type="float">
            <text:p>104206.310559006</text:p>
          </table:table-cell>
          <table:table-cell table:formula="of:=[.G268]-[.$B268]" office:value-type="float" office:value="0.238003969192505" calcext:value-type="float">
            <text:p>0.238003969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4805.06191" calcext:value-type="float">
            <text:p>1443144805.06191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617384910583" calcext:value-type="float">
            <text:p>25.0617384911</text:p>
          </table:table-cell>
          <table:table-cell table:formula="of:=[.C269]/([.D269]-[.D268])" office:value-type="float" office:value="104594.902155466" calcext:value-type="float">
            <text:p>104594.902155466</text:p>
          </table:table-cell>
          <table:table-cell/>
          <table:table-cell office:value-type="float" office:value="1443144805.29975" calcext:value-type="float">
            <text:p>1443144805.29975</text:p>
          </table:table-cell>
          <table:table-cell table:formula="of:=[.G269]-[.$B$2]" office:value-type="float" office:value="25.299572467804" calcext:value-type="float">
            <text:p>25.2995724678</text:p>
          </table:table-cell>
          <table:table-cell table:formula="of:=[.C269]/([.H269]-[.H268])" office:value-type="float" office:value="105027.175126506" calcext:value-type="float">
            <text:p>105027.175126506</text:p>
          </table:table-cell>
          <table:table-cell table:formula="of:=[.G269]-[.$B269]" office:value-type="float" office:value="0.237833976745605" calcext:value-type="float">
            <text:p>0.237833976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4805.10319" calcext:value-type="float">
            <text:p>1443144805.10319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1030147075653" calcext:value-type="float">
            <text:p>25.1030147076</text:p>
          </table:table-cell>
          <table:table-cell table:formula="of:=[.C270]/([.D270]-[.D269])" office:value-type="float" office:value="104660.755407942" calcext:value-type="float">
            <text:p>104660.755407942</text:p>
          </table:table-cell>
          <table:table-cell/>
          <table:table-cell office:value-type="float" office:value="1443144805.34113" calcext:value-type="float">
            <text:p>1443144805.34113</text:p>
          </table:table-cell>
          <table:table-cell table:formula="of:=[.G270]-[.$B$2]" office:value-type="float" office:value="25.3409593105316" calcext:value-type="float">
            <text:p>25.3409593105</text:p>
          </table:table-cell>
          <table:table-cell table:formula="of:=[.C270]/([.H270]-[.H269])" office:value-type="float" office:value="104380.999256865" calcext:value-type="float">
            <text:p>104380.999256865</text:p>
          </table:table-cell>
          <table:table-cell table:formula="of:=[.G270]-[.$B270]" office:value-type="float" office:value="0.237944602966309" calcext:value-type="float">
            <text:p>0.23794460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4805.14448" calcext:value-type="float">
            <text:p>1443144805.14448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443078517914" calcext:value-type="float">
            <text:p>25.1443078518</text:p>
          </table:table-cell>
          <table:table-cell table:formula="of:=[.C271]/([.D271]-[.D270])" office:value-type="float" office:value="104617.850758678" calcext:value-type="float">
            <text:p>104617.850758678</text:p>
          </table:table-cell>
          <table:table-cell/>
          <table:table-cell office:value-type="float" office:value="1443144805.38248" calcext:value-type="float">
            <text:p>1443144805.38248</text:p>
          </table:table-cell>
          <table:table-cell table:formula="of:=[.G271]-[.$B$2]" office:value-type="float" office:value="25.3823091983795" calcext:value-type="float">
            <text:p>25.3823091984</text:p>
          </table:table-cell>
          <table:table-cell table:formula="of:=[.C271]/([.H271]-[.H270])" office:value-type="float" office:value="104474.285780182" calcext:value-type="float">
            <text:p>104474.285780182</text:p>
          </table:table-cell>
          <table:table-cell table:formula="of:=[.G271]-[.$B271]" office:value-type="float" office:value="0.238001346588135" calcext:value-type="float">
            <text:p>0.238001346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4805.1858" calcext:value-type="float">
            <text:p>1443144805.1858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856234073639" calcext:value-type="float">
            <text:p>25.1856234074</text:p>
          </table:table-cell>
          <table:table-cell table:formula="of:=[.C272]/([.D272]-[.D271])" office:value-type="float" office:value="104561.101506146" calcext:value-type="float">
            <text:p>104561.101506146</text:p>
          </table:table-cell>
          <table:table-cell/>
          <table:table-cell office:value-type="float" office:value="1443144805.42375" calcext:value-type="float">
            <text:p>1443144805.42375</text:p>
          </table:table-cell>
          <table:table-cell table:formula="of:=[.G272]-[.$B$2]" office:value-type="float" office:value="25.4235804080963" calcext:value-type="float">
            <text:p>25.4235804081</text:p>
          </table:table-cell>
          <table:table-cell table:formula="of:=[.C272]/([.H272]-[.H271])" office:value-type="float" office:value="104673.452259913" calcext:value-type="float">
            <text:p>104673.452259913</text:p>
          </table:table-cell>
          <table:table-cell table:formula="of:=[.G272]-[.$B272]" office:value-type="float" office:value="0.237957000732422" calcext:value-type="float">
            <text:p>0.237957000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4805.22708" calcext:value-type="float">
            <text:p>1443144805.22708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269096374512" calcext:value-type="float">
            <text:p>25.2269096375</text:p>
          </table:table-cell>
          <table:table-cell table:formula="of:=[.C273]/([.D273]-[.D272])" office:value-type="float" office:value="104635.370942501" calcext:value-type="float">
            <text:p>104635.370942501</text:p>
          </table:table-cell>
          <table:table-cell/>
          <table:table-cell office:value-type="float" office:value="1443144805.46501" calcext:value-type="float">
            <text:p>1443144805.46501</text:p>
          </table:table-cell>
          <table:table-cell table:formula="of:=[.G273]-[.$B$2]" office:value-type="float" office:value="25.464836359024" calcext:value-type="float">
            <text:p>25.464836359</text:p>
          </table:table-cell>
          <table:table-cell table:formula="of:=[.C273]/([.H273]-[.H272])" office:value-type="float" office:value="104712.166435506" calcext:value-type="float">
            <text:p>104712.166435506</text:p>
          </table:table-cell>
          <table:table-cell table:formula="of:=[.G273]-[.$B273]" office:value-type="float" office:value="0.237926721572876" calcext:value-type="float">
            <text:p>0.237926721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4805.26835" calcext:value-type="float">
            <text:p>1443144805.26835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81803703308" calcext:value-type="float">
            <text:p>25.2681803703</text:p>
          </table:table-cell>
          <table:table-cell table:formula="of:=[.C274]/([.D274]-[.D273])" office:value-type="float" office:value="104674.66164458" calcext:value-type="float">
            <text:p>104674.66164458</text:p>
          </table:table-cell>
          <table:table-cell/>
          <table:table-cell office:value-type="float" office:value="1443144805.50635" calcext:value-type="float">
            <text:p>1443144805.50635</text:p>
          </table:table-cell>
          <table:table-cell table:formula="of:=[.G274]-[.$B$2]" office:value-type="float" office:value="25.506175994873" calcext:value-type="float">
            <text:p>25.5061759949</text:p>
          </table:table-cell>
          <table:table-cell table:formula="of:=[.C274]/([.H274]-[.H273])" office:value-type="float" office:value="104500.1948198" calcext:value-type="float">
            <text:p>104500.1948198</text:p>
          </table:table-cell>
          <table:table-cell table:formula="of:=[.G274]-[.$B274]" office:value-type="float" office:value="0.237995624542236" calcext:value-type="float">
            <text:p>0.237995624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4805.30964" calcext:value-type="float">
            <text:p>1443144805.30964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094696998596" calcext:value-type="float">
            <text:p>25.3094696999</text:p>
          </table:table-cell>
          <table:table-cell table:formula="of:=[.C275]/([.D275]-[.D274])" office:value-type="float" office:value="104627.516341379" calcext:value-type="float">
            <text:p>104627.516341379</text:p>
          </table:table-cell>
          <table:table-cell/>
          <table:table-cell office:value-type="float" office:value="1443144805.54762" calcext:value-type="float">
            <text:p>1443144805.54762</text:p>
          </table:table-cell>
          <table:table-cell table:formula="of:=[.G275]-[.$B$2]" office:value-type="float" office:value="25.5474498271942" calcext:value-type="float">
            <text:p>25.5474498272</text:p>
          </table:table-cell>
          <table:table-cell table:formula="of:=[.C275]/([.H275]-[.H274])" office:value-type="float" office:value="104666.801143748" calcext:value-type="float">
            <text:p>104666.801143748</text:p>
          </table:table-cell>
          <table:table-cell table:formula="of:=[.G275]-[.$B275]" office:value-type="float" office:value="0.237980127334595" calcext:value-type="float">
            <text:p>0.237980127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4805.35095" calcext:value-type="float">
            <text:p>1443144805.35095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50772857666" calcext:value-type="float">
            <text:p>25.3507728577</text:p>
          </table:table-cell>
          <table:table-cell table:formula="of:=[.C276]/([.D276]-[.D275])" office:value-type="float" office:value="104592.487098674" calcext:value-type="float">
            <text:p>104592.487098674</text:p>
          </table:table-cell>
          <table:table-cell/>
          <table:table-cell office:value-type="float" office:value="1443144805.58884" calcext:value-type="float">
            <text:p>1443144805.58884</text:p>
          </table:table-cell>
          <table:table-cell table:formula="of:=[.G276]-[.$B$2]" office:value-type="float" office:value="25.5886704921722" calcext:value-type="float">
            <text:p>25.5886704922</text:p>
          </table:table-cell>
          <table:table-cell table:formula="of:=[.C276]/([.H276]-[.H275])" office:value-type="float" office:value="104801.802743909" calcext:value-type="float">
            <text:p>104801.802743909</text:p>
          </table:table-cell>
          <table:table-cell table:formula="of:=[.G276]-[.$B276]" office:value-type="float" office:value="0.237897634506226" calcext:value-type="float">
            <text:p>0.237897634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4805.39224" calcext:value-type="float">
            <text:p>1443144805.39224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920633792877" calcext:value-type="float">
            <text:p>25.3920633793</text:p>
          </table:table-cell>
          <table:table-cell table:formula="of:=[.C277]/([.D277]-[.D276])" office:value-type="float" office:value="104624.495654935" calcext:value-type="float">
            <text:p>104624.495654935</text:p>
          </table:table-cell>
          <table:table-cell/>
          <table:table-cell office:value-type="float" office:value="1443144805.63014" calcext:value-type="float">
            <text:p>1443144805.63014</text:p>
          </table:table-cell>
          <table:table-cell table:formula="of:=[.G277]-[.$B$2]" office:value-type="float" office:value="25.6299703121185" calcext:value-type="float">
            <text:p>25.6299703121</text:p>
          </table:table-cell>
          <table:table-cell table:formula="of:=[.C277]/([.H277]-[.H276])" office:value-type="float" office:value="104600.940285411" calcext:value-type="float">
            <text:p>104600.940285411</text:p>
          </table:table-cell>
          <table:table-cell table:formula="of:=[.G277]-[.$B277]" office:value-type="float" office:value="0.237906932830811" calcext:value-type="float">
            <text:p>0.237906932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4805.43352" calcext:value-type="float">
            <text:p>1443144805.43352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333505630493" calcext:value-type="float">
            <text:p>25.433350563</text:p>
          </table:table-cell>
          <table:table-cell table:formula="of:=[.C278]/([.D278]-[.D277])" office:value-type="float" office:value="104632.95401655" calcext:value-type="float">
            <text:p>104632.95401655</text:p>
          </table:table-cell>
          <table:table-cell/>
          <table:table-cell office:value-type="float" office:value="1443144805.67137" calcext:value-type="float">
            <text:p>1443144805.67137</text:p>
          </table:table-cell>
          <table:table-cell table:formula="of:=[.G278]-[.$B$2]" office:value-type="float" office:value="25.6712002754211" calcext:value-type="float">
            <text:p>25.6712002754</text:p>
          </table:table-cell>
          <table:table-cell table:formula="of:=[.C278]/([.H278]-[.H277])" office:value-type="float" office:value="104778.167477202" calcext:value-type="float">
            <text:p>104778.167477202</text:p>
          </table:table-cell>
          <table:table-cell table:formula="of:=[.G278]-[.$B278]" office:value-type="float" office:value="0.237849712371826" calcext:value-type="float">
            <text:p>0.237849712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4805.4748" calcext:value-type="float">
            <text:p>1443144805.4748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746313095093" calcext:value-type="float">
            <text:p>25.4746313095</text:p>
          </table:table-cell>
          <table:table-cell table:formula="of:=[.C279]/([.D279]-[.D278])" office:value-type="float" office:value="104649.270433859" calcext:value-type="float">
            <text:p>104649.270433859</text:p>
          </table:table-cell>
          <table:table-cell/>
          <table:table-cell office:value-type="float" office:value="1443144805.71269" calcext:value-type="float">
            <text:p>1443144805.71269</text:p>
          </table:table-cell>
          <table:table-cell table:formula="of:=[.G279]-[.$B$2]" office:value-type="float" office:value="25.7125141620636" calcext:value-type="float">
            <text:p>25.7125141621</text:p>
          </table:table-cell>
          <table:table-cell table:formula="of:=[.C279]/([.H279]-[.H278])" office:value-type="float" office:value="104565.325392566" calcext:value-type="float">
            <text:p>104565.325392566</text:p>
          </table:table-cell>
          <table:table-cell table:formula="of:=[.G279]-[.$B279]" office:value-type="float" office:value="0.237882852554321" calcext:value-type="float">
            <text:p>0.237882852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4805.51609" calcext:value-type="float">
            <text:p>1443144805.51609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15917301178" calcext:value-type="float">
            <text:p>25.5159173012</text:p>
          </table:table-cell>
          <table:table-cell table:formula="of:=[.C280]/([.D280]-[.D279])" office:value-type="float" office:value="104635.975191435" calcext:value-type="float">
            <text:p>104635.975191435</text:p>
          </table:table-cell>
          <table:table-cell/>
          <table:table-cell office:value-type="float" office:value="1443144805.75391" calcext:value-type="float">
            <text:p>1443144805.75391</text:p>
          </table:table-cell>
          <table:table-cell table:formula="of:=[.G280]-[.$B$2]" office:value-type="float" office:value="25.7537400722504" calcext:value-type="float">
            <text:p>25.7537400723</text:p>
          </table:table-cell>
          <table:table-cell table:formula="of:=[.C280]/([.H280]-[.H279])" office:value-type="float" office:value="104788.468718554" calcext:value-type="float">
            <text:p>104788.468718554</text:p>
          </table:table-cell>
          <table:table-cell table:formula="of:=[.G280]-[.$B280]" office:value-type="float" office:value="0.237822771072388" calcext:value-type="float">
            <text:p>0.237822771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4805.55737" calcext:value-type="float">
            <text:p>1443144805.55737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71987628937" calcext:value-type="float">
            <text:p>25.5571987629</text:p>
          </table:table-cell>
          <table:table-cell table:formula="of:=[.C281]/([.D281]-[.D280])" office:value-type="float" office:value="104647.45724731" calcext:value-type="float">
            <text:p>104647.45724731</text:p>
          </table:table-cell>
          <table:table-cell/>
          <table:table-cell office:value-type="float" office:value="1443144805.7952" calcext:value-type="float">
            <text:p>1443144805.7952</text:p>
          </table:table-cell>
          <table:table-cell table:formula="of:=[.G281]-[.$B$2]" office:value-type="float" office:value="25.7950298786163" calcext:value-type="float">
            <text:p>25.7950298786</text:p>
          </table:table-cell>
          <table:table-cell table:formula="of:=[.C281]/([.H281]-[.H280])" office:value-type="float" office:value="104626.308045871" calcext:value-type="float">
            <text:p>104626.308045871</text:p>
          </table:table-cell>
          <table:table-cell table:formula="of:=[.G281]-[.$B281]" office:value-type="float" office:value="0.237831115722656" calcext:value-type="float">
            <text:p>0.237831115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4805.59866" calcext:value-type="float">
            <text:p>1443144805.59866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84840393066" calcext:value-type="float">
            <text:p>25.5984840393</text:p>
          </table:table-cell>
          <table:table-cell table:formula="of:=[.C282]/([.D282]-[.D281])" office:value-type="float" office:value="104637.787980111" calcext:value-type="float">
            <text:p>104637.787980111</text:p>
          </table:table-cell>
          <table:table-cell/>
          <table:table-cell office:value-type="float" office:value="1443144805.83663" calcext:value-type="float">
            <text:p>1443144805.83663</text:p>
          </table:table-cell>
          <table:table-cell table:formula="of:=[.G282]-[.$B$2]" office:value-type="float" office:value="25.8364593982697" calcext:value-type="float">
            <text:p>25.8364593983</text:p>
          </table:table-cell>
          <table:table-cell table:formula="of:=[.C282]/([.H282]-[.H281])" office:value-type="float" office:value="104273.475438516" calcext:value-type="float">
            <text:p>104273.475438516</text:p>
          </table:table-cell>
          <table:table-cell table:formula="of:=[.G282]-[.$B282]" office:value-type="float" office:value="0.237975358963013" calcext:value-type="float">
            <text:p>0.23797535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4805.63997" calcext:value-type="float">
            <text:p>1443144805.63997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398022174835" calcext:value-type="float">
            <text:p>25.6398022175</text:p>
          </table:table-cell>
          <table:table-cell table:formula="of:=[.C283]/([.D283]-[.D282])" office:value-type="float" office:value="104554.464659754" calcext:value-type="float">
            <text:p>104554.464659754</text:p>
          </table:table-cell>
          <table:table-cell/>
          <table:table-cell office:value-type="float" office:value="1443144805.87781" calcext:value-type="float">
            <text:p>1443144805.87781</text:p>
          </table:table-cell>
          <table:table-cell table:formula="of:=[.G283]-[.$B$2]" office:value-type="float" office:value="25.8776414394379" calcext:value-type="float">
            <text:p>25.8776414394</text:p>
          </table:table-cell>
          <table:table-cell table:formula="of:=[.C283]/([.H283]-[.H282])" office:value-type="float" office:value="104900.094251143" calcext:value-type="float">
            <text:p>104900.094251143</text:p>
          </table:table-cell>
          <table:table-cell table:formula="of:=[.G283]-[.$B283]" office:value-type="float" office:value="0.237839221954346" calcext:value-type="float">
            <text:p>0.237839222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4805.68127" calcext:value-type="float">
            <text:p>1443144805.68127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810944080353" calcext:value-type="float">
            <text:p>25.681094408</text:p>
          </table:table-cell>
          <table:table-cell table:formula="of:=[.C284]/([.D284]-[.D283])" office:value-type="float" office:value="104620.266986928" calcext:value-type="float">
            <text:p>104620.266986928</text:p>
          </table:table-cell>
          <table:table-cell/>
          <table:table-cell office:value-type="float" office:value="1443144805.91907" calcext:value-type="float">
            <text:p>1443144805.91907</text:p>
          </table:table-cell>
          <table:table-cell table:formula="of:=[.G284]-[.$B$2]" office:value-type="float" office:value="25.9188990592957" calcext:value-type="float">
            <text:p>25.9188990593</text:p>
          </table:table-cell>
          <table:table-cell table:formula="of:=[.C284]/([.H284]-[.H283])" office:value-type="float" office:value="104707.930677793" calcext:value-type="float">
            <text:p>104707.930677793</text:p>
          </table:table-cell>
          <table:table-cell table:formula="of:=[.G284]-[.$B284]" office:value-type="float" office:value="0.237804651260376" calcext:value-type="float">
            <text:p>0.237804651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4805.72258" calcext:value-type="float">
            <text:p>1443144805.72258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224032878876" calcext:value-type="float">
            <text:p>25.7224032879</text:p>
          </table:table-cell>
          <table:table-cell table:formula="of:=[.C285]/([.D285]-[.D284])" office:value-type="float" office:value="104577.999099629" calcext:value-type="float">
            <text:p>104577.999099629</text:p>
          </table:table-cell>
          <table:table-cell/>
          <table:table-cell office:value-type="float" office:value="1443144805.9605" calcext:value-type="float">
            <text:p>1443144805.9605</text:p>
          </table:table-cell>
          <table:table-cell table:formula="of:=[.G285]-[.$B$2]" office:value-type="float" office:value="25.9603316783905" calcext:value-type="float">
            <text:p>25.9603316784</text:p>
          </table:table-cell>
          <table:table-cell table:formula="of:=[.C285]/([.H285]-[.H284])" office:value-type="float" office:value="104265.6750738" calcext:value-type="float">
            <text:p>104265.6750738</text:p>
          </table:table-cell>
          <table:table-cell table:formula="of:=[.G285]-[.$B285]" office:value-type="float" office:value="0.23792839050293" calcext:value-type="float">
            <text:p>0.237928390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4805.76387" calcext:value-type="float">
            <text:p>1443144805.76387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636933326721" calcext:value-type="float">
            <text:p>25.7636933327</text:p>
          </table:table-cell>
          <table:table-cell table:formula="of:=[.C286]/([.D286]-[.D285])" office:value-type="float" office:value="104625.703908582" calcext:value-type="float">
            <text:p>104625.703908582</text:p>
          </table:table-cell>
          <table:table-cell/>
          <table:table-cell office:value-type="float" office:value="1443144806.00167" calcext:value-type="float">
            <text:p>1443144806.00167</text:p>
          </table:table-cell>
          <table:table-cell table:formula="of:=[.G286]-[.$B$2]" office:value-type="float" office:value="26.001496553421" calcext:value-type="float">
            <text:p>26.0014965534</text:p>
          </table:table-cell>
          <table:table-cell table:formula="of:=[.C286]/([.H286]-[.H285])" office:value-type="float" office:value="104943.838571048" calcext:value-type="float">
            <text:p>104943.838571048</text:p>
          </table:table-cell>
          <table:table-cell table:formula="of:=[.G286]-[.$B286]" office:value-type="float" office:value="0.237803220748901" calcext:value-type="float">
            <text:p>0.237803220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4805.80515" calcext:value-type="float">
            <text:p>1443144805.80515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8049774169922" calcext:value-type="float">
            <text:p>25.804977417</text:p>
          </table:table-cell>
          <table:table-cell table:formula="of:=[.C287]/([.D287]-[.D286])" office:value-type="float" office:value="104640.809434158" calcext:value-type="float">
            <text:p>104640.809434158</text:p>
          </table:table-cell>
          <table:table-cell/>
          <table:table-cell office:value-type="float" office:value="1443144806.04301" calcext:value-type="float">
            <text:p>1443144806.04301</text:p>
          </table:table-cell>
          <table:table-cell table:formula="of:=[.G287]-[.$B$2]" office:value-type="float" office:value="26.04283618927" calcext:value-type="float">
            <text:p>26.0428361893</text:p>
          </table:table-cell>
          <table:table-cell table:formula="of:=[.C287]/([.H287]-[.H286])" office:value-type="float" office:value="104500.1948198" calcext:value-type="float">
            <text:p>104500.1948198</text:p>
          </table:table-cell>
          <table:table-cell table:formula="of:=[.G287]-[.$B287]" office:value-type="float" office:value="0.237858772277832" calcext:value-type="float">
            <text:p>0.237858772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4805.84644" calcext:value-type="float">
            <text:p>1443144805.84644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462650775909" calcext:value-type="float">
            <text:p>25.8462650776</text:p>
          </table:table-cell>
          <table:table-cell table:formula="of:=[.C288]/([.D288]-[.D287])" office:value-type="float" office:value="104631.745595445" calcext:value-type="float">
            <text:p>104631.745595445</text:p>
          </table:table-cell>
          <table:table-cell/>
          <table:table-cell office:value-type="float" office:value="1443144806.08421" calcext:value-type="float">
            <text:p>1443144806.08421</text:p>
          </table:table-cell>
          <table:table-cell table:formula="of:=[.G288]-[.$B$2]" office:value-type="float" office:value="26.0840337276459" calcext:value-type="float">
            <text:p>26.0840337276</text:p>
          </table:table-cell>
          <table:table-cell table:formula="of:=[.C288]/([.H288]-[.H287])" office:value-type="float" office:value="104860.634161868" calcext:value-type="float">
            <text:p>104860.634161868</text:p>
          </table:table-cell>
          <table:table-cell table:formula="of:=[.G288]-[.$B288]" office:value-type="float" office:value="0.237768650054932" calcext:value-type="float">
            <text:p>0.237768650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4805.88773" calcext:value-type="float">
            <text:p>1443144805.88773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75534534454" calcext:value-type="float">
            <text:p>25.8875534534</text:p>
          </table:table-cell>
          <table:table-cell table:formula="of:=[.C289]/([.D289]-[.D288])" office:value-type="float" office:value="104629.933016122" calcext:value-type="float">
            <text:p>104629.933016122</text:p>
          </table:table-cell>
          <table:table-cell/>
          <table:table-cell office:value-type="float" office:value="1443144806.12563" calcext:value-type="float">
            <text:p>1443144806.12563</text:p>
          </table:table-cell>
          <table:table-cell table:formula="of:=[.G289]-[.$B$2]" office:value-type="float" office:value="26.1254608631134" calcext:value-type="float">
            <text:p>26.1254608631</text:p>
          </table:table-cell>
          <table:table-cell table:formula="of:=[.C289]/([.H289]-[.H288])" office:value-type="float" office:value="104279.476513312" calcext:value-type="float">
            <text:p>104279.476513312</text:p>
          </table:table-cell>
          <table:table-cell table:formula="of:=[.G289]-[.$B289]" office:value-type="float" office:value="0.237907409667969" calcext:value-type="float">
            <text:p>0.237907409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4805.92902" calcext:value-type="float">
            <text:p>1443144805.92902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884516716" calcext:value-type="float">
            <text:p>25.9288451672</text:p>
          </table:table-cell>
          <table:table-cell table:formula="of:=[.C290]/([.D290]-[.D289])" office:value-type="float" office:value="104621.475142907" calcext:value-type="float">
            <text:p>104621.475142907</text:p>
          </table:table-cell>
          <table:table-cell/>
          <table:table-cell office:value-type="float" office:value="1443144806.16679" calcext:value-type="float">
            <text:p>1443144806.16679</text:p>
          </table:table-cell>
          <table:table-cell table:formula="of:=[.G290]-[.$B$2]" office:value-type="float" office:value="26.1666219234467" calcext:value-type="float">
            <text:p>26.1666219234</text:p>
          </table:table-cell>
          <table:table-cell table:formula="of:=[.C290]/([.H290]-[.H289])" office:value-type="float" office:value="104953.564486046" calcext:value-type="float">
            <text:p>104953.564486046</text:p>
          </table:table-cell>
          <table:table-cell table:formula="of:=[.G290]-[.$B290]" office:value-type="float" office:value="0.237776756286621" calcext:value-type="float">
            <text:p>0.2377767563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4805.97029" calcext:value-type="float">
            <text:p>1443144805.97029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701173305511" calcext:value-type="float">
            <text:p>25.9701173306</text:p>
          </table:table-cell>
          <table:table-cell table:formula="of:=[.C291]/([.D291]-[.D290])" office:value-type="float" office:value="104671.033574416" calcext:value-type="float">
            <text:p>104671.033574416</text:p>
          </table:table-cell>
          <table:table-cell/>
          <table:table-cell office:value-type="float" office:value="1443144806.20769" calcext:value-type="float">
            <text:p>1443144806.20769</text:p>
          </table:table-cell>
          <table:table-cell table:formula="of:=[.G291]-[.$B$2]" office:value-type="float" office:value="26.2075130939484" calcext:value-type="float">
            <text:p>26.2075130939</text:p>
          </table:table-cell>
          <table:table-cell table:formula="of:=[.C291]/([.H291]-[.H290])" office:value-type="float" office:value="105646.278817562" calcext:value-type="float">
            <text:p>105646.278817562</text:p>
          </table:table-cell>
          <table:table-cell table:formula="of:=[.G291]-[.$B291]" office:value-type="float" office:value="0.237395763397217" calcext:value-type="float">
            <text:p>0.237395763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4806.01103" calcext:value-type="float">
            <text:p>1443144806.01103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108578205109" calcext:value-type="float">
            <text:p>26.0108578205</text:p>
          </table:table-cell>
          <table:table-cell table:formula="of:=[.C292]/([.D292]-[.D291])" office:value-type="float" office:value="106037.016350847" calcext:value-type="float">
            <text:p>106037.016350847</text:p>
          </table:table-cell>
          <table:table-cell/>
          <table:table-cell office:value-type="float" office:value="1443144806.24708" calcext:value-type="float">
            <text:p>1443144806.24708</text:p>
          </table:table-cell>
          <table:table-cell table:formula="of:=[.G292]-[.$B$2]" office:value-type="float" office:value="26.2469036579132" calcext:value-type="float">
            <text:p>26.2469036579</text:p>
          </table:table-cell>
          <table:table-cell table:formula="of:=[.C292]/([.H292]-[.H291])" office:value-type="float" office:value="109670.935502615" calcext:value-type="float">
            <text:p>109670.935502615</text:p>
          </table:table-cell>
          <table:table-cell table:formula="of:=[.G292]-[.$B292]" office:value-type="float" office:value="0.236045837402344" calcext:value-type="float">
            <text:p>0.2360458374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4806.05047" calcext:value-type="float">
            <text:p>1443144806.05047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502924919128" calcext:value-type="float">
            <text:p>26.0502924919</text:p>
          </table:table-cell>
          <table:table-cell table:formula="of:=[.C293]/([.D293]-[.D292])" office:value-type="float" office:value="109548.269236583" calcext:value-type="float">
            <text:p>109548.269236583</text:p>
          </table:table-cell>
          <table:table-cell/>
          <table:table-cell office:value-type="float" office:value="1443144806.28641" calcext:value-type="float">
            <text:p>1443144806.28641</text:p>
          </table:table-cell>
          <table:table-cell table:formula="of:=[.G293]-[.$B$2]" office:value-type="float" office:value="26.2862393856049" calcext:value-type="float">
            <text:p>26.2862393856</text:p>
          </table:table-cell>
          <table:table-cell table:formula="of:=[.C293]/([.H293]-[.H292])" office:value-type="float" office:value="109823.823112264" calcext:value-type="float">
            <text:p>109823.823112264</text:p>
          </table:table-cell>
          <table:table-cell table:formula="of:=[.G293]-[.$B293]" office:value-type="float" office:value="0.235946893692017" calcext:value-type="float">
            <text:p>0.235946893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4806.08988" calcext:value-type="float">
            <text:p>1443144806.08988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897033214569" calcext:value-type="float">
            <text:p>26.0897033215</text:p>
          </table:table-cell>
          <table:table-cell table:formula="of:=[.C294]/([.D294]-[.D293])" office:value-type="float" office:value="109614.541230846" calcext:value-type="float">
            <text:p>109614.541230846</text:p>
          </table:table-cell>
          <table:table-cell/>
          <table:table-cell office:value-type="float" office:value="1443144806.32591" calcext:value-type="float">
            <text:p>1443144806.32591</text:p>
          </table:table-cell>
          <table:table-cell table:formula="of:=[.G294]-[.$B$2]" office:value-type="float" office:value="26.3257398605347" calcext:value-type="float">
            <text:p>26.3257398605</text:p>
          </table:table-cell>
          <table:table-cell table:formula="of:=[.C294]/([.H294]-[.H293])" office:value-type="float" office:value="109365.773643897" calcext:value-type="float">
            <text:p>109365.773643897</text:p>
          </table:table-cell>
          <table:table-cell table:formula="of:=[.G294]-[.$B294]" office:value-type="float" office:value="0.236036539077759" calcext:value-type="float">
            <text:p>0.236036539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4806.12929" calcext:value-type="float">
            <text:p>1443144806.12929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291191577911" calcext:value-type="float">
            <text:p>26.1291191578</text:p>
          </table:table-cell>
          <table:table-cell table:formula="of:=[.C295]/([.D295]-[.D294])" office:value-type="float" office:value="109600.617461681" calcext:value-type="float">
            <text:p>109600.617461681</text:p>
          </table:table-cell>
          <table:table-cell/>
          <table:table-cell office:value-type="float" office:value="1443144806.36526" calcext:value-type="float">
            <text:p>1443144806.36526</text:p>
          </table:table-cell>
          <table:table-cell table:formula="of:=[.G295]-[.$B$2]" office:value-type="float" office:value="26.3650858402252" calcext:value-type="float">
            <text:p>26.3650858402</text:p>
          </table:table-cell>
          <table:table-cell table:formula="of:=[.C295]/([.H295]-[.H294])" office:value-type="float" office:value="109795.207387792" calcext:value-type="float">
            <text:p>109795.207387792</text:p>
          </table:table-cell>
          <table:table-cell table:formula="of:=[.G295]-[.$B295]" office:value-type="float" office:value="0.235966682434082" calcext:value-type="float">
            <text:p>0.235966682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4806.1687" calcext:value-type="float">
            <text:p>1443144806.1687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85314178467" calcext:value-type="float">
            <text:p>26.1685314178</text:p>
          </table:table-cell>
          <table:table-cell table:formula="of:=[.C296]/([.D296]-[.D295])" office:value-type="float" office:value="109610.5626501" calcext:value-type="float">
            <text:p>109610.5626501</text:p>
          </table:table-cell>
          <table:table-cell/>
          <table:table-cell office:value-type="float" office:value="1443144806.40471" calcext:value-type="float">
            <text:p>1443144806.40471</text:p>
          </table:table-cell>
          <table:table-cell table:formula="of:=[.G296]-[.$B$2]" office:value-type="float" office:value="26.4045341014862" calcext:value-type="float">
            <text:p>26.4045341015</text:p>
          </table:table-cell>
          <table:table-cell table:formula="of:=[.C296]/([.H296]-[.H295])" office:value-type="float" office:value="109510.530043878" calcext:value-type="float">
            <text:p>109510.530043878</text:p>
          </table:table-cell>
          <table:table-cell table:formula="of:=[.G296]-[.$B296]" office:value-type="float" office:value="0.236002683639526" calcext:value-type="float">
            <text:p>0.236002683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4806.20813" calcext:value-type="float">
            <text:p>1443144806.20813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79572677612" calcext:value-type="float">
            <text:p>26.2079572678</text:p>
          </table:table-cell>
          <table:table-cell table:formula="of:=[.C297]/([.D297]-[.D296])" office:value-type="float" office:value="109572.780532643" calcext:value-type="float">
            <text:p>109572.780532643</text:p>
          </table:table-cell>
          <table:table-cell/>
          <table:table-cell office:value-type="float" office:value="1443144806.44403" calcext:value-type="float">
            <text:p>1443144806.44403</text:p>
          </table:table-cell>
          <table:table-cell table:formula="of:=[.G297]-[.$B$2]" office:value-type="float" office:value="26.4438533782959" calcext:value-type="float">
            <text:p>26.4438533783</text:p>
          </table:table-cell>
          <table:table-cell table:formula="of:=[.C297]/([.H297]-[.H296])" office:value-type="float" office:value="109869.772552254" calcext:value-type="float">
            <text:p>109869.772552254</text:p>
          </table:table-cell>
          <table:table-cell table:formula="of:=[.G297]-[.$B297]" office:value-type="float" office:value="0.235896110534668" calcext:value-type="float">
            <text:p>0.235896110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4806.24755" calcext:value-type="float">
            <text:p>1443144806.24755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73776340485" calcext:value-type="float">
            <text:p>26.247377634</text:p>
          </table:table-cell>
          <table:table-cell table:formula="of:=[.C298]/([.D298]-[.D297])" office:value-type="float" office:value="109588.022813458" calcext:value-type="float">
            <text:p>109588.022813458</text:p>
          </table:table-cell>
          <table:table-cell/>
          <table:table-cell office:value-type="float" office:value="1443144806.48348" calcext:value-type="float">
            <text:p>1443144806.48348</text:p>
          </table:table-cell>
          <table:table-cell table:formula="of:=[.G298]-[.$B$2]" office:value-type="float" office:value="26.4833035469055" calcext:value-type="float">
            <text:p>26.4833035469</text:p>
          </table:table-cell>
          <table:table-cell table:formula="of:=[.C298]/([.H298]-[.H297])" office:value-type="float" office:value="109505.235395791" calcext:value-type="float">
            <text:p>109505.235395791</text:p>
          </table:table-cell>
          <table:table-cell table:formula="of:=[.G298]-[.$B298]" office:value-type="float" office:value="0.235925912857056" calcext:value-type="float">
            <text:p>0.235925912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4806.287" calcext:value-type="float">
            <text:p>1443144806.287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86824464798" calcext:value-type="float">
            <text:p>26.2868244648</text:p>
          </table:table-cell>
          <table:table-cell table:formula="of:=[.C299]/([.D299]-[.D298])" office:value-type="float" office:value="109514.501365955" calcext:value-type="float">
            <text:p>109514.501365955</text:p>
          </table:table-cell>
          <table:table-cell/>
          <table:table-cell office:value-type="float" office:value="1443144806.52294" calcext:value-type="float">
            <text:p>1443144806.52294</text:p>
          </table:table-cell>
          <table:table-cell table:formula="of:=[.G299]-[.$B$2]" office:value-type="float" office:value="26.522768497467" calcext:value-type="float">
            <text:p>26.5227684975</text:p>
          </table:table-cell>
          <table:table-cell table:formula="of:=[.C299]/([.H299]-[.H298])" office:value-type="float" office:value="109464.21922575" calcext:value-type="float">
            <text:p>109464.21922575</text:p>
          </table:table-cell>
          <table:table-cell table:formula="of:=[.G299]-[.$B299]" office:value-type="float" office:value="0.235944032669067" calcext:value-type="float">
            <text:p>0.235944032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4806.32641" calcext:value-type="float">
            <text:p>1443144806.32641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262369632721" calcext:value-type="float">
            <text:p>26.3262369633</text:p>
          </table:table-cell>
          <table:table-cell table:formula="of:=[.C300]/([.D300]-[.D299])" office:value-type="float" office:value="109609.899581387" calcext:value-type="float">
            <text:p>109609.899581387</text:p>
          </table:table-cell>
          <table:table-cell/>
          <table:table-cell office:value-type="float" office:value="1443144806.56241" calcext:value-type="float">
            <text:p>1443144806.56241</text:p>
          </table:table-cell>
          <table:table-cell table:formula="of:=[.G300]-[.$B$2]" office:value-type="float" office:value="26.5622353553772" calcext:value-type="float">
            <text:p>26.5622353554</text:p>
          </table:table-cell>
          <table:table-cell table:formula="of:=[.C300]/([.H300]-[.H299])" office:value-type="float" office:value="109458.929054707" calcext:value-type="float">
            <text:p>109458.929054707</text:p>
          </table:table-cell>
          <table:table-cell table:formula="of:=[.G300]-[.$B300]" office:value-type="float" office:value="0.235998392105103" calcext:value-type="float">
            <text:p>0.235998392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4806.36585" calcext:value-type="float">
            <text:p>1443144806.36585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656733036041" calcext:value-type="float">
            <text:p>26.3656733036</text:p>
          </table:table-cell>
          <table:table-cell table:formula="of:=[.C301]/([.D301]-[.D300])" office:value-type="float" office:value="109543.633197911" calcext:value-type="float">
            <text:p>109543.633197911</text:p>
          </table:table-cell>
          <table:table-cell/>
          <table:table-cell office:value-type="float" office:value="1443144806.60172" calcext:value-type="float">
            <text:p>1443144806.60172</text:p>
          </table:table-cell>
          <table:table-cell table:formula="of:=[.G301]-[.$B$2]" office:value-type="float" office:value="26.6015431880951" calcext:value-type="float">
            <text:p>26.6015431881</text:p>
          </table:table-cell>
          <table:table-cell table:formula="of:=[.C301]/([.H301]-[.H300])" office:value-type="float" office:value="109901.760064051" calcext:value-type="float">
            <text:p>109901.760064051</text:p>
          </table:table-cell>
          <table:table-cell table:formula="of:=[.G301]-[.$B301]" office:value-type="float" office:value="0.235869884490967" calcext:value-type="float">
            <text:p>0.235869884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4806.40529" calcext:value-type="float">
            <text:p>1443144806.40529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4051203727722" calcext:value-type="float">
            <text:p>26.4051203728</text:p>
          </table:table-cell>
          <table:table-cell table:formula="of:=[.C302]/([.D302]-[.D301])" office:value-type="float" office:value="109513.83945894" calcext:value-type="float">
            <text:p>109513.83945894</text:p>
          </table:table-cell>
          <table:table-cell/>
          <table:table-cell office:value-type="float" office:value="1443144806.64135" calcext:value-type="float">
            <text:p>1443144806.64135</text:p>
          </table:table-cell>
          <table:table-cell table:formula="of:=[.G302]-[.$B$2]" office:value-type="float" office:value="26.6411769390106" calcext:value-type="float">
            <text:p>26.641176939</text:p>
          </table:table-cell>
          <table:table-cell table:formula="of:=[.C302]/([.H302]-[.H301])" office:value-type="float" office:value="108998.010539233" calcext:value-type="float">
            <text:p>108998.010539233</text:p>
          </table:table-cell>
          <table:table-cell table:formula="of:=[.G302]-[.$B302]" office:value-type="float" office:value="0.236056566238403" calcext:value-type="float">
            <text:p>0.236056566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4806.44471" calcext:value-type="float">
            <text:p>1443144806.44471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445416927338" calcext:value-type="float">
            <text:p>26.4445416927</text:p>
          </table:table-cell>
          <table:table-cell table:formula="of:=[.C303]/([.D303]-[.D302])" office:value-type="float" office:value="109585.371677402" calcext:value-type="float">
            <text:p>109585.371677402</text:p>
          </table:table-cell>
          <table:table-cell/>
          <table:table-cell office:value-type="float" office:value="1443144806.68062" calcext:value-type="float">
            <text:p>1443144806.68062</text:p>
          </table:table-cell>
          <table:table-cell table:formula="of:=[.G303]-[.$B$2]" office:value-type="float" office:value="26.6804494857788" calcext:value-type="float">
            <text:p>26.6804494858</text:p>
          </table:table-cell>
          <table:table-cell table:formula="of:=[.C303]/([.H303]-[.H302])" office:value-type="float" office:value="110000.505582166" calcext:value-type="float">
            <text:p>110000.505582166</text:p>
          </table:table-cell>
          <table:table-cell table:formula="of:=[.G303]-[.$B303]" office:value-type="float" office:value="0.235907793045044" calcext:value-type="float">
            <text:p>0.23590779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4806.48414" calcext:value-type="float">
            <text:p>1443144806.48414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839630126953" calcext:value-type="float">
            <text:p>26.4839630127</text:p>
          </table:table-cell>
          <table:table-cell table:formula="of:=[.C304]/([.D304]-[.D303])" office:value-type="float" office:value="109585.371677402" calcext:value-type="float">
            <text:p>109585.371677402</text:p>
          </table:table-cell>
          <table:table-cell/>
          <table:table-cell office:value-type="float" office:value="1443144806.71991" calcext:value-type="float">
            <text:p>1443144806.71991</text:p>
          </table:table-cell>
          <table:table-cell table:formula="of:=[.G304]-[.$B$2]" office:value-type="float" office:value="26.7197389602661" calcext:value-type="float">
            <text:p>26.7197389603</text:p>
          </table:table-cell>
          <table:table-cell table:formula="of:=[.C304]/([.H304]-[.H303])" office:value-type="float" office:value="109953.112287004" calcext:value-type="float">
            <text:p>109953.112287004</text:p>
          </table:table-cell>
          <table:table-cell table:formula="of:=[.G304]-[.$B304]" office:value-type="float" office:value="0.235775947570801" calcext:value-type="float">
            <text:p>0.235775947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4806.52355" calcext:value-type="float">
            <text:p>1443144806.52355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233750343323" calcext:value-type="float">
            <text:p>26.5233750343</text:p>
          </table:table-cell>
          <table:table-cell table:formula="of:=[.C305]/([.D305]-[.D304])" office:value-type="float" office:value="109611.225726834" calcext:value-type="float">
            <text:p>109611.225726834</text:p>
          </table:table-cell>
          <table:table-cell/>
          <table:table-cell office:value-type="float" office:value="1443144806.75944" calcext:value-type="float">
            <text:p>1443144806.75944</text:p>
          </table:table-cell>
          <table:table-cell table:formula="of:=[.G305]-[.$B$2]" office:value-type="float" office:value="26.7592628002167" calcext:value-type="float">
            <text:p>26.7592628002</text:p>
          </table:table-cell>
          <table:table-cell table:formula="of:=[.C305]/([.H305]-[.H304])" office:value-type="float" office:value="109301.120675615" calcext:value-type="float">
            <text:p>109301.120675615</text:p>
          </table:table-cell>
          <table:table-cell table:formula="of:=[.G305]-[.$B305]" office:value-type="float" office:value="0.235887765884399" calcext:value-type="float">
            <text:p>0.235887765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4806.56294" calcext:value-type="float">
            <text:p>1443144806.56294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627698898315" calcext:value-type="float">
            <text:p>26.5627698898</text:p>
          </table:table-cell>
          <table:table-cell table:formula="of:=[.C306]/([.D306]-[.D305])" office:value-type="float" office:value="109658.988343803" calcext:value-type="float">
            <text:p>109658.988343803</text:p>
          </table:table-cell>
          <table:table-cell/>
          <table:table-cell office:value-type="float" office:value="1443144806.79884" calcext:value-type="float">
            <text:p>1443144806.79884</text:p>
          </table:table-cell>
          <table:table-cell table:formula="of:=[.G306]-[.$B$2]" office:value-type="float" office:value="26.7986655235291" calcext:value-type="float">
            <text:p>26.7986655235</text:p>
          </table:table-cell>
          <table:table-cell table:formula="of:=[.C306]/([.H306]-[.H305])" office:value-type="float" office:value="109637.091978435" calcext:value-type="float">
            <text:p>109637.091978435</text:p>
          </table:table-cell>
          <table:table-cell table:formula="of:=[.G306]-[.$B306]" office:value-type="float" office:value="0.23589563369751" calcext:value-type="float">
            <text:p>0.235895633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4806.60234" calcext:value-type="float">
            <text:p>1443144806.60234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6021690368652" calcext:value-type="float">
            <text:p>26.6021690369</text:p>
          </table:table-cell>
          <table:table-cell table:formula="of:=[.C307]/([.D307]-[.D306])" office:value-type="float" office:value="109647.04378767" calcext:value-type="float">
            <text:p>109647.04378767</text:p>
          </table:table-cell>
          <table:table-cell/>
          <table:table-cell office:value-type="float" office:value="1443144806.83829" calcext:value-type="float">
            <text:p>1443144806.83829</text:p>
          </table:table-cell>
          <table:table-cell table:formula="of:=[.G307]-[.$B$2]" office:value-type="float" office:value="26.8381216526031" calcext:value-type="float">
            <text:p>26.8381216526</text:p>
          </table:table-cell>
          <table:table-cell table:formula="of:=[.C307]/([.H307]-[.H306])" office:value-type="float" office:value="109488.692919857" calcext:value-type="float">
            <text:p>109488.692919857</text:p>
          </table:table-cell>
          <table:table-cell table:formula="of:=[.G307]-[.$B307]" office:value-type="float" office:value="0.235952615737915" calcext:value-type="float">
            <text:p>0.235952615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4806.64175" calcext:value-type="float">
            <text:p>1443144806.64175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415801048279" calcext:value-type="float">
            <text:p>26.6415801048</text:p>
          </table:table-cell>
          <table:table-cell table:formula="of:=[.C308]/([.D308]-[.D307])" office:value-type="float" office:value="109613.878113997" calcext:value-type="float">
            <text:p>109613.878113997</text:p>
          </table:table-cell>
          <table:table-cell/>
          <table:table-cell office:value-type="float" office:value="1443144806.87758" calcext:value-type="float">
            <text:p>1443144806.87758</text:p>
          </table:table-cell>
          <table:table-cell table:formula="of:=[.G308]-[.$B$2]" office:value-type="float" office:value="26.877409696579" calcext:value-type="float">
            <text:p>26.8774096966</text:p>
          </table:table-cell>
          <table:table-cell table:formula="of:=[.C308]/([.H308]-[.H307])" office:value-type="float" office:value="109957.115774398" calcext:value-type="float">
            <text:p>109957.115774398</text:p>
          </table:table-cell>
          <table:table-cell table:formula="of:=[.G308]-[.$B308]" office:value-type="float" office:value="0.235829591751099" calcext:value-type="float">
            <text:p>0.235829591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4806.68117" calcext:value-type="float">
            <text:p>1443144806.68117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809995174408" calcext:value-type="float">
            <text:p>26.6809995174</text:p>
          </table:table-cell>
          <table:table-cell table:formula="of:=[.C309]/([.D309]-[.D308])" office:value-type="float" office:value="109590.674077793" calcext:value-type="float">
            <text:p>109590.674077793</text:p>
          </table:table-cell>
          <table:table-cell/>
          <table:table-cell office:value-type="float" office:value="1443144806.91703" calcext:value-type="float">
            <text:p>1443144806.91703</text:p>
          </table:table-cell>
          <table:table-cell table:formula="of:=[.G309]-[.$B$2]" office:value-type="float" office:value="26.9168593883514" calcext:value-type="float">
            <text:p>26.9168593884</text:p>
          </table:table-cell>
          <table:table-cell table:formula="of:=[.C309]/([.H309]-[.H308])" office:value-type="float" office:value="109506.559009815" calcext:value-type="float">
            <text:p>109506.559009815</text:p>
          </table:table-cell>
          <table:table-cell table:formula="of:=[.G309]-[.$B309]" office:value-type="float" office:value="0.235859870910645" calcext:value-type="float">
            <text:p>0.2358598709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4806.72058" calcext:value-type="float">
            <text:p>1443144806.72058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204060554504" calcext:value-type="float">
            <text:p>26.7204060555</text:p>
          </table:table-cell>
          <table:table-cell table:formula="of:=[.C310]/([.D310]-[.D309])" office:value-type="float" office:value="109626.478706219" calcext:value-type="float">
            <text:p>109626.478706219</text:p>
          </table:table-cell>
          <table:table-cell/>
          <table:table-cell office:value-type="float" office:value="1443144806.95648" calcext:value-type="float">
            <text:p>1443144806.95648</text:p>
          </table:table-cell>
          <table:table-cell table:formula="of:=[.G310]-[.$B$2]" office:value-type="float" office:value="26.9563097953796" calcext:value-type="float">
            <text:p>26.9563097954</text:p>
          </table:table-cell>
          <table:table-cell table:formula="of:=[.C310]/([.H310]-[.H309])" office:value-type="float" office:value="109504.573600778" calcext:value-type="float">
            <text:p>109504.573600778</text:p>
          </table:table-cell>
          <table:table-cell table:formula="of:=[.G310]-[.$B310]" office:value-type="float" office:value="0.235903739929199" calcext:value-type="float">
            <text:p>0.235903739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4806.75999" calcext:value-type="float">
            <text:p>1443144806.75999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598142623901" calcext:value-type="float">
            <text:p>26.7598142624</text:p>
          </table:table-cell>
          <table:table-cell table:formula="of:=[.C311]/([.D311]-[.D310])" office:value-type="float" office:value="109621.836045738" calcext:value-type="float">
            <text:p>109621.836045738</text:p>
          </table:table-cell>
          <table:table-cell/>
          <table:table-cell office:value-type="float" office:value="1443144806.99588" calcext:value-type="float">
            <text:p>1443144806.99588</text:p>
          </table:table-cell>
          <table:table-cell table:formula="of:=[.G311]-[.$B$2]" office:value-type="float" office:value="26.9957041740417" calcext:value-type="float">
            <text:p>26.995704174</text:p>
          </table:table-cell>
          <table:table-cell table:formula="of:=[.C311]/([.H311]-[.H310])" office:value-type="float" office:value="109660.315677351" calcext:value-type="float">
            <text:p>109660.315677351</text:p>
          </table:table-cell>
          <table:table-cell table:formula="of:=[.G311]-[.$B311]" office:value-type="float" office:value="0.235889911651611" calcext:value-type="float">
            <text:p>0.235889911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4806.7994" calcext:value-type="float">
            <text:p>1443144806.7994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7992262840271" calcext:value-type="float">
            <text:p>26.799226284</text:p>
          </table:table-cell>
          <table:table-cell table:formula="of:=[.C312]/([.D312]-[.D311])" office:value-type="float" office:value="109611.225726834" calcext:value-type="float">
            <text:p>109611.225726834</text:p>
          </table:table-cell>
          <table:table-cell/>
          <table:table-cell office:value-type="float" office:value="1443144810.01197" calcext:value-type="float">
            <text:p>1443144810.01197</text:p>
          </table:table-cell>
          <table:table-cell table:formula="of:=[.G312]-[.$B$2]" office:value-type="float" office:value="30.0117933750153" calcext:value-type="float">
            <text:p>30.011793375</text:p>
          </table:table-cell>
          <table:table-cell table:formula="of:=[.C312]/([.H312]-[.H311])" office:value-type="float" office:value="1432.31838057231" calcext:value-type="float">
            <text:p>1432.3183805723</text:p>
          </table:table-cell>
          <table:table-cell table:formula="of:=[.G312]-[.$B312]" office:value-type="float" office:value="3.21256709098816" calcext:value-type="float">
            <text:p>3.21256709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4806.83881" calcext:value-type="float">
            <text:p>1443144806.83881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86378288269" calcext:value-type="float">
            <text:p>26.8386378288</text:p>
          </table:table-cell>
          <table:table-cell table:formula="of:=[.C313]/([.D313]-[.D312])" office:value-type="float" office:value="109612.55190437" calcext:value-type="float">
            <text:p>109612.55190437</text:p>
          </table:table-cell>
          <table:table-cell/>
          <table:table-cell office:value-type="float" office:value="1443144810.03012" calcext:value-type="float">
            <text:p>1443144810.03012</text:p>
          </table:table-cell>
          <table:table-cell table:formula="of:=[.G313]-[.$B$2]" office:value-type="float" office:value="30.0299503803253" calcext:value-type="float">
            <text:p>30.0299503803</text:p>
          </table:table-cell>
          <table:table-cell table:formula="of:=[.C313]/([.H313]-[.H312])" office:value-type="float" office:value="237924.697725721" calcext:value-type="float">
            <text:p>237924.697725721</text:p>
          </table:table-cell>
          <table:table-cell table:formula="of:=[.G313]-[.$B313]" office:value-type="float" office:value="3.19131255149841" calcext:value-type="float">
            <text:p>3.1913125515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4806.87823" calcext:value-type="float">
            <text:p>1443144806.87823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80553340912" calcext:value-type="float">
            <text:p>26.8780553341</text:p>
          </table:table-cell>
          <table:table-cell table:formula="of:=[.C314]/([.D314]-[.D313])" office:value-type="float" office:value="109595.976991332" calcext:value-type="float">
            <text:p>109595.976991332</text:p>
          </table:table-cell>
          <table:table-cell/>
          <table:table-cell office:value-type="float" office:value="1443144810.04826" calcext:value-type="float">
            <text:p>1443144810.04826</text:p>
          </table:table-cell>
          <table:table-cell table:formula="of:=[.G314]-[.$B$2]" office:value-type="float" office:value="30.0480916500092" calcext:value-type="float">
            <text:p>30.04809165</text:p>
          </table:table-cell>
          <table:table-cell table:formula="of:=[.C314]/([.H314]-[.H313])" office:value-type="float" office:value="238131.0721514" calcext:value-type="float">
            <text:p>238131.0721514</text:p>
          </table:table-cell>
          <table:table-cell table:formula="of:=[.G314]-[.$B314]" office:value-type="float" office:value="3.17003631591797" calcext:value-type="float">
            <text:p>3.1700363159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4806.91765" calcext:value-type="float">
            <text:p>1443144806.91765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74809455872" calcext:value-type="float">
            <text:p>26.9174809456</text:p>
          </table:table-cell>
          <table:table-cell table:formula="of:=[.C315]/([.D315]-[.D314])" office:value-type="float" office:value="109573.443152338" calcext:value-type="float">
            <text:p>109573.443152338</text:p>
          </table:table-cell>
          <table:table-cell/>
          <table:table-cell office:value-type="float" office:value="1443144810.0664" calcext:value-type="float">
            <text:p>1443144810.0664</text:p>
          </table:table-cell>
          <table:table-cell table:formula="of:=[.G315]-[.$B$2]" office:value-type="float" office:value="30.0662267208099" calcext:value-type="float">
            <text:p>30.0662267208</text:p>
          </table:table-cell>
          <table:table-cell table:formula="of:=[.C315]/([.H315]-[.H314])" office:value-type="float" office:value="238212.469499369" calcext:value-type="float">
            <text:p>238212.469499369</text:p>
          </table:table-cell>
          <table:table-cell table:formula="of:=[.G315]-[.$B315]" office:value-type="float" office:value="3.14874577522278" calcext:value-type="float">
            <text:p>3.1487457752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4806.95707" calcext:value-type="float">
            <text:p>1443144806.95707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569008350372" calcext:value-type="float">
            <text:p>26.956900835</text:p>
          </table:table-cell>
          <table:table-cell table:formula="of:=[.C316]/([.D316]-[.D315])" office:value-type="float" office:value="109589.34842959" calcext:value-type="float">
            <text:p>109589.34842959</text:p>
          </table:table-cell>
          <table:table-cell/>
          <table:table-cell office:value-type="float" office:value="1443144810.08453" calcext:value-type="float">
            <text:p>1443144810.08453</text:p>
          </table:table-cell>
          <table:table-cell table:formula="of:=[.G316]-[.$B$2]" office:value-type="float" office:value="30.0843617916107" calcext:value-type="float">
            <text:p>30.0843617916</text:p>
          </table:table-cell>
          <table:table-cell table:formula="of:=[.C316]/([.H316]-[.H315])" office:value-type="float" office:value="238212.469499369" calcext:value-type="float">
            <text:p>238212.469499369</text:p>
          </table:table-cell>
          <table:table-cell table:formula="of:=[.G316]-[.$B316]" office:value-type="float" office:value="3.12746095657349" calcext:value-type="float">
            <text:p>3.127460956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4806.99651" calcext:value-type="float">
            <text:p>1443144806.99651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963326454163" calcext:value-type="float">
            <text:p>26.9963326454</text:p>
          </table:table-cell>
          <table:table-cell table:formula="of:=[.C317]/([.D317]-[.D316])" office:value-type="float" office:value="109556.217644462" calcext:value-type="float">
            <text:p>109556.217644462</text:p>
          </table:table-cell>
          <table:table-cell/>
          <table:table-cell office:value-type="float" office:value="1443144810.11836" calcext:value-type="float">
            <text:p>1443144810.11836</text:p>
          </table:table-cell>
          <table:table-cell table:formula="of:=[.G317]-[.$B$2]" office:value-type="float" office:value="30.1181864738464" calcext:value-type="float">
            <text:p>30.1181864738</text:p>
          </table:table-cell>
          <table:table-cell table:formula="of:=[.C317]/([.H317]-[.H316])" office:value-type="float" office:value="127717.386076083" calcext:value-type="float">
            <text:p>127717.386076083</text:p>
          </table:table-cell>
          <table:table-cell table:formula="of:=[.G317]-[.$B317]" office:value-type="float" office:value="3.12185382843018" calcext:value-type="float">
            <text:p>3.121853828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4820.04933" calcext:value-type="float">
            <text:p>1443144820.04933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49154996872" calcext:value-type="float">
            <text:p>40.0491549969</text:p>
          </table:table-cell>
          <table:table-cell table:formula="of:=[.C318]/([.D318]-[.D317])" office:value-type="float" office:value="330.962904702233" calcext:value-type="float">
            <text:p>330.9629047022</text:p>
          </table:table-cell>
          <table:table-cell/>
          <table:table-cell office:value-type="float" office:value="1443144820.24615" calcext:value-type="float">
            <text:p>1443144820.24615</text:p>
          </table:table-cell>
          <table:table-cell table:formula="of:=[.G318]-[.$B$2]" office:value-type="float" office:value="40.2459759712219" calcext:value-type="float">
            <text:p>40.2459759712</text:p>
          </table:table-cell>
          <table:table-cell table:formula="of:=[.C318]/([.H318]-[.H317])" office:value-type="float" office:value="426.549149853429" calcext:value-type="float">
            <text:p>426.5491498534</text:p>
          </table:table-cell>
          <table:table-cell table:formula="of:=[.G318]-[.$B318]" office:value-type="float" office:value="0.196820974349976" calcext:value-type="float">
            <text:p>0.196820974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4820.10348" calcext:value-type="float">
            <text:p>1443144820.10348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103307723999" calcext:value-type="float">
            <text:p>40.103307724</text:p>
          </table:table-cell>
          <table:table-cell table:formula="of:=[.C319]/([.D319]-[.D318])" office:value-type="float" office:value="79774.3757181915" calcext:value-type="float">
            <text:p>79774.3757181915</text:p>
          </table:table-cell>
          <table:table-cell/>
          <table:table-cell office:value-type="float" office:value="1443144820.35451" calcext:value-type="float">
            <text:p>1443144820.35451</text:p>
          </table:table-cell>
          <table:table-cell table:formula="of:=[.G319]-[.$B$2]" office:value-type="float" office:value="40.3543388843536" calcext:value-type="float">
            <text:p>40.3543388844</text:p>
          </table:table-cell>
          <table:table-cell table:formula="of:=[.C319]/([.H319]-[.H318])" office:value-type="float" office:value="39866.0378828049" calcext:value-type="float">
            <text:p>39866.0378828049</text:p>
          </table:table-cell>
          <table:table-cell table:formula="of:=[.G319]-[.$B319]" office:value-type="float" office:value="0.251031160354614" calcext:value-type="float">
            <text:p>0.251031160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4820.1576" calcext:value-type="float">
            <text:p>1443144820.1576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574268341065" calcext:value-type="float">
            <text:p>40.1574268341</text:p>
          </table:table-cell>
          <table:table-cell table:formula="of:=[.C320]/([.D320]-[.D319])" office:value-type="float" office:value="79823.9289490379" calcext:value-type="float">
            <text:p>79823.9289490379</text:p>
          </table:table-cell>
          <table:table-cell/>
          <table:table-cell office:value-type="float" office:value="1443144820.40851" calcext:value-type="float">
            <text:p>1443144820.40851</text:p>
          </table:table-cell>
          <table:table-cell table:formula="of:=[.G320]-[.$B$2]" office:value-type="float" office:value="40.4083335399628" calcext:value-type="float">
            <text:p>40.40833354</text:p>
          </table:table-cell>
          <table:table-cell table:formula="of:=[.C320]/([.H320]-[.H319])" office:value-type="float" office:value="80007.918399788" calcext:value-type="float">
            <text:p>80007.918399788</text:p>
          </table:table-cell>
          <table:table-cell table:formula="of:=[.G320]-[.$B320]" office:value-type="float" office:value="0.250906705856323" calcext:value-type="float">
            <text:p>0.250906705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4820.21175" calcext:value-type="float">
            <text:p>1443144820.21175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115724086761" calcext:value-type="float">
            <text:p>40.2115724087</text:p>
          </table:table-cell>
          <table:table-cell table:formula="of:=[.C321]/([.D321]-[.D320])" office:value-type="float" office:value="79784.91380563" calcext:value-type="float">
            <text:p>79784.91380563</text:p>
          </table:table-cell>
          <table:table-cell/>
          <table:table-cell office:value-type="float" office:value="1443144820.46267" calcext:value-type="float">
            <text:p>1443144820.46267</text:p>
          </table:table-cell>
          <table:table-cell table:formula="of:=[.G321]-[.$B$2]" office:value-type="float" office:value="40.4624984264374" calcext:value-type="float">
            <text:p>40.4624984264</text:p>
          </table:table-cell>
          <table:table-cell table:formula="of:=[.C321]/([.H321]-[.H320])" office:value-type="float" office:value="79756.4673568561" calcext:value-type="float">
            <text:p>79756.4673568561</text:p>
          </table:table-cell>
          <table:table-cell table:formula="of:=[.G321]-[.$B321]" office:value-type="float" office:value="0.25092601776123" calcext:value-type="float">
            <text:p>0.250926017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4820.26591" calcext:value-type="float">
            <text:p>1443144820.26591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657339572906" calcext:value-type="float">
            <text:p>40.2657339573</text:p>
          </table:table-cell>
          <table:table-cell table:formula="of:=[.C322]/([.D322]-[.D321])" office:value-type="float" office:value="79761.3825769248" calcext:value-type="float">
            <text:p>79761.3825769248</text:p>
          </table:table-cell>
          <table:table-cell/>
          <table:table-cell office:value-type="float" office:value="1443144820.51673" calcext:value-type="float">
            <text:p>1443144820.51673</text:p>
          </table:table-cell>
          <table:table-cell table:formula="of:=[.G322]-[.$B$2]" office:value-type="float" office:value="40.5165526866913" calcext:value-type="float">
            <text:p>40.5165526867</text:p>
          </table:table-cell>
          <table:table-cell table:formula="of:=[.C322]/([.H322]-[.H321])" office:value-type="float" office:value="79919.6951305575" calcext:value-type="float">
            <text:p>79919.6951305575</text:p>
          </table:table-cell>
          <table:table-cell table:formula="of:=[.G322]-[.$B322]" office:value-type="float" office:value="0.250818729400635" calcext:value-type="float">
            <text:p>0.2508187294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4820.32003" calcext:value-type="float">
            <text:p>1443144820.32003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19855928421" calcext:value-type="float">
            <text:p>40.3198559284</text:p>
          </table:table-cell>
          <table:table-cell table:formula="of:=[.C323]/([.D323]-[.D322])" office:value-type="float" office:value="79819.7092562246" calcext:value-type="float">
            <text:p>79819.7092562246</text:p>
          </table:table-cell>
          <table:table-cell/>
          <table:table-cell office:value-type="float" office:value="1443144820.57096" calcext:value-type="float">
            <text:p>1443144820.57096</text:p>
          </table:table-cell>
          <table:table-cell table:formula="of:=[.G323]-[.$B$2]" office:value-type="float" office:value="40.570791721344" calcext:value-type="float">
            <text:p>40.5707917213</text:p>
          </table:table-cell>
          <table:table-cell table:formula="of:=[.C323]/([.H323]-[.H322])" office:value-type="float" office:value="79647.435240335" calcext:value-type="float">
            <text:p>79647.435240335</text:p>
          </table:table-cell>
          <table:table-cell table:formula="of:=[.G323]-[.$B323]" office:value-type="float" office:value="0.250935792922974" calcext:value-type="float">
            <text:p>0.2509357929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4820.37419" calcext:value-type="float">
            <text:p>1443144820.37419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740203380585" calcext:value-type="float">
            <text:p>40.3740203381</text:p>
          </table:table-cell>
          <table:table-cell table:formula="of:=[.C324]/([.D324]-[.D323])" office:value-type="float" office:value="79757.169494062" calcext:value-type="float">
            <text:p>79757.169494062</text:p>
          </table:table-cell>
          <table:table-cell/>
          <table:table-cell office:value-type="float" office:value="1443144820.62517" calcext:value-type="float">
            <text:p>1443144820.62517</text:p>
          </table:table-cell>
          <table:table-cell table:formula="of:=[.G324]-[.$B$2]" office:value-type="float" office:value="40.6249978542328" calcext:value-type="float">
            <text:p>40.6249978542</text:p>
          </table:table-cell>
          <table:table-cell table:formula="of:=[.C324]/([.H324]-[.H323])" office:value-type="float" office:value="79695.7792370589" calcext:value-type="float">
            <text:p>79695.7792370589</text:p>
          </table:table-cell>
          <table:table-cell table:formula="of:=[.G324]-[.$B324]" office:value-type="float" office:value="0.250977516174316" calcext:value-type="float">
            <text:p>0.250977516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4820.42832" calcext:value-type="float">
            <text:p>1443144820.42832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281513690949" calcext:value-type="float">
            <text:p>40.4281513691</text:p>
          </table:table-cell>
          <table:table-cell table:formula="of:=[.C325]/([.D325]-[.D324])" office:value-type="float" office:value="79806.3498383559" calcext:value-type="float">
            <text:p>79806.3498383559</text:p>
          </table:table-cell>
          <table:table-cell/>
          <table:table-cell office:value-type="float" office:value="1443144820.67924" calcext:value-type="float">
            <text:p>1443144820.67924</text:p>
          </table:table-cell>
          <table:table-cell table:formula="of:=[.G325]-[.$B$2]" office:value-type="float" office:value="40.6790721416473" calcext:value-type="float">
            <text:p>40.6790721416</text:p>
          </table:table-cell>
          <table:table-cell table:formula="of:=[.C325]/([.H325]-[.H324])" office:value-type="float" office:value="79890.0957655068" calcext:value-type="float">
            <text:p>79890.0957655068</text:p>
          </table:table-cell>
          <table:table-cell table:formula="of:=[.G325]-[.$B325]" office:value-type="float" office:value="0.25092077255249" calcext:value-type="float">
            <text:p>0.250920772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4820.48246" calcext:value-type="float">
            <text:p>1443144820.48246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822916984558" calcext:value-type="float">
            <text:p>40.4822916985</text:p>
          </table:table-cell>
          <table:table-cell table:formula="of:=[.C326]/([.D326]-[.D325])" office:value-type="float" office:value="79792.6435060617" calcext:value-type="float">
            <text:p>79792.6435060617</text:p>
          </table:table-cell>
          <table:table-cell/>
          <table:table-cell office:value-type="float" office:value="1443144820.7333" calcext:value-type="float">
            <text:p>1443144820.7333</text:p>
          </table:table-cell>
          <table:table-cell table:formula="of:=[.G326]-[.$B$2]" office:value-type="float" office:value="40.7331302165985" calcext:value-type="float">
            <text:p>40.7331302166</text:p>
          </table:table-cell>
          <table:table-cell table:formula="of:=[.C326]/([.H326]-[.H325])" office:value-type="float" office:value="79914.0554653871" calcext:value-type="float">
            <text:p>79914.0554653871</text:p>
          </table:table-cell>
          <table:table-cell table:formula="of:=[.G326]-[.$B326]" office:value-type="float" office:value="0.2508385181427" calcext:value-type="float">
            <text:p>0.250838518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4820.53658" calcext:value-type="float">
            <text:p>1443144820.53658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364046096802" calcext:value-type="float">
            <text:p>40.5364046097</text:p>
          </table:table-cell>
          <table:table-cell table:formula="of:=[.C327]/([.D327]-[.D326])" office:value-type="float" office:value="79833.0731475199" calcext:value-type="float">
            <text:p>79833.0731475199</text:p>
          </table:table-cell>
          <table:table-cell/>
          <table:table-cell office:value-type="float" office:value="1443144820.78751" calcext:value-type="float">
            <text:p>1443144820.78751</text:p>
          </table:table-cell>
          <table:table-cell table:formula="of:=[.G327]-[.$B$2]" office:value-type="float" office:value="40.7873423099518" calcext:value-type="float">
            <text:p>40.78734231</text:p>
          </table:table-cell>
          <table:table-cell table:formula="of:=[.C327]/([.H327]-[.H326])" office:value-type="float" office:value="79687.0169142676" calcext:value-type="float">
            <text:p>79687.0169142676</text:p>
          </table:table-cell>
          <table:table-cell table:formula="of:=[.G327]-[.$B327]" office:value-type="float" office:value="0.250937700271606" calcext:value-type="float">
            <text:p>0.250937700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4820.59071" calcext:value-type="float">
            <text:p>1443144820.59071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90535402298" calcext:value-type="float">
            <text:p>40.5905354023</text:p>
          </table:table-cell>
          <table:table-cell table:formula="of:=[.C328]/([.D328]-[.D327])" office:value-type="float" office:value="79806.701344691" calcext:value-type="float">
            <text:p>79806.701344691</text:p>
          </table:table-cell>
          <table:table-cell/>
          <table:table-cell office:value-type="float" office:value="1443144820.84163" calcext:value-type="float">
            <text:p>1443144820.84163</text:p>
          </table:table-cell>
          <table:table-cell table:formula="of:=[.G328]-[.$B$2]" office:value-type="float" office:value="40.8414585590363" calcext:value-type="float">
            <text:p>40.841458559</text:p>
          </table:table-cell>
          <table:table-cell table:formula="of:=[.C328]/([.H328]-[.H327])" office:value-type="float" office:value="79828.1490880254" calcext:value-type="float">
            <text:p>79828.1490880254</text:p>
          </table:table-cell>
          <table:table-cell table:formula="of:=[.G328]-[.$B328]" office:value-type="float" office:value="0.250923156738281" calcext:value-type="float">
            <text:p>0.250923156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4820.64482" calcext:value-type="float">
            <text:p>1443144820.64482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446480751038" calcext:value-type="float">
            <text:p>40.6446480751</text:p>
          </table:table-cell>
          <table:table-cell table:formula="of:=[.C329]/([.D329]-[.D328])" office:value-type="float" office:value="79833.4248893001" calcext:value-type="float">
            <text:p>79833.4248893001</text:p>
          </table:table-cell>
          <table:table-cell/>
          <table:table-cell office:value-type="float" office:value="1443144820.89574" calcext:value-type="float">
            <text:p>1443144820.89574</text:p>
          </table:table-cell>
          <table:table-cell table:formula="of:=[.G329]-[.$B$2]" office:value-type="float" office:value="40.8955709934235" calcext:value-type="float">
            <text:p>40.8955709934</text:p>
          </table:table-cell>
          <table:table-cell table:formula="of:=[.C329]/([.H329]-[.H328])" office:value-type="float" office:value="79833.7766341799" calcext:value-type="float">
            <text:p>79833.7766341799</text:p>
          </table:table-cell>
          <table:table-cell table:formula="of:=[.G329]-[.$B329]" office:value-type="float" office:value="0.250922918319702" calcext:value-type="float">
            <text:p>0.250922918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4820.69902" calcext:value-type="float">
            <text:p>1443144820.69902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6988451480865" calcext:value-type="float">
            <text:p>40.6988451481</text:p>
          </table:table-cell>
          <table:table-cell table:formula="of:=[.C330]/([.D330]-[.D329])" office:value-type="float" office:value="79709.1016589023" calcext:value-type="float">
            <text:p>79709.1016589023</text:p>
          </table:table-cell>
          <table:table-cell/>
          <table:table-cell office:value-type="float" office:value="1443144820.94983" calcext:value-type="float">
            <text:p>1443144820.94983</text:p>
          </table:table-cell>
          <table:table-cell table:formula="of:=[.G330]-[.$B$2]" office:value-type="float" office:value="40.9496607780457" calcext:value-type="float">
            <text:p>40.949660778</text:p>
          </table:table-cell>
          <table:table-cell table:formula="of:=[.C330]/([.H330]-[.H329])" office:value-type="float" office:value="79867.2065376936" calcext:value-type="float">
            <text:p>79867.2065376936</text:p>
          </table:table-cell>
          <table:table-cell table:formula="of:=[.G330]-[.$B330]" office:value-type="float" office:value="0.250815629959106" calcext:value-type="float">
            <text:p>0.25081563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4820.75321" calcext:value-type="float">
            <text:p>1443144820.75321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530393600464" calcext:value-type="float">
            <text:p>40.75303936</text:p>
          </table:table-cell>
          <table:table-cell table:formula="of:=[.C331]/([.D331]-[.D330])" office:value-type="float" office:value="79713.3096649025" calcext:value-type="float">
            <text:p>79713.3096649025</text:p>
          </table:table-cell>
          <table:table-cell/>
          <table:table-cell office:value-type="float" office:value="1443144821.00415" calcext:value-type="float">
            <text:p>1443144821.00415</text:p>
          </table:table-cell>
          <table:table-cell table:formula="of:=[.G331]-[.$B$2]" office:value-type="float" office:value="41.003977060318" calcext:value-type="float">
            <text:p>41.0039770603</text:p>
          </table:table-cell>
          <table:table-cell table:formula="of:=[.C331]/([.H331]-[.H330])" office:value-type="float" office:value="79534.1621199285" calcext:value-type="float">
            <text:p>79534.1621199285</text:p>
          </table:table-cell>
          <table:table-cell table:formula="of:=[.G331]-[.$B331]" office:value-type="float" office:value="0.250937700271606" calcext:value-type="float">
            <text:p>0.250937700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4820.80735" calcext:value-type="float">
            <text:p>1443144820.80735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8071777820587" calcext:value-type="float">
            <text:p>40.8071777821</text:p>
          </table:table-cell>
          <table:table-cell table:formula="of:=[.C332]/([.D332]-[.D331])" office:value-type="float" office:value="79795.4546775707" calcext:value-type="float">
            <text:p>79795.4546775707</text:p>
          </table:table-cell>
          <table:table-cell/>
          <table:table-cell office:value-type="float" office:value="1443144821.02173" calcext:value-type="float">
            <text:p>1443144821.02173</text:p>
          </table:table-cell>
          <table:table-cell table:formula="of:=[.G332]-[.$B$2]" office:value-type="float" office:value="41.0215575695038" calcext:value-type="float">
            <text:p>41.0215575695</text:p>
          </table:table-cell>
          <table:table-cell table:formula="of:=[.C332]/([.H332]-[.H331])" office:value-type="float" office:value="245726.671187176" calcext:value-type="float">
            <text:p>245726.671187176</text:p>
          </table:table-cell>
          <table:table-cell table:formula="of:=[.G332]-[.$B332]" office:value-type="float" office:value="0.214379787445068" calcext:value-type="float">
            <text:p>0.2143797874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4820.86147" calcext:value-type="float">
            <text:p>1443144820.86147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61298084259" calcext:value-type="float">
            <text:p>40.8612980843</text:p>
          </table:table-cell>
          <table:table-cell table:formula="of:=[.C333]/([.D333]-[.D332])" office:value-type="float" office:value="79822.1706894805" calcext:value-type="float">
            <text:p>79822.1706894805</text:p>
          </table:table-cell>
          <table:table-cell/>
          <table:table-cell office:value-type="float" office:value="1443144821.11228" calcext:value-type="float">
            <text:p>1443144821.11228</text:p>
          </table:table-cell>
          <table:table-cell table:formula="of:=[.G333]-[.$B$2]" office:value-type="float" office:value="41.1121072769165" calcext:value-type="float">
            <text:p>41.1121072769</text:p>
          </table:table-cell>
          <table:table-cell table:formula="of:=[.C333]/([.H333]-[.H332])" office:value-type="float" office:value="47708.6025282193" calcext:value-type="float">
            <text:p>47708.6025282193</text:p>
          </table:table-cell>
          <table:table-cell table:formula="of:=[.G333]-[.$B333]" office:value-type="float" office:value="0.250809192657471" calcext:value-type="float">
            <text:p>0.2508091927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4820.91559" calcext:value-type="float">
            <text:p>1443144820.91559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15420293808" calcext:value-type="float">
            <text:p>40.9154202938</text:p>
          </table:table-cell>
          <table:table-cell table:formula="of:=[.C334]/([.D334]-[.D333])" office:value-type="float" office:value="79819.3576352944" calcext:value-type="float">
            <text:p>79819.3576352944</text:p>
          </table:table-cell>
          <table:table-cell/>
          <table:table-cell office:value-type="float" office:value="1443144821.16642" calcext:value-type="float">
            <text:p>1443144821.16642</text:p>
          </table:table-cell>
          <table:table-cell table:formula="of:=[.G334]-[.$B$2]" office:value-type="float" office:value="41.1662468910217" calcext:value-type="float">
            <text:p>41.166246891</text:p>
          </table:table-cell>
          <table:table-cell table:formula="of:=[.C334]/([.H334]-[.H333])" office:value-type="float" office:value="79793.6976721655" calcext:value-type="float">
            <text:p>79793.6976721655</text:p>
          </table:table-cell>
          <table:table-cell table:formula="of:=[.G334]-[.$B334]" office:value-type="float" office:value="0.250826597213745" calcext:value-type="float">
            <text:p>0.250826597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4820.96977" calcext:value-type="float">
            <text:p>1443144820.96977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695954322815" calcext:value-type="float">
            <text:p>40.9695954323</text:p>
          </table:table-cell>
          <table:table-cell table:formula="of:=[.C335]/([.D335]-[.D334])" office:value-type="float" office:value="79741.3743965286" calcext:value-type="float">
            <text:p>79741.3743965286</text:p>
          </table:table-cell>
          <table:table-cell/>
          <table:table-cell office:value-type="float" office:value="1443144821.21918" calcext:value-type="float">
            <text:p>1443144821.21918</text:p>
          </table:table-cell>
          <table:table-cell table:formula="of:=[.G335]-[.$B$2]" office:value-type="float" office:value="41.219006061554" calcext:value-type="float">
            <text:p>41.2190060616</text:p>
          </table:table-cell>
          <table:table-cell table:formula="of:=[.C335]/([.H335]-[.H334])" office:value-type="float" office:value="81881.4995842522" calcext:value-type="float">
            <text:p>81881.4995842522</text:p>
          </table:table-cell>
          <table:table-cell table:formula="of:=[.G335]-[.$B335]" office:value-type="float" office:value="0.249410629272461" calcext:value-type="float">
            <text:p>0.249410629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4821.02256" calcext:value-type="float">
            <text:p>1443144821.02256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223853588104" calcext:value-type="float">
            <text:p>41.0223853588</text:p>
          </table:table-cell>
          <table:table-cell table:formula="of:=[.C336]/([.D336]-[.D335])" office:value-type="float" office:value="81833.794514423" calcext:value-type="float">
            <text:p>81833.794514423</text:p>
          </table:table-cell>
          <table:table-cell/>
          <table:table-cell office:value-type="float" office:value="1443144821.27014" calcext:value-type="float">
            <text:p>1443144821.27014</text:p>
          </table:table-cell>
          <table:table-cell table:formula="of:=[.G336]-[.$B$2]" office:value-type="float" office:value="41.2699694633484" calcext:value-type="float">
            <text:p>41.2699694633</text:p>
          </table:table-cell>
          <table:table-cell table:formula="of:=[.C336]/([.H336]-[.H335])" office:value-type="float" office:value="84766.7119519452" calcext:value-type="float">
            <text:p>84766.7119519452</text:p>
          </table:table-cell>
          <table:table-cell table:formula="of:=[.G336]-[.$B336]" office:value-type="float" office:value="0.247584104537964" calcext:value-type="float">
            <text:p>0.247584104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4821.07349" calcext:value-type="float">
            <text:p>1443144821.07349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733211040497" calcext:value-type="float">
            <text:p>41.073321104</text:p>
          </table:table-cell>
          <table:table-cell table:formula="of:=[.C337]/([.D337]-[.D336])" office:value-type="float" office:value="84812.7376895712" calcext:value-type="float">
            <text:p>84812.7376895712</text:p>
          </table:table-cell>
          <table:table-cell/>
          <table:table-cell office:value-type="float" office:value="1443144821.32111" calcext:value-type="float">
            <text:p>1443144821.32111</text:p>
          </table:table-cell>
          <table:table-cell table:formula="of:=[.G337]-[.$B$2]" office:value-type="float" office:value="41.320939540863" calcext:value-type="float">
            <text:p>41.3209395409</text:p>
          </table:table-cell>
          <table:table-cell table:formula="of:=[.C337]/([.H337]-[.H336])" office:value-type="float" office:value="84755.6097743517" calcext:value-type="float">
            <text:p>84755.6097743517</text:p>
          </table:table-cell>
          <table:table-cell table:formula="of:=[.G337]-[.$B337]" office:value-type="float" office:value="0.247618436813354" calcext:value-type="float">
            <text:p>0.247618436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4821.12443" calcext:value-type="float">
            <text:p>1443144821.12443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242623329163" calcext:value-type="float">
            <text:p>41.1242623329</text:p>
          </table:table-cell>
          <table:table-cell table:formula="of:=[.C338]/([.D338]-[.D337])" office:value-type="float" office:value="84803.607924629" calcext:value-type="float">
            <text:p>84803.607924629</text:p>
          </table:table-cell>
          <table:table-cell/>
          <table:table-cell office:value-type="float" office:value="1443144821.37219" calcext:value-type="float">
            <text:p>1443144821.37219</text:p>
          </table:table-cell>
          <table:table-cell table:formula="of:=[.G338]-[.$B$2]" office:value-type="float" office:value="41.3720147609711" calcext:value-type="float">
            <text:p>41.372014761</text:p>
          </table:table-cell>
          <table:table-cell table:formula="of:=[.C338]/([.H338]-[.H337])" office:value-type="float" office:value="84581.1332944334" calcext:value-type="float">
            <text:p>84581.1332944334</text:p>
          </table:table-cell>
          <table:table-cell table:formula="of:=[.G338]-[.$B338]" office:value-type="float" office:value="0.24775242805481" calcext:value-type="float">
            <text:p>0.247752428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4821.17539" calcext:value-type="float">
            <text:p>1443144821.17539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752161979675" calcext:value-type="float">
            <text:p>41.175216198</text:p>
          </table:table-cell>
          <table:table-cell table:formula="of:=[.C339]/([.D339]-[.D338])" office:value-type="float" office:value="84782.5772520541" calcext:value-type="float">
            <text:p>84782.5772520541</text:p>
          </table:table-cell>
          <table:table-cell/>
          <table:table-cell office:value-type="float" office:value="1443144821.42313" calcext:value-type="float">
            <text:p>1443144821.42313</text:p>
          </table:table-cell>
          <table:table-cell table:formula="of:=[.G339]-[.$B$2]" office:value-type="float" office:value="41.4229567050934" calcext:value-type="float">
            <text:p>41.4229567051</text:p>
          </table:table-cell>
          <table:table-cell table:formula="of:=[.C339]/([.H339]-[.H338])" office:value-type="float" office:value="84802.417230631" calcext:value-type="float">
            <text:p>84802.417230631</text:p>
          </table:table-cell>
          <table:table-cell table:formula="of:=[.G339]-[.$B339]" office:value-type="float" office:value="0.247740507125854" calcext:value-type="float">
            <text:p>0.247740507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4821.22636" calcext:value-type="float">
            <text:p>1443144821.22636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261877059937" calcext:value-type="float">
            <text:p>41.226187706</text:p>
          </table:table-cell>
          <table:table-cell table:formula="of:=[.C340]/([.D340]-[.D339])" office:value-type="float" office:value="84753.2311146452" calcext:value-type="float">
            <text:p>84753.2311146452</text:p>
          </table:table-cell>
          <table:table-cell/>
          <table:table-cell office:value-type="float" office:value="1443144821.47415" calcext:value-type="float">
            <text:p>1443144821.47415</text:p>
          </table:table-cell>
          <table:table-cell table:formula="of:=[.G340]-[.$B$2]" office:value-type="float" office:value="41.473977804184" calcext:value-type="float">
            <text:p>41.4739778042</text:p>
          </table:table-cell>
          <table:table-cell table:formula="of:=[.C340]/([.H340]-[.H339])" office:value-type="float" office:value="84670.8533724614" calcext:value-type="float">
            <text:p>84670.8533724614</text:p>
          </table:table-cell>
          <table:table-cell table:formula="of:=[.G340]-[.$B340]" office:value-type="float" office:value="0.247790098190308" calcext:value-type="float">
            <text:p>0.247790098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4821.27733" calcext:value-type="float">
            <text:p>1443144821.27733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77152299881" calcext:value-type="float">
            <text:p>41.2771522999</text:p>
          </table:table-cell>
          <table:table-cell table:formula="of:=[.C341]/([.D341]-[.D340])" office:value-type="float" office:value="84764.729206918" calcext:value-type="float">
            <text:p>84764.729206918</text:p>
          </table:table-cell>
          <table:table-cell/>
          <table:table-cell office:value-type="float" office:value="1443144821.52515" calcext:value-type="float">
            <text:p>1443144821.52515</text:p>
          </table:table-cell>
          <table:table-cell table:formula="of:=[.G341]-[.$B$2]" office:value-type="float" office:value="41.5249812602997" calcext:value-type="float">
            <text:p>41.5249812603</text:p>
          </table:table-cell>
          <table:table-cell table:formula="of:=[.C341]/([.H341]-[.H340])" office:value-type="float" office:value="84700.1424805071" calcext:value-type="float">
            <text:p>84700.1424805071</text:p>
          </table:table-cell>
          <table:table-cell table:formula="of:=[.G341]-[.$B341]" office:value-type="float" office:value="0.247828960418701" calcext:value-type="float">
            <text:p>0.247828960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4821.32828" calcext:value-type="float">
            <text:p>1443144821.32828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281054496765" calcext:value-type="float">
            <text:p>41.3281054497</text:p>
          </table:table-cell>
          <table:table-cell table:formula="of:=[.C342]/([.D342]-[.D341])" office:value-type="float" office:value="84783.7673889749" calcext:value-type="float">
            <text:p>84783.7673889749</text:p>
          </table:table-cell>
          <table:table-cell/>
          <table:table-cell office:value-type="float" office:value="1443144821.57609" calcext:value-type="float">
            <text:p>1443144821.57609</text:p>
          </table:table-cell>
          <table:table-cell table:formula="of:=[.G342]-[.$B$2]" office:value-type="float" office:value="41.5759181976318" calcext:value-type="float">
            <text:p>41.5759181976</text:p>
          </table:table-cell>
          <table:table-cell table:formula="of:=[.C342]/([.H342]-[.H341])" office:value-type="float" office:value="84810.7527908446" calcext:value-type="float">
            <text:p>84810.7527908446</text:p>
          </table:table-cell>
          <table:table-cell table:formula="of:=[.G342]-[.$B342]" office:value-type="float" office:value="0.247812747955322" calcext:value-type="float">
            <text:p>0.247812748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4821.37922" calcext:value-type="float">
            <text:p>1443144821.37922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790435791016" calcext:value-type="float">
            <text:p>41.3790435791</text:p>
          </table:table-cell>
          <table:table-cell table:formula="of:=[.C343]/([.D343]-[.D342])" office:value-type="float" office:value="84808.7679850222" calcext:value-type="float">
            <text:p>84808.7679850222</text:p>
          </table:table-cell>
          <table:table-cell/>
          <table:table-cell office:value-type="float" office:value="1443144821.62717" calcext:value-type="float">
            <text:p>1443144821.62717</text:p>
          </table:table-cell>
          <table:table-cell table:formula="of:=[.G343]-[.$B$2]" office:value-type="float" office:value="41.6270020008087" calcext:value-type="float">
            <text:p>41.6270020008</text:p>
          </table:table-cell>
          <table:table-cell table:formula="of:=[.C343]/([.H343]-[.H342])" office:value-type="float" office:value="84566.9220250069" calcext:value-type="float">
            <text:p>84566.9220250069</text:p>
          </table:table-cell>
          <table:table-cell table:formula="of:=[.G343]-[.$B343]" office:value-type="float" office:value="0.247958421707153" calcext:value-type="float">
            <text:p>0.247958421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4821.43018" calcext:value-type="float">
            <text:p>1443144821.43018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300053119659" calcext:value-type="float">
            <text:p>41.430005312</text:p>
          </table:table-cell>
          <table:table-cell table:formula="of:=[.C344]/([.D344]-[.D343])" office:value-type="float" office:value="84769.4879508208" calcext:value-type="float">
            <text:p>84769.4879508208</text:p>
          </table:table-cell>
          <table:table-cell/>
          <table:table-cell office:value-type="float" office:value="1443144821.67812" calcext:value-type="float">
            <text:p>1443144821.67812</text:p>
          </table:table-cell>
          <table:table-cell table:formula="of:=[.G344]-[.$B$2]" office:value-type="float" office:value="41.6779489517212" calcext:value-type="float">
            <text:p>41.6779489517</text:p>
          </table:table-cell>
          <table:table-cell table:formula="of:=[.C344]/([.H344]-[.H343])" office:value-type="float" office:value="84794.0833087647" calcext:value-type="float">
            <text:p>84794.0833087647</text:p>
          </table:table-cell>
          <table:table-cell table:formula="of:=[.G344]-[.$B344]" office:value-type="float" office:value="0.247943639755249" calcext:value-type="float">
            <text:p>0.2479436398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4821.48115" calcext:value-type="float">
            <text:p>1443144821.48115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80979681015" calcext:value-type="float">
            <text:p>41.480979681</text:p>
          </table:table-cell>
          <table:table-cell table:formula="of:=[.C345]/([.D345]-[.D344])" office:value-type="float" office:value="84748.4741957512" calcext:value-type="float">
            <text:p>84748.4741957512</text:p>
          </table:table-cell>
          <table:table-cell/>
          <table:table-cell office:value-type="float" office:value="1443144821.72902" calcext:value-type="float">
            <text:p>1443144821.72902</text:p>
          </table:table-cell>
          <table:table-cell table:formula="of:=[.G345]-[.$B$2]" office:value-type="float" office:value="41.7288460731506" calcext:value-type="float">
            <text:p>41.7288460732</text:p>
          </table:table-cell>
          <table:table-cell table:formula="of:=[.C345]/([.H345]-[.H344])" office:value-type="float" office:value="84877.0987174322" calcext:value-type="float">
            <text:p>84877.0987174322</text:p>
          </table:table-cell>
          <table:table-cell table:formula="of:=[.G345]-[.$B345]" office:value-type="float" office:value="0.24786639213562" calcext:value-type="float">
            <text:p>0.247866392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4821.53212" calcext:value-type="float">
            <text:p>1443144821.53212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319437980652" calcext:value-type="float">
            <text:p>41.5319437981</text:p>
          </table:table-cell>
          <table:table-cell table:formula="of:=[.C346]/([.D346]-[.D345])" office:value-type="float" office:value="84765.5222937982" calcext:value-type="float">
            <text:p>84765.5222937982</text:p>
          </table:table-cell>
          <table:table-cell/>
          <table:table-cell office:value-type="float" office:value="1443144821.78" calcext:value-type="float">
            <text:p>1443144821.78</text:p>
          </table:table-cell>
          <table:table-cell table:formula="of:=[.G346]-[.$B$2]" office:value-type="float" office:value="41.7798290252686" calcext:value-type="float">
            <text:p>41.7798290253</text:p>
          </table:table-cell>
          <table:table-cell table:formula="of:=[.C346]/([.H346]-[.H345])" office:value-type="float" office:value="84734.2066424116" calcext:value-type="float">
            <text:p>84734.2066424116</text:p>
          </table:table-cell>
          <table:table-cell table:formula="of:=[.G346]-[.$B346]" office:value-type="float" office:value="0.247885227203369" calcext:value-type="float">
            <text:p>0.2478852272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4821.58306" calcext:value-type="float">
            <text:p>1443144821.58306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828900337219" calcext:value-type="float">
            <text:p>41.5828900337</text:p>
          </table:table-cell>
          <table:table-cell table:formula="of:=[.C347]/([.D347]-[.D346])" office:value-type="float" office:value="84795.2737687426" calcext:value-type="float">
            <text:p>84795.2737687426</text:p>
          </table:table-cell>
          <table:table-cell/>
          <table:table-cell office:value-type="float" office:value="1443144821.83095" calcext:value-type="float">
            <text:p>1443144821.83095</text:p>
          </table:table-cell>
          <table:table-cell table:formula="of:=[.G347]-[.$B$2]" office:value-type="float" office:value="41.8307795524597" calcext:value-type="float">
            <text:p>41.8307795525</text:p>
          </table:table-cell>
          <table:table-cell table:formula="of:=[.C347]/([.H347]-[.H346])" office:value-type="float" office:value="84788.1315102339" calcext:value-type="float">
            <text:p>84788.1315102339</text:p>
          </table:table-cell>
          <table:table-cell table:formula="of:=[.G347]-[.$B347]" office:value-type="float" office:value="0.247889518737793" calcext:value-type="float">
            <text:p>0.247889518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4821.63404" calcext:value-type="float">
            <text:p>1443144821.63404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33867263794" calcext:value-type="float">
            <text:p>41.6338672638</text:p>
          </table:table-cell>
          <table:table-cell table:formula="of:=[.C348]/([.D348]-[.D347])" office:value-type="float" office:value="84743.7178108075" calcext:value-type="float">
            <text:p>84743.7178108075</text:p>
          </table:table-cell>
          <table:table-cell/>
          <table:table-cell office:value-type="float" office:value="1443144821.88193" calcext:value-type="float">
            <text:p>1443144821.88193</text:p>
          </table:table-cell>
          <table:table-cell table:formula="of:=[.G348]-[.$B$2]" office:value-type="float" office:value="41.8817539215088" calcext:value-type="float">
            <text:p>41.8817539215</text:p>
          </table:table-cell>
          <table:table-cell table:formula="of:=[.C348]/([.H348]-[.H347])" office:value-type="float" office:value="84748.4741957512" calcext:value-type="float">
            <text:p>84748.4741957512</text:p>
          </table:table-cell>
          <table:table-cell table:formula="of:=[.G348]-[.$B348]" office:value-type="float" office:value="0.247886657714844" calcext:value-type="float">
            <text:p>0.2478866577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4821.68502" calcext:value-type="float">
            <text:p>1443144821.68502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848471164703" calcext:value-type="float">
            <text:p>41.6848471165</text:p>
          </table:table-cell>
          <table:table-cell table:formula="of:=[.C349]/([.D349]-[.D348])" office:value-type="float" office:value="84739.3582602596" calcext:value-type="float">
            <text:p>84739.3582602596</text:p>
          </table:table-cell>
          <table:table-cell/>
          <table:table-cell office:value-type="float" office:value="1443144821.93292" calcext:value-type="float">
            <text:p>1443144821.93292</text:p>
          </table:table-cell>
          <table:table-cell table:formula="of:=[.G349]-[.$B$2]" office:value-type="float" office:value="41.9327456951141" calcext:value-type="float">
            <text:p>41.9327456951</text:p>
          </table:table-cell>
          <table:table-cell table:formula="of:=[.C349]/([.H349]-[.H348])" office:value-type="float" office:value="84719.547773232" calcext:value-type="float">
            <text:p>84719.547773232</text:p>
          </table:table-cell>
          <table:table-cell table:formula="of:=[.G349]-[.$B349]" office:value-type="float" office:value="0.247898578643799" calcext:value-type="float">
            <text:p>0.2478985786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4821.736" calcext:value-type="float">
            <text:p>1443144821.736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358231544495" calcext:value-type="float">
            <text:p>41.7358231544</text:p>
          </table:table-cell>
          <table:table-cell table:formula="of:=[.C350]/([.D350]-[.D349])" office:value-type="float" office:value="84745.6995729834" calcext:value-type="float">
            <text:p>84745.6995729834</text:p>
          </table:table-cell>
          <table:table-cell/>
          <table:table-cell office:value-type="float" office:value="1443144821.98379" calcext:value-type="float">
            <text:p>1443144821.98379</text:p>
          </table:table-cell>
          <table:table-cell table:formula="of:=[.G350]-[.$B$2]" office:value-type="float" office:value="41.9836208820343" calcext:value-type="float">
            <text:p>41.983620882</text:p>
          </table:table-cell>
          <table:table-cell table:formula="of:=[.C350]/([.H350]-[.H349])" office:value-type="float" office:value="84913.6929320574" calcext:value-type="float">
            <text:p>84913.6929320574</text:p>
          </table:table-cell>
          <table:table-cell table:formula="of:=[.G350]-[.$B350]" office:value-type="float" office:value="0.247797727584839" calcext:value-type="float">
            <text:p>0.247797727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4821.78697" calcext:value-type="float">
            <text:p>1443144821.78697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868020534515" calcext:value-type="float">
            <text:p>41.7868020535</text:p>
          </table:table-cell>
          <table:table-cell table:formula="of:=[.C351]/([.D351]-[.D350])" office:value-type="float" office:value="84740.9434994692" calcext:value-type="float">
            <text:p>84740.9434994692</text:p>
          </table:table-cell>
          <table:table-cell/>
          <table:table-cell office:value-type="float" office:value="1443144822.0349" calcext:value-type="float">
            <text:p>1443144822.0349</text:p>
          </table:table-cell>
          <table:table-cell table:formula="of:=[.G351]-[.$B$2]" office:value-type="float" office:value="42.0347261428833" calcext:value-type="float">
            <text:p>42.0347261429</text:p>
          </table:table-cell>
          <table:table-cell table:formula="of:=[.C351]/([.H351]-[.H350])" office:value-type="float" office:value="84531.4147356439" calcext:value-type="float">
            <text:p>84531.4147356439</text:p>
          </table:table-cell>
          <table:table-cell table:formula="of:=[.G351]-[.$B351]" office:value-type="float" office:value="0.247924089431763" calcext:value-type="float">
            <text:p>0.2479240894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4821.83794" calcext:value-type="float">
            <text:p>1443144821.83794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377647399902" calcext:value-type="float">
            <text:p>41.83776474</text:p>
          </table:table-cell>
          <table:table-cell table:formula="of:=[.C352]/([.D352]-[.D351])" office:value-type="float" office:value="84767.9016434857" calcext:value-type="float">
            <text:p>84767.9016434857</text:p>
          </table:table-cell>
          <table:table-cell/>
          <table:table-cell office:value-type="float" office:value="1443144822.0507" calcext:value-type="float">
            <text:p>1443144822.0507</text:p>
          </table:table-cell>
          <table:table-cell table:formula="of:=[.G352]-[.$B$2]" office:value-type="float" office:value="42.0505294799805" calcext:value-type="float">
            <text:p>42.05052948</text:p>
          </table:table-cell>
          <table:table-cell table:formula="of:=[.C352]/([.H352]-[.H351])" office:value-type="float" office:value="273359.985516867" calcext:value-type="float">
            <text:p>273359.985516867</text:p>
          </table:table-cell>
          <table:table-cell table:formula="of:=[.G352]-[.$B352]" office:value-type="float" office:value="0.212764739990234" calcext:value-type="float">
            <text:p>0.21276474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4821.88891" calcext:value-type="float">
            <text:p>1443144821.88891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887345790863" calcext:value-type="float">
            <text:p>41.8887345791</text:p>
          </table:table-cell>
          <table:table-cell table:formula="of:=[.C353]/([.D353]-[.D352])" office:value-type="float" office:value="84756.006230617" calcext:value-type="float">
            <text:p>84756.006230617</text:p>
          </table:table-cell>
          <table:table-cell/>
          <table:table-cell office:value-type="float" office:value="1443144822.08584" calcext:value-type="float">
            <text:p>1443144822.08584</text:p>
          </table:table-cell>
          <table:table-cell table:formula="of:=[.G353]-[.$B$2]" office:value-type="float" office:value="42.0856685638428" calcext:value-type="float">
            <text:p>42.0856685638</text:p>
          </table:table-cell>
          <table:table-cell table:formula="of:=[.C353]/([.H353]-[.H352])" office:value-type="float" office:value="122940.029311187" calcext:value-type="float">
            <text:p>122940.029311187</text:p>
          </table:table-cell>
          <table:table-cell table:formula="of:=[.G353]-[.$B353]" office:value-type="float" office:value="0.19693398475647" calcext:value-type="float">
            <text:p>0.1969339848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4821.93988" calcext:value-type="float">
            <text:p>1443144821.93988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397084712982" calcext:value-type="float">
            <text:p>41.9397084713</text:p>
          </table:table-cell>
          <table:table-cell table:formula="of:=[.C354]/([.D354]-[.D353])" office:value-type="float" office:value="84749.2669784846" calcext:value-type="float">
            <text:p>84749.2669784846</text:p>
          </table:table-cell>
          <table:table-cell/>
          <table:table-cell office:value-type="float" office:value="1443144822.1367" calcext:value-type="float">
            <text:p>1443144822.1367</text:p>
          </table:table-cell>
          <table:table-cell table:formula="of:=[.G354]-[.$B$2]" office:value-type="float" office:value="42.1365230083466" calcext:value-type="float">
            <text:p>42.1365230083</text:p>
          </table:table-cell>
          <table:table-cell table:formula="of:=[.C354]/([.H354]-[.H353])" office:value-type="float" office:value="84948.3273714363" calcext:value-type="float">
            <text:p>84948.3273714363</text:p>
          </table:table-cell>
          <table:table-cell table:formula="of:=[.G354]-[.$B354]" office:value-type="float" office:value="0.19681453704834" calcext:value-type="float">
            <text:p>0.19681453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4821.99084" calcext:value-type="float">
            <text:p>1443144821.99084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906711578369" calcext:value-type="float">
            <text:p>41.9906711578</text:p>
          </table:table-cell>
          <table:table-cell table:formula="of:=[.C355]/([.D355]-[.D354])" office:value-type="float" office:value="84767.9016434857" calcext:value-type="float">
            <text:p>84767.9016434857</text:p>
          </table:table-cell>
          <table:table-cell/>
          <table:table-cell office:value-type="float" office:value="1443144822.18776" calcext:value-type="float">
            <text:p>1443144822.18776</text:p>
          </table:table-cell>
          <table:table-cell table:formula="of:=[.G355]-[.$B$2]" office:value-type="float" office:value="42.1875896453857" calcext:value-type="float">
            <text:p>42.1875896454</text:p>
          </table:table-cell>
          <table:table-cell table:formula="of:=[.C355]/([.H355]-[.H354])" office:value-type="float" office:value="84595.3493410026" calcext:value-type="float">
            <text:p>84595.3493410026</text:p>
          </table:table-cell>
          <table:table-cell table:formula="of:=[.G355]-[.$B355]" office:value-type="float" office:value="0.196918487548828" calcext:value-type="float">
            <text:p>0.196918487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4822.03473" calcext:value-type="float">
            <text:p>1443144822.03473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345523357391" calcext:value-type="float">
            <text:p>42.0345523357</text:p>
          </table:table-cell>
          <table:table-cell table:formula="of:=[.C356]/([.D356]-[.D355])" office:value-type="float" office:value="98447.6763505768" calcext:value-type="float">
            <text:p>98447.6763505768</text:p>
          </table:table-cell>
          <table:table-cell/>
          <table:table-cell office:value-type="float" office:value="1443144822.27442" calcext:value-type="float">
            <text:p>1443144822.27442</text:p>
          </table:table-cell>
          <table:table-cell table:formula="of:=[.G356]-[.$B$2]" office:value-type="float" office:value="42.274248123169" calcext:value-type="float">
            <text:p>42.2742481232</text:p>
          </table:table-cell>
          <table:table-cell table:formula="of:=[.C356]/([.H356]-[.H355])" office:value-type="float" office:value="49850.864110578" calcext:value-type="float">
            <text:p>49850.864110578</text:p>
          </table:table-cell>
          <table:table-cell table:formula="of:=[.G356]-[.$B356]" office:value-type="float" office:value="0.23969578742981" calcext:value-type="float">
            <text:p>0.239695787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4822.07706" calcext:value-type="float">
            <text:p>1443144822.07706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768883228302" calcext:value-type="float">
            <text:p>42.0768883228</text:p>
          </table:table-cell>
          <table:table-cell table:formula="of:=[.C357]/([.D357]-[.D356])" office:value-type="float" office:value="102040.847440446" calcext:value-type="float">
            <text:p>102040.847440446</text:p>
          </table:table-cell>
          <table:table-cell/>
          <table:table-cell office:value-type="float" office:value="1443144822.31619" calcext:value-type="float">
            <text:p>1443144822.31619</text:p>
          </table:table-cell>
          <table:table-cell table:formula="of:=[.G357]-[.$B$2]" office:value-type="float" office:value="42.3160166740418" calcext:value-type="float">
            <text:p>42.316016674</text:p>
          </table:table-cell>
          <table:table-cell table:formula="of:=[.C357]/([.H357]-[.H356])" office:value-type="float" office:value="103427.097893715" calcext:value-type="float">
            <text:p>103427.097893715</text:p>
          </table:table-cell>
          <table:table-cell table:formula="of:=[.G357]-[.$B357]" office:value-type="float" office:value="0.239128351211548" calcext:value-type="float">
            <text:p>0.239128351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4822.11938" calcext:value-type="float">
            <text:p>1443144822.11938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192049980164" calcext:value-type="float">
            <text:p>42.119204998</text:p>
          </table:table-cell>
          <table:table-cell table:formula="of:=[.C358]/([.D358]-[.D357])" office:value-type="float" office:value="102087.415445464" calcext:value-type="float">
            <text:p>102087.415445464</text:p>
          </table:table-cell>
          <table:table-cell/>
          <table:table-cell office:value-type="float" office:value="1443144822.3585" calcext:value-type="float">
            <text:p>1443144822.3585</text:p>
          </table:table-cell>
          <table:table-cell table:formula="of:=[.G358]-[.$B$2]" office:value-type="float" office:value="42.358323097229" calcext:value-type="float">
            <text:p>42.3583230972</text:p>
          </table:table-cell>
          <table:table-cell table:formula="of:=[.C358]/([.H358]-[.H357])" office:value-type="float" office:value="102112.154007416" calcext:value-type="float">
            <text:p>102112.154007416</text:p>
          </table:table-cell>
          <table:table-cell table:formula="of:=[.G358]-[.$B358]" office:value-type="float" office:value="0.239118099212646" calcext:value-type="float">
            <text:p>0.2391180992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4822.16171" calcext:value-type="float">
            <text:p>1443144822.16171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615395545959" calcext:value-type="float">
            <text:p>42.1615395546</text:p>
          </table:table-cell>
          <table:table-cell table:formula="of:=[.C359]/([.D359]-[.D358])" office:value-type="float" office:value="102044.295465297" calcext:value-type="float">
            <text:p>102044.295465297</text:p>
          </table:table-cell>
          <table:table-cell/>
          <table:table-cell office:value-type="float" office:value="1443144822.40084" calcext:value-type="float">
            <text:p>1443144822.40084</text:p>
          </table:table-cell>
          <table:table-cell table:formula="of:=[.G359]-[.$B$2]" office:value-type="float" office:value="42.4006636142731" calcext:value-type="float">
            <text:p>42.4006636143</text:p>
          </table:table-cell>
          <table:table-cell table:formula="of:=[.C359]/([.H359]-[.H358])" office:value-type="float" office:value="102029.930232165" calcext:value-type="float">
            <text:p>102029.930232165</text:p>
          </table:table-cell>
          <table:table-cell table:formula="of:=[.G359]-[.$B359]" office:value-type="float" office:value="0.239124059677124" calcext:value-type="float">
            <text:p>0.239124059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4822.20408" calcext:value-type="float">
            <text:p>1443144822.20408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2039089202881" calcext:value-type="float">
            <text:p>42.2039089203</text:p>
          </table:table-cell>
          <table:table-cell table:formula="of:=[.C360]/([.D360]-[.D359])" office:value-type="float" office:value="101960.459625232" calcext:value-type="float">
            <text:p>101960.459625232</text:p>
          </table:table-cell>
          <table:table-cell/>
          <table:table-cell office:value-type="float" office:value="1443144822.44312" calcext:value-type="float">
            <text:p>1443144822.44312</text:p>
          </table:table-cell>
          <table:table-cell table:formula="of:=[.G360]-[.$B$2]" office:value-type="float" office:value="42.4429442882538" calcext:value-type="float">
            <text:p>42.4429442883</text:p>
          </table:table-cell>
          <table:table-cell table:formula="of:=[.C360]/([.H360]-[.H359])" office:value-type="float" office:value="102174.340975989" calcext:value-type="float">
            <text:p>102174.340975989</text:p>
          </table:table-cell>
          <table:table-cell table:formula="of:=[.G360]-[.$B360]" office:value-type="float" office:value="0.239035367965698" calcext:value-type="float">
            <text:p>0.239035368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4822.24641" calcext:value-type="float">
            <text:p>1443144822.24641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462396621704" calcext:value-type="float">
            <text:p>42.2462396622</text:p>
          </table:table-cell>
          <table:table-cell table:formula="of:=[.C361]/([.D361]-[.D360])" office:value-type="float" office:value="102053.491337554" calcext:value-type="float">
            <text:p>102053.491337554</text:p>
          </table:table-cell>
          <table:table-cell/>
          <table:table-cell office:value-type="float" office:value="1443144822.48544" calcext:value-type="float">
            <text:p>1443144822.48544</text:p>
          </table:table-cell>
          <table:table-cell table:formula="of:=[.G361]-[.$B$2]" office:value-type="float" office:value="42.4852676391602" calcext:value-type="float">
            <text:p>42.4852676392</text:p>
          </table:table-cell>
          <table:table-cell table:formula="of:=[.C361]/([.H361]-[.H360])" office:value-type="float" office:value="102071.313057341" calcext:value-type="float">
            <text:p>102071.313057341</text:p>
          </table:table-cell>
          <table:table-cell table:formula="of:=[.G361]-[.$B361]" office:value-type="float" office:value="0.239027976989746" calcext:value-type="float">
            <text:p>0.23902797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4822.28875" calcext:value-type="float">
            <text:p>1443144822.28875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885799407959" calcext:value-type="float">
            <text:p>42.2885799408</text:p>
          </table:table-cell>
          <table:table-cell table:formula="of:=[.C362]/([.D362]-[.D361])" office:value-type="float" office:value="102030.504763835" calcext:value-type="float">
            <text:p>102030.504763835</text:p>
          </table:table-cell>
          <table:table-cell/>
          <table:table-cell office:value-type="float" office:value="1443144822.52778" calcext:value-type="float">
            <text:p>1443144822.52778</text:p>
          </table:table-cell>
          <table:table-cell table:formula="of:=[.G362]-[.$B$2]" office:value-type="float" office:value="42.5276074409485" calcext:value-type="float">
            <text:p>42.5276074409</text:p>
          </table:table-cell>
          <table:table-cell table:formula="of:=[.C362]/([.H362]-[.H361])" office:value-type="float" office:value="102031.653846587" calcext:value-type="float">
            <text:p>102031.653846587</text:p>
          </table:table-cell>
          <table:table-cell table:formula="of:=[.G362]-[.$B362]" office:value-type="float" office:value="0.239027500152588" calcext:value-type="float">
            <text:p>0.2390275002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4822.33109" calcext:value-type="float">
            <text:p>1443144822.33109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309190273285" calcext:value-type="float">
            <text:p>42.3309190273</text:p>
          </table:table-cell>
          <table:table-cell table:formula="of:=[.C363]/([.D363]-[.D362])" office:value-type="float" office:value="102033.377519245" calcext:value-type="float">
            <text:p>102033.377519245</text:p>
          </table:table-cell>
          <table:table-cell/>
          <table:table-cell office:value-type="float" office:value="1443144822.57022" calcext:value-type="float">
            <text:p>1443144822.57022</text:p>
          </table:table-cell>
          <table:table-cell table:formula="of:=[.G363]-[.$B$2]" office:value-type="float" office:value="42.5700426101685" calcext:value-type="float">
            <text:p>42.5700426102</text:p>
          </table:table-cell>
          <table:table-cell table:formula="of:=[.C363]/([.H363]-[.H362])" office:value-type="float" office:value="101802.351196162" calcext:value-type="float">
            <text:p>101802.351196162</text:p>
          </table:table-cell>
          <table:table-cell table:formula="of:=[.G363]-[.$B363]" office:value-type="float" office:value="0.239123582839966" calcext:value-type="float">
            <text:p>0.2391235828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4822.37343" calcext:value-type="float">
            <text:p>1443144822.37343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732619285584" calcext:value-type="float">
            <text:p>42.3732619286</text:p>
          </table:table-cell>
          <table:table-cell table:formula="of:=[.C364]/([.D364]-[.D363])" office:value-type="float" office:value="102024.185271313" calcext:value-type="float">
            <text:p>102024.185271313</text:p>
          </table:table-cell>
          <table:table-cell/>
          <table:table-cell office:value-type="float" office:value="1443144822.61248" calcext:value-type="float">
            <text:p>1443144822.61248</text:p>
          </table:table-cell>
          <table:table-cell table:formula="of:=[.G364]-[.$B$2]" office:value-type="float" office:value="42.61230301857" calcext:value-type="float">
            <text:p>42.6123030186</text:p>
          </table:table-cell>
          <table:table-cell table:formula="of:=[.C364]/([.H364]-[.H363])" office:value-type="float" office:value="102223.337715018" calcext:value-type="float">
            <text:p>102223.337715018</text:p>
          </table:table-cell>
          <table:table-cell table:formula="of:=[.G364]-[.$B364]" office:value-type="float" office:value="0.239041090011597" calcext:value-type="float">
            <text:p>0.23904109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4822.41577" calcext:value-type="float">
            <text:p>1443144822.41577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155972003937" calcext:value-type="float">
            <text:p>42.4155972004</text:p>
          </table:table-cell>
          <table:table-cell table:formula="of:=[.C365]/([.D365]-[.D364])" office:value-type="float" office:value="102042.571423744" calcext:value-type="float">
            <text:p>102042.571423744</text:p>
          </table:table-cell>
          <table:table-cell/>
          <table:table-cell office:value-type="float" office:value="1443144822.69712" calcext:value-type="float">
            <text:p>1443144822.69712</text:p>
          </table:table-cell>
          <table:table-cell table:formula="of:=[.G365]-[.$B$2]" office:value-type="float" office:value="42.6969497203827" calcext:value-type="float">
            <text:p>42.6969497204</text:p>
          </table:table-cell>
          <table:table-cell table:formula="of:=[.C365]/([.H365]-[.H364])" office:value-type="float" office:value="51035.6565286705" calcext:value-type="float">
            <text:p>51035.6565286705</text:p>
          </table:table-cell>
          <table:table-cell table:formula="of:=[.G365]-[.$B365]" office:value-type="float" office:value="0.281352519989014" calcext:value-type="float">
            <text:p>0.28135252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4822.45814" calcext:value-type="float">
            <text:p>1443144822.45814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579639434815" calcext:value-type="float">
            <text:p>42.4579639435</text:p>
          </table:table-cell>
          <table:table-cell table:formula="of:=[.C366]/([.D366]-[.D365])" office:value-type="float" office:value="101966.771225499" calcext:value-type="float">
            <text:p>101966.771225499</text:p>
          </table:table-cell>
          <table:table-cell/>
          <table:table-cell office:value-type="float" office:value="1443144822.73941" calcext:value-type="float">
            <text:p>1443144822.73941</text:p>
          </table:table-cell>
          <table:table-cell table:formula="of:=[.G366]-[.$B$2]" office:value-type="float" office:value="42.7392375469208" calcext:value-type="float">
            <text:p>42.7392375469</text:p>
          </table:table-cell>
          <table:table-cell table:formula="of:=[.C366]/([.H366]-[.H365])" office:value-type="float" office:value="102157.059221506" calcext:value-type="float">
            <text:p>102157.059221506</text:p>
          </table:table-cell>
          <table:table-cell table:formula="of:=[.G366]-[.$B366]" office:value-type="float" office:value="0.281273603439331" calcext:value-type="float">
            <text:p>0.2812736034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4822.50046" calcext:value-type="float">
            <text:p>1443144822.50046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5002861022949" calcext:value-type="float">
            <text:p>42.5002861023</text:p>
          </table:table-cell>
          <table:table-cell table:formula="of:=[.C367]/([.D367]-[.D366])" office:value-type="float" office:value="102074.188111226" calcext:value-type="float">
            <text:p>102074.188111226</text:p>
          </table:table-cell>
          <table:table-cell/>
          <table:table-cell office:value-type="float" office:value="1443144822.78184" calcext:value-type="float">
            <text:p>1443144822.78184</text:p>
          </table:table-cell>
          <table:table-cell table:formula="of:=[.G367]-[.$B$2]" office:value-type="float" office:value="42.7816624641419" calcext:value-type="float">
            <text:p>42.7816624641</text:p>
          </table:table-cell>
          <table:table-cell table:formula="of:=[.C367]/([.H367]-[.H366])" office:value-type="float" office:value="101826.951776693" calcext:value-type="float">
            <text:p>101826.951776693</text:p>
          </table:table-cell>
          <table:table-cell table:formula="of:=[.G367]-[.$B367]" office:value-type="float" office:value="0.281376361846924" calcext:value-type="float">
            <text:p>0.2813763618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4822.54282" calcext:value-type="float">
            <text:p>1443144822.54282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426468849182" calcext:value-type="float">
            <text:p>42.5426468849</text:p>
          </table:table-cell>
          <table:table-cell table:formula="of:=[.C368]/([.D368]-[.D367])" office:value-type="float" office:value="101981.118678028" calcext:value-type="float">
            <text:p>101981.118678028</text:p>
          </table:table-cell>
          <table:table-cell/>
          <table:table-cell office:value-type="float" office:value="1443144822.82415" calcext:value-type="float">
            <text:p>1443144822.82415</text:p>
          </table:table-cell>
          <table:table-cell table:formula="of:=[.G368]-[.$B$2]" office:value-type="float" office:value="42.823982000351" calcext:value-type="float">
            <text:p>42.8239820004</text:p>
          </table:table-cell>
          <table:table-cell table:formula="of:=[.C368]/([.H368]-[.H367])" office:value-type="float" office:value="102080.513799922" calcext:value-type="float">
            <text:p>102080.513799922</text:p>
          </table:table-cell>
          <table:table-cell table:formula="of:=[.G368]-[.$B368]" office:value-type="float" office:value="0.281335115432739" calcext:value-type="float">
            <text:p>0.2813351154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4822.58514" calcext:value-type="float">
            <text:p>1443144822.58514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849697589874" calcext:value-type="float">
            <text:p>42.584969759</text:p>
          </table:table-cell>
          <table:table-cell table:formula="of:=[.C369]/([.D369]-[.D368])" office:value-type="float" office:value="102072.46305946" calcext:value-type="float">
            <text:p>102072.46305946</text:p>
          </table:table-cell>
          <table:table-cell/>
          <table:table-cell office:value-type="float" office:value="1443144822.86638" calcext:value-type="float">
            <text:p>1443144822.86638</text:p>
          </table:table-cell>
          <table:table-cell table:formula="of:=[.G369]-[.$B$2]" office:value-type="float" office:value="42.8662080764771" calcext:value-type="float">
            <text:p>42.8662080765</text:p>
          </table:table-cell>
          <table:table-cell table:formula="of:=[.C369]/([.H369]-[.H368])" office:value-type="float" office:value="102306.451281414" calcext:value-type="float">
            <text:p>102306.451281414</text:p>
          </table:table-cell>
          <table:table-cell table:formula="of:=[.G369]-[.$B369]" office:value-type="float" office:value="0.281238317489624" calcext:value-type="float">
            <text:p>0.2812383175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4822.62746" calcext:value-type="float">
            <text:p>1443144822.62746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272838115692" calcext:value-type="float">
            <text:p>42.6272838116</text:p>
          </table:table-cell>
          <table:table-cell table:formula="of:=[.C370]/([.D370]-[.D369])" office:value-type="float" office:value="102093.742773752" calcext:value-type="float">
            <text:p>102093.742773752</text:p>
          </table:table-cell>
          <table:table-cell/>
          <table:table-cell office:value-type="float" office:value="1443144822.90885" calcext:value-type="float">
            <text:p>1443144822.90885</text:p>
          </table:table-cell>
          <table:table-cell table:formula="of:=[.G370]-[.$B$2]" office:value-type="float" office:value="42.9086756706238" calcext:value-type="float">
            <text:p>42.9086756706</text:p>
          </table:table-cell>
          <table:table-cell table:formula="of:=[.C370]/([.H370]-[.H369])" office:value-type="float" office:value="101724.622898912" calcext:value-type="float">
            <text:p>101724.622898912</text:p>
          </table:table-cell>
          <table:table-cell table:formula="of:=[.G370]-[.$B370]" office:value-type="float" office:value="0.281391859054565" calcext:value-type="float">
            <text:p>0.281391859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4822.66981" calcext:value-type="float">
            <text:p>1443144822.66981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696338653565" calcext:value-type="float">
            <text:p>42.6696338654</text:p>
          </table:table-cell>
          <table:table-cell table:formula="of:=[.C371]/([.D371]-[.D370])" office:value-type="float" office:value="102006.954269855" calcext:value-type="float">
            <text:p>102006.954269855</text:p>
          </table:table-cell>
          <table:table-cell/>
          <table:table-cell office:value-type="float" office:value="1443144822.9511" calcext:value-type="float">
            <text:p>1443144822.9511</text:p>
          </table:table-cell>
          <table:table-cell table:formula="of:=[.G371]-[.$B$2]" office:value-type="float" office:value="42.9509263038635" calcext:value-type="float">
            <text:p>42.9509263039</text:p>
          </table:table-cell>
          <table:table-cell table:formula="of:=[.C371]/([.H371]-[.H370])" office:value-type="float" office:value="102246.988240074" calcext:value-type="float">
            <text:p>102246.988240074</text:p>
          </table:table-cell>
          <table:table-cell table:formula="of:=[.G371]-[.$B371]" office:value-type="float" office:value="0.28129243850708" calcext:value-type="float">
            <text:p>0.281292438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4822.71212" calcext:value-type="float">
            <text:p>1443144822.71212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119483947754" calcext:value-type="float">
            <text:p>42.7119483948</text:p>
          </table:table-cell>
          <table:table-cell table:formula="of:=[.C372]/([.D372]-[.D371])" office:value-type="float" office:value="102092.592292089" calcext:value-type="float">
            <text:p>102092.592292089</text:p>
          </table:table-cell>
          <table:table-cell/>
          <table:table-cell office:value-type="float" office:value="1443144823.03606" calcext:value-type="float">
            <text:p>1443144823.03606</text:p>
          </table:table-cell>
          <table:table-cell table:formula="of:=[.G372]-[.$B$2]" office:value-type="float" office:value="43.035888671875" calcext:value-type="float">
            <text:p>43.0358886719</text:p>
          </table:table-cell>
          <table:table-cell table:formula="of:=[.C372]/([.H372]-[.H371])" office:value-type="float" office:value="50846.0404424764" calcext:value-type="float">
            <text:p>50846.0404424764</text:p>
          </table:table-cell>
          <table:table-cell table:formula="of:=[.G372]-[.$B372]" office:value-type="float" office:value="0.323940277099609" calcext:value-type="float">
            <text:p>0.323940277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4822.75442" calcext:value-type="float">
            <text:p>1443144822.75442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54243850708" calcext:value-type="float">
            <text:p>42.7542438507</text:p>
          </table:table-cell>
          <table:table-cell table:formula="of:=[.C373]/([.D373]-[.D372])" office:value-type="float" office:value="102138.631792559" calcext:value-type="float">
            <text:p>102138.631792559</text:p>
          </table:table-cell>
          <table:table-cell/>
          <table:table-cell office:value-type="float" office:value="1443144823.0505" calcext:value-type="float">
            <text:p>1443144823.0505</text:p>
          </table:table-cell>
          <table:table-cell table:formula="of:=[.G373]-[.$B$2]" office:value-type="float" office:value="43.0503287315369" calcext:value-type="float">
            <text:p>43.0503287315</text:p>
          </table:table-cell>
          <table:table-cell table:formula="of:=[.C373]/([.H373]-[.H372])" office:value-type="float" office:value="299167.738995476" calcext:value-type="float">
            <text:p>299167.738995476</text:p>
          </table:table-cell>
          <table:table-cell table:formula="of:=[.G373]-[.$B373]" office:value-type="float" office:value="0.296084880828857" calcext:value-type="float">
            <text:p>0.2960848808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4822.79674" calcext:value-type="float">
            <text:p>1443144822.79674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965700626373" calcext:value-type="float">
            <text:p>42.7965700626</text:p>
          </table:table-cell>
          <table:table-cell table:formula="of:=[.C374]/([.D374]-[.D373])" office:value-type="float" office:value="102064.413588766" calcext:value-type="float">
            <text:p>102064.413588766</text:p>
          </table:table-cell>
          <table:table-cell/>
          <table:table-cell office:value-type="float" office:value="1443144823.07813" calcext:value-type="float">
            <text:p>1443144823.07813</text:p>
          </table:table-cell>
          <table:table-cell table:formula="of:=[.G374]-[.$B$2]" office:value-type="float" office:value="43.0779588222504" calcext:value-type="float">
            <text:p>43.0779588223</text:p>
          </table:table-cell>
          <table:table-cell table:formula="of:=[.C374]/([.H374]-[.H373])" office:value-type="float" office:value="156351.278205869" calcext:value-type="float">
            <text:p>156351.278205869</text:p>
          </table:table-cell>
          <table:table-cell table:formula="of:=[.G374]-[.$B374]" office:value-type="float" office:value="0.281388759613037" calcext:value-type="float">
            <text:p>0.281388759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4822.83907" calcext:value-type="float">
            <text:p>1443144822.83907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388974666595" calcext:value-type="float">
            <text:p>42.8388974667</text:p>
          </table:table-cell>
          <table:table-cell table:formula="of:=[.C375]/([.D375]-[.D374])" office:value-type="float" office:value="102061.539085471" calcext:value-type="float">
            <text:p>102061.539085471</text:p>
          </table:table-cell>
          <table:table-cell/>
          <table:table-cell office:value-type="float" office:value="1443144823.12052" calcext:value-type="float">
            <text:p>1443144823.12052</text:p>
          </table:table-cell>
          <table:table-cell table:formula="of:=[.G375]-[.$B$2]" office:value-type="float" office:value="43.1203515529633" calcext:value-type="float">
            <text:p>43.120351553</text:p>
          </table:table-cell>
          <table:table-cell table:formula="of:=[.C375]/([.H375]-[.H374])" office:value-type="float" office:value="101904.263475209" calcext:value-type="float">
            <text:p>101904.263475209</text:p>
          </table:table-cell>
          <table:table-cell table:formula="of:=[.G375]-[.$B375]" office:value-type="float" office:value="0.281454086303711" calcext:value-type="float">
            <text:p>0.2814540863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4822.88138" calcext:value-type="float">
            <text:p>1443144822.88138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812112808228" calcext:value-type="float">
            <text:p>42.8812112808</text:p>
          </table:table-cell>
          <table:table-cell table:formula="of:=[.C376]/([.D376]-[.D375])" office:value-type="float" office:value="102094.318024307" calcext:value-type="float">
            <text:p>102094.318024307</text:p>
          </table:table-cell>
          <table:table-cell/>
          <table:table-cell office:value-type="float" office:value="1443144823.16281" calcext:value-type="float">
            <text:p>1443144823.16281</text:p>
          </table:table-cell>
          <table:table-cell table:formula="of:=[.G376]-[.$B$2]" office:value-type="float" office:value="43.1626346111298" calcext:value-type="float">
            <text:p>43.1626346111</text:p>
          </table:table-cell>
          <table:table-cell table:formula="of:=[.C376]/([.H376]-[.H375])" office:value-type="float" office:value="102168.579741525" calcext:value-type="float">
            <text:p>102168.579741525</text:p>
          </table:table-cell>
          <table:table-cell table:formula="of:=[.G376]-[.$B376]" office:value-type="float" office:value="0.281423330307007" calcext:value-type="float">
            <text:p>0.281423330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4822.92372" calcext:value-type="float">
            <text:p>1443144822.92372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235455989838" calcext:value-type="float">
            <text:p>42.923545599</text:p>
          </table:table-cell>
          <table:table-cell table:formula="of:=[.C377]/([.D377]-[.D376])" office:value-type="float" office:value="102044.870158761" calcext:value-type="float">
            <text:p>102044.870158761</text:p>
          </table:table-cell>
          <table:table-cell/>
          <table:table-cell office:value-type="float" office:value="1443144823.20538" calcext:value-type="float">
            <text:p>1443144823.20538</text:p>
          </table:table-cell>
          <table:table-cell table:formula="of:=[.G377]-[.$B$2]" office:value-type="float" office:value="43.2052104473114" calcext:value-type="float">
            <text:p>43.2052104473</text:p>
          </table:table-cell>
          <table:table-cell table:formula="of:=[.C377]/([.H377]-[.H376])" office:value-type="float" office:value="101466.004838276" calcext:value-type="float">
            <text:p>101466.004838276</text:p>
          </table:table-cell>
          <table:table-cell table:formula="of:=[.G377]-[.$B377]" office:value-type="float" office:value="0.281664848327637" calcext:value-type="float">
            <text:p>0.2816648483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4822.96605" calcext:value-type="float">
            <text:p>1443144822.96605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658815860748" calcext:value-type="float">
            <text:p>42.9658815861</text:p>
          </table:table-cell>
          <table:table-cell table:formula="of:=[.C378]/([.D378]-[.D377])" office:value-type="float" office:value="102040.847440446" calcext:value-type="float">
            <text:p>102040.847440446</text:p>
          </table:table-cell>
          <table:table-cell/>
          <table:table-cell office:value-type="float" office:value="1443144823.2488" calcext:value-type="float">
            <text:p>1443144823.2488</text:p>
          </table:table-cell>
          <table:table-cell table:formula="of:=[.G378]-[.$B$2]" office:value-type="float" office:value="43.248631477356" calcext:value-type="float">
            <text:p>43.2486314774</text:p>
          </table:table-cell>
          <table:table-cell table:formula="of:=[.C378]/([.H378]-[.H377])" office:value-type="float" office:value="99490.9608447131" calcext:value-type="float">
            <text:p>99490.9608447131</text:p>
          </table:table-cell>
          <table:table-cell table:formula="of:=[.G378]-[.$B378]" office:value-type="float" office:value="0.282749891281128" calcext:value-type="float">
            <text:p>0.2827498913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4823.00856" calcext:value-type="float">
            <text:p>1443144823.00856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3.0083887577057" calcext:value-type="float">
            <text:p>43.0083887577</text:p>
          </table:table-cell>
          <table:table-cell table:formula="of:=[.C379]/([.D379]-[.D378])" office:value-type="float" office:value="101629.909360136" calcext:value-type="float">
            <text:p>101629.909360136</text:p>
          </table:table-cell>
          <table:table-cell/>
          <table:table-cell office:value-type="float" office:value="1443144823.29214" calcext:value-type="float">
            <text:p>1443144823.29214</text:p>
          </table:table-cell>
          <table:table-cell table:formula="of:=[.G379]-[.$B$2]" office:value-type="float" office:value="43.2919642925262" calcext:value-type="float">
            <text:p>43.2919642925</text:p>
          </table:table-cell>
          <table:table-cell table:formula="of:=[.C379]/([.H379]-[.H378])" office:value-type="float" office:value="99693.4997881717" calcext:value-type="float">
            <text:p>99693.4997881717</text:p>
          </table:table-cell>
          <table:table-cell table:formula="of:=[.G379]-[.$B379]" office:value-type="float" office:value="0.283575534820557" calcext:value-type="float">
            <text:p>0.2835755348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4823.05191" calcext:value-type="float">
            <text:p>1443144823.05191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517380237579" calcext:value-type="float">
            <text:p>43.0517380238</text:p>
          </table:table-cell>
          <table:table-cell table:formula="of:=[.C380]/([.D380]-[.D379])" office:value-type="float" office:value="99655.6664833352" calcext:value-type="float">
            <text:p>99655.6664833352</text:p>
          </table:table-cell>
          <table:table-cell/>
          <table:table-cell office:value-type="float" office:value="1443144823.33551" calcext:value-type="float">
            <text:p>1443144823.33551</text:p>
          </table:table-cell>
          <table:table-cell table:formula="of:=[.G380]-[.$B$2]" office:value-type="float" office:value="43.3353328704834" calcext:value-type="float">
            <text:p>43.3353328705</text:p>
          </table:table-cell>
          <table:table-cell table:formula="of:=[.C380]/([.H380]-[.H379])" office:value-type="float" office:value="99611.2900973607" calcext:value-type="float">
            <text:p>99611.2900973607</text:p>
          </table:table-cell>
          <table:table-cell table:formula="of:=[.G380]-[.$B380]" office:value-type="float" office:value="0.283594846725464" calcext:value-type="float">
            <text:p>0.2835948467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4823.09525" calcext:value-type="float">
            <text:p>1443144823.09525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950739383698" calcext:value-type="float">
            <text:p>43.0950739384</text:p>
          </table:table-cell>
          <table:table-cell table:formula="of:=[.C381]/([.D381]-[.D380])" office:value-type="float" office:value="99686.3695781343" calcext:value-type="float">
            <text:p>99686.3695781343</text:p>
          </table:table-cell>
          <table:table-cell/>
          <table:table-cell office:value-type="float" office:value="1443144823.37885" calcext:value-type="float">
            <text:p>1443144823.37885</text:p>
          </table:table-cell>
          <table:table-cell table:formula="of:=[.G381]-[.$B$2]" office:value-type="float" office:value="43.3786783218384" calcext:value-type="float">
            <text:p>43.3786783218</text:p>
          </table:table-cell>
          <table:table-cell table:formula="of:=[.C381]/([.H381]-[.H380])" office:value-type="float" office:value="99664.4368660756" calcext:value-type="float">
            <text:p>99664.4368660756</text:p>
          </table:table-cell>
          <table:table-cell table:formula="of:=[.G381]-[.$B381]" office:value-type="float" office:value="0.283604383468628" calcext:value-type="float">
            <text:p>0.283604383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4823.13865" calcext:value-type="float">
            <text:p>1443144823.13865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384751796722" calcext:value-type="float">
            <text:p>43.1384751797</text:p>
          </table:table-cell>
          <table:table-cell table:formula="of:=[.C382]/([.D382]-[.D381])" office:value-type="float" office:value="99536.3236247377" calcext:value-type="float">
            <text:p>99536.3236247377</text:p>
          </table:table-cell>
          <table:table-cell/>
          <table:table-cell office:value-type="float" office:value="1443144823.42218" calcext:value-type="float">
            <text:p>1443144823.42218</text:p>
          </table:table-cell>
          <table:table-cell table:formula="of:=[.G382]-[.$B$2]" office:value-type="float" office:value="43.4220097064972" calcext:value-type="float">
            <text:p>43.4220097065</text:p>
          </table:table-cell>
          <table:table-cell table:formula="of:=[.C382]/([.H382]-[.H381])" office:value-type="float" office:value="99696.7909983768" calcext:value-type="float">
            <text:p>99696.7909983768</text:p>
          </table:table-cell>
          <table:table-cell table:formula="of:=[.G382]-[.$B382]" office:value-type="float" office:value="0.283534526824951" calcext:value-type="float">
            <text:p>0.283534526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4823.18199" calcext:value-type="float">
            <text:p>1443144823.18199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818220615387" calcext:value-type="float">
            <text:p>43.1818220615</text:p>
          </table:table-cell>
          <table:table-cell table:formula="of:=[.C383]/([.D383]-[.D382])" office:value-type="float" office:value="99661.1477916506" calcext:value-type="float">
            <text:p>99661.1477916506</text:p>
          </table:table-cell>
          <table:table-cell/>
          <table:table-cell office:value-type="float" office:value="1443144823.46553" calcext:value-type="float">
            <text:p>1443144823.46553</text:p>
          </table:table-cell>
          <table:table-cell table:formula="of:=[.G383]-[.$B$2]" office:value-type="float" office:value="43.4653558731079" calcext:value-type="float">
            <text:p>43.4653558731</text:p>
          </table:table-cell>
          <table:table-cell table:formula="of:=[.C383]/([.H383]-[.H382])" office:value-type="float" office:value="99662.7923017266" calcext:value-type="float">
            <text:p>99662.7923017266</text:p>
          </table:table-cell>
          <table:table-cell table:formula="of:=[.G383]-[.$B383]" office:value-type="float" office:value="0.283533811569214" calcext:value-type="float">
            <text:p>0.2835338116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4823.22534" calcext:value-type="float">
            <text:p>1443144823.22534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25163936615" calcext:value-type="float">
            <text:p>43.2251639366</text:p>
          </table:table-cell>
          <table:table-cell table:formula="of:=[.C384]/([.D384]-[.D383])" office:value-type="float" office:value="99672.6605020106" calcext:value-type="float">
            <text:p>99672.6605020106</text:p>
          </table:table-cell>
          <table:table-cell/>
          <table:table-cell office:value-type="float" office:value="1443144823.50884" calcext:value-type="float">
            <text:p>1443144823.50884</text:p>
          </table:table-cell>
          <table:table-cell table:formula="of:=[.G384]-[.$B$2]" office:value-type="float" office:value="43.5086636543274" calcext:value-type="float">
            <text:p>43.5086636543</text:p>
          </table:table-cell>
          <table:table-cell table:formula="of:=[.C384]/([.H384]-[.H383])" office:value-type="float" office:value="99751.1273576077" calcext:value-type="float">
            <text:p>99751.1273576077</text:p>
          </table:table-cell>
          <table:table-cell table:formula="of:=[.G384]-[.$B384]" office:value-type="float" office:value="0.283499717712402" calcext:value-type="float">
            <text:p>0.2834997177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4823.26868" calcext:value-type="float">
            <text:p>1443144823.26868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685115337372" calcext:value-type="float">
            <text:p>43.2685115337</text:p>
          </table:table-cell>
          <table:table-cell table:formula="of:=[.C385]/([.D385]-[.D384])" office:value-type="float" office:value="99659.5033358451" calcext:value-type="float">
            <text:p>99659.5033358451</text:p>
          </table:table-cell>
          <table:table-cell/>
          <table:table-cell office:value-type="float" office:value="1443144823.55212" calcext:value-type="float">
            <text:p>1443144823.55212</text:p>
          </table:table-cell>
          <table:table-cell table:formula="of:=[.G385]-[.$B$2]" office:value-type="float" office:value="43.5519461631775" calcext:value-type="float">
            <text:p>43.5519461632</text:p>
          </table:table-cell>
          <table:table-cell table:formula="of:=[.C385]/([.H385]-[.H384])" office:value-type="float" office:value="99809.3713782087" calcext:value-type="float">
            <text:p>99809.3713782087</text:p>
          </table:table-cell>
          <table:table-cell table:formula="of:=[.G385]-[.$B385]" office:value-type="float" office:value="0.283434629440308" calcext:value-type="float">
            <text:p>0.283434629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4823.31204" calcext:value-type="float">
            <text:p>1443144823.31204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118689060211" calcext:value-type="float">
            <text:p>43.311868906</text:p>
          </table:table-cell>
          <table:table-cell table:formula="of:=[.C386]/([.D386]-[.D385])" office:value-type="float" office:value="99637.0345441948" calcext:value-type="float">
            <text:p>99637.0345441948</text:p>
          </table:table-cell>
          <table:table-cell/>
          <table:table-cell office:value-type="float" office:value="1443144823.59562" calcext:value-type="float">
            <text:p>1443144823.59562</text:p>
          </table:table-cell>
          <table:table-cell table:formula="of:=[.G386]-[.$B$2]" office:value-type="float" office:value="43.5954487323761" calcext:value-type="float">
            <text:p>43.5954487324</text:p>
          </table:table-cell>
          <table:table-cell table:formula="of:=[.C386]/([.H386]-[.H385])" office:value-type="float" office:value="99304.4797027343" calcext:value-type="float">
            <text:p>99304.4797027343</text:p>
          </table:table-cell>
          <table:table-cell table:formula="of:=[.G386]-[.$B386]" office:value-type="float" office:value="0.28357982635498" calcext:value-type="float">
            <text:p>0.2835798264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4823.35539" calcext:value-type="float">
            <text:p>1443144823.35539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552129268646" calcext:value-type="float">
            <text:p>43.3552129269</text:p>
          </table:table-cell>
          <table:table-cell table:formula="of:=[.C387]/([.D387]-[.D386])" office:value-type="float" office:value="99667.7261576035" calcext:value-type="float">
            <text:p>99667.7261576035</text:p>
          </table:table-cell>
          <table:table-cell/>
          <table:table-cell office:value-type="float" office:value="1443144823.63885" calcext:value-type="float">
            <text:p>1443144823.63885</text:p>
          </table:table-cell>
          <table:table-cell table:formula="of:=[.G387]-[.$B$2]" office:value-type="float" office:value="43.638679265976" calcext:value-type="float">
            <text:p>43.638679266</text:p>
          </table:table-cell>
          <table:table-cell table:formula="of:=[.C387]/([.H387]-[.H386])" office:value-type="float" office:value="99929.3702915256" calcext:value-type="float">
            <text:p>99929.3702915256</text:p>
          </table:table-cell>
          <table:table-cell table:formula="of:=[.G387]-[.$B387]" office:value-type="float" office:value="0.283466339111328" calcext:value-type="float">
            <text:p>0.283466339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4823.39875" calcext:value-type="float">
            <text:p>1443144823.39875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3985726833344" calcext:value-type="float">
            <text:p>43.3985726833</text:p>
          </table:table-cell>
          <table:table-cell table:formula="of:=[.C388]/([.D388]-[.D387])" office:value-type="float" office:value="99631.5558879162" calcext:value-type="float">
            <text:p>99631.5558879162</text:p>
          </table:table-cell>
          <table:table-cell/>
          <table:table-cell office:value-type="float" office:value="1443144823.68219" calcext:value-type="float">
            <text:p>1443144823.68219</text:p>
          </table:table-cell>
          <table:table-cell table:formula="of:=[.G388]-[.$B$2]" office:value-type="float" office:value="43.682018995285" calcext:value-type="float">
            <text:p>43.6820189953</text:p>
          </table:table-cell>
          <table:table-cell table:formula="of:=[.C388]/([.H388]-[.H387])" office:value-type="float" office:value="99677.5953350203" calcext:value-type="float">
            <text:p>99677.5953350203</text:p>
          </table:table-cell>
          <table:table-cell table:formula="of:=[.G388]-[.$B388]" office:value-type="float" office:value="0.283446311950684" calcext:value-type="float">
            <text:p>0.283446312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4823.44211" calcext:value-type="float">
            <text:p>1443144823.44211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419343471527" calcext:value-type="float">
            <text:p>43.4419343472</text:p>
          </table:table-cell>
          <table:table-cell table:formula="of:=[.C389]/([.D389]-[.D388])" office:value-type="float" office:value="99627.1733966746" calcext:value-type="float">
            <text:p>99627.1733966746</text:p>
          </table:table-cell>
          <table:table-cell/>
          <table:table-cell office:value-type="float" office:value="1443144823.72551" calcext:value-type="float">
            <text:p>1443144823.72551</text:p>
          </table:table-cell>
          <table:table-cell table:formula="of:=[.G389]-[.$B$2]" office:value-type="float" office:value="43.7253351211548" calcext:value-type="float">
            <text:p>43.7253351212</text:p>
          </table:table-cell>
          <table:table-cell table:formula="of:=[.C389]/([.H389]-[.H388])" office:value-type="float" office:value="99731.9107666734" calcext:value-type="float">
            <text:p>99731.9107666734</text:p>
          </table:table-cell>
          <table:table-cell table:formula="of:=[.G389]-[.$B389]" office:value-type="float" office:value="0.283400774002075" calcext:value-type="float">
            <text:p>0.283400774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4823.48544" calcext:value-type="float">
            <text:p>1443144823.48544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852714538574" calcext:value-type="float">
            <text:p>43.4852714539</text:p>
          </table:table-cell>
          <table:table-cell table:formula="of:=[.C390]/([.D390]-[.D389])" office:value-type="float" office:value="99683.6274612283" calcext:value-type="float">
            <text:p>99683.6274612283</text:p>
          </table:table-cell>
          <table:table-cell/>
          <table:table-cell office:value-type="float" office:value="1443144823.76895" calcext:value-type="float">
            <text:p>1443144823.76895</text:p>
          </table:table-cell>
          <table:table-cell table:formula="of:=[.G390]-[.$B$2]" office:value-type="float" office:value="43.7687799930573" calcext:value-type="float">
            <text:p>43.7687799931</text:p>
          </table:table-cell>
          <table:table-cell table:formula="of:=[.C390]/([.H390]-[.H389])" office:value-type="float" office:value="99436.3617804754" calcext:value-type="float">
            <text:p>99436.3617804754</text:p>
          </table:table-cell>
          <table:table-cell table:formula="of:=[.G390]-[.$B390]" office:value-type="float" office:value="0.283508539199829" calcext:value-type="float">
            <text:p>0.283508539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4823.52879" calcext:value-type="float">
            <text:p>1443144823.52879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286197662354" calcext:value-type="float">
            <text:p>43.5286197662</text:p>
          </table:table-cell>
          <table:table-cell table:formula="of:=[.C391]/([.D391]-[.D390])" office:value-type="float" office:value="99657.8589343072" calcext:value-type="float">
            <text:p>99657.8589343072</text:p>
          </table:table-cell>
          <table:table-cell/>
          <table:table-cell office:value-type="float" office:value="1443144823.81229" calcext:value-type="float">
            <text:p>1443144823.81229</text:p>
          </table:table-cell>
          <table:table-cell table:formula="of:=[.G391]-[.$B$2]" office:value-type="float" office:value="43.8121213912964" calcext:value-type="float">
            <text:p>43.8121213913</text:p>
          </table:table-cell>
          <table:table-cell table:formula="of:=[.C391]/([.H391]-[.H390])" office:value-type="float" office:value="99673.7570893408" calcext:value-type="float">
            <text:p>99673.7570893408</text:p>
          </table:table-cell>
          <table:table-cell table:formula="of:=[.G391]-[.$B391]" office:value-type="float" office:value="0.283501625061035" calcext:value-type="float">
            <text:p>0.283501625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4823.57214" calcext:value-type="float">
            <text:p>1443144823.57214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719709396362" calcext:value-type="float">
            <text:p>43.5719709396</text:p>
          </table:table-cell>
          <table:table-cell table:formula="of:=[.C392]/([.D392]-[.D391])" office:value-type="float" office:value="99651.281870779" calcext:value-type="float">
            <text:p>99651.281870779</text:p>
          </table:table-cell>
          <table:table-cell/>
          <table:table-cell office:value-type="float" office:value="1443144823.85557" calcext:value-type="float">
            <text:p>1443144823.85557</text:p>
          </table:table-cell>
          <table:table-cell table:formula="of:=[.G392]-[.$B$2]" office:value-type="float" office:value="43.8553953170776" calcext:value-type="float">
            <text:p>43.8553953171</text:p>
          </table:table-cell>
          <table:table-cell table:formula="of:=[.C392]/([.H392]-[.H391])" office:value-type="float" office:value="99829.167842031" calcext:value-type="float">
            <text:p>99829.167842031</text:p>
          </table:table-cell>
          <table:table-cell table:formula="of:=[.G392]-[.$B392]" office:value-type="float" office:value="0.283424377441406" calcext:value-type="float">
            <text:p>0.283424377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4823.6155" calcext:value-type="float">
            <text:p>1443144823.6155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1532330513" calcext:value-type="float">
            <text:p>43.6153233051</text:p>
          </table:table-cell>
          <table:table-cell table:formula="of:=[.C393]/([.D393]-[.D392])" office:value-type="float" office:value="99648.5416838528" calcext:value-type="float">
            <text:p>99648.5416838528</text:p>
          </table:table-cell>
          <table:table-cell/>
          <table:table-cell office:value-type="float" office:value="1443144823.89902" calcext:value-type="float">
            <text:p>1443144823.89902</text:p>
          </table:table-cell>
          <table:table-cell table:formula="of:=[.G393]-[.$B$2]" office:value-type="float" office:value="43.8988461494446" calcext:value-type="float">
            <text:p>43.8988461494</text:p>
          </table:table-cell>
          <table:table-cell table:formula="of:=[.C393]/([.H393]-[.H392])" office:value-type="float" office:value="99422.7213766009" calcext:value-type="float">
            <text:p>99422.7213766009</text:p>
          </table:table-cell>
          <table:table-cell table:formula="of:=[.G393]-[.$B393]" office:value-type="float" office:value="0.283522844314575" calcext:value-type="float">
            <text:p>0.2835228443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4823.65884" calcext:value-type="float">
            <text:p>1443144823.65884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58665895462" calcext:value-type="float">
            <text:p>43.6586658955</text:p>
          </table:table-cell>
          <table:table-cell table:formula="of:=[.C394]/([.D394]-[.D393])" office:value-type="float" office:value="99671.0156662559" calcext:value-type="float">
            <text:p>99671.0156662559</text:p>
          </table:table-cell>
          <table:table-cell/>
          <table:table-cell office:value-type="float" office:value="1443144823.94232" calcext:value-type="float">
            <text:p>1443144823.94232</text:p>
          </table:table-cell>
          <table:table-cell table:formula="of:=[.G394]-[.$B$2]" office:value-type="float" office:value="43.942152261734" calcext:value-type="float">
            <text:p>43.9421522617</text:p>
          </table:table-cell>
          <table:table-cell table:formula="of:=[.C394]/([.H394]-[.H393])" office:value-type="float" office:value="99754.9715644768" calcext:value-type="float">
            <text:p>99754.9715644768</text:p>
          </table:table-cell>
          <table:table-cell table:formula="of:=[.G394]-[.$B394]" office:value-type="float" office:value="0.283486366271973" calcext:value-type="float">
            <text:p>0.2834863663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4823.70218" calcext:value-type="float">
            <text:p>1443144823.70218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7020080089569" calcext:value-type="float">
            <text:p>43.702008009</text:p>
          </table:table-cell>
          <table:table-cell table:formula="of:=[.C395]/([.D395]-[.D394])" office:value-type="float" office:value="99672.1122173937" calcext:value-type="float">
            <text:p>99672.1122173937</text:p>
          </table:table-cell>
          <table:table-cell/>
          <table:table-cell office:value-type="float" office:value="1443144823.98576" calcext:value-type="float">
            <text:p>1443144823.98576</text:p>
          </table:table-cell>
          <table:table-cell table:formula="of:=[.G395]-[.$B$2]" office:value-type="float" office:value="43.9855906963348" calcext:value-type="float">
            <text:p>43.9855906963</text:p>
          </table:table-cell>
          <table:table-cell table:formula="of:=[.C395]/([.H395]-[.H394])" office:value-type="float" office:value="99451.0976212169" calcext:value-type="float">
            <text:p>99451.0976212169</text:p>
          </table:table-cell>
          <table:table-cell table:formula="of:=[.G395]-[.$B395]" office:value-type="float" office:value="0.28358268737793" calcext:value-type="float">
            <text:p>0.2835826874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4823.74554" calcext:value-type="float">
            <text:p>1443144823.74554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453701496124" calcext:value-type="float">
            <text:p>43.7453701496</text:p>
          </table:table-cell>
          <table:table-cell table:formula="of:=[.C396]/([.D396]-[.D395])" office:value-type="float" office:value="99626.0778341049" calcext:value-type="float">
            <text:p>99626.0778341049</text:p>
          </table:table-cell>
          <table:table-cell/>
          <table:table-cell office:value-type="float" office:value="1443144824.02914" calcext:value-type="float">
            <text:p>1443144824.02914</text:p>
          </table:table-cell>
          <table:table-cell table:formula="of:=[.G396]-[.$B$2]" office:value-type="float" office:value="44.0289635658264" calcext:value-type="float">
            <text:p>44.0289635658</text:p>
          </table:table-cell>
          <table:table-cell table:formula="of:=[.C396]/([.H396]-[.H395])" office:value-type="float" office:value="99601.4340448222" calcext:value-type="float">
            <text:p>99601.4340448222</text:p>
          </table:table-cell>
          <table:table-cell table:formula="of:=[.G396]-[.$B396]" office:value-type="float" office:value="0.283593416213989" calcext:value-type="float">
            <text:p>0.283593416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4823.78888" calcext:value-type="float">
            <text:p>1443144823.78888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887060642242" calcext:value-type="float">
            <text:p>43.7887060642</text:p>
          </table:table-cell>
          <table:table-cell table:formula="of:=[.C397]/([.D397]-[.D396])" office:value-type="float" office:value="99686.3695781343" calcext:value-type="float">
            <text:p>99686.3695781343</text:p>
          </table:table-cell>
          <table:table-cell/>
          <table:table-cell office:value-type="float" office:value="1443144824.04347" calcext:value-type="float">
            <text:p>1443144824.04347</text:p>
          </table:table-cell>
          <table:table-cell table:formula="of:=[.G397]-[.$B$2]" office:value-type="float" office:value="44.0432937145233" calcext:value-type="float">
            <text:p>44.0432937145</text:p>
          </table:table-cell>
          <table:table-cell table:formula="of:=[.C397]/([.H397]-[.H396])" office:value-type="float" office:value="301462.328924382" calcext:value-type="float">
            <text:p>301462.328924382</text:p>
          </table:table-cell>
          <table:table-cell table:formula="of:=[.G397]-[.$B397]" office:value-type="float" office:value="0.254587650299072" calcext:value-type="float">
            <text:p>0.2545876503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4823.83223" calcext:value-type="float">
            <text:p>1443144823.83223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320586681366" calcext:value-type="float">
            <text:p>43.8320586681</text:p>
          </table:table-cell>
          <table:table-cell table:formula="of:=[.C398]/([.D398]-[.D397])" office:value-type="float" office:value="99647.9936645512" calcext:value-type="float">
            <text:p>99647.9936645512</text:p>
          </table:table-cell>
          <table:table-cell/>
          <table:table-cell office:value-type="float" office:value="1443144824.07247" calcext:value-type="float">
            <text:p>1443144824.07247</text:p>
          </table:table-cell>
          <table:table-cell table:formula="of:=[.G398]-[.$B$2]" office:value-type="float" office:value="44.0722992420197" calcext:value-type="float">
            <text:p>44.072299242</text:p>
          </table:table-cell>
          <table:table-cell table:formula="of:=[.C398]/([.H398]-[.H397])" office:value-type="float" office:value="148937.12932976" calcext:value-type="float">
            <text:p>148937.12932976</text:p>
          </table:table-cell>
          <table:table-cell table:formula="of:=[.G398]-[.$B398]" office:value-type="float" office:value="0.240240573883057" calcext:value-type="float">
            <text:p>0.2402405739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4823.87561" calcext:value-type="float">
            <text:p>1443144823.87561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754327297211" calcext:value-type="float">
            <text:p>43.8754327297</text:p>
          </table:table-cell>
          <table:table-cell table:formula="of:=[.C399]/([.D399]-[.D398])" office:value-type="float" office:value="99598.6965985796" calcext:value-type="float">
            <text:p>99598.6965985796</text:p>
          </table:table-cell>
          <table:table-cell/>
          <table:table-cell office:value-type="float" office:value="1443144824.11581" calcext:value-type="float">
            <text:p>1443144824.11581</text:p>
          </table:table-cell>
          <table:table-cell table:formula="of:=[.G399]-[.$B$2]" office:value-type="float" office:value="44.1156334877014" calcext:value-type="float">
            <text:p>44.1156334877</text:p>
          </table:table-cell>
          <table:table-cell table:formula="of:=[.C399]/([.H399]-[.H398])" office:value-type="float" office:value="99690.2087952596" calcext:value-type="float">
            <text:p>99690.2087952596</text:p>
          </table:table-cell>
          <table:table-cell table:formula="of:=[.G399]-[.$B399]" office:value-type="float" office:value="0.240200757980347" calcext:value-type="float">
            <text:p>0.240200758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4823.91896" calcext:value-type="float">
            <text:p>1443144823.91896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187896251678" calcext:value-type="float">
            <text:p>43.9187896252</text:p>
          </table:table-cell>
          <table:table-cell table:formula="of:=[.C400]/([.D400]-[.D399])" office:value-type="float" office:value="99638.1303477553" calcext:value-type="float">
            <text:p>99638.1303477553</text:p>
          </table:table-cell>
          <table:table-cell/>
          <table:table-cell office:value-type="float" office:value="1443144824.15915" calcext:value-type="float">
            <text:p>1443144824.15915</text:p>
          </table:table-cell>
          <table:table-cell table:formula="of:=[.G400]-[.$B$2]" office:value-type="float" office:value="44.1589822769165" calcext:value-type="float">
            <text:p>44.1589822769</text:p>
          </table:table-cell>
          <table:table-cell table:formula="of:=[.C400]/([.H400]-[.H399])" office:value-type="float" office:value="99656.7626967627" calcext:value-type="float">
            <text:p>99656.7626967627</text:p>
          </table:table-cell>
          <table:table-cell table:formula="of:=[.G400]-[.$B400]" office:value-type="float" office:value="0.240192651748657" calcext:value-type="float">
            <text:p>0.2401926517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4823.96231" calcext:value-type="float">
            <text:p>1443144823.96231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621393680573" calcext:value-type="float">
            <text:p>43.9621393681</text:p>
          </table:table-cell>
          <table:table-cell table:formula="of:=[.C401]/([.D401]-[.D400])" office:value-type="float" office:value="99654.5702940238" calcext:value-type="float">
            <text:p>99654.5702940238</text:p>
          </table:table-cell>
          <table:table-cell/>
          <table:table-cell office:value-type="float" office:value="1443144824.20232" calcext:value-type="float">
            <text:p>1443144824.20232</text:p>
          </table:table-cell>
          <table:table-cell table:formula="of:=[.G401]-[.$B$2]" office:value-type="float" office:value="44.2021517753601" calcext:value-type="float">
            <text:p>44.2021517754</text:p>
          </table:table-cell>
          <table:table-cell table:formula="of:=[.C401]/([.H401]-[.H400])" office:value-type="float" office:value="100070.655341146" calcext:value-type="float">
            <text:p>100070.655341146</text:p>
          </table:table-cell>
          <table:table-cell table:formula="of:=[.G401]-[.$B401]" office:value-type="float" office:value="0.240012407302856" calcext:value-type="float">
            <text:p>0.240012407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4824.00562" calcext:value-type="float">
            <text:p>1443144824.00562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4.0054466724396" calcext:value-type="float">
            <text:p>44.0054466724</text:p>
          </table:table-cell>
          <table:table-cell table:formula="of:=[.C402]/([.D402]-[.D401])" office:value-type="float" office:value="99752.225672194" calcext:value-type="float">
            <text:p>99752.225672194</text:p>
          </table:table-cell>
          <table:table-cell/>
          <table:table-cell office:value-type="float" office:value="1443144824.24544" calcext:value-type="float">
            <text:p>1443144824.24544</text:p>
          </table:table-cell>
          <table:table-cell table:formula="of:=[.G402]-[.$B$2]" office:value-type="float" office:value="44.2452673912048" calcext:value-type="float">
            <text:p>44.2452673912</text:p>
          </table:table-cell>
          <table:table-cell table:formula="of:=[.C402]/([.H402]-[.H401])" office:value-type="float" office:value="100195.715992037" calcext:value-type="float">
            <text:p>100195.715992037</text:p>
          </table:table-cell>
          <table:table-cell table:formula="of:=[.G402]-[.$B402]" office:value-type="float" office:value="0.239820718765259" calcext:value-type="float">
            <text:p>0.2398207188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4824.04874" calcext:value-type="float">
            <text:p>1443144824.04874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48572063446" calcext:value-type="float">
            <text:p>44.0485720634</text:p>
          </table:table-cell>
          <table:table-cell table:formula="of:=[.C403]/([.D403]-[.D402])" office:value-type="float" office:value="100173.004793207" calcext:value-type="float">
            <text:p>100173.004793207</text:p>
          </table:table-cell>
          <table:table-cell/>
          <table:table-cell office:value-type="float" office:value="1443144824.28863" calcext:value-type="float">
            <text:p>1443144824.28863</text:p>
          </table:table-cell>
          <table:table-cell table:formula="of:=[.G403]-[.$B$2]" office:value-type="float" office:value="44.2884550094604" calcext:value-type="float">
            <text:p>44.2884550095</text:p>
          </table:table-cell>
          <table:table-cell table:formula="of:=[.C403]/([.H403]-[.H402])" office:value-type="float" office:value="100028.669662475" calcext:value-type="float">
            <text:p>100028.669662475</text:p>
          </table:table-cell>
          <table:table-cell table:formula="of:=[.G403]-[.$B403]" office:value-type="float" office:value="0.239882946014404" calcext:value-type="float">
            <text:p>0.239882946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4824.09193" calcext:value-type="float">
            <text:p>1443144824.09193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917565822601" calcext:value-type="float">
            <text:p>44.0917565823</text:p>
          </table:table-cell>
          <table:table-cell table:formula="of:=[.C404]/([.D404]-[.D403])" office:value-type="float" office:value="100035.848925352" calcext:value-type="float">
            <text:p>100035.848925352</text:p>
          </table:table-cell>
          <table:table-cell/>
          <table:table-cell office:value-type="float" office:value="1443144824.37499" calcext:value-type="float">
            <text:p>1443144824.37499</text:p>
          </table:table-cell>
          <table:table-cell table:formula="of:=[.G404]-[.$B$2]" office:value-type="float" office:value="44.3748168945313" calcext:value-type="float">
            <text:p>44.3748168945</text:p>
          </table:table-cell>
          <table:table-cell table:formula="of:=[.C404]/([.H404]-[.H403])" office:value-type="float" office:value="50022.0669854346" calcext:value-type="float">
            <text:p>50022.0669854346</text:p>
          </table:table-cell>
          <table:table-cell table:formula="of:=[.G404]-[.$B404]" office:value-type="float" office:value="0.283060312271118" calcext:value-type="float">
            <text:p>0.283060312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4824.13505" calcext:value-type="float">
            <text:p>1443144824.13505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348724365234" calcext:value-type="float">
            <text:p>44.1348724365</text:p>
          </table:table-cell>
          <table:table-cell table:formula="of:=[.C405]/([.D405]-[.D404])" office:value-type="float" office:value="100195.161937835" calcext:value-type="float">
            <text:p>100195.161937835</text:p>
          </table:table-cell>
          <table:table-cell/>
          <table:table-cell office:value-type="float" office:value="1443144824.41809" calcext:value-type="float">
            <text:p>1443144824.41809</text:p>
          </table:table-cell>
          <table:table-cell table:formula="of:=[.G405]-[.$B$2]" office:value-type="float" office:value="44.4179124832153" calcext:value-type="float">
            <text:p>44.4179124832</text:p>
          </table:table-cell>
          <table:table-cell table:formula="of:=[.C405]/([.H405]-[.H404])" office:value-type="float" office:value="100242.278430592" calcext:value-type="float">
            <text:p>100242.278430592</text:p>
          </table:table-cell>
          <table:table-cell table:formula="of:=[.G405]-[.$B405]" office:value-type="float" office:value="0.283040046691895" calcext:value-type="float">
            <text:p>0.283040046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4824.17816" calcext:value-type="float">
            <text:p>1443144824.17816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779906749725" calcext:value-type="float">
            <text:p>44.177990675</text:p>
          </table:table-cell>
          <table:table-cell table:formula="of:=[.C406]/([.D406]-[.D405])" office:value-type="float" office:value="100189.621732808" calcext:value-type="float">
            <text:p>100189.621732808</text:p>
          </table:table-cell>
          <table:table-cell/>
          <table:table-cell office:value-type="float" office:value="1443144824.46123" calcext:value-type="float">
            <text:p>1443144824.46123</text:p>
          </table:table-cell>
          <table:table-cell table:formula="of:=[.G406]-[.$B$2]" office:value-type="float" office:value="44.461058139801" calcext:value-type="float">
            <text:p>44.4610581398</text:p>
          </table:table-cell>
          <table:table-cell table:formula="of:=[.C406]/([.H406]-[.H405])" office:value-type="float" office:value="100125.953383509" calcext:value-type="float">
            <text:p>100125.953383509</text:p>
          </table:table-cell>
          <table:table-cell table:formula="of:=[.G406]-[.$B406]" office:value-type="float" office:value="0.283067464828491" calcext:value-type="float">
            <text:p>0.2830674648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4824.22128" calcext:value-type="float">
            <text:p>1443144824.22128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211105823517" calcext:value-type="float">
            <text:p>44.2211105824</text:p>
          </table:table-cell>
          <table:table-cell table:formula="of:=[.C407]/([.D407]-[.D406])" office:value-type="float" office:value="100185.74395382" calcext:value-type="float">
            <text:p>100185.74395382</text:p>
          </table:table-cell>
          <table:table-cell/>
          <table:table-cell office:value-type="float" office:value="1443144824.50433" calcext:value-type="float">
            <text:p>1443144824.50433</text:p>
          </table:table-cell>
          <table:table-cell table:formula="of:=[.G407]-[.$B$2]" office:value-type="float" office:value="44.5041563510895" calcext:value-type="float">
            <text:p>44.5041563511</text:p>
          </table:table-cell>
          <table:table-cell table:formula="of:=[.C407]/([.H407]-[.H406])" office:value-type="float" office:value="100236.178506033" calcext:value-type="float">
            <text:p>100236.178506033</text:p>
          </table:table-cell>
          <table:table-cell table:formula="of:=[.G407]-[.$B407]" office:value-type="float" office:value="0.283045768737793" calcext:value-type="float">
            <text:p>0.2830457687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4824.26439" calcext:value-type="float">
            <text:p>1443144824.26439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642123699188" calcext:value-type="float">
            <text:p>44.2642123699</text:p>
          </table:table-cell>
          <table:table-cell table:formula="of:=[.C408]/([.D408]-[.D407])" office:value-type="float" office:value="100227.861623392" calcext:value-type="float">
            <text:p>100227.861623392</text:p>
          </table:table-cell>
          <table:table-cell/>
          <table:table-cell office:value-type="float" office:value="1443144824.5475" calcext:value-type="float">
            <text:p>1443144824.5475</text:p>
          </table:table-cell>
          <table:table-cell table:formula="of:=[.G408]-[.$B$2]" office:value-type="float" office:value="44.547328710556" calcext:value-type="float">
            <text:p>44.5473287106</text:p>
          </table:table-cell>
          <table:table-cell table:formula="of:=[.C408]/([.H408]-[.H407])" office:value-type="float" office:value="100064.023680403" calcext:value-type="float">
            <text:p>100064.023680403</text:p>
          </table:table-cell>
          <table:table-cell table:formula="of:=[.G408]-[.$B408]" office:value-type="float" office:value="0.283116340637207" calcext:value-type="float">
            <text:p>0.2831163406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4824.30756" calcext:value-type="float">
            <text:p>1443144824.30756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3073909282684" calcext:value-type="float">
            <text:p>44.3073909283</text:p>
          </table:table-cell>
          <table:table-cell table:formula="of:=[.C409]/([.D409]-[.D408])" office:value-type="float" office:value="100049.658097005" calcext:value-type="float">
            <text:p>100049.658097005</text:p>
          </table:table-cell>
          <table:table-cell/>
          <table:table-cell office:value-type="float" office:value="1443144824.59069" calcext:value-type="float">
            <text:p>1443144824.59069</text:p>
          </table:table-cell>
          <table:table-cell table:formula="of:=[.G409]-[.$B$2]" office:value-type="float" office:value="44.5905139446259" calcext:value-type="float">
            <text:p>44.5905139446</text:p>
          </table:table-cell>
          <table:table-cell table:formula="of:=[.C409]/([.H409]-[.H408])" office:value-type="float" office:value="100034.192080913" calcext:value-type="float">
            <text:p>100034.192080913</text:p>
          </table:table-cell>
          <table:table-cell table:formula="of:=[.G409]-[.$B409]" office:value-type="float" office:value="0.283123016357422" calcext:value-type="float">
            <text:p>0.283123016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4824.3507" calcext:value-type="float">
            <text:p>1443144824.3507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505275249481" calcext:value-type="float">
            <text:p>44.3505275249</text:p>
          </table:table-cell>
          <table:table-cell table:formula="of:=[.C410]/([.D410]-[.D409])" office:value-type="float" office:value="100146.982667138" calcext:value-type="float">
            <text:p>100146.982667138</text:p>
          </table:table-cell>
          <table:table-cell/>
          <table:table-cell office:value-type="float" office:value="1443144824.63361" calcext:value-type="float">
            <text:p>1443144824.63361</text:p>
          </table:table-cell>
          <table:table-cell table:formula="of:=[.G410]-[.$B$2]" office:value-type="float" office:value="44.6334390640259" calcext:value-type="float">
            <text:p>44.633439064</text:p>
          </table:table-cell>
          <table:table-cell table:formula="of:=[.C410]/([.H410]-[.H409])" office:value-type="float" office:value="100640.372359629" calcext:value-type="float">
            <text:p>100640.372359629</text:p>
          </table:table-cell>
          <table:table-cell table:formula="of:=[.G410]-[.$B410]" office:value-type="float" office:value="0.282911539077759" calcext:value-type="float">
            <text:p>0.2829115391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4824.39388" calcext:value-type="float">
            <text:p>1443144824.39388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937082290649" calcext:value-type="float">
            <text:p>44.3937082291</text:p>
          </table:table-cell>
          <table:table-cell table:formula="of:=[.C411]/([.D411]-[.D410])" office:value-type="float" office:value="100044.686356032" calcext:value-type="float">
            <text:p>100044.686356032</text:p>
          </table:table-cell>
          <table:table-cell/>
          <table:table-cell office:value-type="float" office:value="1443144824.72001" calcext:value-type="float">
            <text:p>1443144824.72001</text:p>
          </table:table-cell>
          <table:table-cell table:formula="of:=[.G411]-[.$B$2]" office:value-type="float" office:value="44.7198359966278" calcext:value-type="float">
            <text:p>44.7198359966</text:p>
          </table:table-cell>
          <table:table-cell table:formula="of:=[.C411]/([.H411]-[.H410])" office:value-type="float" office:value="50001.7751776475" calcext:value-type="float">
            <text:p>50001.7751776475</text:p>
          </table:table-cell>
          <table:table-cell table:formula="of:=[.G411]-[.$B411]" office:value-type="float" office:value="0.326127767562866" calcext:value-type="float">
            <text:p>0.3261277676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4824.43699" calcext:value-type="float">
            <text:p>1443144824.43699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36817407608" calcext:value-type="float">
            <text:p>44.4368174076</text:p>
          </table:table-cell>
          <table:table-cell table:formula="of:=[.C412]/([.D412]-[.D411])" office:value-type="float" office:value="100210.677772063" calcext:value-type="float">
            <text:p>100210.677772063</text:p>
          </table:table-cell>
          <table:table-cell/>
          <table:table-cell office:value-type="float" office:value="1443144824.80624" calcext:value-type="float">
            <text:p>1443144824.80624</text:p>
          </table:table-cell>
          <table:table-cell table:formula="of:=[.G412]-[.$B$2]" office:value-type="float" office:value="44.8060638904572" calcext:value-type="float">
            <text:p>44.8060638905</text:p>
          </table:table-cell>
          <table:table-cell table:formula="of:=[.C412]/([.H412]-[.H411])" office:value-type="float" office:value="50099.7972715157" calcext:value-type="float">
            <text:p>50099.7972715157</text:p>
          </table:table-cell>
          <table:table-cell table:formula="of:=[.G412]-[.$B412]" office:value-type="float" office:value="0.369246482849121" calcext:value-type="float">
            <text:p>0.369246482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4824.48012" calcext:value-type="float">
            <text:p>1443144824.48012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799485206604" calcext:value-type="float">
            <text:p>44.4799485207</text:p>
          </table:table-cell>
          <table:table-cell table:formula="of:=[.C413]/([.D413]-[.D412])" office:value-type="float" office:value="100159.71520964" calcext:value-type="float">
            <text:p>100159.71520964</text:p>
          </table:table-cell>
          <table:table-cell/>
          <table:table-cell office:value-type="float" office:value="1443144824.8206" calcext:value-type="float">
            <text:p>1443144824.8206</text:p>
          </table:table-cell>
          <table:table-cell table:formula="of:=[.G413]-[.$B$2]" office:value-type="float" office:value="44.820424079895" calcext:value-type="float">
            <text:p>44.8204240799</text:p>
          </table:table-cell>
          <table:table-cell table:formula="of:=[.C413]/([.H413]-[.H412])" office:value-type="float" office:value="300831.686008866" calcext:value-type="float">
            <text:p>300831.686008866</text:p>
          </table:table-cell>
          <table:table-cell table:formula="of:=[.G413]-[.$B413]" office:value-type="float" office:value="0.340475559234619" calcext:value-type="float">
            <text:p>0.3404755592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4824.52324" calcext:value-type="float">
            <text:p>1443144824.52324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230646133423" calcext:value-type="float">
            <text:p>44.5230646133</text:p>
          </table:table-cell>
          <table:table-cell table:formula="of:=[.C414]/([.D414]-[.D413])" office:value-type="float" office:value="100194.60788976" calcext:value-type="float">
            <text:p>100194.60788976</text:p>
          </table:table-cell>
          <table:table-cell/>
          <table:table-cell office:value-type="float" office:value="1443144824.84939" calcext:value-type="float">
            <text:p>1443144824.84939</text:p>
          </table:table-cell>
          <table:table-cell table:formula="of:=[.G414]-[.$B$2]" office:value-type="float" office:value="44.8492200374603" calcext:value-type="float">
            <text:p>44.8492200375</text:p>
          </table:table-cell>
          <table:table-cell table:formula="of:=[.C414]/([.H414]-[.H413])" office:value-type="float" office:value="150021.057303008" calcext:value-type="float">
            <text:p>150021.057303008</text:p>
          </table:table-cell>
          <table:table-cell table:formula="of:=[.G414]-[.$B414]" office:value-type="float" office:value="0.326155424118042" calcext:value-type="float">
            <text:p>0.326155424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4824.56636" calcext:value-type="float">
            <text:p>1443144824.56636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661900043488" calcext:value-type="float">
            <text:p>44.5661900043</text:p>
          </table:table-cell>
          <table:table-cell table:formula="of:=[.C415]/([.D415]-[.D414])" office:value-type="float" office:value="100173.004793207" calcext:value-type="float">
            <text:p>100173.004793207</text:p>
          </table:table-cell>
          <table:table-cell/>
          <table:table-cell office:value-type="float" office:value="1443144824.8927" calcext:value-type="float">
            <text:p>1443144824.8927</text:p>
          </table:table-cell>
          <table:table-cell table:formula="of:=[.G415]-[.$B$2]" office:value-type="float" office:value="44.892523765564" calcext:value-type="float">
            <text:p>44.8925237656</text:p>
          </table:table-cell>
          <table:table-cell table:formula="of:=[.C415]/([.H415]-[.H414])" office:value-type="float" office:value="99760.4638025866" calcext:value-type="float">
            <text:p>99760.4638025866</text:p>
          </table:table-cell>
          <table:table-cell table:formula="of:=[.G415]-[.$B415]" office:value-type="float" office:value="0.32633376121521" calcext:value-type="float">
            <text:p>0.326333761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4824.60948" calcext:value-type="float">
            <text:p>1443144824.60948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09311580658" calcext:value-type="float">
            <text:p>44.6093115807</text:p>
          </table:table-cell>
          <table:table-cell table:formula="of:=[.C416]/([.D416]-[.D415])" office:value-type="float" office:value="100181.866474995" calcext:value-type="float">
            <text:p>100181.866474995</text:p>
          </table:table-cell>
          <table:table-cell/>
          <table:table-cell office:value-type="float" office:value="1443144824.93595" calcext:value-type="float">
            <text:p>1443144824.93595</text:p>
          </table:table-cell>
          <table:table-cell table:formula="of:=[.G416]-[.$B$2]" office:value-type="float" office:value="44.9357817173004" calcext:value-type="float">
            <text:p>44.9357817173</text:p>
          </table:table-cell>
          <table:table-cell table:formula="of:=[.C416]/([.H416]-[.H415])" office:value-type="float" office:value="99866.0321764579" calcext:value-type="float">
            <text:p>99866.0321764579</text:p>
          </table:table-cell>
          <table:table-cell table:formula="of:=[.G416]-[.$B416]" office:value-type="float" office:value="0.326470136642456" calcext:value-type="float">
            <text:p>0.3264701366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4824.65261" calcext:value-type="float">
            <text:p>1443144824.65261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52435541153" calcext:value-type="float">
            <text:p>44.6524355412</text:p>
          </table:table-cell>
          <table:table-cell table:formula="of:=[.C417]/([.D417]-[.D416])" office:value-type="float" office:value="100176.327740152" calcext:value-type="float">
            <text:p>100176.327740152</text:p>
          </table:table-cell>
          <table:table-cell/>
          <table:table-cell office:value-type="float" office:value="1443144824.97886" calcext:value-type="float">
            <text:p>1443144824.97886</text:p>
          </table:table-cell>
          <table:table-cell table:formula="of:=[.G417]-[.$B$2]" office:value-type="float" office:value="44.9786891937256" calcext:value-type="float">
            <text:p>44.9786891937</text:p>
          </table:table-cell>
          <table:table-cell table:formula="of:=[.C417]/([.H417]-[.H416])" office:value-type="float" office:value="100681.754321626" calcext:value-type="float">
            <text:p>100681.754321626</text:p>
          </table:table-cell>
          <table:table-cell table:formula="of:=[.G417]-[.$B417]" office:value-type="float" office:value="0.326253652572632" calcext:value-type="float">
            <text:p>0.326253652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4824.69575" calcext:value-type="float">
            <text:p>1443144824.69575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95582151413" calcext:value-type="float">
            <text:p>44.6955821514</text:p>
          </table:table-cell>
          <table:table-cell table:formula="of:=[.C418]/([.D418]-[.D417])" office:value-type="float" office:value="100123.740288446" calcext:value-type="float">
            <text:p>100123.740288446</text:p>
          </table:table-cell>
          <table:table-cell/>
          <table:table-cell office:value-type="float" office:value="1443144825.02198" calcext:value-type="float">
            <text:p>1443144825.02198</text:p>
          </table:table-cell>
          <table:table-cell table:formula="of:=[.G418]-[.$B$2]" office:value-type="float" office:value="45.0218045711517" calcext:value-type="float">
            <text:p>45.0218045712</text:p>
          </table:table-cell>
          <table:table-cell table:formula="of:=[.C418]/([.H418]-[.H417])" office:value-type="float" office:value="100196.270052367" calcext:value-type="float">
            <text:p>100196.270052367</text:p>
          </table:table-cell>
          <table:table-cell table:formula="of:=[.G418]-[.$B418]" office:value-type="float" office:value="0.32622241973877" calcext:value-type="float">
            <text:p>0.326222419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4824.7389" calcext:value-type="float">
            <text:p>1443144824.7389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387254238129" calcext:value-type="float">
            <text:p>44.7387254238</text:p>
          </table:table-cell>
          <table:table-cell table:formula="of:=[.C419]/([.D419]-[.D418])" office:value-type="float" office:value="100131.486549216" calcext:value-type="float">
            <text:p>100131.486549216</text:p>
          </table:table-cell>
          <table:table-cell/>
          <table:table-cell office:value-type="float" office:value="1443144825.03514" calcext:value-type="float">
            <text:p>1443144825.03514</text:p>
          </table:table-cell>
          <table:table-cell table:formula="of:=[.G419]-[.$B$2]" office:value-type="float" office:value="45.0349712371826" calcext:value-type="float">
            <text:p>45.0349712372</text:p>
          </table:table-cell>
          <table:table-cell table:formula="of:=[.C419]/([.H419]-[.H418])" office:value-type="float" office:value="328101.281665912" calcext:value-type="float">
            <text:p>328101.281665912</text:p>
          </table:table-cell>
          <table:table-cell table:formula="of:=[.G419]-[.$B419]" office:value-type="float" office:value="0.296245813369751" calcext:value-type="float">
            <text:p>0.2962458134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4824.78203" calcext:value-type="float">
            <text:p>1443144824.78203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818567752838" calcext:value-type="float">
            <text:p>44.7818567753</text:p>
          </table:table-cell>
          <table:table-cell table:formula="of:=[.C420]/([.D420]-[.D419])" office:value-type="float" office:value="100159.161553514" calcext:value-type="float">
            <text:p>100159.161553514</text:p>
          </table:table-cell>
          <table:table-cell/>
          <table:table-cell office:value-type="float" office:value="1443144825.06508" calcext:value-type="float">
            <text:p>1443144825.06508</text:p>
          </table:table-cell>
          <table:table-cell table:formula="of:=[.G420]-[.$B$2]" office:value-type="float" office:value="45.0649054050446" calcext:value-type="float">
            <text:p>45.064905405</text:p>
          </table:table-cell>
          <table:table-cell table:formula="of:=[.C420]/([.H420]-[.H419])" office:value-type="float" office:value="144316.689206948" calcext:value-type="float">
            <text:p>144316.689206948</text:p>
          </table:table-cell>
          <table:table-cell table:formula="of:=[.G420]-[.$B420]" office:value-type="float" office:value="0.283048629760742" calcext:value-type="float">
            <text:p>0.2830486298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4824.82517" calcext:value-type="float">
            <text:p>1443144824.82517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249940872192" calcext:value-type="float">
            <text:p>44.8249940872</text:p>
          </table:table-cell>
          <table:table-cell table:formula="of:=[.C421]/([.D421]-[.D420])" office:value-type="float" office:value="100145.322139379" calcext:value-type="float">
            <text:p>100145.322139379</text:p>
          </table:table-cell>
          <table:table-cell/>
          <table:table-cell office:value-type="float" office:value="1443144825.10805" calcext:value-type="float">
            <text:p>1443144825.10805</text:p>
          </table:table-cell>
          <table:table-cell table:formula="of:=[.G421]-[.$B$2]" office:value-type="float" office:value="45.1078774929047" calcext:value-type="float">
            <text:p>45.1078774929</text:p>
          </table:table-cell>
          <table:table-cell table:formula="of:=[.C421]/([.H421]-[.H420])" office:value-type="float" office:value="100530.372507462" calcext:value-type="float">
            <text:p>100530.372507462</text:p>
          </table:table-cell>
          <table:table-cell table:formula="of:=[.G421]-[.$B421]" office:value-type="float" office:value="0.282883405685425" calcext:value-type="float">
            <text:p>0.282883405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4824.86829" calcext:value-type="float">
            <text:p>1443144824.86829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681199550629" calcext:value-type="float">
            <text:p>44.8681199551</text:p>
          </table:table-cell>
          <table:table-cell table:formula="of:=[.C422]/([.D422]-[.D421])" office:value-type="float" office:value="100171.897193213" calcext:value-type="float">
            <text:p>100171.897193213</text:p>
          </table:table-cell>
          <table:table-cell/>
          <table:table-cell office:value-type="float" office:value="1443144825.15129" calcext:value-type="float">
            <text:p>1443144825.15129</text:p>
          </table:table-cell>
          <table:table-cell table:formula="of:=[.G422]-[.$B$2]" office:value-type="float" office:value="45.1511216163635" calcext:value-type="float">
            <text:p>45.1511216164</text:p>
          </table:table-cell>
          <table:table-cell table:formula="of:=[.C422]/([.H422]-[.H421])" office:value-type="float" office:value="99897.9665782698" calcext:value-type="float">
            <text:p>99897.9665782698</text:p>
          </table:table-cell>
          <table:table-cell table:formula="of:=[.G422]-[.$B422]" office:value-type="float" office:value="0.283001661300659" calcext:value-type="float">
            <text:p>0.283001661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4824.91141" calcext:value-type="float">
            <text:p>1443144824.91141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112360477448" calcext:value-type="float">
            <text:p>44.9112360477</text:p>
          </table:table-cell>
          <table:table-cell table:formula="of:=[.C423]/([.D423]-[.D422])" office:value-type="float" office:value="100194.60788976" calcext:value-type="float">
            <text:p>100194.60788976</text:p>
          </table:table-cell>
          <table:table-cell/>
          <table:table-cell office:value-type="float" office:value="1443144825.19455" calcext:value-type="float">
            <text:p>1443144825.19455</text:p>
          </table:table-cell>
          <table:table-cell table:formula="of:=[.G423]-[.$B$2]" office:value-type="float" office:value="45.1943728923798" calcext:value-type="float">
            <text:p>45.1943728924</text:p>
          </table:table-cell>
          <table:table-cell table:formula="of:=[.C423]/([.H423]-[.H422])" office:value-type="float" office:value="99881.4462347513" calcext:value-type="float">
            <text:p>99881.4462347513</text:p>
          </table:table-cell>
          <table:table-cell table:formula="of:=[.G423]-[.$B423]" office:value-type="float" office:value="0.28313684463501" calcext:value-type="float">
            <text:p>0.2831368446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4824.95458" calcext:value-type="float">
            <text:p>1443144824.95458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544072151184" calcext:value-type="float">
            <text:p>44.9544072151</text:p>
          </table:table-cell>
          <table:table-cell table:formula="of:=[.C424]/([.D424]-[.D423])" office:value-type="float" office:value="100066.786765559" calcext:value-type="float">
            <text:p>100066.786765559</text:p>
          </table:table-cell>
          <table:table-cell/>
          <table:table-cell office:value-type="float" office:value="1443144825.2077" calcext:value-type="float">
            <text:p>1443144825.2077</text:p>
          </table:table-cell>
          <table:table-cell table:formula="of:=[.G424]-[.$B$2]" office:value-type="float" office:value="45.2075266838074" calcext:value-type="float">
            <text:p>45.2075266838</text:p>
          </table:table-cell>
          <table:table-cell table:formula="of:=[.C424]/([.H424]-[.H423])" office:value-type="float" office:value="328422.419024487" calcext:value-type="float">
            <text:p>328422.419024487</text:p>
          </table:table-cell>
          <table:table-cell table:formula="of:=[.G424]-[.$B424]" office:value-type="float" office:value="0.253119468688965" calcext:value-type="float">
            <text:p>0.2531194687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4824.99776" calcext:value-type="float">
            <text:p>1443144824.99776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975881576538" calcext:value-type="float">
            <text:p>44.9975881577</text:p>
          </table:table-cell>
          <table:table-cell table:formula="of:=[.C425]/([.D425]-[.D424])" office:value-type="float" office:value="100044.133970869" calcext:value-type="float">
            <text:p>100044.133970869</text:p>
          </table:table-cell>
          <table:table-cell/>
          <table:table-cell office:value-type="float" office:value="1443144825.23591" calcext:value-type="float">
            <text:p>1443144825.23591</text:p>
          </table:table-cell>
          <table:table-cell table:formula="of:=[.G425]-[.$B$2]" office:value-type="float" office:value="45.2357335090637" calcext:value-type="float">
            <text:p>45.2357335091</text:p>
          </table:table-cell>
          <table:table-cell table:formula="of:=[.C425]/([.H425]-[.H424])" office:value-type="float" office:value="153154.421340907" calcext:value-type="float">
            <text:p>153154.421340907</text:p>
          </table:table-cell>
          <table:table-cell table:formula="of:=[.G425]-[.$B425]" office:value-type="float" office:value="0.238145351409912" calcext:value-type="float">
            <text:p>0.2381453514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4825.03915" calcext:value-type="float">
            <text:p>1443144825.03915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389797687531" calcext:value-type="float">
            <text:p>45.0389797688</text:p>
          </table:table-cell>
          <table:table-cell table:formula="of:=[.C426]/([.D426]-[.D425])" office:value-type="float" office:value="104368.974419529" calcext:value-type="float">
            <text:p>104368.974419529</text:p>
          </table:table-cell>
          <table:table-cell/>
          <table:table-cell office:value-type="float" office:value="1443144825.27705" calcext:value-type="float">
            <text:p>1443144825.27705</text:p>
          </table:table-cell>
          <table:table-cell table:formula="of:=[.G426]-[.$B$2]" office:value-type="float" office:value="45.276873588562" calcext:value-type="float">
            <text:p>45.2768735886</text:p>
          </table:table-cell>
          <table:table-cell table:formula="of:=[.C426]/([.H426]-[.H425])" office:value-type="float" office:value="105007.089259015" calcext:value-type="float">
            <text:p>105007.089259015</text:p>
          </table:table-cell>
          <table:table-cell table:formula="of:=[.G426]-[.$B426]" office:value-type="float" office:value="0.23789381980896" calcext:value-type="float">
            <text:p>0.2378938198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4825.08044" calcext:value-type="float">
            <text:p>1443144825.08044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802662372589" calcext:value-type="float">
            <text:p>45.0802662373</text:p>
          </table:table-cell>
          <table:table-cell table:formula="of:=[.C427]/([.D427]-[.D426])" office:value-type="float" office:value="104634.766700545" calcext:value-type="float">
            <text:p>104634.766700545</text:p>
          </table:table-cell>
          <table:table-cell/>
          <table:table-cell office:value-type="float" office:value="1443144825.31829" calcext:value-type="float">
            <text:p>1443144825.31829</text:p>
          </table:table-cell>
          <table:table-cell table:formula="of:=[.G427]-[.$B$2]" office:value-type="float" office:value="45.3181123733521" calcext:value-type="float">
            <text:p>45.3181123734</text:p>
          </table:table-cell>
          <table:table-cell table:formula="of:=[.C427]/([.H427]-[.H426])" office:value-type="float" office:value="104755.754127931" calcext:value-type="float">
            <text:p>104755.754127931</text:p>
          </table:table-cell>
          <table:table-cell table:formula="of:=[.G427]-[.$B427]" office:value-type="float" office:value="0.23784613609314" calcext:value-type="float">
            <text:p>0.237846136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4825.12177" calcext:value-type="float">
            <text:p>1443144825.12177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215951442719" calcext:value-type="float">
            <text:p>45.1215951443</text:p>
          </table:table-cell>
          <table:table-cell table:formula="of:=[.C428]/([.D428]-[.D427])" office:value-type="float" office:value="104527.322695649" calcext:value-type="float">
            <text:p>104527.322695649</text:p>
          </table:table-cell>
          <table:table-cell/>
          <table:table-cell office:value-type="float" office:value="1443144825.35966" calcext:value-type="float">
            <text:p>1443144825.35966</text:p>
          </table:table-cell>
          <table:table-cell table:formula="of:=[.G428]-[.$B$2]" office:value-type="float" office:value="45.3594863414764" calcext:value-type="float">
            <text:p>45.3594863415</text:p>
          </table:table-cell>
          <table:table-cell table:formula="of:=[.C428]/([.H428]-[.H427])" office:value-type="float" office:value="104413.480162503" calcext:value-type="float">
            <text:p>104413.480162503</text:p>
          </table:table-cell>
          <table:table-cell table:formula="of:=[.G428]-[.$B428]" office:value-type="float" office:value="0.23789119720459" calcext:value-type="float">
            <text:p>0.237891197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4825.16305" calcext:value-type="float">
            <text:p>1443144825.16305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628794670105" calcext:value-type="float">
            <text:p>45.162879467</text:p>
          </table:table-cell>
          <table:table-cell table:formula="of:=[.C429]/([.D429]-[.D428])" office:value-type="float" office:value="104640.20512939" calcext:value-type="float">
            <text:p>104640.20512939</text:p>
          </table:table-cell>
          <table:table-cell/>
          <table:table-cell office:value-type="float" office:value="1443144825.401" calcext:value-type="float">
            <text:p>1443144825.401</text:p>
          </table:table-cell>
          <table:table-cell table:formula="of:=[.G429]-[.$B$2]" office:value-type="float" office:value="45.4008266925812" calcext:value-type="float">
            <text:p>45.4008266926</text:p>
          </table:table-cell>
          <table:table-cell table:formula="of:=[.C429]/([.H429]-[.H428])" office:value-type="float" office:value="104498.386795391" calcext:value-type="float">
            <text:p>104498.386795391</text:p>
          </table:table-cell>
          <table:table-cell table:formula="of:=[.G429]-[.$B429]" office:value-type="float" office:value="0.237947225570679" calcext:value-type="float">
            <text:p>0.2379472256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4825.20436" calcext:value-type="float">
            <text:p>1443144825.20436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2041873931885" calcext:value-type="float">
            <text:p>45.2041873932</text:p>
          </table:table-cell>
          <table:table-cell table:formula="of:=[.C430]/([.D430]-[.D429])" office:value-type="float" office:value="104580.4134874" calcext:value-type="float">
            <text:p>104580.4134874</text:p>
          </table:table-cell>
          <table:table-cell/>
          <table:table-cell office:value-type="float" office:value="1443144825.44216" calcext:value-type="float">
            <text:p>1443144825.44216</text:p>
          </table:table-cell>
          <table:table-cell table:formula="of:=[.G430]-[.$B$2]" office:value-type="float" office:value="45.4419865608215" calcext:value-type="float">
            <text:p>45.4419865608</text:p>
          </table:table-cell>
          <table:table-cell table:formula="of:=[.C430]/([.H430]-[.H429])" office:value-type="float" office:value="104956.604204197" calcext:value-type="float">
            <text:p>104956.604204197</text:p>
          </table:table-cell>
          <table:table-cell table:formula="of:=[.G430]-[.$B430]" office:value-type="float" office:value="0.237799167633057" calcext:value-type="float">
            <text:p>0.2377991676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4825.24562" calcext:value-type="float">
            <text:p>1443144825.24562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454512119293" calcext:value-type="float">
            <text:p>45.2454512119</text:p>
          </table:table-cell>
          <table:table-cell table:formula="of:=[.C431]/([.D431]-[.D430])" office:value-type="float" office:value="104692.20086322" calcext:value-type="float">
            <text:p>104692.20086322</text:p>
          </table:table-cell>
          <table:table-cell/>
          <table:table-cell office:value-type="float" office:value="1443144825.48349" calcext:value-type="float">
            <text:p>1443144825.48349</text:p>
          </table:table-cell>
          <table:table-cell table:formula="of:=[.G431]-[.$B$2]" office:value-type="float" office:value="45.4833161830902" calcext:value-type="float">
            <text:p>45.4833161831</text:p>
          </table:table-cell>
          <table:table-cell table:formula="of:=[.C431]/([.H431]-[.H430])" office:value-type="float" office:value="104525.513732413" calcext:value-type="float">
            <text:p>104525.513732413</text:p>
          </table:table-cell>
          <table:table-cell table:formula="of:=[.G431]-[.$B431]" office:value-type="float" office:value="0.237864971160889" calcext:value-type="float">
            <text:p>0.2378649712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4825.28688" calcext:value-type="float">
            <text:p>1443144825.28688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867088317871" calcext:value-type="float">
            <text:p>45.2867088318</text:p>
          </table:table-cell>
          <table:table-cell table:formula="of:=[.C432]/([.D432]-[.D431])" office:value-type="float" office:value="104707.930677793" calcext:value-type="float">
            <text:p>104707.930677793</text:p>
          </table:table-cell>
          <table:table-cell/>
          <table:table-cell office:value-type="float" office:value="1443144825.52476" calcext:value-type="float">
            <text:p>1443144825.52476</text:p>
          </table:table-cell>
          <table:table-cell table:formula="of:=[.G432]-[.$B$2]" office:value-type="float" office:value="45.5245876312256" calcext:value-type="float">
            <text:p>45.5245876312</text:p>
          </table:table-cell>
          <table:table-cell table:formula="of:=[.C432]/([.H432]-[.H431])" office:value-type="float" office:value="104672.84757806" calcext:value-type="float">
            <text:p>104672.84757806</text:p>
          </table:table-cell>
          <table:table-cell table:formula="of:=[.G432]-[.$B432]" office:value-type="float" office:value="0.237878799438477" calcext:value-type="float">
            <text:p>0.2378787994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4825.32815" calcext:value-type="float">
            <text:p>1443144825.32815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279798030853" calcext:value-type="float">
            <text:p>45.3279798031</text:p>
          </table:table-cell>
          <table:table-cell table:formula="of:=[.C433]/([.D433]-[.D432])" office:value-type="float" office:value="104674.056948753" calcext:value-type="float">
            <text:p>104674.056948753</text:p>
          </table:table-cell>
          <table:table-cell/>
          <table:table-cell office:value-type="float" office:value="1443144825.5661" calcext:value-type="float">
            <text:p>1443144825.5661</text:p>
          </table:table-cell>
          <table:table-cell table:formula="of:=[.G433]-[.$B$2]" office:value-type="float" office:value="45.5659282207489" calcext:value-type="float">
            <text:p>45.5659282207</text:p>
          </table:table-cell>
          <table:table-cell table:formula="of:=[.C433]/([.H433]-[.H432])" office:value-type="float" office:value="104497.784134491" calcext:value-type="float">
            <text:p>104497.784134491</text:p>
          </table:table-cell>
          <table:table-cell table:formula="of:=[.G433]-[.$B433]" office:value-type="float" office:value="0.237948417663574" calcext:value-type="float">
            <text:p>0.2379484177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4825.36943" calcext:value-type="float">
            <text:p>1443144825.36943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69256734848" calcext:value-type="float">
            <text:p>45.3692567348</text:p>
          </table:table-cell>
          <table:table-cell table:formula="of:=[.C434]/([.D434]-[.D433])" office:value-type="float" office:value="104658.941823391" calcext:value-type="float">
            <text:p>104658.941823391</text:p>
          </table:table-cell>
          <table:table-cell/>
          <table:table-cell office:value-type="float" office:value="1443144825.60736" calcext:value-type="float">
            <text:p>1443144825.60736</text:p>
          </table:table-cell>
          <table:table-cell table:formula="of:=[.G434]-[.$B$2]" office:value-type="float" office:value="45.6071887016296" calcext:value-type="float">
            <text:p>45.6071887016</text:p>
          </table:table-cell>
          <table:table-cell table:formula="of:=[.C434]/([.H434]-[.H433])" office:value-type="float" office:value="104700.670176067" calcext:value-type="float">
            <text:p>104700.670176067</text:p>
          </table:table-cell>
          <table:table-cell table:formula="of:=[.G434]-[.$B434]" office:value-type="float" office:value="0.237931966781616" calcext:value-type="float">
            <text:p>0.2379319668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4825.41072" calcext:value-type="float">
            <text:p>1443144825.41072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105479717255" calcext:value-type="float">
            <text:p>45.4105479717</text:p>
          </table:table-cell>
          <table:table-cell table:formula="of:=[.C435]/([.D435]-[.D434])" office:value-type="float" office:value="104622.683326789" calcext:value-type="float">
            <text:p>104622.683326789</text:p>
          </table:table-cell>
          <table:table-cell/>
          <table:table-cell office:value-type="float" office:value="1443144825.6486" calcext:value-type="float">
            <text:p>1443144825.6486</text:p>
          </table:table-cell>
          <table:table-cell table:formula="of:=[.G435]-[.$B$2]" office:value-type="float" office:value="45.648428440094" calcext:value-type="float">
            <text:p>45.6484284401</text:p>
          </table:table-cell>
          <table:table-cell table:formula="of:=[.C435]/([.H435]-[.H434])" office:value-type="float" office:value="104753.33163749" calcext:value-type="float">
            <text:p>104753.33163749</text:p>
          </table:table-cell>
          <table:table-cell table:formula="of:=[.G435]-[.$B435]" office:value-type="float" office:value="0.23788046836853" calcext:value-type="float">
            <text:p>0.237880468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4825.452" calcext:value-type="float">
            <text:p>1443144825.452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518258571625" calcext:value-type="float">
            <text:p>45.4518258572</text:p>
          </table:table-cell>
          <table:table-cell table:formula="of:=[.C436]/([.D436]-[.D435])" office:value-type="float" office:value="104656.523808424" calcext:value-type="float">
            <text:p>104656.523808424</text:p>
          </table:table-cell>
          <table:table-cell/>
          <table:table-cell office:value-type="float" office:value="1443144825.68984" calcext:value-type="float">
            <text:p>1443144825.68984</text:p>
          </table:table-cell>
          <table:table-cell table:formula="of:=[.G436]-[.$B$2]" office:value-type="float" office:value="45.6896624565125" calcext:value-type="float">
            <text:p>45.6896624565</text:p>
          </table:table-cell>
          <table:table-cell table:formula="of:=[.C436]/([.H436]-[.H435])" office:value-type="float" office:value="104767.86826098" calcext:value-type="float">
            <text:p>104767.86826098</text:p>
          </table:table-cell>
          <table:table-cell table:formula="of:=[.G436]-[.$B436]" office:value-type="float" office:value="0.237836599349976" calcext:value-type="float">
            <text:p>0.237836599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4825.49328" calcext:value-type="float">
            <text:p>1443144825.49328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931042194366" calcext:value-type="float">
            <text:p>45.4931042194</text:p>
          </table:table-cell>
          <table:table-cell table:formula="of:=[.C437]/([.D437]-[.D436])" office:value-type="float" office:value="104655.314842839" calcext:value-type="float">
            <text:p>104655.314842839</text:p>
          </table:table-cell>
          <table:table-cell/>
          <table:table-cell office:value-type="float" office:value="1443144825.73107" calcext:value-type="float">
            <text:p>1443144825.73107</text:p>
          </table:table-cell>
          <table:table-cell table:formula="of:=[.G437]-[.$B$2]" office:value-type="float" office:value="45.7309007644653" calcext:value-type="float">
            <text:p>45.7309007645</text:p>
          </table:table-cell>
          <table:table-cell table:formula="of:=[.C437]/([.H437]-[.H436])" office:value-type="float" office:value="104756.965415168" calcext:value-type="float">
            <text:p>104756.965415168</text:p>
          </table:table-cell>
          <table:table-cell table:formula="of:=[.G437]-[.$B437]" office:value-type="float" office:value="0.237796545028687" calcext:value-type="float">
            <text:p>0.23779654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4825.53455" calcext:value-type="float">
            <text:p>1443144825.53455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343799591064" calcext:value-type="float">
            <text:p>45.5343799591</text:p>
          </table:table-cell>
          <table:table-cell table:formula="of:=[.C438]/([.D438]-[.D437])" office:value-type="float" office:value="104661.964499229" calcext:value-type="float">
            <text:p>104661.964499229</text:p>
          </table:table-cell>
          <table:table-cell/>
          <table:table-cell office:value-type="float" office:value="1443144825.77251" calcext:value-type="float">
            <text:p>1443144825.77251</text:p>
          </table:table-cell>
          <table:table-cell table:formula="of:=[.G438]-[.$B$2]" office:value-type="float" office:value="45.7723340988159" calcext:value-type="float">
            <text:p>45.7723340988</text:p>
          </table:table-cell>
          <table:table-cell table:formula="of:=[.C438]/([.H438]-[.H437])" office:value-type="float" office:value="104263.875155365" calcext:value-type="float">
            <text:p>104263.875155365</text:p>
          </table:table-cell>
          <table:table-cell table:formula="of:=[.G438]-[.$B438]" office:value-type="float" office:value="0.237954139709473" calcext:value-type="float">
            <text:p>0.2379541397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4825.57585" calcext:value-type="float">
            <text:p>1443144825.57585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756766796112" calcext:value-type="float">
            <text:p>45.5756766796</text:p>
          </table:table-cell>
          <table:table-cell table:formula="of:=[.C439]/([.D439]-[.D438])" office:value-type="float" office:value="104608.790896652" calcext:value-type="float">
            <text:p>104608.790896652</text:p>
          </table:table-cell>
          <table:table-cell/>
          <table:table-cell office:value-type="float" office:value="1443144825.81375" calcext:value-type="float">
            <text:p>1443144825.81375</text:p>
          </table:table-cell>
          <table:table-cell table:formula="of:=[.G439]-[.$B$2]" office:value-type="float" office:value="45.8135795593262" calcext:value-type="float">
            <text:p>45.8135795593</text:p>
          </table:table-cell>
          <table:table-cell table:formula="of:=[.C439]/([.H439]-[.H438])" office:value-type="float" office:value="104738.799047377" calcext:value-type="float">
            <text:p>104738.799047377</text:p>
          </table:table-cell>
          <table:table-cell table:formula="of:=[.G439]-[.$B439]" office:value-type="float" office:value="0.237902879714966" calcext:value-type="float">
            <text:p>0.2379028797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4825.61712" calcext:value-type="float">
            <text:p>1443144825.61712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169474124908" calcext:value-type="float">
            <text:p>45.6169474125</text:p>
          </table:table-cell>
          <table:table-cell table:formula="of:=[.C440]/([.D440]-[.D439])" office:value-type="float" office:value="104674.66164458" calcext:value-type="float">
            <text:p>104674.66164458</text:p>
          </table:table-cell>
          <table:table-cell/>
          <table:table-cell office:value-type="float" office:value="1443144825.85506" calcext:value-type="float">
            <text:p>1443144825.85506</text:p>
          </table:table-cell>
          <table:table-cell table:formula="of:=[.G440]-[.$B$2]" office:value-type="float" office:value="45.8548865318298" calcext:value-type="float">
            <text:p>45.8548865318</text:p>
          </table:table-cell>
          <table:table-cell table:formula="of:=[.C440]/([.H440]-[.H439])" office:value-type="float" office:value="104582.827986655" calcext:value-type="float">
            <text:p>104582.827986655</text:p>
          </table:table-cell>
          <table:table-cell table:formula="of:=[.G440]-[.$B440]" office:value-type="float" office:value="0.237939119338989" calcext:value-type="float">
            <text:p>0.2379391193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4825.65842" calcext:value-type="float">
            <text:p>1443144825.65842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582448482513" calcext:value-type="float">
            <text:p>45.6582448483</text:p>
          </table:table-cell>
          <table:table-cell table:formula="of:=[.C441]/([.D441]-[.D440])" office:value-type="float" office:value="104606.979112543" calcext:value-type="float">
            <text:p>104606.979112543</text:p>
          </table:table-cell>
          <table:table-cell/>
          <table:table-cell office:value-type="float" office:value="1443144825.89635" calcext:value-type="float">
            <text:p>1443144825.89635</text:p>
          </table:table-cell>
          <table:table-cell table:formula="of:=[.G441]-[.$B$2]" office:value-type="float" office:value="45.8961737155914" calcext:value-type="float">
            <text:p>45.8961737156</text:p>
          </table:table-cell>
          <table:table-cell table:formula="of:=[.C441]/([.H441]-[.H440])" office:value-type="float" office:value="104632.95401655" calcext:value-type="float">
            <text:p>104632.95401655</text:p>
          </table:table-cell>
          <table:table-cell table:formula="of:=[.G441]-[.$B441]" office:value-type="float" office:value="0.237928867340088" calcext:value-type="float">
            <text:p>0.237928867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4825.69971" calcext:value-type="float">
            <text:p>1443144825.69971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6995329856873" calcext:value-type="float">
            <text:p>45.6995329857</text:p>
          </table:table-cell>
          <table:table-cell table:formula="of:=[.C442]/([.D442]-[.D441])" office:value-type="float" office:value="104630.537202252" calcext:value-type="float">
            <text:p>104630.537202252</text:p>
          </table:table-cell>
          <table:table-cell/>
          <table:table-cell office:value-type="float" office:value="1443144825.93771" calcext:value-type="float">
            <text:p>1443144825.93771</text:p>
          </table:table-cell>
          <table:table-cell table:formula="of:=[.G442]-[.$B$2]" office:value-type="float" office:value="45.9375336170197" calcext:value-type="float">
            <text:p>45.937533617</text:p>
          </table:table-cell>
          <table:table-cell table:formula="of:=[.C442]/([.H442]-[.H441])" office:value-type="float" office:value="104448.991676082" calcext:value-type="float">
            <text:p>104448.991676082</text:p>
          </table:table-cell>
          <table:table-cell table:formula="of:=[.G442]-[.$B442]" office:value-type="float" office:value="0.238000631332397" calcext:value-type="float">
            <text:p>0.2380006313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4825.74099" calcext:value-type="float">
            <text:p>1443144825.74099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408192157745" calcext:value-type="float">
            <text:p>45.7408192158</text:p>
          </table:table-cell>
          <table:table-cell table:formula="of:=[.C443]/([.D443]-[.D442])" office:value-type="float" office:value="104635.370942501" calcext:value-type="float">
            <text:p>104635.370942501</text:p>
          </table:table-cell>
          <table:table-cell/>
          <table:table-cell office:value-type="float" office:value="1443144825.97895" calcext:value-type="float">
            <text:p>1443144825.97895</text:p>
          </table:table-cell>
          <table:table-cell table:formula="of:=[.G443]-[.$B$2]" office:value-type="float" office:value="45.9787726402283" calcext:value-type="float">
            <text:p>45.9787726402</text:p>
          </table:table-cell>
          <table:table-cell table:formula="of:=[.C443]/([.H443]-[.H442])" office:value-type="float" office:value="104755.148494817" calcext:value-type="float">
            <text:p>104755.148494817</text:p>
          </table:table-cell>
          <table:table-cell table:formula="of:=[.G443]-[.$B443]" office:value-type="float" office:value="0.237953424453735" calcext:value-type="float">
            <text:p>0.2379534245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4825.78227" calcext:value-type="float">
            <text:p>1443144825.78227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82101392746" calcext:value-type="float">
            <text:p>45.7821013927</text:p>
          </table:table-cell>
          <table:table-cell table:formula="of:=[.C444]/([.D444]-[.D443])" office:value-type="float" office:value="104645.644123592" calcext:value-type="float">
            <text:p>104645.644123592</text:p>
          </table:table-cell>
          <table:table-cell/>
          <table:table-cell office:value-type="float" office:value="1443144826.02031" calcext:value-type="float">
            <text:p>1443144826.02031</text:p>
          </table:table-cell>
          <table:table-cell table:formula="of:=[.G444]-[.$B$2]" office:value-type="float" office:value="46.0201375484467" calcext:value-type="float">
            <text:p>46.0201375484</text:p>
          </table:table-cell>
          <table:table-cell table:formula="of:=[.C444]/([.H444]-[.H443])" office:value-type="float" office:value="104436.349216413" calcext:value-type="float">
            <text:p>104436.349216413</text:p>
          </table:table-cell>
          <table:table-cell table:formula="of:=[.G444]-[.$B444]" office:value-type="float" office:value="0.238036155700684" calcext:value-type="float">
            <text:p>0.2380361557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4825.82356" calcext:value-type="float">
            <text:p>1443144825.82356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23385477066" calcext:value-type="float">
            <text:p>45.8233854771</text:p>
          </table:table-cell>
          <table:table-cell table:formula="of:=[.C445]/([.D445]-[.D444])" office:value-type="float" office:value="104640.809434158" calcext:value-type="float">
            <text:p>104640.809434158</text:p>
          </table:table-cell>
          <table:table-cell/>
          <table:table-cell office:value-type="float" office:value="1443144826.06145" calcext:value-type="float">
            <text:p>1443144826.06145</text:p>
          </table:table-cell>
          <table:table-cell table:formula="of:=[.G445]-[.$B$2]" office:value-type="float" office:value="46.061274766922" calcext:value-type="float">
            <text:p>46.0612747669</text:p>
          </table:table-cell>
          <table:table-cell table:formula="of:=[.C445]/([.H445]-[.H444])" office:value-type="float" office:value="105014.392321869" calcext:value-type="float">
            <text:p>105014.392321869</text:p>
          </table:table-cell>
          <table:table-cell table:formula="of:=[.G445]-[.$B445]" office:value-type="float" office:value="0.237889289855957" calcext:value-type="float">
            <text:p>0.237889289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4825.86485" calcext:value-type="float">
            <text:p>1443144825.86485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646771907806" calcext:value-type="float">
            <text:p>45.8646771908</text:p>
          </table:table-cell>
          <table:table-cell table:formula="of:=[.C446]/([.D446]-[.D445])" office:value-type="float" office:value="104621.475142907" calcext:value-type="float">
            <text:p>104621.475142907</text:p>
          </table:table-cell>
          <table:table-cell/>
          <table:table-cell office:value-type="float" office:value="1443144826.10276" calcext:value-type="float">
            <text:p>1443144826.10276</text:p>
          </table:table-cell>
          <table:table-cell table:formula="of:=[.G446]-[.$B$2]" office:value-type="float" office:value="46.1025919914246" calcext:value-type="float">
            <text:p>46.1025919914</text:p>
          </table:table-cell>
          <table:table-cell table:formula="of:=[.C446]/([.H446]-[.H445])" office:value-type="float" office:value="104556.877960957" calcext:value-type="float">
            <text:p>104556.877960957</text:p>
          </table:table-cell>
          <table:table-cell table:formula="of:=[.G446]-[.$B446]" office:value-type="float" office:value="0.237914800643921" calcext:value-type="float">
            <text:p>0.2379148006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4825.90614" calcext:value-type="float">
            <text:p>1443144825.90614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9059660434723" calcext:value-type="float">
            <text:p>45.9059660435</text:p>
          </table:table-cell>
          <table:table-cell table:formula="of:=[.C447]/([.D447]-[.D446])" office:value-type="float" office:value="104628.724664796" calcext:value-type="float">
            <text:p>104628.724664796</text:p>
          </table:table-cell>
          <table:table-cell/>
          <table:table-cell office:value-type="float" office:value="1443144826.14406" calcext:value-type="float">
            <text:p>1443144826.14406</text:p>
          </table:table-cell>
          <table:table-cell table:formula="of:=[.G447]-[.$B$2]" office:value-type="float" office:value="46.1438837051392" calcext:value-type="float">
            <text:p>46.1438837051</text:p>
          </table:table-cell>
          <table:table-cell table:formula="of:=[.C447]/([.H447]-[.H446])" office:value-type="float" office:value="104621.475142907" calcext:value-type="float">
            <text:p>104621.475142907</text:p>
          </table:table-cell>
          <table:table-cell table:formula="of:=[.G447]-[.$B447]" office:value-type="float" office:value="0.23791766166687" calcext:value-type="float">
            <text:p>0.2379176617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4825.94743" calcext:value-type="float">
            <text:p>1443144825.94743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472587108612" calcext:value-type="float">
            <text:p>45.9472587109</text:p>
          </table:table-cell>
          <table:table-cell table:formula="of:=[.C448]/([.D448]-[.D447])" office:value-type="float" office:value="104619.058858852" calcext:value-type="float">
            <text:p>104619.058858852</text:p>
          </table:table-cell>
          <table:table-cell/>
          <table:table-cell office:value-type="float" office:value="1443144826.18528" calcext:value-type="float">
            <text:p>1443144826.18528</text:p>
          </table:table-cell>
          <table:table-cell table:formula="of:=[.G448]-[.$B$2]" office:value-type="float" office:value="46.1851077079773" calcext:value-type="float">
            <text:p>46.185107708</text:p>
          </table:table-cell>
          <table:table-cell table:formula="of:=[.C448]/([.H448]-[.H447])" office:value-type="float" office:value="104793.31706245" calcext:value-type="float">
            <text:p>104793.31706245</text:p>
          </table:table-cell>
          <table:table-cell table:formula="of:=[.G448]-[.$B448]" office:value-type="float" office:value="0.237848997116089" calcext:value-type="float">
            <text:p>0.2378489971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4825.98874" calcext:value-type="float">
            <text:p>1443144825.98874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885671138763" calcext:value-type="float">
            <text:p>45.9885671139</text:p>
          </table:table-cell>
          <table:table-cell table:formula="of:=[.C449]/([.D449]-[.D448])" office:value-type="float" office:value="104579.20627958" calcext:value-type="float">
            <text:p>104579.20627958</text:p>
          </table:table-cell>
          <table:table-cell/>
          <table:table-cell office:value-type="float" office:value="1443144826.22537" calcext:value-type="float">
            <text:p>1443144826.22537</text:p>
          </table:table-cell>
          <table:table-cell table:formula="of:=[.G449]-[.$B$2]" office:value-type="float" office:value="46.2251961231232" calcext:value-type="float">
            <text:p>46.2251961231</text:p>
          </table:table-cell>
          <table:table-cell table:formula="of:=[.C449]/([.H449]-[.H448])" office:value-type="float" office:value="107761.805605943" calcext:value-type="float">
            <text:p>107761.805605943</text:p>
          </table:table-cell>
          <table:table-cell table:formula="of:=[.G449]-[.$B449]" office:value-type="float" office:value="0.236629009246826" calcext:value-type="float">
            <text:p>0.2366290092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4826.02869" calcext:value-type="float">
            <text:p>1443144826.02869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285196304321" calcext:value-type="float">
            <text:p>46.0285196304</text:p>
          </table:table-cell>
          <table:table-cell table:formula="of:=[.C450]/([.D450]-[.D449])" office:value-type="float" office:value="108128.357670985" calcext:value-type="float">
            <text:p>108128.357670985</text:p>
          </table:table-cell>
          <table:table-cell/>
          <table:table-cell office:value-type="float" office:value="1443144826.26476" calcext:value-type="float">
            <text:p>1443144826.26476</text:p>
          </table:table-cell>
          <table:table-cell table:formula="of:=[.G450]-[.$B$2]" office:value-type="float" office:value="46.2645831108093" calcext:value-type="float">
            <text:p>46.2645831108</text:p>
          </table:table-cell>
          <table:table-cell table:formula="of:=[.C450]/([.H450]-[.H449])" office:value-type="float" office:value="109680.893457061" calcext:value-type="float">
            <text:p>109680.893457061</text:p>
          </table:table-cell>
          <table:table-cell table:formula="of:=[.G450]-[.$B450]" office:value-type="float" office:value="0.236063480377197" calcext:value-type="float">
            <text:p>0.2360634804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4826.06812" calcext:value-type="float">
            <text:p>1443144826.06812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679476261139" calcext:value-type="float">
            <text:p>46.0679476261</text:p>
          </table:table-cell>
          <table:table-cell table:formula="of:=[.C451]/([.D451]-[.D450])" office:value-type="float" office:value="109566.817316007" calcext:value-type="float">
            <text:p>109566.817316007</text:p>
          </table:table-cell>
          <table:table-cell/>
          <table:table-cell office:value-type="float" office:value="1443144826.30403" calcext:value-type="float">
            <text:p>1443144826.30403</text:p>
          </table:table-cell>
          <table:table-cell table:formula="of:=[.G451]-[.$B$2]" office:value-type="float" office:value="46.303858757019" calcext:value-type="float">
            <text:p>46.303858757</text:p>
          </table:table-cell>
          <table:table-cell table:formula="of:=[.C451]/([.H451]-[.H450])" office:value-type="float" office:value="109991.824881324" calcext:value-type="float">
            <text:p>109991.824881324</text:p>
          </table:table-cell>
          <table:table-cell table:formula="of:=[.G451]-[.$B451]" office:value-type="float" office:value="0.235911130905151" calcext:value-type="float">
            <text:p>0.2359111309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4826.10755" calcext:value-type="float">
            <text:p>1443144826.10755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1073758602142" calcext:value-type="float">
            <text:p>46.1073758602</text:p>
          </table:table-cell>
          <table:table-cell table:formula="of:=[.C452]/([.D452]-[.D451])" office:value-type="float" office:value="109566.154776446" calcext:value-type="float">
            <text:p>109566.154776446</text:p>
          </table:table-cell>
          <table:table-cell/>
          <table:table-cell office:value-type="float" office:value="1443144826.34351" calcext:value-type="float">
            <text:p>1443144826.34351</text:p>
          </table:table-cell>
          <table:table-cell table:formula="of:=[.G452]-[.$B$2]" office:value-type="float" office:value="46.3433377742767" calcext:value-type="float">
            <text:p>46.3433377743</text:p>
          </table:table-cell>
          <table:table-cell table:formula="of:=[.C452]/([.H452]-[.H451])" office:value-type="float" office:value="109425.216230743" calcext:value-type="float">
            <text:p>109425.216230743</text:p>
          </table:table-cell>
          <table:table-cell table:formula="of:=[.G452]-[.$B452]" office:value-type="float" office:value="0.2359619140625" calcext:value-type="float">
            <text:p>0.2359619141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4826.14696" calcext:value-type="float">
            <text:p>1443144826.14696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46787405014" calcext:value-type="float">
            <text:p>46.146787405</text:p>
          </table:table-cell>
          <table:table-cell table:formula="of:=[.C453]/([.D453]-[.D452])" office:value-type="float" office:value="109612.55190437" calcext:value-type="float">
            <text:p>109612.55190437</text:p>
          </table:table-cell>
          <table:table-cell/>
          <table:table-cell office:value-type="float" office:value="1443144826.38289" calcext:value-type="float">
            <text:p>1443144826.38289</text:p>
          </table:table-cell>
          <table:table-cell table:formula="of:=[.G453]-[.$B$2]" office:value-type="float" office:value="46.3827178478241" calcext:value-type="float">
            <text:p>46.3827178478</text:p>
          </table:table-cell>
          <table:table-cell table:formula="of:=[.C453]/([.H453]-[.H452])" office:value-type="float" office:value="109700.150630858" calcext:value-type="float">
            <text:p>109700.150630858</text:p>
          </table:table-cell>
          <table:table-cell table:formula="of:=[.G453]-[.$B453]" office:value-type="float" office:value="0.235930442810059" calcext:value-type="float">
            <text:p>0.2359304428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4826.18637" calcext:value-type="float">
            <text:p>1443144826.18637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861953735352" calcext:value-type="float">
            <text:p>46.1861953735</text:p>
          </table:table-cell>
          <table:table-cell table:formula="of:=[.C454]/([.D454]-[.D453])" office:value-type="float" office:value="109622.499258874" calcext:value-type="float">
            <text:p>109622.499258874</text:p>
          </table:table-cell>
          <table:table-cell/>
          <table:table-cell office:value-type="float" office:value="1443144826.4225" calcext:value-type="float">
            <text:p>1443144826.4225</text:p>
          </table:table-cell>
          <table:table-cell table:formula="of:=[.G454]-[.$B$2]" office:value-type="float" office:value="46.4223310947418" calcext:value-type="float">
            <text:p>46.4223310947</text:p>
          </table:table-cell>
          <table:table-cell table:formula="of:=[.C454]/([.H454]-[.H453])" office:value-type="float" office:value="109054.428408065" calcext:value-type="float">
            <text:p>109054.428408065</text:p>
          </table:table-cell>
          <table:table-cell table:formula="of:=[.G454]-[.$B454]" office:value-type="float" office:value="0.236135721206665" calcext:value-type="float">
            <text:p>0.2361357212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4826.2258" calcext:value-type="float">
            <text:p>1443144826.2258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256271839142" calcext:value-type="float">
            <text:p>46.2256271839</text:p>
          </table:table-cell>
          <table:table-cell table:formula="of:=[.C455]/([.D455]-[.D454])" office:value-type="float" office:value="109556.217644462" calcext:value-type="float">
            <text:p>109556.217644462</text:p>
          </table:table-cell>
          <table:table-cell/>
          <table:table-cell office:value-type="float" office:value="1443144826.46187" calcext:value-type="float">
            <text:p>1443144826.46187</text:p>
          </table:table-cell>
          <table:table-cell table:formula="of:=[.G455]-[.$B$2]" office:value-type="float" office:value="46.461697101593" calcext:value-type="float">
            <text:p>46.4616971016</text:p>
          </table:table-cell>
          <table:table-cell table:formula="of:=[.C455]/([.H455]-[.H454])" office:value-type="float" office:value="109739.349899766" calcext:value-type="float">
            <text:p>109739.349899766</text:p>
          </table:table-cell>
          <table:table-cell table:formula="of:=[.G455]-[.$B455]" office:value-type="float" office:value="0.236069917678833" calcext:value-type="float">
            <text:p>0.2360699177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4826.2652" calcext:value-type="float">
            <text:p>1443144826.2652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65031337738" calcext:value-type="float">
            <text:p>46.2650313377</text:p>
          </table:table-cell>
          <table:table-cell table:formula="of:=[.C456]/([.D456]-[.D455])" office:value-type="float" office:value="109633.111760542" calcext:value-type="float">
            <text:p>109633.111760542</text:p>
          </table:table-cell>
          <table:table-cell/>
          <table:table-cell office:value-type="float" office:value="1443144826.50122" calcext:value-type="float">
            <text:p>1443144826.50122</text:p>
          </table:table-cell>
          <table:table-cell table:formula="of:=[.G456]-[.$B$2]" office:value-type="float" office:value="46.5010483264923" calcext:value-type="float">
            <text:p>46.5010483265</text:p>
          </table:table-cell>
          <table:table-cell table:formula="of:=[.C456]/([.H456]-[.H455])" office:value-type="float" office:value="109780.572550303" calcext:value-type="float">
            <text:p>109780.572550303</text:p>
          </table:table-cell>
          <table:table-cell table:formula="of:=[.G456]-[.$B456]" office:value-type="float" office:value="0.236016988754272" calcext:value-type="float">
            <text:p>0.2360169888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4826.30463" calcext:value-type="float">
            <text:p>1443144826.30463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3044588565826" calcext:value-type="float">
            <text:p>46.3044588566</text:p>
          </table:table-cell>
          <table:table-cell table:formula="of:=[.C457]/([.D457]-[.D456])" office:value-type="float" office:value="109568.142419167" calcext:value-type="float">
            <text:p>109568.142419167</text:p>
          </table:table-cell>
          <table:table-cell/>
          <table:table-cell office:value-type="float" office:value="1443144826.5406" calcext:value-type="float">
            <text:p>1443144826.5406</text:p>
          </table:table-cell>
          <table:table-cell table:formula="of:=[.G457]-[.$B$2]" office:value-type="float" office:value="46.5404267311096" calcext:value-type="float">
            <text:p>46.5404267311</text:p>
          </table:table-cell>
          <table:table-cell table:formula="of:=[.C457]/([.H457]-[.H456])" office:value-type="float" office:value="109704.799927345" calcext:value-type="float">
            <text:p>109704.799927345</text:p>
          </table:table-cell>
          <table:table-cell table:formula="of:=[.G457]-[.$B457]" office:value-type="float" office:value="0.235967874526978" calcext:value-type="float">
            <text:p>0.2359678745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4826.34405" calcext:value-type="float">
            <text:p>1443144826.34405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438754081726" calcext:value-type="float">
            <text:p>46.3438754082</text:p>
          </table:table-cell>
          <table:table-cell table:formula="of:=[.C458]/([.D458]-[.D457])" office:value-type="float" office:value="109598.628640556" calcext:value-type="float">
            <text:p>109598.628640556</text:p>
          </table:table-cell>
          <table:table-cell/>
          <table:table-cell office:value-type="float" office:value="1443144826.57997" calcext:value-type="float">
            <text:p>1443144826.57997</text:p>
          </table:table-cell>
          <table:table-cell table:formula="of:=[.G458]-[.$B$2]" office:value-type="float" office:value="46.5797958374023" calcext:value-type="float">
            <text:p>46.5797958374</text:p>
          </table:table-cell>
          <table:table-cell table:formula="of:=[.C458]/([.H458]-[.H457])" office:value-type="float" office:value="109730.710366629" calcext:value-type="float">
            <text:p>109730.710366629</text:p>
          </table:table-cell>
          <table:table-cell table:formula="of:=[.G458]-[.$B458]" office:value-type="float" office:value="0.235920429229736" calcext:value-type="float">
            <text:p>0.2359204292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4826.38346" calcext:value-type="float">
            <text:p>1443144826.38346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832838535309" calcext:value-type="float">
            <text:p>46.3832838535</text:p>
          </table:table-cell>
          <table:table-cell table:formula="of:=[.C459]/([.D459]-[.D458])" office:value-type="float" office:value="109621.172840627" calcext:value-type="float">
            <text:p>109621.172840627</text:p>
          </table:table-cell>
          <table:table-cell/>
          <table:table-cell office:value-type="float" office:value="1443144826.6194" calcext:value-type="float">
            <text:p>1443144826.6194</text:p>
          </table:table-cell>
          <table:table-cell table:formula="of:=[.G459]-[.$B$2]" office:value-type="float" office:value="46.6192317008972" calcext:value-type="float">
            <text:p>46.6192317009</text:p>
          </table:table-cell>
          <table:table-cell table:formula="of:=[.C459]/([.H459]-[.H458])" office:value-type="float" office:value="109544.957740348" calcext:value-type="float">
            <text:p>109544.957740348</text:p>
          </table:table-cell>
          <table:table-cell table:formula="of:=[.G459]-[.$B459]" office:value-type="float" office:value="0.235947847366333" calcext:value-type="float">
            <text:p>0.235947847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4826.42287" calcext:value-type="float">
            <text:p>1443144826.42287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226968288422" calcext:value-type="float">
            <text:p>46.4226968288</text:p>
          </table:table-cell>
          <table:table-cell table:formula="of:=[.C460]/([.D460]-[.D459])" office:value-type="float" office:value="109608.57346803" calcext:value-type="float">
            <text:p>109608.57346803</text:p>
          </table:table-cell>
          <table:table-cell/>
          <table:table-cell office:value-type="float" office:value="1443144826.65882" calcext:value-type="float">
            <text:p>1443144826.65882</text:p>
          </table:table-cell>
          <table:table-cell table:formula="of:=[.G460]-[.$B$2]" office:value-type="float" office:value="46.6586472988129" calcext:value-type="float">
            <text:p>46.6586472988</text:p>
          </table:table-cell>
          <table:table-cell table:formula="of:=[.C460]/([.H460]-[.H459])" office:value-type="float" office:value="109601.280418096" calcext:value-type="float">
            <text:p>109601.280418096</text:p>
          </table:table-cell>
          <table:table-cell table:formula="of:=[.G460]-[.$B460]" office:value-type="float" office:value="0.235950469970703" calcext:value-type="float">
            <text:p>0.2359504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4826.46228" calcext:value-type="float">
            <text:p>1443144826.46228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62110042572" calcext:value-type="float">
            <text:p>46.4621100426</text:p>
          </table:table-cell>
          <table:table-cell table:formula="of:=[.C461]/([.D461]-[.D460])" office:value-type="float" office:value="109607.910423384" calcext:value-type="float">
            <text:p>109607.910423384</text:p>
          </table:table-cell>
          <table:table-cell/>
          <table:table-cell office:value-type="float" office:value="1443144826.69827" calcext:value-type="float">
            <text:p>1443144826.69827</text:p>
          </table:table-cell>
          <table:table-cell table:formula="of:=[.G461]-[.$B$2]" office:value-type="float" office:value="46.6981008052826" calcext:value-type="float">
            <text:p>46.6981008053</text:p>
          </table:table-cell>
          <table:table-cell table:formula="of:=[.C461]/([.H461]-[.H460])" office:value-type="float" office:value="109495.970993474" calcext:value-type="float">
            <text:p>109495.970993474</text:p>
          </table:table-cell>
          <table:table-cell table:formula="of:=[.G461]-[.$B461]" office:value-type="float" office:value="0.235990762710571" calcext:value-type="float">
            <text:p>0.235990762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4826.50176" calcext:value-type="float">
            <text:p>1443144826.50176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5015881061554" calcext:value-type="float">
            <text:p>46.5015881062</text:p>
          </table:table-cell>
          <table:table-cell table:formula="of:=[.C462]/([.D462]-[.D461])" office:value-type="float" office:value="109427.859623271" calcext:value-type="float">
            <text:p>109427.859623271</text:p>
          </table:table-cell>
          <table:table-cell/>
          <table:table-cell office:value-type="float" office:value="1443144826.73761" calcext:value-type="float">
            <text:p>1443144826.73761</text:p>
          </table:table-cell>
          <table:table-cell table:formula="of:=[.G462]-[.$B$2]" office:value-type="float" office:value="46.7374377250671" calcext:value-type="float">
            <text:p>46.7374377251</text:p>
          </table:table-cell>
          <table:table-cell table:formula="of:=[.C462]/([.H462]-[.H461])" office:value-type="float" office:value="109820.494936087" calcext:value-type="float">
            <text:p>109820.494936087</text:p>
          </table:table-cell>
          <table:table-cell table:formula="of:=[.G462]-[.$B462]" office:value-type="float" office:value="0.235849618911743" calcext:value-type="float">
            <text:p>0.2358496189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4826.54118" calcext:value-type="float">
            <text:p>1443144826.54118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410046577454" calcext:value-type="float">
            <text:p>46.5410046577</text:p>
          </table:table-cell>
          <table:table-cell table:formula="of:=[.C463]/([.D463]-[.D462])" office:value-type="float" office:value="109598.628640556" calcext:value-type="float">
            <text:p>109598.628640556</text:p>
          </table:table-cell>
          <table:table-cell/>
          <table:table-cell office:value-type="float" office:value="1443144826.77711" calcext:value-type="float">
            <text:p>1443144826.77711</text:p>
          </table:table-cell>
          <table:table-cell table:formula="of:=[.G463]-[.$B$2]" office:value-type="float" office:value="46.7769372463226" calcext:value-type="float">
            <text:p>46.7769372463</text:p>
          </table:table-cell>
          <table:table-cell table:formula="of:=[.C463]/([.H463]-[.H462])" office:value-type="float" office:value="109368.414165253" calcext:value-type="float">
            <text:p>109368.414165253</text:p>
          </table:table-cell>
          <table:table-cell table:formula="of:=[.G463]-[.$B463]" office:value-type="float" office:value="0.23593258857727" calcext:value-type="float">
            <text:p>0.2359325886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4826.5806" calcext:value-type="float">
            <text:p>1443144826.5806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804243087769" calcext:value-type="float">
            <text:p>46.5804243088</text:p>
          </table:table-cell>
          <table:table-cell table:formula="of:=[.C464]/([.D464]-[.D463])" office:value-type="float" office:value="109590.011249682" calcext:value-type="float">
            <text:p>109590.011249682</text:p>
          </table:table-cell>
          <table:table-cell/>
          <table:table-cell office:value-type="float" office:value="1443144826.81653" calcext:value-type="float">
            <text:p>1443144826.81653</text:p>
          </table:table-cell>
          <table:table-cell table:formula="of:=[.G464]-[.$B$2]" office:value-type="float" office:value="46.8163621425629" calcext:value-type="float">
            <text:p>46.8163621426</text:p>
          </table:table-cell>
          <table:table-cell table:formula="of:=[.C464]/([.H464]-[.H463])" office:value-type="float" office:value="109575.431059507" calcext:value-type="float">
            <text:p>109575.431059507</text:p>
          </table:table-cell>
          <table:table-cell table:formula="of:=[.G464]-[.$B464]" office:value-type="float" office:value="0.235937833786011" calcext:value-type="float">
            <text:p>0.2359378338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4826.62" calcext:value-type="float">
            <text:p>1443144826.62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198272705078" calcext:value-type="float">
            <text:p>46.6198272705</text:p>
          </table:table-cell>
          <table:table-cell table:formula="of:=[.C465]/([.D465]-[.D464])" office:value-type="float" office:value="109636.428588717" calcext:value-type="float">
            <text:p>109636.428588717</text:p>
          </table:table-cell>
          <table:table-cell/>
          <table:table-cell office:value-type="float" office:value="1443144826.85608" calcext:value-type="float">
            <text:p>1443144826.85608</text:p>
          </table:table-cell>
          <table:table-cell table:formula="of:=[.G465]-[.$B$2]" office:value-type="float" office:value="46.855907201767" calcext:value-type="float">
            <text:p>46.8559072018</text:p>
          </table:table-cell>
          <table:table-cell table:formula="of:=[.C465]/([.H465]-[.H464])" office:value-type="float" office:value="109242.47142237" calcext:value-type="float">
            <text:p>109242.47142237</text:p>
          </table:table-cell>
          <table:table-cell table:formula="of:=[.G465]-[.$B465]" office:value-type="float" office:value="0.236079931259155" calcext:value-type="float">
            <text:p>0.2360799313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4826.65941" calcext:value-type="float">
            <text:p>1443144826.65941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592376232147" calcext:value-type="float">
            <text:p>46.6592376232</text:p>
          </table:table-cell>
          <table:table-cell table:formula="of:=[.C466]/([.D466]-[.D465])" office:value-type="float" office:value="109615.867488612" calcext:value-type="float">
            <text:p>109615.867488612</text:p>
          </table:table-cell>
          <table:table-cell/>
          <table:table-cell office:value-type="float" office:value="1443144826.89553" calcext:value-type="float">
            <text:p>1443144826.89553</text:p>
          </table:table-cell>
          <table:table-cell table:formula="of:=[.G466]-[.$B$2]" office:value-type="float" office:value="46.8953561782837" calcext:value-type="float">
            <text:p>46.8953561783</text:p>
          </table:table-cell>
          <table:table-cell table:formula="of:=[.C466]/([.H466]-[.H465])" office:value-type="float" office:value="109508.544490847" calcext:value-type="float">
            <text:p>109508.544490847</text:p>
          </table:table-cell>
          <table:table-cell table:formula="of:=[.G466]-[.$B466]" office:value-type="float" office:value="0.23611855506897" calcext:value-type="float">
            <text:p>0.236118555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4826.69882" calcext:value-type="float">
            <text:p>1443144826.69882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6986496448517" calcext:value-type="float">
            <text:p>46.6986496449</text:p>
          </table:table-cell>
          <table:table-cell table:formula="of:=[.C467]/([.D467]-[.D466])" office:value-type="float" office:value="109611.225726834" calcext:value-type="float">
            <text:p>109611.225726834</text:p>
          </table:table-cell>
          <table:table-cell/>
          <table:table-cell office:value-type="float" office:value="1443144826.93489" calcext:value-type="float">
            <text:p>1443144826.93489</text:p>
          </table:table-cell>
          <table:table-cell table:formula="of:=[.G467]-[.$B$2]" office:value-type="float" office:value="46.9347217082977" calcext:value-type="float">
            <text:p>46.9347217083</text:p>
          </table:table-cell>
          <table:table-cell table:formula="of:=[.C467]/([.H467]-[.H466])" office:value-type="float" office:value="109740.679179461" calcext:value-type="float">
            <text:p>109740.679179461</text:p>
          </table:table-cell>
          <table:table-cell table:formula="of:=[.G467]-[.$B467]" office:value-type="float" office:value="0.236072063446045" calcext:value-type="float">
            <text:p>0.236072063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4826.73824" calcext:value-type="float">
            <text:p>1443144826.73824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380635738373" calcext:value-type="float">
            <text:p>46.7380635738</text:p>
          </table:table-cell>
          <table:table-cell table:formula="of:=[.C468]/([.D468]-[.D467])" office:value-type="float" office:value="109605.921337576" calcext:value-type="float">
            <text:p>109605.921337576</text:p>
          </table:table-cell>
          <table:table-cell/>
          <table:table-cell office:value-type="float" office:value="1443144826.97427" calcext:value-type="float">
            <text:p>1443144826.97427</text:p>
          </table:table-cell>
          <table:table-cell table:formula="of:=[.G468]-[.$B$2]" office:value-type="float" office:value="46.974093914032" calcext:value-type="float">
            <text:p>46.974093914</text:p>
          </table:table-cell>
          <table:table-cell table:formula="of:=[.C468]/([.H468]-[.H467])" office:value-type="float" office:value="109722.072193728" calcext:value-type="float">
            <text:p>109722.072193728</text:p>
          </table:table-cell>
          <table:table-cell table:formula="of:=[.G468]-[.$B468]" office:value-type="float" office:value="0.236030340194702" calcext:value-type="float">
            <text:p>0.2360303402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4826.77764" calcext:value-type="float">
            <text:p>1443144826.77764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77468919754" calcext:value-type="float">
            <text:p>46.7774689198</text:p>
          </table:table-cell>
          <table:table-cell table:formula="of:=[.C469]/([.D469]-[.D468])" office:value-type="float" office:value="109629.795133049" calcext:value-type="float">
            <text:p>109629.795133049</text:p>
          </table:table-cell>
          <table:table-cell/>
          <table:table-cell office:value-type="float" office:value="1443144827.01376" calcext:value-type="float">
            <text:p>1443144827.01376</text:p>
          </table:table-cell>
          <table:table-cell table:formula="of:=[.G469]-[.$B$2]" office:value-type="float" office:value="47.0135910511017" calcext:value-type="float">
            <text:p>47.0135910511</text:p>
          </table:table-cell>
          <table:table-cell table:formula="of:=[.C469]/([.H469]-[.H468])" office:value-type="float" office:value="109375.016026512" calcext:value-type="float">
            <text:p>109375.016026512</text:p>
          </table:table-cell>
          <table:table-cell table:formula="of:=[.G469]-[.$B469]" office:value-type="float" office:value="0.236122131347656" calcext:value-type="float">
            <text:p>0.2361221313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4826.81706" calcext:value-type="float">
            <text:p>1443144826.81706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168883323669" calcext:value-type="float">
            <text:p>46.8168883324</text:p>
          </table:table-cell>
          <table:table-cell table:formula="of:=[.C470]/([.D470]-[.D469])" office:value-type="float" office:value="109590.674077793" calcext:value-type="float">
            <text:p>109590.674077793</text:p>
          </table:table-cell>
          <table:table-cell/>
          <table:table-cell office:value-type="float" office:value="1443144830.0182" calcext:value-type="float">
            <text:p>1443144830.0182</text:p>
          </table:table-cell>
          <table:table-cell table:formula="of:=[.G470]-[.$B$2]" office:value-type="float" office:value="50.0180253982544" calcext:value-type="float">
            <text:p>50.0180253983</text:p>
          </table:table-cell>
          <table:table-cell table:formula="of:=[.C470]/([.H470]-[.H469])" office:value-type="float" office:value="1437.87465487274" calcext:value-type="float">
            <text:p>1437.8746548727</text:p>
          </table:table-cell>
          <table:table-cell table:formula="of:=[.G470]-[.$B470]" office:value-type="float" office:value="3.20113706588745" calcext:value-type="float">
            <text:p>3.2011370659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4826.85648" calcext:value-type="float">
            <text:p>1443144826.85648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563063144684" calcext:value-type="float">
            <text:p>46.8563063145</text:p>
          </table:table-cell>
          <table:table-cell table:formula="of:=[.C471]/([.D471]-[.D470])" office:value-type="float" office:value="109594.651214836" calcext:value-type="float">
            <text:p>109594.651214836</text:p>
          </table:table-cell>
          <table:table-cell/>
          <table:table-cell office:value-type="float" office:value="1443144830.99213" calcext:value-type="float">
            <text:p>1443144830.99213</text:p>
          </table:table-cell>
          <table:table-cell table:formula="of:=[.G471]-[.$B$2]" office:value-type="float" office:value="50.9919545650482" calcext:value-type="float">
            <text:p>50.991954565</text:p>
          </table:table-cell>
          <table:table-cell table:formula="of:=[.C471]/([.H471]-[.H470])" office:value-type="float" office:value="4435.64085283681" calcext:value-type="float">
            <text:p>4435.6408528368</text:p>
          </table:table-cell>
          <table:table-cell table:formula="of:=[.G471]-[.$B471]" office:value-type="float" office:value="4.13564825057983" calcext:value-type="float">
            <text:p>4.1356482506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4826.89594" calcext:value-type="float">
            <text:p>1443144826.89594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957707881927" calcext:value-type="float">
            <text:p>46.8957707882</text:p>
          </table:table-cell>
          <table:table-cell table:formula="of:=[.C472]/([.D472]-[.D471])" office:value-type="float" office:value="109465.541848411" calcext:value-type="float">
            <text:p>109465.541848411</text:p>
          </table:table-cell>
          <table:table-cell/>
          <table:table-cell office:value-type="float" office:value="1443144831.00995" calcext:value-type="float">
            <text:p>1443144831.00995</text:p>
          </table:table-cell>
          <table:table-cell table:formula="of:=[.G472]-[.$B$2]" office:value-type="float" office:value="51.0097768306732" calcext:value-type="float">
            <text:p>51.0097768307</text:p>
          </table:table-cell>
          <table:table-cell table:formula="of:=[.C472]/([.H472]-[.H471])" office:value-type="float" office:value="242393.424657534" calcext:value-type="float">
            <text:p>242393.424657534</text:p>
          </table:table-cell>
          <table:table-cell table:formula="of:=[.G472]-[.$B472]" office:value-type="float" office:value="4.11400604248047" calcext:value-type="float">
            <text:p>4.1140060425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4826.93534" calcext:value-type="float">
            <text:p>1443144826.93534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351670742035" calcext:value-type="float">
            <text:p>46.9351670742</text:p>
          </table:table-cell>
          <table:table-cell table:formula="of:=[.C473]/([.D473]-[.D472])" office:value-type="float" office:value="109655.006535948" calcext:value-type="float">
            <text:p>109655.006535948</text:p>
          </table:table-cell>
          <table:table-cell/>
          <table:table-cell office:value-type="float" office:value="1443144831.02753" calcext:value-type="float">
            <text:p>1443144831.02753</text:p>
          </table:table-cell>
          <table:table-cell table:formula="of:=[.G473]-[.$B$2]" office:value-type="float" office:value="51.0273551940918" calcext:value-type="float">
            <text:p>51.0273551941</text:p>
          </table:table-cell>
          <table:table-cell table:formula="of:=[.C473]/([.H473]-[.H472])" office:value-type="float" office:value="245756.666711877" calcext:value-type="float">
            <text:p>245756.666711877</text:p>
          </table:table-cell>
          <table:table-cell table:formula="of:=[.G473]-[.$B473]" office:value-type="float" office:value="4.09218811988831" calcext:value-type="float">
            <text:p>4.0921881199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4826.97475" calcext:value-type="float">
            <text:p>1443144826.97475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745757579804" calcext:value-type="float">
            <text:p>46.974575758</text:p>
          </table:table-cell>
          <table:table-cell table:formula="of:=[.C474]/([.D474]-[.D473])" office:value-type="float" office:value="109620.50964354" calcext:value-type="float">
            <text:p>109620.50964354</text:p>
          </table:table-cell>
          <table:table-cell/>
          <table:table-cell office:value-type="float" office:value="1443144831.0451" calcext:value-type="float">
            <text:p>1443144831.0451</text:p>
          </table:table-cell>
          <table:table-cell table:formula="of:=[.G474]-[.$B$2]" office:value-type="float" office:value="51.0449240207672" calcext:value-type="float">
            <text:p>51.0449240208</text:p>
          </table:table-cell>
          <table:table-cell table:formula="of:=[.C474]/([.H474]-[.H473])" office:value-type="float" office:value="245890.068802671" calcext:value-type="float">
            <text:p>245890.068802671</text:p>
          </table:table-cell>
          <table:table-cell table:formula="of:=[.G474]-[.$B474]" office:value-type="float" office:value="4.07034826278687" calcext:value-type="float">
            <text:p>4.0703482628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4840.01942" calcext:value-type="float">
            <text:p>1443144840.01942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192520618439" calcext:value-type="float">
            <text:p>60.0192520618</text:p>
          </table:table-cell>
          <table:table-cell table:formula="of:=[.C475]/([.D475]-[.D474])" office:value-type="float" office:value="331.169582086182" calcext:value-type="float">
            <text:p>331.1695820862</text:p>
          </table:table-cell>
          <table:table-cell/>
          <table:table-cell office:value-type="float" office:value="1443144840.21637" calcext:value-type="float">
            <text:p>1443144840.21637</text:p>
          </table:table-cell>
          <table:table-cell table:formula="of:=[.G475]-[.$B$2]" office:value-type="float" office:value="60.216201543808" calcext:value-type="float">
            <text:p>60.2162015438</text:p>
          </table:table-cell>
          <table:table-cell table:formula="of:=[.C475]/([.H475]-[.H474])" office:value-type="float" office:value="471.035795083833" calcext:value-type="float">
            <text:p>471.0357950838</text:p>
          </table:table-cell>
          <table:table-cell table:formula="of:=[.G475]-[.$B475]" office:value-type="float" office:value="0.196949481964111" calcext:value-type="float">
            <text:p>0.196949482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4840.0736" calcext:value-type="float">
            <text:p>1443144840.0736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734238624573" calcext:value-type="float">
            <text:p>60.0734238625</text:p>
          </table:table-cell>
          <table:table-cell table:formula="of:=[.C476]/([.D476]-[.D475])" office:value-type="float" office:value="79746.2877564224" calcext:value-type="float">
            <text:p>79746.2877564224</text:p>
          </table:table-cell>
          <table:table-cell/>
          <table:table-cell office:value-type="float" office:value="1443144840.27051" calcext:value-type="float">
            <text:p>1443144840.27051</text:p>
          </table:table-cell>
          <table:table-cell table:formula="of:=[.G476]-[.$B$2]" office:value-type="float" office:value="60.270334482193" calcext:value-type="float">
            <text:p>60.2703344822</text:p>
          </table:table-cell>
          <table:table-cell table:formula="of:=[.C476]/([.H476]-[.H475])" office:value-type="float" office:value="79803.5378991412" calcext:value-type="float">
            <text:p>79803.5378991412</text:p>
          </table:table-cell>
          <table:table-cell table:formula="of:=[.G476]-[.$B476]" office:value-type="float" office:value="0.196910619735718" calcext:value-type="float">
            <text:p>0.1969106197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4840.12775" calcext:value-type="float">
            <text:p>1443144840.12775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275737285614" calcext:value-type="float">
            <text:p>60.1275737286</text:p>
          </table:table-cell>
          <table:table-cell table:formula="of:=[.C477]/([.D477]-[.D476])" office:value-type="float" office:value="79778.5906190973" calcext:value-type="float">
            <text:p>79778.5906190973</text:p>
          </table:table-cell>
          <table:table-cell/>
          <table:table-cell office:value-type="float" office:value="1443144840.32468" calcext:value-type="float">
            <text:p>1443144840.32468</text:p>
          </table:table-cell>
          <table:table-cell table:formula="of:=[.G477]-[.$B$2]" office:value-type="float" office:value="60.3245098590851" calcext:value-type="float">
            <text:p>60.3245098591</text:p>
          </table:table-cell>
          <table:table-cell table:formula="of:=[.C477]/([.H477]-[.H476])" office:value-type="float" office:value="79741.023465418" calcext:value-type="float">
            <text:p>79741.023465418</text:p>
          </table:table-cell>
          <table:table-cell table:formula="of:=[.G477]-[.$B477]" office:value-type="float" office:value="0.196936130523682" calcext:value-type="float">
            <text:p>0.1969361305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4840.18189" calcext:value-type="float">
            <text:p>1443144840.18189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817181110382" calcext:value-type="float">
            <text:p>60.181718111</text:p>
          </table:table-cell>
          <table:table-cell table:formula="of:=[.C478]/([.D478]-[.D477])" office:value-type="float" office:value="79786.6704242222" calcext:value-type="float">
            <text:p>79786.6704242222</text:p>
          </table:table-cell>
          <table:table-cell/>
          <table:table-cell office:value-type="float" office:value="1443144840.37884" calcext:value-type="float">
            <text:p>1443144840.37884</text:p>
          </table:table-cell>
          <table:table-cell table:formula="of:=[.G478]-[.$B$2]" office:value-type="float" office:value="60.3786683082581" calcext:value-type="float">
            <text:p>60.3786683083</text:p>
          </table:table-cell>
          <table:table-cell table:formula="of:=[.C478]/([.H478]-[.H477])" office:value-type="float" office:value="79765.9472523409" calcext:value-type="float">
            <text:p>79765.9472523409</text:p>
          </table:table-cell>
          <table:table-cell table:formula="of:=[.G478]-[.$B478]" office:value-type="float" office:value="0.196950197219849" calcext:value-type="float">
            <text:p>0.1969501972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4840.23602" calcext:value-type="float">
            <text:p>1443144840.23602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358510494232" calcext:value-type="float">
            <text:p>60.2358510494</text:p>
          </table:table-cell>
          <table:table-cell table:formula="of:=[.C479]/([.D479]-[.D478])" office:value-type="float" office:value="79803.5378991412" calcext:value-type="float">
            <text:p>79803.5378991412</text:p>
          </table:table-cell>
          <table:table-cell/>
          <table:table-cell office:value-type="float" office:value="1443144840.43286" calcext:value-type="float">
            <text:p>1443144840.43286</text:p>
          </table:table-cell>
          <table:table-cell table:formula="of:=[.G479]-[.$B$2]" office:value-type="float" office:value="60.432689666748" calcext:value-type="float">
            <text:p>60.4326896667</text:p>
          </table:table-cell>
          <table:table-cell table:formula="of:=[.C479]/([.H479]-[.H478])" office:value-type="float" office:value="79968.370303025" calcext:value-type="float">
            <text:p>79968.370303025</text:p>
          </table:table-cell>
          <table:table-cell table:formula="of:=[.G479]-[.$B479]" office:value-type="float" office:value="0.196838617324829" calcext:value-type="float">
            <text:p>0.1968386173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4840.29015" calcext:value-type="float">
            <text:p>1443144840.29015</text:p>
          </table:table-cell>
          <table:table-cell office:value-type="float" office:value="4320" calcext:value-type="float">
            <text:p>4320</text:p>
          </table:table-cell>
          <table:table-cell table:formula="of:=[.B480]-[.$B$2]" office:value-type="float" office:value="60.2899820804596" calcext:value-type="float">
            <text:p>60.2899820805</text:p>
          </table:table-cell>
          <table:table-cell table:formula="of:=[.C480]/([.D480]-[.D479])" office:value-type="float" office:value="79806.3498383559" calcext:value-type="float">
            <text:p>79806.3498383559</text:p>
          </table:table-cell>
          <table:table-cell/>
          <table:table-cell office:value-type="float" office:value="1443144840.48717" calcext:value-type="float">
            <text:p>1443144840.48717</text:p>
          </table:table-cell>
          <table:table-cell table:formula="of:=[.G480]-[.$B$2]" office:value-type="float" office:value="60.4869995117187" calcext:value-type="float">
            <text:p>60.4869995117</text:p>
          </table:table-cell>
          <table:table-cell table:formula="of:=[.C480]/([.H480]-[.H479])" office:value-type="float" office:value="79543.589239306" calcext:value-type="float">
            <text:p>79543.589239306</text:p>
          </table:table-cell>
          <table:table-cell table:formula="of:=[.G480]-[.$B480]" office:value-type="float" office:value="0.197017431259155" calcext:value-type="float">
            <text:p>0.197017431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4840.34429" calcext:value-type="float">
            <text:p>1443144840.34429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3441152572632" calcext:value-type="float">
            <text:p>60.3441152573</text:p>
          </table:table-cell>
          <table:table-cell table:formula="of:=[.C481]/([.D481]-[.D480])" office:value-type="float" office:value="79803.186420672" calcext:value-type="float">
            <text:p>79803.186420672</text:p>
          </table:table-cell>
          <table:table-cell/>
          <table:table-cell office:value-type="float" office:value="1443144840.54126" calcext:value-type="float">
            <text:p>1443144840.54126</text:p>
          </table:table-cell>
          <table:table-cell table:formula="of:=[.G481]-[.$B$2]" office:value-type="float" office:value="60.5410826206207" calcext:value-type="float">
            <text:p>60.5410826206</text:p>
          </table:table-cell>
          <table:table-cell table:formula="of:=[.C481]/([.H481]-[.H480])" office:value-type="float" office:value="79877.0649044926" calcext:value-type="float">
            <text:p>79877.0649044926</text:p>
          </table:table-cell>
          <table:table-cell table:formula="of:=[.G481]-[.$B481]" office:value-type="float" office:value="0.196967363357544" calcext:value-type="float">
            <text:p>0.1969673634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4840.39842" calcext:value-type="float">
            <text:p>1443144840.39842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3982439041138" calcext:value-type="float">
            <text:p>60.3982439041</text:p>
          </table:table-cell>
          <table:table-cell table:formula="of:=[.C482]/([.D482]-[.D481])" office:value-type="float" office:value="79809.8650410515" calcext:value-type="float">
            <text:p>79809.8650410515</text:p>
          </table:table-cell>
          <table:table-cell/>
          <table:table-cell office:value-type="float" office:value="1443144840.59541" calcext:value-type="float">
            <text:p>1443144840.59541</text:p>
          </table:table-cell>
          <table:table-cell table:formula="of:=[.G482]-[.$B$2]" office:value-type="float" office:value="60.5952384471893" calcext:value-type="float">
            <text:p>60.5952384472</text:p>
          </table:table-cell>
          <table:table-cell table:formula="of:=[.C482]/([.H482]-[.H481])" office:value-type="float" office:value="79769.8100780996" calcext:value-type="float">
            <text:p>79769.8100780996</text:p>
          </table:table-cell>
          <table:table-cell table:formula="of:=[.G482]-[.$B482]" office:value-type="float" office:value="0.196994543075562" calcext:value-type="float">
            <text:p>0.196994543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4840.45256" calcext:value-type="float">
            <text:p>1443144840.45256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4523856639862" calcext:value-type="float">
            <text:p>60.452385664</text:p>
          </table:table-cell>
          <table:table-cell table:formula="of:=[.C483]/([.D483]-[.D482])" office:value-type="float" office:value="79790.5352574124" calcext:value-type="float">
            <text:p>79790.5352574124</text:p>
          </table:table-cell>
          <table:table-cell/>
          <table:table-cell office:value-type="float" office:value="1443144840.6494" calcext:value-type="float">
            <text:p>1443144840.6494</text:p>
          </table:table-cell>
          <table:table-cell table:formula="of:=[.G483]-[.$B$2]" office:value-type="float" office:value="60.6492238044739" calcext:value-type="float">
            <text:p>60.6492238045</text:p>
          </table:table-cell>
          <table:table-cell table:formula="of:=[.C483]/([.H483]-[.H482])" office:value-type="float" office:value="80021.6987956596" calcext:value-type="float">
            <text:p>80021.6987956596</text:p>
          </table:table-cell>
          <table:table-cell table:formula="of:=[.G483]-[.$B483]" office:value-type="float" office:value="0.196838140487671" calcext:value-type="float">
            <text:p>0.1968381405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4840.50669" calcext:value-type="float">
            <text:p>1443144840.50669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5065150260925" calcext:value-type="float">
            <text:p>60.5065150261</text:p>
          </table:table-cell>
          <table:table-cell table:formula="of:=[.C484]/([.D484]-[.D483])" office:value-type="float" office:value="79808.8104477283" calcext:value-type="float">
            <text:p>79808.8104477283</text:p>
          </table:table-cell>
          <table:table-cell/>
          <table:table-cell office:value-type="float" office:value="1443144840.75773" calcext:value-type="float">
            <text:p>1443144840.75773</text:p>
          </table:table-cell>
          <table:table-cell table:formula="of:=[.G484]-[.$B$2]" office:value-type="float" office:value="60.7575612068176" calcext:value-type="float">
            <text:p>60.7575612068</text:p>
          </table:table-cell>
          <table:table-cell table:formula="of:=[.C484]/([.H484]-[.H483])" office:value-type="float" office:value="39875.4253521127" calcext:value-type="float">
            <text:p>39875.4253521127</text:p>
          </table:table-cell>
          <table:table-cell table:formula="of:=[.G484]-[.$B484]" office:value-type="float" office:value="0.251046180725098" calcext:value-type="float">
            <text:p>0.2510461807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4840.56084" calcext:value-type="float">
            <text:p>1443144840.56084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5606667995453" calcext:value-type="float">
            <text:p>60.5606667995</text:p>
          </table:table-cell>
          <table:table-cell table:formula="of:=[.C485]/([.D485]-[.D484])" office:value-type="float" office:value="79775.780635674" calcext:value-type="float">
            <text:p>79775.780635674</text:p>
          </table:table-cell>
          <table:table-cell/>
          <table:table-cell office:value-type="float" office:value="1443144840.81187" calcext:value-type="float">
            <text:p>1443144840.81187</text:p>
          </table:table-cell>
          <table:table-cell table:formula="of:=[.G485]-[.$B$2]" office:value-type="float" office:value="60.8116941452026" calcext:value-type="float">
            <text:p>60.8116941452</text:p>
          </table:table-cell>
          <table:table-cell table:formula="of:=[.C485]/([.H485]-[.H484])" office:value-type="float" office:value="79803.5378991412" calcext:value-type="float">
            <text:p>79803.5378991412</text:p>
          </table:table-cell>
          <table:table-cell table:formula="of:=[.G485]-[.$B485]" office:value-type="float" office:value="0.251027345657349" calcext:value-type="float">
            <text:p>0.2510273457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4840.61497" calcext:value-type="float">
            <text:p>1443144840.61497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6147949695587" calcext:value-type="float">
            <text:p>60.6147949696</text:p>
          </table:table-cell>
          <table:table-cell table:formula="of:=[.C486]/([.D486]-[.D485])" office:value-type="float" office:value="79810.5681187508" calcext:value-type="float">
            <text:p>79810.5681187508</text:p>
          </table:table-cell>
          <table:table-cell/>
          <table:table-cell office:value-type="float" office:value="1443144840.86611" calcext:value-type="float">
            <text:p>1443144840.86611</text:p>
          </table:table-cell>
          <table:table-cell table:formula="of:=[.G486]-[.$B$2]" office:value-type="float" office:value="60.8659386634827" calcext:value-type="float">
            <text:p>60.8659386635</text:p>
          </table:table-cell>
          <table:table-cell table:formula="of:=[.C486]/([.H486]-[.H485])" office:value-type="float" office:value="79639.383609209" calcext:value-type="float">
            <text:p>79639.383609209</text:p>
          </table:table-cell>
          <table:table-cell table:formula="of:=[.G486]-[.$B486]" office:value-type="float" office:value="0.25114369392395" calcext:value-type="float">
            <text:p>0.2511436939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4840.6691" calcext:value-type="float">
            <text:p>1443144840.6691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6689283847809" calcext:value-type="float">
            <text:p>60.6689283848</text:p>
          </table:table-cell>
          <table:table-cell table:formula="of:=[.C487]/([.D487]-[.D486])" office:value-type="float" office:value="79802.8349452989" calcext:value-type="float">
            <text:p>79802.8349452989</text:p>
          </table:table-cell>
          <table:table-cell/>
          <table:table-cell office:value-type="float" office:value="1443144840.88427" calcext:value-type="float">
            <text:p>1443144840.88427</text:p>
          </table:table-cell>
          <table:table-cell table:formula="of:=[.G487]-[.$B$2]" office:value-type="float" office:value="60.8840992450714" calcext:value-type="float">
            <text:p>60.8840992451</text:p>
          </table:table-cell>
          <table:table-cell table:formula="of:=[.C487]/([.H487]-[.H486])" office:value-type="float" office:value="237877.844323955" calcext:value-type="float">
            <text:p>237877.844323955</text:p>
          </table:table-cell>
          <table:table-cell table:formula="of:=[.G487]-[.$B487]" office:value-type="float" office:value="0.215170860290527" calcext:value-type="float">
            <text:p>0.2151708603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4840.72324" calcext:value-type="float">
            <text:p>1443144840.72324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7230699062347" calcext:value-type="float">
            <text:p>60.7230699062</text:p>
          </table:table-cell>
          <table:table-cell table:formula="of:=[.C488]/([.D488]-[.D487])" office:value-type="float" office:value="79790.8866244507" calcext:value-type="float">
            <text:p>79790.8866244507</text:p>
          </table:table-cell>
          <table:table-cell/>
          <table:table-cell office:value-type="float" office:value="1443144840.92024" calcext:value-type="float">
            <text:p>1443144840.92024</text:p>
          </table:table-cell>
          <table:table-cell table:formula="of:=[.G488]-[.$B$2]" office:value-type="float" office:value="60.9200642108917" calcext:value-type="float">
            <text:p>60.9200642109</text:p>
          </table:table-cell>
          <table:table-cell table:formula="of:=[.C488]/([.H488]-[.H487])" office:value-type="float" office:value="120116.894357234" calcext:value-type="float">
            <text:p>120116.894357234</text:p>
          </table:table-cell>
          <table:table-cell table:formula="of:=[.G488]-[.$B488]" office:value-type="float" office:value="0.196994304656982" calcext:value-type="float">
            <text:p>0.1969943047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4840.77738" calcext:value-type="float">
            <text:p>1443144840.77738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7772109508514" calcext:value-type="float">
            <text:p>60.7772109509</text:p>
          </table:table-cell>
          <table:table-cell table:formula="of:=[.C489]/([.D489]-[.D488])" office:value-type="float" office:value="79791.589367811" calcext:value-type="float">
            <text:p>79791.589367811</text:p>
          </table:table-cell>
          <table:table-cell/>
          <table:table-cell office:value-type="float" office:value="1443144840.97442" calcext:value-type="float">
            <text:p>1443144840.97442</text:p>
          </table:table-cell>
          <table:table-cell table:formula="of:=[.G489]-[.$B$2]" office:value-type="float" office:value="60.9742517471314" calcext:value-type="float">
            <text:p>60.9742517471</text:p>
          </table:table-cell>
          <table:table-cell table:formula="of:=[.C489]/([.H489]-[.H488])" office:value-type="float" office:value="79723.13007361" calcext:value-type="float">
            <text:p>79723.13007361</text:p>
          </table:table-cell>
          <table:table-cell table:formula="of:=[.G489]-[.$B489]" office:value-type="float" office:value="0.197040796279907" calcext:value-type="float">
            <text:p>0.1970407963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4840.83153" calcext:value-type="float">
            <text:p>1443144840.83153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8313586711884" calcext:value-type="float">
            <text:p>60.8313586712</text:p>
          </table:table-cell>
          <table:table-cell table:formula="of:=[.C490]/([.D490]-[.D489])" office:value-type="float" office:value="79781.752087076" calcext:value-type="float">
            <text:p>79781.752087076</text:p>
          </table:table-cell>
          <table:table-cell/>
          <table:table-cell office:value-type="float" office:value="1443144841.02859" calcext:value-type="float">
            <text:p>1443144841.02859</text:p>
          </table:table-cell>
          <table:table-cell table:formula="of:=[.G490]-[.$B$2]" office:value-type="float" office:value="61.0284168720245" calcext:value-type="float">
            <text:p>61.028416872</text:p>
          </table:table-cell>
          <table:table-cell table:formula="of:=[.C490]/([.H490]-[.H489])" office:value-type="float" office:value="79756.1162928891" calcext:value-type="float">
            <text:p>79756.1162928891</text:p>
          </table:table-cell>
          <table:table-cell table:formula="of:=[.G490]-[.$B490]" office:value-type="float" office:value="0.197058200836182" calcext:value-type="float">
            <text:p>0.1970582008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4840.88574" calcext:value-type="float">
            <text:p>1443144840.88574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8855714797974" calcext:value-type="float">
            <text:p>60.8855714798</text:p>
          </table:table-cell>
          <table:table-cell table:formula="of:=[.C491]/([.D491]-[.D490])" office:value-type="float" office:value="79685.9655650109" calcext:value-type="float">
            <text:p>79685.9655650109</text:p>
          </table:table-cell>
          <table:table-cell/>
          <table:table-cell office:value-type="float" office:value="1443144841.08262" calcext:value-type="float">
            <text:p>1443144841.08262</text:p>
          </table:table-cell>
          <table:table-cell table:formula="of:=[.G491]-[.$B$2]" office:value-type="float" office:value="61.0824480056763" calcext:value-type="float">
            <text:p>61.0824480057</text:p>
          </table:table-cell>
          <table:table-cell table:formula="of:=[.C491]/([.H491]-[.H490])" office:value-type="float" office:value="79953.9026488927" calcext:value-type="float">
            <text:p>79953.9026488927</text:p>
          </table:table-cell>
          <table:table-cell table:formula="of:=[.G491]-[.$B491]" office:value-type="float" office:value="0.196876525878906" calcext:value-type="float">
            <text:p>0.1968765259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4840.93994" calcext:value-type="float">
            <text:p>1443144840.93994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939768075943" calcext:value-type="float">
            <text:p>60.9397680759</text:p>
          </table:table-cell>
          <table:table-cell table:formula="of:=[.C492]/([.D492]-[.D491])" office:value-type="float" office:value="79709.8029623829" calcext:value-type="float">
            <text:p>79709.8029623829</text:p>
          </table:table-cell>
          <table:table-cell/>
          <table:table-cell office:value-type="float" office:value="1443144841.13687" calcext:value-type="float">
            <text:p>1443144841.13687</text:p>
          </table:table-cell>
          <table:table-cell table:formula="of:=[.G492]-[.$B$2]" office:value-type="float" office:value="61.1366970539093" calcext:value-type="float">
            <text:p>61.1366970539</text:p>
          </table:table-cell>
          <table:table-cell table:formula="of:=[.C492]/([.H492]-[.H491])" office:value-type="float" office:value="79632.7334894984" calcext:value-type="float">
            <text:p>79632.7334894984</text:p>
          </table:table-cell>
          <table:table-cell table:formula="of:=[.G492]-[.$B492]" office:value-type="float" office:value="0.196928977966309" calcext:value-type="float">
            <text:p>0.196928978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4840.99409" calcext:value-type="float">
            <text:p>1443144840.99409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993912935257" calcext:value-type="float">
            <text:p>60.9939129353</text:p>
          </table:table-cell>
          <table:table-cell table:formula="of:=[.C493]/([.D493]-[.D492])" office:value-type="float" office:value="79785.9677675033" calcext:value-type="float">
            <text:p>79785.9677675033</text:p>
          </table:table-cell>
          <table:table-cell/>
          <table:table-cell office:value-type="float" office:value="1443144841.19092" calcext:value-type="float">
            <text:p>1443144841.19092</text:p>
          </table:table-cell>
          <table:table-cell table:formula="of:=[.G493]-[.$B$2]" office:value-type="float" office:value="61.1907505989075" calcext:value-type="float">
            <text:p>61.1907505989</text:p>
          </table:table-cell>
          <table:table-cell table:formula="of:=[.C493]/([.H493]-[.H492])" office:value-type="float" office:value="79920.7526563954" calcext:value-type="float">
            <text:p>79920.7526563954</text:p>
          </table:table-cell>
          <table:table-cell table:formula="of:=[.G493]-[.$B493]" office:value-type="float" office:value="0.196837663650513" calcext:value-type="float">
            <text:p>0.1968376637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4841.0454" calcext:value-type="float">
            <text:p>1443144841.0454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1.0452229976654" calcext:value-type="float">
            <text:p>61.0452229977</text:p>
          </table:table-cell>
          <table:table-cell table:formula="of:=[.C494]/([.D494]-[.D493])" office:value-type="float" office:value="84194.0118024255" calcext:value-type="float">
            <text:p>84194.0118024255</text:p>
          </table:table-cell>
          <table:table-cell/>
          <table:table-cell office:value-type="float" office:value="1443144841.2423" calcext:value-type="float">
            <text:p>1443144841.2423</text:p>
          </table:table-cell>
          <table:table-cell table:formula="of:=[.G494]-[.$B$2]" office:value-type="float" office:value="61.2421281337738" calcext:value-type="float">
            <text:p>61.2421281338</text:p>
          </table:table-cell>
          <table:table-cell table:formula="of:=[.C494]/([.H494]-[.H493])" office:value-type="float" office:value="84083.4425248152" calcext:value-type="float">
            <text:p>84083.4425248152</text:p>
          </table:table-cell>
          <table:table-cell table:formula="of:=[.G494]-[.$B494]" office:value-type="float" office:value="0.196905136108398" calcext:value-type="float">
            <text:p>0.196905136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4841.09636" calcext:value-type="float">
            <text:p>1443144841.09636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1.09619140625" calcext:value-type="float">
            <text:p>61.0961914063</text:p>
          </table:table-cell>
          <table:table-cell table:formula="of:=[.C495]/([.D495]-[.D494])" office:value-type="float" office:value="84758.3850460994" calcext:value-type="float">
            <text:p>84758.3850460994</text:p>
          </table:table-cell>
          <table:table-cell/>
          <table:table-cell office:value-type="float" office:value="1443144841.29327" calcext:value-type="float">
            <text:p>1443144841.29327</text:p>
          </table:table-cell>
          <table:table-cell table:formula="of:=[.G495]-[.$B$2]" office:value-type="float" office:value="61.2931020259857" calcext:value-type="float">
            <text:p>61.293102026</text:p>
          </table:table-cell>
          <table:table-cell table:formula="of:=[.C495]/([.H495]-[.H494])" office:value-type="float" office:value="84749.2669784846" calcext:value-type="float">
            <text:p>84749.2669784846</text:p>
          </table:table-cell>
          <table:table-cell table:formula="of:=[.G495]-[.$B495]" office:value-type="float" office:value="0.196910619735718" calcext:value-type="float">
            <text:p>0.1969106197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4841.14732" calcext:value-type="float">
            <text:p>1443144841.14732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1.1471474170685" calcext:value-type="float">
            <text:p>61.1471474171</text:p>
          </table:table-cell>
          <table:table-cell table:formula="of:=[.C496]/([.D496]-[.D495])" office:value-type="float" office:value="84779.0070417593" calcext:value-type="float">
            <text:p>84779.0070417593</text:p>
          </table:table-cell>
          <table:table-cell/>
          <table:table-cell office:value-type="float" office:value="1443144841.3442" calcext:value-type="float">
            <text:p>1443144841.3442</text:p>
          </table:table-cell>
          <table:table-cell table:formula="of:=[.G496]-[.$B$2]" office:value-type="float" office:value="61.3440291881561" calcext:value-type="float">
            <text:p>61.3440291882</text:p>
          </table:table-cell>
          <table:table-cell table:formula="of:=[.C496]/([.H496]-[.H495])" office:value-type="float" office:value="84827.0317035261" calcext:value-type="float">
            <text:p>84827.0317035261</text:p>
          </table:table-cell>
          <table:table-cell table:formula="of:=[.G496]-[.$B496]" office:value-type="float" office:value="0.196881771087646" calcext:value-type="float">
            <text:p>0.196881771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4841.19829" calcext:value-type="float">
            <text:p>1443144841.19829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1.1981155872345" calcext:value-type="float">
            <text:p>61.1981155872</text:p>
          </table:table-cell>
          <table:table-cell table:formula="of:=[.C497]/([.D497]-[.D496])" office:value-type="float" office:value="84758.7815283287" calcext:value-type="float">
            <text:p>84758.7815283287</text:p>
          </table:table-cell>
          <table:table-cell/>
          <table:table-cell office:value-type="float" office:value="1443144841.39519" calcext:value-type="float">
            <text:p>1443144841.39519</text:p>
          </table:table-cell>
          <table:table-cell table:formula="of:=[.G497]-[.$B$2]" office:value-type="float" office:value="61.3950212001801" calcext:value-type="float">
            <text:p>61.3950212002</text:p>
          </table:table-cell>
          <table:table-cell table:formula="of:=[.C497]/([.H497]-[.H496])" office:value-type="float" office:value="84719.15165797" calcext:value-type="float">
            <text:p>84719.15165797</text:p>
          </table:table-cell>
          <table:table-cell table:formula="of:=[.G497]-[.$B497]" office:value-type="float" office:value="0.196905612945557" calcext:value-type="float">
            <text:p>0.196905612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4841.24926" calcext:value-type="float">
            <text:p>1443144841.24926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1.2490828037262" calcext:value-type="float">
            <text:p>61.2490828037</text:p>
          </table:table-cell>
          <table:table-cell table:formula="of:=[.C498]/([.D498]-[.D497])" office:value-type="float" office:value="84760.3674943398" calcext:value-type="float">
            <text:p>84760.3674943398</text:p>
          </table:table-cell>
          <table:table-cell/>
          <table:table-cell office:value-type="float" office:value="1443144841.44612" calcext:value-type="float">
            <text:p>1443144841.44612</text:p>
          </table:table-cell>
          <table:table-cell table:formula="of:=[.G498]-[.$B$2]" office:value-type="float" office:value="61.4459505081177" calcext:value-type="float">
            <text:p>61.4459505081</text:p>
          </table:table-cell>
          <table:table-cell table:formula="of:=[.C498]/([.H498]-[.H497])" office:value-type="float" office:value="84823.457748358" calcext:value-type="float">
            <text:p>84823.457748358</text:p>
          </table:table-cell>
          <table:table-cell table:formula="of:=[.G498]-[.$B498]" office:value-type="float" office:value="0.19686770439148" calcext:value-type="float">
            <text:p>0.1968677044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4841.30023" calcext:value-type="float">
            <text:p>1443144841.30023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1.3000614643097" calcext:value-type="float">
            <text:p>61.3000614643</text:p>
          </table:table-cell>
          <table:table-cell table:formula="of:=[.C499]/([.D499]-[.D498])" office:value-type="float" office:value="84741.339818539" calcext:value-type="float">
            <text:p>84741.339818539</text:p>
          </table:table-cell>
          <table:table-cell/>
          <table:table-cell office:value-type="float" office:value="1443144841.49711" calcext:value-type="float">
            <text:p>1443144841.49711</text:p>
          </table:table-cell>
          <table:table-cell table:formula="of:=[.G499]-[.$B$2]" office:value-type="float" office:value="61.4969356060028" calcext:value-type="float">
            <text:p>61.496935606</text:p>
          </table:table-cell>
          <table:table-cell table:formula="of:=[.C499]/([.H499]-[.H498])" office:value-type="float" office:value="84730.6405046599" calcext:value-type="float">
            <text:p>84730.6405046599</text:p>
          </table:table-cell>
          <table:table-cell table:formula="of:=[.G499]-[.$B499]" office:value-type="float" office:value="0.196874141693115" calcext:value-type="float">
            <text:p>0.1968741417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4841.3512" calcext:value-type="float">
            <text:p>1443144841.3512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3510234355927" calcext:value-type="float">
            <text:p>61.3510234356</text:p>
          </table:table-cell>
          <table:table-cell table:formula="of:=[.C500]/([.D500]-[.D499])" office:value-type="float" office:value="84769.0913684211" calcext:value-type="float">
            <text:p>84769.0913684211</text:p>
          </table:table-cell>
          <table:table-cell/>
          <table:table-cell office:value-type="float" office:value="1443144841.54812" calcext:value-type="float">
            <text:p>1443144841.54812</text:p>
          </table:table-cell>
          <table:table-cell table:formula="of:=[.G500]-[.$B$2]" office:value-type="float" office:value="61.5479438304901" calcext:value-type="float">
            <text:p>61.5479438305</text:p>
          </table:table-cell>
          <table:table-cell table:formula="of:=[.C500]/([.H500]-[.H499])" office:value-type="float" office:value="84692.2245073477" calcext:value-type="float">
            <text:p>84692.2245073477</text:p>
          </table:table-cell>
          <table:table-cell table:formula="of:=[.G500]-[.$B500]" office:value-type="float" office:value="0.196920394897461" calcext:value-type="float">
            <text:p>0.1969203949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4841.40216" calcext:value-type="float">
            <text:p>1443144841.40216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4019830226898" calcext:value-type="float">
            <text:p>61.4019830227</text:p>
          </table:table-cell>
          <table:table-cell table:formula="of:=[.C501]/([.D501]-[.D500])" office:value-type="float" office:value="84773.0573594086" calcext:value-type="float">
            <text:p>84773.0573594086</text:p>
          </table:table-cell>
          <table:table-cell/>
          <table:table-cell office:value-type="float" office:value="1443144841.59907" calcext:value-type="float">
            <text:p>1443144841.59907</text:p>
          </table:table-cell>
          <table:table-cell table:formula="of:=[.G501]-[.$B$2]" office:value-type="float" office:value="61.598895072937" calcext:value-type="float">
            <text:p>61.5988950729</text:p>
          </table:table-cell>
          <table:table-cell table:formula="of:=[.C501]/([.H501]-[.H500])" office:value-type="float" office:value="84786.9412507896" calcext:value-type="float">
            <text:p>84786.9412507896</text:p>
          </table:table-cell>
          <table:table-cell table:formula="of:=[.G501]-[.$B501]" office:value-type="float" office:value="0.196912050247192" calcext:value-type="float">
            <text:p>0.196912050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4841.4531" calcext:value-type="float">
            <text:p>1443144841.4531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4529321193695" calcext:value-type="float">
            <text:p>61.4529321194</text:p>
          </table:table-cell>
          <table:table-cell table:formula="of:=[.C502]/([.D502]-[.D501])" office:value-type="float" office:value="84790.5121293801" calcext:value-type="float">
            <text:p>84790.5121293801</text:p>
          </table:table-cell>
          <table:table-cell/>
          <table:table-cell office:value-type="float" office:value="1443144841.64998" calcext:value-type="float">
            <text:p>1443144841.64998</text:p>
          </table:table-cell>
          <table:table-cell table:formula="of:=[.G502]-[.$B$2]" office:value-type="float" office:value="61.6498057842255" calcext:value-type="float">
            <text:p>61.6498057842</text:p>
          </table:table-cell>
          <table:table-cell table:formula="of:=[.C502]/([.H502]-[.H501])" office:value-type="float" office:value="84854.4420352635" calcext:value-type="float">
            <text:p>84854.4420352635</text:p>
          </table:table-cell>
          <table:table-cell table:formula="of:=[.G502]-[.$B502]" office:value-type="float" office:value="0.196873664855957" calcext:value-type="float">
            <text:p>0.1968736649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4841.50412" calcext:value-type="float">
            <text:p>1443144841.50412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5039496421814" calcext:value-type="float">
            <text:p>61.5039496422</text:p>
          </table:table-cell>
          <table:table-cell table:formula="of:=[.C503]/([.D503]-[.D502])" office:value-type="float" office:value="84676.7887168607" calcext:value-type="float">
            <text:p>84676.7887168607</text:p>
          </table:table-cell>
          <table:table-cell/>
          <table:table-cell office:value-type="float" office:value="1443144841.752" calcext:value-type="float">
            <text:p>1443144841.752</text:p>
          </table:table-cell>
          <table:table-cell table:formula="of:=[.G503]-[.$B$2]" office:value-type="float" office:value="61.751827955246" calcext:value-type="float">
            <text:p>61.7518279552</text:p>
          </table:table-cell>
          <table:table-cell table:formula="of:=[.C503]/([.H503]-[.H502])" office:value-type="float" office:value="42343.7372169979" calcext:value-type="float">
            <text:p>42343.7372169979</text:p>
          </table:table-cell>
          <table:table-cell table:formula="of:=[.G503]-[.$B503]" office:value-type="float" office:value="0.247878313064575" calcext:value-type="float">
            <text:p>0.247878313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4841.55509" calcext:value-type="float">
            <text:p>1443144841.55509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5549132823944" calcext:value-type="float">
            <text:p>61.5549132824</text:p>
          </table:table-cell>
          <table:table-cell table:formula="of:=[.C504]/([.D504]-[.D503])" office:value-type="float" office:value="84766.3153955192" calcext:value-type="float">
            <text:p>84766.3153955192</text:p>
          </table:table-cell>
          <table:table-cell/>
          <table:table-cell office:value-type="float" office:value="1443144841.80296" calcext:value-type="float">
            <text:p>1443144841.80296</text:p>
          </table:table-cell>
          <table:table-cell table:formula="of:=[.G504]-[.$B$2]" office:value-type="float" office:value="61.802782535553" calcext:value-type="float">
            <text:p>61.8027825356</text:p>
          </table:table-cell>
          <table:table-cell table:formula="of:=[.C504]/([.H504]-[.H503])" office:value-type="float" office:value="84781.3871485455" calcext:value-type="float">
            <text:p>84781.3871485455</text:p>
          </table:table-cell>
          <table:table-cell table:formula="of:=[.G504]-[.$B504]" office:value-type="float" office:value="0.247869253158569" calcext:value-type="float">
            <text:p>0.2478692532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4841.60604" calcext:value-type="float">
            <text:p>1443144841.60604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6058626174927" calcext:value-type="float">
            <text:p>61.6058626175</text:p>
          </table:table-cell>
          <table:table-cell table:formula="of:=[.C505]/([.D505]-[.D504])" office:value-type="float" office:value="84790.1153502389" calcext:value-type="float">
            <text:p>84790.1153502389</text:p>
          </table:table-cell>
          <table:table-cell/>
          <table:table-cell office:value-type="float" office:value="1443144841.85388" calcext:value-type="float">
            <text:p>1443144841.85388</text:p>
          </table:table-cell>
          <table:table-cell table:formula="of:=[.G505]-[.$B$2]" office:value-type="float" office:value="61.8537032604218" calcext:value-type="float">
            <text:p>61.8537032604</text:p>
          </table:table-cell>
          <table:table-cell table:formula="of:=[.C505]/([.H505]-[.H504])" office:value-type="float" office:value="84837.7553762812" calcext:value-type="float">
            <text:p>84837.7553762812</text:p>
          </table:table-cell>
          <table:table-cell table:formula="of:=[.G505]-[.$B505]" office:value-type="float" office:value="0.247840642929077" calcext:value-type="float">
            <text:p>0.2478406429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4841.657" calcext:value-type="float">
            <text:p>1443144841.657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65682721138" calcext:value-type="float">
            <text:p>61.6568272114</text:p>
          </table:table-cell>
          <table:table-cell table:formula="of:=[.C506]/([.D506]-[.D505])" office:value-type="float" office:value="84764.729206918" calcext:value-type="float">
            <text:p>84764.729206918</text:p>
          </table:table-cell>
          <table:table-cell/>
          <table:table-cell office:value-type="float" office:value="1443144841.9049" calcext:value-type="float">
            <text:p>1443144841.9049</text:p>
          </table:table-cell>
          <table:table-cell table:formula="of:=[.G506]-[.$B$2]" office:value-type="float" office:value="61.9047298431397" calcext:value-type="float">
            <text:p>61.9047298431</text:p>
          </table:table-cell>
          <table:table-cell table:formula="of:=[.C506]/([.H506]-[.H505])" office:value-type="float" office:value="84661.7541269315" calcext:value-type="float">
            <text:p>84661.7541269315</text:p>
          </table:table-cell>
          <table:table-cell table:formula="of:=[.G506]-[.$B506]" office:value-type="float" office:value="0.247902631759644" calcext:value-type="float">
            <text:p>0.247902631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4841.70796" calcext:value-type="float">
            <text:p>1443144841.70796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7077877521515" calcext:value-type="float">
            <text:p>61.7077877522</text:p>
          </table:table-cell>
          <table:table-cell table:formula="of:=[.C507]/([.D507]-[.D506])" office:value-type="float" office:value="84771.4709184819" calcext:value-type="float">
            <text:p>84771.4709184819</text:p>
          </table:table-cell>
          <table:table-cell/>
          <table:table-cell office:value-type="float" office:value="1443144841.95575" calcext:value-type="float">
            <text:p>1443144841.95575</text:p>
          </table:table-cell>
          <table:table-cell table:formula="of:=[.G507]-[.$B$2]" office:value-type="float" office:value="61.9555795192719" calcext:value-type="float">
            <text:p>61.9555795193</text:p>
          </table:table-cell>
          <table:table-cell table:formula="of:=[.C507]/([.H507]-[.H506])" office:value-type="float" office:value="84956.2933059514" calcext:value-type="float">
            <text:p>84956.2933059514</text:p>
          </table:table-cell>
          <table:table-cell table:formula="of:=[.G507]-[.$B507]" office:value-type="float" office:value="0.247791767120361" calcext:value-type="float">
            <text:p>0.247791767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4841.75891" calcext:value-type="float">
            <text:p>1443144841.75891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7587366104126" calcext:value-type="float">
            <text:p>61.7587366104</text:p>
          </table:table-cell>
          <table:table-cell table:formula="of:=[.C508]/([.D508]-[.D507])" office:value-type="float" office:value="84790.9089122347" calcext:value-type="float">
            <text:p>84790.9089122347</text:p>
          </table:table-cell>
          <table:table-cell/>
          <table:table-cell office:value-type="float" office:value="1443144842.00682" calcext:value-type="float">
            <text:p>1443144842.00682</text:p>
          </table:table-cell>
          <table:table-cell table:formula="of:=[.G508]-[.$B$2]" office:value-type="float" office:value="62.0066480636597" calcext:value-type="float">
            <text:p>62.0066480637</text:p>
          </table:table-cell>
          <table:table-cell table:formula="of:=[.C508]/([.H508]-[.H507])" office:value-type="float" office:value="84592.1898065799" calcext:value-type="float">
            <text:p>84592.1898065799</text:p>
          </table:table-cell>
          <table:table-cell table:formula="of:=[.G508]-[.$B508]" office:value-type="float" office:value="0.24791145324707" calcext:value-type="float">
            <text:p>0.2479114532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4841.80988" calcext:value-type="float">
            <text:p>1443144841.80988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8097083568573" calcext:value-type="float">
            <text:p>61.8097083569</text:p>
          </table:table-cell>
          <table:table-cell table:formula="of:=[.C509]/([.D509]-[.D508])" office:value-type="float" office:value="84752.8346843412" calcext:value-type="float">
            <text:p>84752.8346843412</text:p>
          </table:table-cell>
          <table:table-cell/>
          <table:table-cell office:value-type="float" office:value="1443144842.05772" calcext:value-type="float">
            <text:p>1443144842.05772</text:p>
          </table:table-cell>
          <table:table-cell table:formula="of:=[.G509]-[.$B$2]" office:value-type="float" office:value="62.0575511455536" calcext:value-type="float">
            <text:p>62.0575511456</text:p>
          </table:table-cell>
          <table:table-cell table:formula="of:=[.C509]/([.H509]-[.H508])" office:value-type="float" office:value="84867.1600867435" calcext:value-type="float">
            <text:p>84867.1600867435</text:p>
          </table:table-cell>
          <table:table-cell table:formula="of:=[.G509]-[.$B509]" office:value-type="float" office:value="0.247842788696289" calcext:value-type="float">
            <text:p>0.2478427887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4841.86085" calcext:value-type="float">
            <text:p>1443144841.86085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8606731891632" calcext:value-type="float">
            <text:p>61.8606731892</text:p>
          </table:table-cell>
          <table:table-cell table:formula="of:=[.C510]/([.D510]-[.D509])" office:value-type="float" office:value="84764.3326690431" calcext:value-type="float">
            <text:p>84764.3326690431</text:p>
          </table:table-cell>
          <table:table-cell/>
          <table:table-cell office:value-type="float" office:value="1443144842.1087" calcext:value-type="float">
            <text:p>1443144842.1087</text:p>
          </table:table-cell>
          <table:table-cell table:formula="of:=[.G510]-[.$B$2]" office:value-type="float" office:value="62.1085262298584" calcext:value-type="float">
            <text:p>62.1085262299</text:p>
          </table:table-cell>
          <table:table-cell table:formula="of:=[.C510]/([.H510]-[.H509])" office:value-type="float" office:value="84747.285049461" calcext:value-type="float">
            <text:p>84747.285049461</text:p>
          </table:table-cell>
          <table:table-cell table:formula="of:=[.G510]-[.$B510]" office:value-type="float" office:value="0.24785304069519" calcext:value-type="float">
            <text:p>0.2478530407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4841.91186" calcext:value-type="float">
            <text:p>1443144841.91186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911682844162" calcext:value-type="float">
            <text:p>61.9116828442</text:p>
          </table:table-cell>
          <table:table-cell table:formula="of:=[.C511]/([.D511]-[.D510])" office:value-type="float" office:value="84689.8494040664" calcext:value-type="float">
            <text:p>84689.8494040664</text:p>
          </table:table-cell>
          <table:table-cell/>
          <table:table-cell office:value-type="float" office:value="1443144842.15962" calcext:value-type="float">
            <text:p>1443144842.15962</text:p>
          </table:table-cell>
          <table:table-cell table:formula="of:=[.G511]-[.$B$2]" office:value-type="float" office:value="62.1594514846802" calcext:value-type="float">
            <text:p>62.1594514847</text:p>
          </table:table-cell>
          <table:table-cell table:formula="of:=[.C511]/([.H511]-[.H510])" office:value-type="float" office:value="84830.2088054084" calcext:value-type="float">
            <text:p>84830.2088054084</text:p>
          </table:table-cell>
          <table:table-cell table:formula="of:=[.G511]-[.$B511]" office:value-type="float" office:value="0.247768640518188" calcext:value-type="float">
            <text:p>0.247768640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4841.9628" calcext:value-type="float">
            <text:p>1443144841.9628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9626247882843" calcext:value-type="float">
            <text:p>61.9626247883</text:p>
          </table:table-cell>
          <table:table-cell table:formula="of:=[.C512]/([.D512]-[.D511])" office:value-type="float" office:value="84802.417230631" calcext:value-type="float">
            <text:p>84802.417230631</text:p>
          </table:table-cell>
          <table:table-cell/>
          <table:table-cell office:value-type="float" office:value="1443144842.20826" calcext:value-type="float">
            <text:p>1443144842.20826</text:p>
          </table:table-cell>
          <table:table-cell table:formula="of:=[.G512]-[.$B$2]" office:value-type="float" office:value="62.2080843448639" calcext:value-type="float">
            <text:p>62.2080843449</text:p>
          </table:table-cell>
          <table:table-cell table:formula="of:=[.C512]/([.H512]-[.H511])" office:value-type="float" office:value="88828.8285673666" calcext:value-type="float">
            <text:p>88828.8285673666</text:p>
          </table:table-cell>
          <table:table-cell table:formula="of:=[.G512]-[.$B512]" office:value-type="float" office:value="0.24545955657959" calcext:value-type="float">
            <text:p>0.245459556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4842.01144" calcext:value-type="float">
            <text:p>1443144842.01144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2.0112640857697" calcext:value-type="float">
            <text:p>62.0112640858</text:p>
          </table:table-cell>
          <table:table-cell table:formula="of:=[.C513]/([.D513]-[.D512])" office:value-type="float" office:value="88817.0722716756" calcext:value-type="float">
            <text:p>88817.0722716756</text:p>
          </table:table-cell>
          <table:table-cell/>
          <table:table-cell office:value-type="float" office:value="1443144842.29281" calcext:value-type="float">
            <text:p>1443144842.29281</text:p>
          </table:table-cell>
          <table:table-cell table:formula="of:=[.G513]-[.$B$2]" office:value-type="float" office:value="62.2926385402679" calcext:value-type="float">
            <text:p>62.2926385403</text:p>
          </table:table-cell>
          <table:table-cell table:formula="of:=[.C513]/([.H513]-[.H512])" office:value-type="float" office:value="51091.4920230314" calcext:value-type="float">
            <text:p>51091.4920230314</text:p>
          </table:table-cell>
          <table:table-cell table:formula="of:=[.G513]-[.$B513]" office:value-type="float" office:value="0.281374454498291" calcext:value-type="float">
            <text:p>0.28137445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4842.05384" calcext:value-type="float">
            <text:p>1443144842.05384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2.0536687374115" calcext:value-type="float">
            <text:p>62.0536687374</text:p>
          </table:table-cell>
          <table:table-cell table:formula="of:=[.C514]/([.D514]-[.D513])" office:value-type="float" office:value="101875.615828357" calcext:value-type="float">
            <text:p>101875.615828357</text:p>
          </table:table-cell>
          <table:table-cell/>
          <table:table-cell office:value-type="float" office:value="1443144842.3351" calcext:value-type="float">
            <text:p>1443144842.3351</text:p>
          </table:table-cell>
          <table:table-cell table:formula="of:=[.G514]-[.$B$2]" office:value-type="float" office:value="62.3349256515503" calcext:value-type="float">
            <text:p>62.3349256516</text:p>
          </table:table-cell>
          <table:table-cell table:formula="of:=[.C514]/([.H514]-[.H513])" office:value-type="float" office:value="102158.787133876" calcext:value-type="float">
            <text:p>102158.787133876</text:p>
          </table:table-cell>
          <table:table-cell table:formula="of:=[.G514]-[.$B514]" office:value-type="float" office:value="0.281256914138794" calcext:value-type="float">
            <text:p>0.281256914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4842.09615" calcext:value-type="float">
            <text:p>1443144842.09615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2.0959820747376" calcext:value-type="float">
            <text:p>62.0959820747</text:p>
          </table:table-cell>
          <table:table-cell table:formula="of:=[.C515]/([.D515]-[.D514])" office:value-type="float" office:value="102095.468544865" calcext:value-type="float">
            <text:p>102095.468544865</text:p>
          </table:table-cell>
          <table:table-cell/>
          <table:table-cell office:value-type="float" office:value="1443144842.37747" calcext:value-type="float">
            <text:p>1443144842.37747</text:p>
          </table:table-cell>
          <table:table-cell table:formula="of:=[.G515]-[.$B$2]" office:value-type="float" office:value="62.3772969245911" calcext:value-type="float">
            <text:p>62.3772969246</text:p>
          </table:table-cell>
          <table:table-cell table:formula="of:=[.C515]/([.H515]-[.H514])" office:value-type="float" office:value="101955.869861241" calcext:value-type="float">
            <text:p>101955.869861241</text:p>
          </table:table-cell>
          <table:table-cell table:formula="of:=[.G515]-[.$B515]" office:value-type="float" office:value="0.281314849853516" calcext:value-type="float">
            <text:p>0.2813148499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4842.13846" calcext:value-type="float">
            <text:p>1443144842.13846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2.1382908821106" calcext:value-type="float">
            <text:p>62.1382908821</text:p>
          </table:table-cell>
          <table:table-cell table:formula="of:=[.C516]/([.D516]-[.D515])" office:value-type="float" office:value="102106.399783608" calcext:value-type="float">
            <text:p>102106.399783608</text:p>
          </table:table-cell>
          <table:table-cell/>
          <table:table-cell office:value-type="float" office:value="1443144842.41984" calcext:value-type="float">
            <text:p>1443144842.41984</text:p>
          </table:table-cell>
          <table:table-cell table:formula="of:=[.G516]-[.$B$2]" office:value-type="float" office:value="62.4196648597717" calcext:value-type="float">
            <text:p>62.4196648598</text:p>
          </table:table-cell>
          <table:table-cell table:formula="of:=[.C516]/([.H516]-[.H515])" office:value-type="float" office:value="101963.902219421" calcext:value-type="float">
            <text:p>101963.902219421</text:p>
          </table:table-cell>
          <table:table-cell table:formula="of:=[.G516]-[.$B516]" office:value-type="float" office:value="0.281373977661133" calcext:value-type="float">
            <text:p>0.2813739777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4842.18077" calcext:value-type="float">
            <text:p>1443144842.18077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2.1806020736694" calcext:value-type="float">
            <text:p>62.1806020737</text:p>
          </table:table-cell>
          <table:table-cell table:formula="of:=[.C517]/([.D517]-[.D516])" office:value-type="float" office:value="102100.646208288" calcext:value-type="float">
            <text:p>102100.646208288</text:p>
          </table:table-cell>
          <table:table-cell/>
          <table:table-cell office:value-type="float" office:value="1443144842.46226" calcext:value-type="float">
            <text:p>1443144842.46226</text:p>
          </table:table-cell>
          <table:table-cell table:formula="of:=[.G517]-[.$B$2]" office:value-type="float" office:value="62.4620866775513" calcext:value-type="float">
            <text:p>62.4620866776</text:p>
          </table:table-cell>
          <table:table-cell table:formula="of:=[.C517]/([.H517]-[.H516])" office:value-type="float" office:value="101834.391502276" calcext:value-type="float">
            <text:p>101834.391502276</text:p>
          </table:table-cell>
          <table:table-cell table:formula="of:=[.G517]-[.$B517]" office:value-type="float" office:value="0.281484603881836" calcext:value-type="float">
            <text:p>0.2814846039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4842.22309" calcext:value-type="float">
            <text:p>1443144842.22309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2.2229182720184" calcext:value-type="float">
            <text:p>62.222918272</text:p>
          </table:table-cell>
          <table:table-cell table:formula="of:=[.C518]/([.D518]-[.D517])" office:value-type="float" office:value="102088.565810454" calcext:value-type="float">
            <text:p>102088.565810454</text:p>
          </table:table-cell>
          <table:table-cell/>
          <table:table-cell office:value-type="float" office:value="1443144842.5047" calcext:value-type="float">
            <text:p>1443144842.5047</text:p>
          </table:table-cell>
          <table:table-cell table:formula="of:=[.G518]-[.$B$2]" office:value-type="float" office:value="62.5045266151428" calcext:value-type="float">
            <text:p>62.5045266151</text:p>
          </table:table-cell>
          <table:table-cell table:formula="of:=[.C518]/([.H518]-[.H517])" office:value-type="float" office:value="101790.913115288" calcext:value-type="float">
            <text:p>101790.913115288</text:p>
          </table:table-cell>
          <table:table-cell table:formula="of:=[.G518]-[.$B518]" office:value-type="float" office:value="0.28160834312439" calcext:value-type="float">
            <text:p>0.281608343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4842.26543" calcext:value-type="float">
            <text:p>1443144842.26543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2652533054352" calcext:value-type="float">
            <text:p>62.2652533054</text:p>
          </table:table-cell>
          <table:table-cell table:formula="of:=[.C519]/([.D519]-[.D518])" office:value-type="float" office:value="102043.146097789" calcext:value-type="float">
            <text:p>102043.146097789</text:p>
          </table:table-cell>
          <table:table-cell/>
          <table:table-cell office:value-type="float" office:value="1443144842.54684" calcext:value-type="float">
            <text:p>1443144842.54684</text:p>
          </table:table-cell>
          <table:table-cell table:formula="of:=[.G519]-[.$B$2]" office:value-type="float" office:value="62.5466721057892" calcext:value-type="float">
            <text:p>62.5466721058</text:p>
          </table:table-cell>
          <table:table-cell table:formula="of:=[.C519]/([.H519]-[.H518])" office:value-type="float" office:value="102502.069230813" calcext:value-type="float">
            <text:p>102502.069230813</text:p>
          </table:table-cell>
          <table:table-cell table:formula="of:=[.G519]-[.$B519]" office:value-type="float" office:value="0.281418800354004" calcext:value-type="float">
            <text:p>0.2814188004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4842.30776" calcext:value-type="float">
            <text:p>1443144842.30776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3075842857361" calcext:value-type="float">
            <text:p>62.3075842857</text:p>
          </table:table-cell>
          <table:table-cell table:formula="of:=[.C520]/([.D520]-[.D519])" office:value-type="float" office:value="102052.916546981" calcext:value-type="float">
            <text:p>102052.916546981</text:p>
          </table:table-cell>
          <table:table-cell/>
          <table:table-cell office:value-type="float" office:value="1443144842.58927" calcext:value-type="float">
            <text:p>1443144842.58927</text:p>
          </table:table-cell>
          <table:table-cell table:formula="of:=[.G520]-[.$B$2]" office:value-type="float" office:value="62.5890946388245" calcext:value-type="float">
            <text:p>62.5890946388</text:p>
          </table:table-cell>
          <table:table-cell table:formula="of:=[.C520]/([.H520]-[.H519])" office:value-type="float" office:value="101832.674546037" calcext:value-type="float">
            <text:p>101832.674546037</text:p>
          </table:table-cell>
          <table:table-cell table:formula="of:=[.G520]-[.$B520]" office:value-type="float" office:value="0.281510353088379" calcext:value-type="float">
            <text:p>0.281510353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4842.35008" calcext:value-type="float">
            <text:p>1443144842.35008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3499114513397" calcext:value-type="float">
            <text:p>62.3499114513</text:p>
          </table:table-cell>
          <table:table-cell table:formula="of:=[.C521]/([.D521]-[.D520])" office:value-type="float" office:value="102062.113973177" calcext:value-type="float">
            <text:p>102062.113973177</text:p>
          </table:table-cell>
          <table:table-cell/>
          <table:table-cell office:value-type="float" office:value="1443144842.63153" calcext:value-type="float">
            <text:p>1443144842.63153</text:p>
          </table:table-cell>
          <table:table-cell table:formula="of:=[.G521]-[.$B$2]" office:value-type="float" office:value="62.6313562393189" calcext:value-type="float">
            <text:p>62.6313562393</text:p>
          </table:table-cell>
          <table:table-cell table:formula="of:=[.C521]/([.H521]-[.H520])" office:value-type="float" office:value="102220.454253123" calcext:value-type="float">
            <text:p>102220.454253123</text:p>
          </table:table-cell>
          <table:table-cell table:formula="of:=[.G521]-[.$B521]" office:value-type="float" office:value="0.281444787979126" calcext:value-type="float">
            <text:p>0.281444788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4842.39242" calcext:value-type="float">
            <text:p>1443144842.39242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3922517299652" calcext:value-type="float">
            <text:p>62.39225173</text:p>
          </table:table-cell>
          <table:table-cell table:formula="of:=[.C522]/([.D522]-[.D521])" office:value-type="float" office:value="102030.504763835" calcext:value-type="float">
            <text:p>102030.504763835</text:p>
          </table:table-cell>
          <table:table-cell/>
          <table:table-cell office:value-type="float" office:value="1443144842.67399" calcext:value-type="float">
            <text:p>1443144842.67399</text:p>
          </table:table-cell>
          <table:table-cell table:formula="of:=[.G522]-[.$B$2]" office:value-type="float" office:value="62.6738183498383" calcext:value-type="float">
            <text:p>62.6738183498</text:p>
          </table:table-cell>
          <table:table-cell table:formula="of:=[.C522]/([.H522]-[.H521])" office:value-type="float" office:value="101737.759785288" calcext:value-type="float">
            <text:p>101737.759785288</text:p>
          </table:table-cell>
          <table:table-cell table:formula="of:=[.G522]-[.$B522]" office:value-type="float" office:value="0.281566619873047" calcext:value-type="float">
            <text:p>0.2815666199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4842.43476" calcext:value-type="float">
            <text:p>1443144842.43476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4345889091492" calcext:value-type="float">
            <text:p>62.4345889091</text:p>
          </table:table-cell>
          <table:table-cell table:formula="of:=[.C523]/([.D523]-[.D522])" office:value-type="float" office:value="102037.974264395" calcext:value-type="float">
            <text:p>102037.974264395</text:p>
          </table:table-cell>
          <table:table-cell/>
          <table:table-cell office:value-type="float" office:value="1443144842.75877" calcext:value-type="float">
            <text:p>1443144842.75877</text:p>
          </table:table-cell>
          <table:table-cell table:formula="of:=[.G523]-[.$B$2]" office:value-type="float" office:value="62.7585945129395" calcext:value-type="float">
            <text:p>62.7585945129</text:p>
          </table:table-cell>
          <table:table-cell table:formula="of:=[.C523]/([.H523]-[.H522])" office:value-type="float" office:value="50957.7202124997" calcext:value-type="float">
            <text:p>50957.7202124997</text:p>
          </table:table-cell>
          <table:table-cell table:formula="of:=[.G523]-[.$B523]" office:value-type="float" office:value="0.324005603790283" calcext:value-type="float">
            <text:p>0.3240056038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4842.4771" calcext:value-type="float">
            <text:p>1443144842.4771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4769294261932" calcext:value-type="float">
            <text:p>62.4769294262</text:p>
          </table:table-cell>
          <table:table-cell table:formula="of:=[.C524]/([.D524]-[.D523])" office:value-type="float" office:value="102029.930232165" calcext:value-type="float">
            <text:p>102029.930232165</text:p>
          </table:table-cell>
          <table:table-cell/>
          <table:table-cell office:value-type="float" office:value="1443144842.80074" calcext:value-type="float">
            <text:p>1443144842.80074</text:p>
          </table:table-cell>
          <table:table-cell table:formula="of:=[.G524]-[.$B$2]" office:value-type="float" office:value="62.8005676269531" calcext:value-type="float">
            <text:p>62.800567627</text:p>
          </table:table-cell>
          <table:table-cell table:formula="of:=[.C524]/([.H524]-[.H523])" office:value-type="float" office:value="102923.028265019" calcext:value-type="float">
            <text:p>102923.028265019</text:p>
          </table:table-cell>
          <table:table-cell table:formula="of:=[.G524]-[.$B524]" office:value-type="float" office:value="0.323638200759888" calcext:value-type="float">
            <text:p>0.3236382008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4842.51944" calcext:value-type="float">
            <text:p>1443144842.51944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51926612854" calcext:value-type="float">
            <text:p>62.5192661285</text:p>
          </table:table-cell>
          <table:table-cell table:formula="of:=[.C525]/([.D525]-[.D524])" office:value-type="float" office:value="102039.123515399" calcext:value-type="float">
            <text:p>102039.123515399</text:p>
          </table:table-cell>
          <table:table-cell/>
          <table:table-cell office:value-type="float" office:value="1443144842.84316" calcext:value-type="float">
            <text:p>1443144842.84316</text:p>
          </table:table-cell>
          <table:table-cell table:formula="of:=[.G525]-[.$B$2]" office:value-type="float" office:value="62.8429839611053" calcext:value-type="float">
            <text:p>62.8429839611</text:p>
          </table:table-cell>
          <table:table-cell table:formula="of:=[.C525]/([.H525]-[.H524])" office:value-type="float" office:value="101847.556757182" calcext:value-type="float">
            <text:p>101847.556757182</text:p>
          </table:table-cell>
          <table:table-cell table:formula="of:=[.G525]-[.$B525]" office:value-type="float" office:value="0.323717832565308" calcext:value-type="float">
            <text:p>0.3237178326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4842.56177" calcext:value-type="float">
            <text:p>1443144842.56177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5615961551666" calcext:value-type="float">
            <text:p>62.5615961552</text:p>
          </table:table-cell>
          <table:table-cell table:formula="of:=[.C526]/([.D526]-[.D525])" office:value-type="float" office:value="102055.21574812" calcext:value-type="float">
            <text:p>102055.21574812</text:p>
          </table:table-cell>
          <table:table-cell/>
          <table:table-cell office:value-type="float" office:value="1443144842.88554" calcext:value-type="float">
            <text:p>1443144842.88554</text:p>
          </table:table-cell>
          <table:table-cell table:formula="of:=[.G526]-[.$B$2]" office:value-type="float" office:value="62.8853707313538" calcext:value-type="float">
            <text:p>62.8853707314</text:p>
          </table:table-cell>
          <table:table-cell table:formula="of:=[.C526]/([.H526]-[.H525])" office:value-type="float" office:value="101918.593341321" calcext:value-type="float">
            <text:p>101918.593341321</text:p>
          </table:table-cell>
          <table:table-cell table:formula="of:=[.G526]-[.$B526]" office:value-type="float" office:value="0.323774576187134" calcext:value-type="float">
            <text:p>0.3237745762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4842.60408" calcext:value-type="float">
            <text:p>1443144842.60408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6039054393768" calcext:value-type="float">
            <text:p>62.6039054394</text:p>
          </table:table-cell>
          <table:table-cell table:formula="of:=[.C527]/([.D527]-[.D526])" office:value-type="float" office:value="102105.249016669" calcext:value-type="float">
            <text:p>102105.249016669</text:p>
          </table:table-cell>
          <table:table-cell/>
          <table:table-cell office:value-type="float" office:value="1443144842.92782" calcext:value-type="float">
            <text:p>1443144842.92782</text:p>
          </table:table-cell>
          <table:table-cell table:formula="of:=[.G527]-[.$B$2]" office:value-type="float" office:value="62.9276440143585" calcext:value-type="float">
            <text:p>62.9276440144</text:p>
          </table:table-cell>
          <table:table-cell table:formula="of:=[.C527]/([.H527]-[.H526])" office:value-type="float" office:value="102192.204932687" calcext:value-type="float">
            <text:p>102192.204932687</text:p>
          </table:table-cell>
          <table:table-cell table:formula="of:=[.G527]-[.$B527]" office:value-type="float" office:value="0.323738574981689" calcext:value-type="float">
            <text:p>0.323738575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4842.64641" calcext:value-type="float">
            <text:p>1443144842.64641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6462337970734" calcext:value-type="float">
            <text:p>62.6462337971</text:p>
          </table:table-cell>
          <table:table-cell table:formula="of:=[.C528]/([.D528]-[.D527])" office:value-type="float" office:value="102059.23959941" calcext:value-type="float">
            <text:p>102059.23959941</text:p>
          </table:table-cell>
          <table:table-cell/>
          <table:table-cell office:value-type="float" office:value="1443144842.97011" calcext:value-type="float">
            <text:p>1443144842.97011</text:p>
          </table:table-cell>
          <table:table-cell table:formula="of:=[.G528]-[.$B$2]" office:value-type="float" office:value="62.9699339866638" calcext:value-type="float">
            <text:p>62.9699339867</text:p>
          </table:table-cell>
          <table:table-cell table:formula="of:=[.C528]/([.H528]-[.H527])" office:value-type="float" office:value="102151.875835086" calcext:value-type="float">
            <text:p>102151.875835086</text:p>
          </table:table-cell>
          <table:table-cell table:formula="of:=[.G528]-[.$B528]" office:value-type="float" office:value="0.323700189590454" calcext:value-type="float">
            <text:p>0.3237001896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4842.68875" calcext:value-type="float">
            <text:p>1443144842.68875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6885750293732" calcext:value-type="float">
            <text:p>62.6885750294</text:p>
          </table:table-cell>
          <table:table-cell table:formula="of:=[.C529]/([.D529]-[.D528])" office:value-type="float" office:value="102028.206675976" calcext:value-type="float">
            <text:p>102028.206675976</text:p>
          </table:table-cell>
          <table:table-cell/>
          <table:table-cell office:value-type="float" office:value="1443144843.05489" calcext:value-type="float">
            <text:p>1443144843.05489</text:p>
          </table:table-cell>
          <table:table-cell table:formula="of:=[.G529]-[.$B$2]" office:value-type="float" office:value="63.0547163486481" calcext:value-type="float">
            <text:p>63.0547163486</text:p>
          </table:table-cell>
          <table:table-cell table:formula="of:=[.C529]/([.H529]-[.H528])" office:value-type="float" office:value="50953.9944263687" calcext:value-type="float">
            <text:p>50953.9944263687</text:p>
          </table:table-cell>
          <table:table-cell table:formula="of:=[.G529]-[.$B529]" office:value-type="float" office:value="0.366141319274902" calcext:value-type="float">
            <text:p>0.3661413193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4842.73108" calcext:value-type="float">
            <text:p>1443144842.73108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7309031486511" calcext:value-type="float">
            <text:p>62.7309031487</text:p>
          </table:table-cell>
          <table:table-cell table:formula="of:=[.C530]/([.D530]-[.D529])" office:value-type="float" office:value="102059.814461211" calcext:value-type="float">
            <text:p>102059.814461211</text:p>
          </table:table-cell>
          <table:table-cell/>
          <table:table-cell office:value-type="float" office:value="1443144843.06931" calcext:value-type="float">
            <text:p>1443144843.06931</text:p>
          </table:table-cell>
          <table:table-cell table:formula="of:=[.G530]-[.$B$2]" office:value-type="float" office:value="63.0691421031952" calcext:value-type="float">
            <text:p>63.0691421032</text:p>
          </table:table-cell>
          <table:table-cell table:formula="of:=[.C530]/([.H530]-[.H529])" office:value-type="float" office:value="299464.404852411" calcext:value-type="float">
            <text:p>299464.404852411</text:p>
          </table:table-cell>
          <table:table-cell table:formula="of:=[.G530]-[.$B530]" office:value-type="float" office:value="0.338238954544067" calcext:value-type="float">
            <text:p>0.338238954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4842.77341" calcext:value-type="float">
            <text:p>1443144842.77341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7732362747192" calcext:value-type="float">
            <text:p>62.7732362747</text:p>
          </table:table-cell>
          <table:table-cell table:formula="of:=[.C531]/([.D531]-[.D530])" office:value-type="float" office:value="102047.743723178" calcext:value-type="float">
            <text:p>102047.743723178</text:p>
          </table:table-cell>
          <table:table-cell/>
          <table:table-cell office:value-type="float" office:value="1443144843.09696" calcext:value-type="float">
            <text:p>1443144843.09696</text:p>
          </table:table-cell>
          <table:table-cell table:formula="of:=[.G531]-[.$B$2]" office:value-type="float" office:value="63.0967915058136" calcext:value-type="float">
            <text:p>63.0967915058</text:p>
          </table:table-cell>
          <table:table-cell table:formula="of:=[.C531]/([.H531]-[.H530])" office:value-type="float" office:value="156242.073639734" calcext:value-type="float">
            <text:p>156242.073639734</text:p>
          </table:table-cell>
          <table:table-cell table:formula="of:=[.G531]-[.$B531]" office:value-type="float" office:value="0.32355523109436" calcext:value-type="float">
            <text:p>0.323555231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4842.81574" calcext:value-type="float">
            <text:p>1443144842.81574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8155653476715" calcext:value-type="float">
            <text:p>62.8155653477</text:p>
          </table:table-cell>
          <table:table-cell table:formula="of:=[.C532]/([.D532]-[.D531])" office:value-type="float" office:value="102057.515052861" calcext:value-type="float">
            <text:p>102057.515052861</text:p>
          </table:table-cell>
          <table:table-cell/>
          <table:table-cell office:value-type="float" office:value="1443144843.13944" calcext:value-type="float">
            <text:p>1443144843.13944</text:p>
          </table:table-cell>
          <table:table-cell table:formula="of:=[.G532]-[.$B$2]" office:value-type="float" office:value="63.1392674446106" calcext:value-type="float">
            <text:p>63.1392674446</text:p>
          </table:table-cell>
          <table:table-cell table:formula="of:=[.C532]/([.H532]-[.H531])" office:value-type="float" office:value="101704.638493015" calcext:value-type="float">
            <text:p>101704.638493015</text:p>
          </table:table-cell>
          <table:table-cell table:formula="of:=[.G532]-[.$B532]" office:value-type="float" office:value="0.323702096939087" calcext:value-type="float">
            <text:p>0.3237020969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4842.85807" calcext:value-type="float">
            <text:p>1443144842.85807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8579013347626" calcext:value-type="float">
            <text:p>62.8579013348</text:p>
          </table:table-cell>
          <table:table-cell table:formula="of:=[.C533]/([.D533]-[.D532])" office:value-type="float" office:value="102040.847440446" calcext:value-type="float">
            <text:p>102040.847440446</text:p>
          </table:table-cell>
          <table:table-cell/>
          <table:table-cell office:value-type="float" office:value="1443144843.18187" calcext:value-type="float">
            <text:p>1443144843.18187</text:p>
          </table:table-cell>
          <table:table-cell table:formula="of:=[.G533]-[.$B$2]" office:value-type="float" office:value="63.1816971302033" calcext:value-type="float">
            <text:p>63.1816971302</text:p>
          </table:table-cell>
          <table:table-cell table:formula="of:=[.C533]/([.H533]-[.H532])" office:value-type="float" office:value="101815.508167428" calcext:value-type="float">
            <text:p>101815.508167428</text:p>
          </table:table-cell>
          <table:table-cell table:formula="of:=[.G533]-[.$B533]" office:value-type="float" office:value="0.323795795440674" calcext:value-type="float">
            <text:p>0.3237957954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4842.90041" calcext:value-type="float">
            <text:p>1443144842.90041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9002356529236" calcext:value-type="float">
            <text:p>62.9002356529</text:p>
          </table:table-cell>
          <table:table-cell table:formula="of:=[.C534]/([.D534]-[.D533])" office:value-type="float" office:value="102044.870158761" calcext:value-type="float">
            <text:p>102044.870158761</text:p>
          </table:table-cell>
          <table:table-cell/>
          <table:table-cell office:value-type="float" office:value="1443144843.22473" calcext:value-type="float">
            <text:p>1443144843.22473</text:p>
          </table:table-cell>
          <table:table-cell table:formula="of:=[.G534]-[.$B$2]" office:value-type="float" office:value="63.224556684494" calcext:value-type="float">
            <text:p>63.2245566845</text:p>
          </table:table-cell>
          <table:table-cell table:formula="of:=[.C534]/([.H534]-[.H533])" office:value-type="float" office:value="100794.328627215" calcext:value-type="float">
            <text:p>100794.328627215</text:p>
          </table:table-cell>
          <table:table-cell table:formula="of:=[.G534]-[.$B534]" office:value-type="float" office:value="0.324321031570435" calcext:value-type="float">
            <text:p>0.324321031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4842.94276" calcext:value-type="float">
            <text:p>1443144842.94276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9425826072693" calcext:value-type="float">
            <text:p>62.9425826073</text:p>
          </table:table-cell>
          <table:table-cell table:formula="of:=[.C535]/([.D535]-[.D534])" office:value-type="float" office:value="102014.420322493" calcext:value-type="float">
            <text:p>102014.420322493</text:p>
          </table:table-cell>
          <table:table-cell/>
          <table:table-cell office:value-type="float" office:value="1443144843.26824" calcext:value-type="float">
            <text:p>1443144843.26824</text:p>
          </table:table-cell>
          <table:table-cell table:formula="of:=[.G535]-[.$B$2]" office:value-type="float" office:value="63.2680652141571" calcext:value-type="float">
            <text:p>63.2680652142</text:p>
          </table:table-cell>
          <table:table-cell table:formula="of:=[.C535]/([.H535]-[.H534])" office:value-type="float" office:value="99290.8754548244" calcext:value-type="float">
            <text:p>99290.8754548244</text:p>
          </table:table-cell>
          <table:table-cell table:formula="of:=[.G535]-[.$B535]" office:value-type="float" office:value="0.325482606887817" calcext:value-type="float">
            <text:p>0.3254826069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4842.98507" calcext:value-type="float">
            <text:p>1443144842.98507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9848926067352" calcext:value-type="float">
            <text:p>62.9848926067</text:p>
          </table:table-cell>
          <table:table-cell table:formula="of:=[.C536]/([.D536]-[.D535])" office:value-type="float" office:value="102103.522914894" calcext:value-type="float">
            <text:p>102103.522914894</text:p>
          </table:table-cell>
          <table:table-cell/>
          <table:table-cell office:value-type="float" office:value="1443144843.31139" calcext:value-type="float">
            <text:p>1443144843.31139</text:p>
          </table:table-cell>
          <table:table-cell table:formula="of:=[.G536]-[.$B$2]" office:value-type="float" office:value="63.3112196922302" calcext:value-type="float">
            <text:p>63.3112196922</text:p>
          </table:table-cell>
          <table:table-cell table:formula="of:=[.C536]/([.H536]-[.H535])" office:value-type="float" office:value="100105.48598642" calcext:value-type="float">
            <text:p>100105.48598642</text:p>
          </table:table-cell>
          <table:table-cell table:formula="of:=[.G536]-[.$B536]" office:value-type="float" office:value="0.326327085494995" calcext:value-type="float">
            <text:p>0.3263270855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4843.02802" calcext:value-type="float">
            <text:p>1443144843.02802</text:p>
          </table:table-cell>
          <table:table-cell office:value-type="float" office:value="4096" calcext:value-type="float">
            <text:p>4096</text:p>
          </table:table-cell>
          <table:table-cell table:formula="of:=[.B537]-[.$B$2]" office:value-type="float" office:value="63.0278441905975" calcext:value-type="float">
            <text:p>63.0278441906</text:p>
          </table:table-cell>
          <table:table-cell table:formula="of:=[.C537]/([.D537]-[.D536])" office:value-type="float" office:value="95363.1887739242" calcext:value-type="float">
            <text:p>95363.1887739242</text:p>
          </table:table-cell>
          <table:table-cell/>
          <table:table-cell office:value-type="float" office:value="1443144843.35467" calcext:value-type="float">
            <text:p>1443144843.35467</text:p>
          </table:table-cell>
          <table:table-cell table:formula="of:=[.G537]-[.$B$2]" office:value-type="float" office:value="63.3544948101044" calcext:value-type="float">
            <text:p>63.3544948101</text:p>
          </table:table-cell>
          <table:table-cell table:formula="of:=[.C537]/([.H537]-[.H536])" office:value-type="float" office:value="94650.2332336138" calcext:value-type="float">
            <text:p>94650.2332336138</text:p>
          </table:table-cell>
          <table:table-cell table:formula="of:=[.G537]-[.$B537]" office:value-type="float" office:value="0.326650619506836" calcext:value-type="float">
            <text:p>0.32665061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37:40.414546788</dc:date>
    <meta:editing-duration>PT28S</meta:editing-duration>
    <meta:editing-cycles>1</meta:editing-cycles>
    <meta:document-statistic meta:table-count="1" meta:cell-count="4835" meta:object-count="0"/>
    <meta:generator>LibreOffice/4.4.2.2$Linux_X86_64 LibreOffice_project/40m0$Build-2</meta:generator>
  </office:meta>
</office:document-meta>
</file>